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92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201in" svg:height="5.6059in" svg:x="3.0713in" svg:y="0.237in">
            <draw:object draw:notify-on-update-of-ranges="Sheet1.A1:Sheet1.A1178 Sheet1.B1:Sheet1.B1178 Sheet1.C1:Sheet1.C117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44" calcext:value-type="float">
            <text:p>1.244</text:p>
          </table:table-cell>
          <table:table-cell office:value-type="float" office:value="9.193" calcext:value-type="float">
            <text:p>9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25" calcext:value-type="float">
            <text:p>1.225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225" calcext:value-type="float">
            <text:p>1.225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225" calcext:value-type="float">
            <text:p>1.225</text:p>
          </table:table-cell>
          <table:table-cell office:value-type="float" office:value="9.404" calcext:value-type="float">
            <text:p>9.4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06" calcext:value-type="float">
            <text:p>1.206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244" calcext:value-type="float">
            <text:p>1.244</text:p>
          </table:table-cell>
          <table:table-cell office:value-type="float" office:value="9.232" calcext:value-type="float">
            <text:p>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25" calcext:value-type="float">
            <text:p>1.225</text:p>
          </table:table-cell>
          <table:table-cell office:value-type="float" office:value="9.136" calcext:value-type="float">
            <text:p>9.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.244" calcext:value-type="float">
            <text:p>1.244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64" calcext:value-type="float">
            <text:p>1.264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244" calcext:value-type="float">
            <text:p>1.244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25" calcext:value-type="float">
            <text:p>1.225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44" calcext:value-type="float">
            <text:p>1.244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244" calcext:value-type="float">
            <text:p>1.244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244" calcext:value-type="float">
            <text:p>1.244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264" calcext:value-type="float">
            <text:p>1.264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283" calcext:value-type="float">
            <text:p>1.283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264" calcext:value-type="float">
            <text:p>1.264</text:p>
          </table:table-cell>
          <table:table-cell office:value-type="float" office:value="9.174" calcext:value-type="float">
            <text:p>9.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264" calcext:value-type="float">
            <text:p>1.264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264" calcext:value-type="float">
            <text:p>1.264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244" calcext:value-type="float">
            <text:p>1.244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283" calcext:value-type="float">
            <text:p>1.283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264" calcext:value-type="float">
            <text:p>1.264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244" calcext:value-type="float">
            <text:p>1.244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.283" calcext:value-type="float">
            <text:p>1.283</text:p>
          </table:table-cell>
          <table:table-cell office:value-type="float" office:value="9.136" calcext:value-type="float">
            <text:p>9.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264" calcext:value-type="float">
            <text:p>1.264</text:p>
          </table:table-cell>
          <table:table-cell office:value-type="float" office:value="9.059" calcext:value-type="float">
            <text:p>9.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264" calcext:value-type="float">
            <text:p>1.264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283" calcext:value-type="float">
            <text:p>1.283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44" calcext:value-type="float">
            <text:p>1.244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44" calcext:value-type="float">
            <text:p>1.244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244" calcext:value-type="float">
            <text:p>1.244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225" calcext:value-type="float">
            <text:p>1.225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264" calcext:value-type="float">
            <text:p>1.264</text:p>
          </table:table-cell>
          <table:table-cell office:value-type="float" office:value="9.117" calcext:value-type="float">
            <text:p>9.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225" calcext:value-type="float">
            <text:p>1.225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244" calcext:value-type="float">
            <text:p>1.244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25" calcext:value-type="float">
            <text:p>1.225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06" calcext:value-type="float">
            <text:p>1.206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225" calcext:value-type="float">
            <text:p>1.225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06" calcext:value-type="float">
            <text:p>1.206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06" calcext:value-type="float">
            <text:p>1.206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187" calcext:value-type="float">
            <text:p>1.187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187" calcext:value-type="float">
            <text:p>1.187</text:p>
          </table:table-cell>
          <table:table-cell office:value-type="float" office:value="9.155" calcext:value-type="float">
            <text:p>9.1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187" calcext:value-type="float">
            <text:p>1.187</text:p>
          </table:table-cell>
          <table:table-cell office:value-type="float" office:value="9.232" calcext:value-type="float">
            <text:p>9.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206" calcext:value-type="float">
            <text:p>1.206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68" calcext:value-type="float">
            <text:p>1.168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87" calcext:value-type="float">
            <text:p>1.187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225" calcext:value-type="float">
            <text:p>1.225</text:p>
          </table:table-cell>
          <table:table-cell office:value-type="float" office:value="9.289" calcext:value-type="float">
            <text:p>9.2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.168" calcext:value-type="float">
            <text:p>1.168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187" calcext:value-type="float">
            <text:p>1.187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187" calcext:value-type="float">
            <text:p>1.187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187" calcext:value-type="float">
            <text:p>1.187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.206" calcext:value-type="float">
            <text:p>1.206</text:p>
          </table:table-cell>
          <table:table-cell office:value-type="float" office:value="9.327" calcext:value-type="float">
            <text:p>9.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187" calcext:value-type="float">
            <text:p>1.187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187" calcext:value-type="float">
            <text:p>1.187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206" calcext:value-type="float">
            <text:p>1.206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206" calcext:value-type="float">
            <text:p>1.206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187" calcext:value-type="float">
            <text:p>1.187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206" calcext:value-type="float">
            <text:p>1.206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68" calcext:value-type="float">
            <text:p>1.168</text:p>
          </table:table-cell>
          <table:table-cell office:value-type="float" office:value="9.232" calcext:value-type="float">
            <text:p>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168" calcext:value-type="float">
            <text:p>1.168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68" calcext:value-type="float">
            <text:p>1.168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264" calcext:value-type="float">
            <text:p>1.264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149" calcext:value-type="float">
            <text:p>1.149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264" calcext:value-type="float">
            <text:p>1.264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283" calcext:value-type="float">
            <text:p>1.283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244" calcext:value-type="float">
            <text:p>1.244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206" calcext:value-type="float">
            <text:p>1.206</text:p>
          </table:table-cell>
          <table:table-cell office:value-type="float" office:value="9.002" calcext:value-type="float">
            <text:p>9.0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187" calcext:value-type="float">
            <text:p>1.187</text:p>
          </table:table-cell>
          <table:table-cell office:value-type="float" office:value="9.902" calcext:value-type="float">
            <text:p>9.9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11" calcext:value-type="float">
            <text:p>1.11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225" calcext:value-type="float">
            <text:p>1.225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091" calcext:value-type="float">
            <text:p>1.091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11" calcext:value-type="float">
            <text:p>1.11</text:p>
          </table:table-cell>
          <table:table-cell office:value-type="float" office:value="9.461" calcext:value-type="float">
            <text:p>9.4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91" calcext:value-type="float">
            <text:p>1.091</text:p>
          </table:table-cell>
          <table:table-cell office:value-type="float" office:value="9.481" calcext:value-type="float">
            <text:p>9.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091" calcext:value-type="float">
            <text:p>1.091</text:p>
          </table:table-cell>
          <table:table-cell office:value-type="float" office:value="9.519" calcext:value-type="float">
            <text:p>9.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11" calcext:value-type="float">
            <text:p>1.11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1" calcext:value-type="float">
            <text:p>1.11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149" calcext:value-type="float">
            <text:p>1.149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11" calcext:value-type="float">
            <text:p>1.11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13" calcext:value-type="float">
            <text:p>1.13</text:p>
          </table:table-cell>
          <table:table-cell office:value-type="float" office:value="9.289" calcext:value-type="float">
            <text:p>9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91" calcext:value-type="float">
            <text:p>1.091</text:p>
          </table:table-cell>
          <table:table-cell office:value-type="float" office:value="9.404" calcext:value-type="float">
            <text:p>9.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11" calcext:value-type="float">
            <text:p>1.11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11" calcext:value-type="float">
            <text:p>1.11</text:p>
          </table:table-cell>
          <table:table-cell office:value-type="float" office:value="9.404" calcext:value-type="float">
            <text:p>9.4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91" calcext:value-type="float">
            <text:p>1.091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91" calcext:value-type="float">
            <text:p>1.091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72" calcext:value-type="float">
            <text:p>1.072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.11" calcext:value-type="float">
            <text:p>1.11</text:p>
          </table:table-cell>
          <table:table-cell office:value-type="float" office:value="9.346" calcext:value-type="float">
            <text:p>9.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091" calcext:value-type="float">
            <text:p>1.091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9.04" calcext:value-type="float">
            <text:p>9.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072" calcext:value-type="float">
            <text:p>1.072</text:p>
          </table:table-cell>
          <table:table-cell office:value-type="float" office:value="9.04" calcext:value-type="float">
            <text:p>9.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072" calcext:value-type="float">
            <text:p>1.072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072" calcext:value-type="float">
            <text:p>1.072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072" calcext:value-type="float">
            <text:p>1.072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053" calcext:value-type="float">
            <text:p>1.053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015" calcext:value-type="float">
            <text:p>1.015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034" calcext:value-type="float">
            <text:p>1.034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995" calcext:value-type="float">
            <text:p>0.995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015" calcext:value-type="float">
            <text:p>1.015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053" calcext:value-type="float">
            <text:p>1.053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015" calcext:value-type="float">
            <text:p>1.015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034" calcext:value-type="float">
            <text:p>1.034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072" calcext:value-type="float">
            <text:p>1.072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015" calcext:value-type="float">
            <text:p>1.015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11" calcext:value-type="float">
            <text:p>1.11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053" calcext:value-type="float">
            <text:p>1.053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149" calcext:value-type="float">
            <text:p>1.149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053" calcext:value-type="float">
            <text:p>1.053</text:p>
          </table:table-cell>
          <table:table-cell office:value-type="float" office:value="9.461" calcext:value-type="float">
            <text:p>9.4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091" calcext:value-type="float">
            <text:p>1.091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034" calcext:value-type="float">
            <text:p>1.034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015" calcext:value-type="float">
            <text:p>1.015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.187" calcext:value-type="float">
            <text:p>1.187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25" calcext:value-type="float">
            <text:p>1.225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68" calcext:value-type="float">
            <text:p>1.168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13" calcext:value-type="float">
            <text:p>1.13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302" calcext:value-type="float">
            <text:p>1.302</text:p>
          </table:table-cell>
          <table:table-cell office:value-type="float" office:value="9.366" calcext:value-type="float">
            <text:p>9.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302" calcext:value-type="float">
            <text:p>1.302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149" calcext:value-type="float">
            <text:p>1.149</text:p>
          </table:table-cell>
          <table:table-cell office:value-type="float" office:value="8.925" calcext:value-type="float">
            <text:p>8.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325" calcext:value-type="float">
            <text:p>0.325</text:p>
          </table:table-cell>
          <table:table-cell office:value-type="float" office:value="8.676" calcext:value-type="float">
            <text:p>8.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2.183" calcext:value-type="float">
            <text:p>2.183</text:p>
          </table:table-cell>
          <table:table-cell office:value-type="float" office:value="8.81" calcext:value-type="float">
            <text:p>8.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034" calcext:value-type="float">
            <text:p>1.034</text:p>
          </table:table-cell>
          <table:table-cell office:value-type="float" office:value="8.676" calcext:value-type="float">
            <text:p>8.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168" calcext:value-type="float">
            <text:p>1.168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244" calcext:value-type="float">
            <text:p>1.244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.421" calcext:value-type="float">
            <text:p>0.421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.991" calcext:value-type="float">
            <text:p>1.991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359" calcext:value-type="float">
            <text:p>1.359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957" calcext:value-type="float">
            <text:p>0.957</text:p>
          </table:table-cell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053" calcext:value-type="float">
            <text:p>1.053</text:p>
          </table:table-cell>
          <table:table-cell office:value-type="float" office:value="9.346" calcext:value-type="float">
            <text:p>9.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053" calcext:value-type="float">
            <text:p>1.053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976" calcext:value-type="float">
            <text:p>0.976</text:p>
          </table:table-cell>
          <table:table-cell office:value-type="float" office:value="9.174" calcext:value-type="float">
            <text:p>9.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172" calcext:value-type="float">
            <text:p>0.17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1.532" calcext:value-type="float">
            <text:p>1.532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785" calcext:value-type="float">
            <text:p>0.785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72" calcext:value-type="float">
            <text:p>1.072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11" calcext:value-type="float">
            <text:p>1.11</text:p>
          </table:table-cell>
          <table:table-cell office:value-type="float" office:value="9.538" calcext:value-type="float">
            <text:p>9.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.015" calcext:value-type="float">
            <text:p>1.015</text:p>
          </table:table-cell>
          <table:table-cell office:value-type="float" office:value="9.404" calcext:value-type="float">
            <text:p>9.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034" calcext:value-type="float">
            <text:p>1.034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957" calcext:value-type="float">
            <text:p>0.957</text:p>
          </table:table-cell>
          <table:table-cell office:value-type="float" office:value="9.289" calcext:value-type="float">
            <text:p>9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17" calcext:value-type="float">
            <text:p>1.417</text:p>
          </table:table-cell>
          <table:table-cell office:value-type="float" office:value="9.481" calcext:value-type="float">
            <text:p>9.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.608" calcext:value-type="float">
            <text:p>1.608</text:p>
          </table:table-cell>
          <table:table-cell office:value-type="float" office:value="9.308" calcext:value-type="float">
            <text:p>9.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785" calcext:value-type="float">
            <text:p>0.785</text:p>
          </table:table-cell>
          <table:table-cell office:value-type="float" office:value="9.097" calcext:value-type="float">
            <text:p>9.0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938" calcext:value-type="float">
            <text:p>0.938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9" calcext:value-type="float">
            <text:p>0.9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938" calcext:value-type="float">
            <text:p>0.938</text:p>
          </table:table-cell>
          <table:table-cell office:value-type="float" office:value="9.442" calcext:value-type="float">
            <text:p>9.4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9" calcext:value-type="float">
            <text:p>0.9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9" calcext:value-type="float">
            <text:p>0.9</text:p>
          </table:table-cell>
          <table:table-cell office:value-type="float" office:value="9.519" calcext:value-type="float">
            <text:p>9.5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881" calcext:value-type="float">
            <text:p>0.881</text:p>
          </table:table-cell>
          <table:table-cell office:value-type="float" office:value="9.557" calcext:value-type="float">
            <text:p>9.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9" calcext:value-type="float">
            <text:p>0.9</text:p>
          </table:table-cell>
          <table:table-cell office:value-type="float" office:value="9.538" calcext:value-type="float">
            <text:p>9.5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0.861" calcext:value-type="float">
            <text:p>0.861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976" calcext:value-type="float">
            <text:p>0.976</text:p>
          </table:table-cell>
          <table:table-cell office:value-type="float" office:value="9.346" calcext:value-type="float">
            <text:p>9.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053" calcext:value-type="float">
            <text:p>1.053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091" calcext:value-type="float">
            <text:p>1.091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225" calcext:value-type="float">
            <text:p>1.225</text:p>
          </table:table-cell>
          <table:table-cell office:value-type="float" office:value="9.385" calcext:value-type="float">
            <text:p>9.3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225" calcext:value-type="float">
            <text:p>1.225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49" calcext:value-type="float">
            <text:p>1.149</text:p>
          </table:table-cell>
          <table:table-cell office:value-type="float" office:value="9.078" calcext:value-type="float">
            <text:p>9.0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11" calcext:value-type="float">
            <text:p>1.11</text:p>
          </table:table-cell>
          <table:table-cell office:value-type="float" office:value="9.27" calcext:value-type="float">
            <text:p>9.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149" calcext:value-type="float">
            <text:p>1.149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1.168" calcext:value-type="float">
            <text:p>1.168</text:p>
          </table:table-cell>
          <table:table-cell office:value-type="float" office:value="9.327" calcext:value-type="float">
            <text:p>9.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091" calcext:value-type="float">
            <text:p>1.091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0.478" calcext:value-type="float">
            <text:p>0.478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819" calcext:value-type="float">
            <text:p>1.819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1.436" calcext:value-type="float">
            <text:p>1.436</text:p>
          </table:table-cell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1.168" calcext:value-type="float">
            <text:p>1.168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1.13" calcext:value-type="float">
            <text:p>1.13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1.034" calcext:value-type="float">
            <text:p>1.034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187" calcext:value-type="float">
            <text:p>1.187</text:p>
          </table:table-cell>
          <table:table-cell office:value-type="float" office:value="9.174" calcext:value-type="float">
            <text:p>9.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608" calcext:value-type="float">
            <text:p>1.608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0.823" calcext:value-type="float">
            <text:p>0.823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919" calcext:value-type="float">
            <text:p>0.919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976" calcext:value-type="float">
            <text:p>0.976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938" calcext:value-type="float">
            <text:p>0.938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0.938" calcext:value-type="float">
            <text:p>0.938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0.248" calcext:value-type="float">
            <text:p>0.248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551" calcext:value-type="float">
            <text:p>1.551</text:p>
          </table:table-cell>
          <table:table-cell office:value-type="float" office:value="9.442" calcext:value-type="float">
            <text:p>9.4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861" calcext:value-type="float">
            <text:p>0.861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823" calcext:value-type="float">
            <text:p>0.823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957" calcext:value-type="float">
            <text:p>0.957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264" calcext:value-type="float">
            <text:p>1.264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359" calcext:value-type="float">
            <text:p>1.359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053" calcext:value-type="float">
            <text:p>1.053</text:p>
          </table:table-cell>
          <table:table-cell office:value-type="float" office:value="9.002" calcext:value-type="float">
            <text:p>9.0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1.072" calcext:value-type="float">
            <text:p>1.072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723" calcext:value-type="float">
            <text:p>1.723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.513" calcext:value-type="float">
            <text:p>1.513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1.13" calcext:value-type="float">
            <text:p>1.13</text:p>
          </table:table-cell>
          <table:table-cell office:value-type="float" office:value="8.599" calcext:value-type="float">
            <text:p>8.5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2.106" calcext:value-type="float">
            <text:p>2.106</text:p>
          </table:table-cell>
          <table:table-cell office:value-type="float" office:value="8.868" calcext:value-type="float">
            <text:p>8.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991" calcext:value-type="float">
            <text:p>1.991</text:p>
          </table:table-cell>
          <table:table-cell office:value-type="float" office:value="8.983" calcext:value-type="float">
            <text:p>8.9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934" calcext:value-type="float">
            <text:p>1.934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2.068" calcext:value-type="float">
            <text:p>2.068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915" calcext:value-type="float">
            <text:p>1.915</text:p>
          </table:table-cell>
          <table:table-cell office:value-type="float" office:value="9.864" calcext:value-type="float">
            <text:p>9.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742" calcext:value-type="float">
            <text:p>-1.742</text:p>
          </table:table-cell>
          <table:table-cell office:value-type="float" office:value="1.264" calcext:value-type="float">
            <text:p>1.264</text:p>
          </table:table-cell>
          <table:table-cell office:value-type="float" office:value="11.109" calcext:value-type="float">
            <text:p>11.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.968" calcext:value-type="float">
            <text:p>-2.968</text:p>
          </table:table-cell>
          <table:table-cell office:value-type="float" office:value="1.13" calcext:value-type="float">
            <text:p>1.13</text:p>
          </table:table-cell>
          <table:table-cell office:value-type="float" office:value="11.779" calcext:value-type="float">
            <text:p>11.7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.232" calcext:value-type="float">
            <text:p>-4.232</text:p>
          </table:table-cell>
          <table:table-cell office:value-type="float" office:value="0.632" calcext:value-type="float">
            <text:p>0.632</text:p>
          </table:table-cell>
          <table:table-cell office:value-type="float" office:value="12.162" calcext:value-type="float">
            <text:p>12.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7.393" calcext:value-type="float">
            <text:p>-7.393</text:p>
          </table:table-cell>
          <table:table-cell office:value-type="float" office:value="-1.704" calcext:value-type="float">
            <text:p>-1.704</text:p>
          </table:table-cell>
          <table:table-cell office:value-type="float" office:value="12.928" calcext:value-type="float">
            <text:p>12.9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9.691" calcext:value-type="float">
            <text:p>-9.691</text:p>
          </table:table-cell>
          <table:table-cell office:value-type="float" office:value="-2.93" calcext:value-type="float">
            <text:p>-2.93</text:p>
          </table:table-cell>
          <table:table-cell office:value-type="float" office:value="14.001" calcext:value-type="float">
            <text:p>14.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2.488" calcext:value-type="float">
            <text:p>-12.488</text:p>
          </table:table-cell>
          <table:table-cell office:value-type="float" office:value="-4.424" calcext:value-type="float">
            <text:p>-4.424</text:p>
          </table:table-cell>
          <table:table-cell office:value-type="float" office:value="15.169" calcext:value-type="float">
            <text:p>15.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5.686" calcext:value-type="float">
            <text:p>-15.686</text:p>
          </table:table-cell>
          <table:table-cell office:value-type="float" office:value="-5.784" calcext:value-type="float">
            <text:p>-5.784</text:p>
          </table:table-cell>
          <table:table-cell office:value-type="float" office:value="15.303" calcext:value-type="float">
            <text:p>15.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.946" calcext:value-type="float">
            <text:p>-22.946</text:p>
          </table:table-cell>
          <table:table-cell office:value-type="float" office:value="-6.665" calcext:value-type="float">
            <text:p>-6.665</text:p>
          </table:table-cell>
          <table:table-cell office:value-type="float" office:value="12.066" calcext:value-type="float">
            <text:p>12.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4.478" calcext:value-type="float">
            <text:p>-24.478</text:p>
          </table:table-cell>
          <table:table-cell office:value-type="float" office:value="-8.293" calcext:value-type="float">
            <text:p>-8.293</text:p>
          </table:table-cell>
          <table:table-cell office:value-type="float" office:value="10.208" calcext:value-type="float">
            <text:p>10.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4.133" calcext:value-type="float">
            <text:p>-24.133</text:p>
          </table:table-cell>
          <table:table-cell office:value-type="float" office:value="-10.266" calcext:value-type="float">
            <text:p>-10.266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2.237" calcext:value-type="float">
            <text:p>-22.237</text:p>
          </table:table-cell>
          <table:table-cell office:value-type="float" office:value="-13.12" calcext:value-type="float">
            <text:p>-13.12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.043" calcext:value-type="float">
            <text:p>-13.043</text:p>
          </table:table-cell>
          <table:table-cell office:value-type="float" office:value="-19.479" calcext:value-type="float">
            <text:p>-19.479</text:p>
          </table:table-cell>
          <table:table-cell office:value-type="float" office:value="12.928" calcext:value-type="float">
            <text:p>12.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.393" calcext:value-type="float">
            <text:p>-7.393</text:p>
          </table:table-cell>
          <table:table-cell office:value-type="float" office:value="-22.294" calcext:value-type="float">
            <text:p>-22.294</text:p>
          </table:table-cell>
          <table:table-cell office:value-type="float" office:value="14.709" calcext:value-type="float">
            <text:p>14.7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4.807" calcext:value-type="float">
            <text:p>-4.807</text:p>
          </table:table-cell>
          <table:table-cell office:value-type="float" office:value="-24.267" calcext:value-type="float">
            <text:p>-24.267</text:p>
          </table:table-cell>
          <table:table-cell office:value-type="float" office:value="16.452" calcext:value-type="float">
            <text:p>16.4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-24.976" calcext:value-type="float">
            <text:p>-24.976</text:p>
          </table:table-cell>
          <table:table-cell office:value-type="float" office:value="17.046" calcext:value-type="float">
            <text:p>17.0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841" calcext:value-type="float">
            <text:p>5.841</text:p>
          </table:table-cell>
          <table:table-cell office:value-type="float" office:value="-23.348" calcext:value-type="float">
            <text:p>-23.348</text:p>
          </table:table-cell>
          <table:table-cell office:value-type="float" office:value="14.058" calcext:value-type="float">
            <text:p>14.0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.385" calcext:value-type="float">
            <text:p>9.385</text:p>
          </table:table-cell>
          <table:table-cell office:value-type="float" office:value="-22.562" calcext:value-type="float">
            <text:p>-22.562</text:p>
          </table:table-cell>
          <table:table-cell office:value-type="float" office:value="12.124" calcext:value-type="float">
            <text:p>12.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20.494" calcext:value-type="float">
            <text:p>-20.494</text:p>
          </table:table-cell>
          <table:table-cell office:value-type="float" office:value="10.362" calcext:value-type="float">
            <text:p>10.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.832" calcext:value-type="float">
            <text:p>12.832</text:p>
          </table:table-cell>
          <table:table-cell office:value-type="float" office:value="-17.219" calcext:value-type="float">
            <text:p>-17.219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.103" calcext:value-type="float">
            <text:p>22.103</text:p>
          </table:table-cell>
          <table:table-cell office:value-type="float" office:value="-13.752" calcext:value-type="float">
            <text:p>-13.752</text:p>
          </table:table-cell>
          <table:table-cell office:value-type="float" office:value="8.006" calcext:value-type="float">
            <text:p>8.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.593" calcext:value-type="float">
            <text:p>24.593</text:p>
          </table:table-cell>
          <table:table-cell office:value-type="float" office:value="-10.457" calcext:value-type="float">
            <text:p>-10.457</text:p>
          </table:table-cell>
          <table:table-cell office:value-type="float" office:value="7.738" calcext:value-type="float">
            <text:p>7.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.244" calcext:value-type="float">
            <text:p>25.244</text:p>
          </table:table-cell>
          <table:table-cell office:value-type="float" office:value="-8.121" calcext:value-type="float">
            <text:p>-8.121</text:p>
          </table:table-cell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.067" calcext:value-type="float">
            <text:p>31.067</text:p>
          </table:table-cell>
          <table:table-cell office:value-type="float" office:value="-8.638" calcext:value-type="float">
            <text:p>-8.638</text:p>
          </table:table-cell>
          <table:table-cell office:value-type="float" office:value="6.186" calcext:value-type="float">
            <text:p>6.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.838" calcext:value-type="float">
            <text:p>25.838</text:p>
          </table:table-cell>
          <table:table-cell office:value-type="float" office:value="-1.723" calcext:value-type="float">
            <text:p>-1.723</text:p>
          </table:table-cell>
          <table:table-cell office:value-type="float" office:value="-0.268" calcext:value-type="float">
            <text:p>-0.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.363" calcext:value-type="float">
            <text:p>24.363</text:p>
          </table:table-cell>
          <table:table-cell office:value-type="float" office:value="-1.685" calcext:value-type="float">
            <text:p>-1.685</text:p>
          </table:table-cell>
          <table:table-cell office:value-type="float" office:value="-4.041" calcext:value-type="float">
            <text:p>-4.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.713" calcext:value-type="float">
            <text:p>18.713</text:p>
          </table:table-cell>
          <table:table-cell office:value-type="float" office:value="-1.225" calcext:value-type="float">
            <text:p>-1.225</text:p>
          </table:table-cell>
          <table:table-cell office:value-type="float" office:value="-4.788" calcext:value-type="float">
            <text:p>-4.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.077" calcext:value-type="float">
            <text:p>14.077</text:p>
          </table:table-cell>
          <table:table-cell office:value-type="float" office:value="-3.217" calcext:value-type="float">
            <text:p>-3.217</text:p>
          </table:table-cell>
          <table:table-cell office:value-type="float" office:value="-3.562" calcext:value-type="float">
            <text:p>-3.5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.714" calcext:value-type="float">
            <text:p>8.714</text:p>
          </table:table-cell>
          <table:table-cell office:value-type="float" office:value="-3.811" calcext:value-type="float">
            <text:p>-3.811</text:p>
          </table:table-cell>
          <table:table-cell office:value-type="float" office:value="4.596" calcext:value-type="float">
            <text:p>4.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086" calcext:value-type="float">
            <text:p>7.086</text:p>
          </table:table-cell>
          <table:table-cell office:value-type="float" office:value="-3.696" calcext:value-type="float">
            <text:p>-3.696</text:p>
          </table:table-cell>
          <table:table-cell office:value-type="float" office:value="7.929" calcext:value-type="float">
            <text:p>7.9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573" calcext:value-type="float">
            <text:p>5.573</text:p>
          </table:table-cell>
          <table:table-cell office:value-type="float" office:value="-3.371" calcext:value-type="float">
            <text:p>-3.371</text:p>
          </table:table-cell>
          <table:table-cell office:value-type="float" office:value="10.764" calcext:value-type="float">
            <text:p>10.7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-2.317" calcext:value-type="float">
            <text:p>-2.317</text:p>
          </table:table-cell>
          <table:table-cell office:value-type="float" office:value="13.809" calcext:value-type="float">
            <text:p>13.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485" calcext:value-type="float">
            <text:p>3.485</text:p>
          </table:table-cell>
          <table:table-cell office:value-type="float" office:value="-1.915" calcext:value-type="float">
            <text:p>-1.915</text:p>
          </table:table-cell>
          <table:table-cell office:value-type="float" office:value="13.445" calcext:value-type="float">
            <text:p>13.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-1.723" calcext:value-type="float">
            <text:p>-1.723</text:p>
          </table:table-cell>
          <table:table-cell office:value-type="float" office:value="12.641" calcext:value-type="float">
            <text:p>12.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24" calcext:value-type="float">
            <text:p>3.524</text:p>
          </table:table-cell>
          <table:table-cell office:value-type="float" office:value="-1.628" calcext:value-type="float">
            <text:p>-1.628</text:p>
          </table:table-cell>
          <table:table-cell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849" calcext:value-type="float">
            <text:p>3.849</text:p>
          </table:table-cell>
          <table:table-cell office:value-type="float" office:value="-1.819" calcext:value-type="float">
            <text:p>-1.819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2.164" calcext:value-type="float">
            <text:p>-2.164</text:p>
          </table:table-cell>
          <table:table-cell office:value-type="float" office:value="11.492" calcext:value-type="float">
            <text:p>11.4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462" calcext:value-type="float">
            <text:p>4.462</text:p>
          </table:table-cell>
          <table:table-cell office:value-type="float" office:value="-2.489" calcext:value-type="float">
            <text:p>-2.489</text:p>
          </table:table-cell>
          <table:table-cell office:value-type="float" office:value="11.932" calcext:value-type="float">
            <text:p>11.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209" calcext:value-type="float">
            <text:p>5.209</text:p>
          </table:table-cell>
          <table:table-cell office:value-type="float" office:value="-2.758" calcext:value-type="float">
            <text:p>-2.758</text:p>
          </table:table-cell>
          <table:table-cell office:value-type="float" office:value="12.564" calcext:value-type="float">
            <text:p>12.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.446" calcext:value-type="float">
            <text:p>8.446</text:p>
          </table:table-cell>
          <table:table-cell office:value-type="float" office:value="-3.256" calcext:value-type="float">
            <text:p>-3.256</text:p>
          </table:table-cell>
          <table:table-cell office:value-type="float" office:value="13.809" calcext:value-type="float">
            <text:p>13.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.055" calcext:value-type="float">
            <text:p>10.055</text:p>
          </table:table-cell>
          <table:table-cell office:value-type="float" office:value="-3.428" calcext:value-type="float">
            <text:p>-3.428</text:p>
          </table:table-cell>
          <table:table-cell office:value-type="float" office:value="14.097" calcext:value-type="float">
            <text:p>14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.358" calcext:value-type="float">
            <text:p>11.358</text:p>
          </table:table-cell>
          <table:table-cell office:value-type="float" office:value="-3.639" calcext:value-type="float">
            <text:p>-3.639</text:p>
          </table:table-cell>
          <table:table-cell office:value-type="float" office:value="14.077" calcext:value-type="float">
            <text:p>14.0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.081" calcext:value-type="float">
            <text:p>13.081</text:p>
          </table:table-cell>
          <table:table-cell office:value-type="float" office:value="-4.118" calcext:value-type="float">
            <text:p>-4.118</text:p>
          </table:table-cell>
          <table:table-cell office:value-type="float" office:value="13.694" calcext:value-type="float">
            <text:p>13.6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503" calcext:value-type="float">
            <text:p>13.503</text:p>
          </table:table-cell>
          <table:table-cell office:value-type="float" office:value="-4.73" calcext:value-type="float">
            <text:p>-4.73</text:p>
          </table:table-cell>
          <table:table-cell office:value-type="float" office:value="13.043" calcext:value-type="float">
            <text:p>13.0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.603" calcext:value-type="float">
            <text:p>12.603</text:p>
          </table:table-cell>
          <table:table-cell office:value-type="float" office:value="-5.707" calcext:value-type="float">
            <text:p>-5.707</text:p>
          </table:table-cell>
          <table:table-cell office:value-type="float" office:value="11.894" calcext:value-type="float">
            <text:p>11.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.783" calcext:value-type="float">
            <text:p>10.783</text:p>
          </table:table-cell>
          <table:table-cell office:value-type="float" office:value="-6.244" calcext:value-type="float">
            <text:p>-6.244</text:p>
          </table:table-cell>
          <table:table-cell office:value-type="float" office:value="10.113" calcext:value-type="float">
            <text:p>10.1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.002" calcext:value-type="float">
            <text:p>9.002</text:p>
          </table:table-cell>
          <table:table-cell office:value-type="float" office:value="-6.799" calcext:value-type="float">
            <text:p>-6.799</text:p>
          </table:table-cell>
          <table:table-cell office:value-type="float" office:value="8.408" calcext:value-type="float">
            <text:p>8.4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8.159" calcext:value-type="float">
            <text:p>-8.159</text:p>
          </table:table-cell>
          <table:table-cell office:value-type="float" office:value="5.975" calcext:value-type="float">
            <text:p>5.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office:value-type="float" office:value="-8.178" calcext:value-type="float">
            <text:p>-8.178</text:p>
          </table:table-cell>
          <table:table-cell office:value-type="float" office:value="5.324" calcext:value-type="float">
            <text:p>5.3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-8.063" calcext:value-type="float">
            <text:p>-8.063</text:p>
          </table:table-cell>
          <table:table-cell office:value-type="float" office:value="5.094" calcext:value-type="float">
            <text:p>5.0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574" calcext:value-type="float">
            <text:p>-0.574</text:p>
          </table:table-cell>
          <table:table-cell office:value-type="float" office:value="-8.025" calcext:value-type="float">
            <text:p>-8.025</text:p>
          </table:table-cell>
          <table:table-cell office:value-type="float" office:value="5.899" calcext:value-type="float">
            <text:p>5.8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.551" calcext:value-type="float">
            <text:p>-1.551</text:p>
          </table:table-cell>
          <table:table-cell office:value-type="float" office:value="-7.699" calcext:value-type="float">
            <text:p>-7.699</text:p>
          </table:table-cell>
          <table:table-cell office:value-type="float" office:value="5.956" calcext:value-type="float">
            <text:p>5.9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-7.067" calcext:value-type="float">
            <text:p>-7.067</text:p>
          </table:table-cell>
          <table:table-cell office:value-type="float" office:value="6.224" calcext:value-type="float">
            <text:p>6.2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.62" calcext:value-type="float">
            <text:p>-3.62</text:p>
          </table:table-cell>
          <table:table-cell office:value-type="float" office:value="-6.607" calcext:value-type="float">
            <text:p>-6.607</text:p>
          </table:table-cell>
          <table:table-cell office:value-type="float" office:value="6.129" calcext:value-type="float">
            <text:p>6.1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6.435" calcext:value-type="float">
            <text:p>-6.435</text:p>
          </table:table-cell>
          <table:table-cell office:value-type="float" office:value="-5.726" calcext:value-type="float">
            <text:p>-5.726</text:p>
          </table:table-cell>
          <table:table-cell office:value-type="float" office:value="5.573" calcext:value-type="float">
            <text:p>5.5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.259" calcext:value-type="float">
            <text:p>-7.259</text:p>
          </table:table-cell>
          <table:table-cell office:value-type="float" office:value="-5.056" calcext:value-type="float">
            <text:p>-5.056</text:p>
          </table:table-cell>
          <table:table-cell office:value-type="float" office:value="5.707" calcext:value-type="float">
            <text:p>5.7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.082" calcext:value-type="float">
            <text:p>-8.082</text:p>
          </table:table-cell>
          <table:table-cell office:value-type="float" office:value="-4.347" calcext:value-type="float">
            <text:p>-4.347</text:p>
          </table:table-cell>
          <table:table-cell office:value-type="float" office:value="6.569" calcext:value-type="float">
            <text:p>6.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.734" calcext:value-type="float">
            <text:p>-8.734</text:p>
          </table:table-cell>
          <table:table-cell office:value-type="float" office:value="-3.658" calcext:value-type="float">
            <text:p>-3.658</text:p>
          </table:table-cell>
          <table:table-cell office:value-type="float" office:value="7.814" calcext:value-type="float">
            <text:p>7.8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.963" calcext:value-type="float">
            <text:p>-8.963</text:p>
          </table:table-cell>
          <table:table-cell office:value-type="float" office:value="-2.738" calcext:value-type="float">
            <text:p>-2.738</text:p>
          </table:table-cell>
          <table:table-cell office:value-type="float" office:value="10.477" calcext:value-type="float">
            <text:p>10.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.676" calcext:value-type="float">
            <text:p>-8.676</text:p>
          </table:table-cell>
          <table:table-cell office:value-type="float" office:value="-2.049" calcext:value-type="float">
            <text:p>-2.049</text:p>
          </table:table-cell>
          <table:table-cell office:value-type="float" office:value="11.664" calcext:value-type="float">
            <text:p>11.6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8.197" calcext:value-type="float">
            <text:p>-8.197</text:p>
          </table:table-cell>
          <table:table-cell office:value-type="float" office:value="-1.685" calcext:value-type="float">
            <text:p>-1.685</text:p>
          </table:table-cell>
          <table:table-cell office:value-type="float" office:value="12.124" calcext:value-type="float">
            <text:p>12.1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.508" calcext:value-type="float">
            <text:p>-7.508</text:p>
          </table:table-cell>
          <table:table-cell office:value-type="float" office:value="-1.379" calcext:value-type="float">
            <text:p>-1.379</text:p>
          </table:table-cell>
          <table:table-cell office:value-type="float" office:value="12.066" calcext:value-type="float">
            <text:p>12.0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5.803" calcext:value-type="float">
            <text:p>-5.803</text:p>
          </table:table-cell>
          <table:table-cell office:value-type="float" office:value="-0.938" calcext:value-type="float">
            <text:p>-0.938</text:p>
          </table:table-cell>
          <table:table-cell office:value-type="float" office:value="11.128" calcext:value-type="float">
            <text:p>11.1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5.133" calcext:value-type="float">
            <text:p>-5.133</text:p>
          </table:table-cell>
          <table:table-cell office:value-type="float" office:value="-0.593" calcext:value-type="float">
            <text:p>-0.593</text:p>
          </table:table-cell>
          <table:table-cell office:value-type="float" office:value="10.764" calcext:value-type="float">
            <text:p>10.7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.539" calcext:value-type="float">
            <text:p>-4.539</text:p>
          </table:table-cell>
          <table:table-cell office:value-type="float" office:value="-0.306" calcext:value-type="float">
            <text:p>-0.306</text:p>
          </table:table-cell>
          <table:table-cell office:value-type="float" office:value="10.706" calcext:value-type="float">
            <text:p>10.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4.041" calcext:value-type="float">
            <text:p>-4.041</text:p>
          </table:table-cell>
          <table:table-cell office:value-type="float" office:value="-0.038" calcext:value-type="float">
            <text:p>-0.038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44" calcext:value-type="float">
            <text:p>0.44</text:p>
          </table:table-cell>
          <table:table-cell office:value-type="float" office:value="11.051" calcext:value-type="float">
            <text:p>11.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.106" calcext:value-type="float">
            <text:p>-2.106</text:p>
          </table:table-cell>
          <table:table-cell office:value-type="float" office:value="0.555" calcext:value-type="float">
            <text:p>0.555</text:p>
          </table:table-cell>
          <table:table-cell office:value-type="float" office:value="11.243" calcext:value-type="float">
            <text:p>11.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689" calcext:value-type="float">
            <text:p>0.689</text:p>
          </table:table-cell>
          <table:table-cell office:value-type="float" office:value="11.243" calcext:value-type="float">
            <text:p>11.2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.225" calcext:value-type="float">
            <text:p>-1.225</text:p>
          </table:table-cell>
          <table:table-cell office:value-type="float" office:value="0.804" calcext:value-type="float">
            <text:p>0.804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727" calcext:value-type="float">
            <text:p>-0.727</text:p>
          </table:table-cell>
          <table:table-cell office:value-type="float" office:value="0.938" calcext:value-type="float">
            <text:p>0.938</text:p>
          </table:table-cell>
          <table:table-cell office:value-type="float" office:value="11.051" calcext:value-type="float">
            <text:p>11.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497" calcext:value-type="float">
            <text:p>-0.497</text:p>
          </table:table-cell>
          <table:table-cell office:value-type="float" office:value="1.034" calcext:value-type="float">
            <text:p>1.034</text:p>
          </table:table-cell>
          <table:table-cell office:value-type="float" office:value="10.63" calcext:value-type="float">
            <text:p>10.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306" calcext:value-type="float">
            <text:p>-0.306</text:p>
          </table:table-cell>
          <table:table-cell office:value-type="float" office:value="1.13" calcext:value-type="float">
            <text:p>1.13</text:p>
          </table:table-cell>
          <table:table-cell office:value-type="float" office:value="10.247" calcext:value-type="float">
            <text:p>10.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229" calcext:value-type="float">
            <text:p>-0.229</text:p>
          </table:table-cell>
          <table:table-cell office:value-type="float" office:value="1.187" calcext:value-type="float">
            <text:p>1.187</text:p>
          </table:table-cell>
          <table:table-cell office:value-type="float" office:value="9.864" calcext:value-type="float">
            <text:p>9.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.149" calcext:value-type="float">
            <text:p>1.149</text:p>
          </table:table-cell>
          <table:table-cell office:value-type="float" office:value="9.481" calcext:value-type="float">
            <text:p>9.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1.168" calcext:value-type="float">
            <text:p>1.168</text:p>
          </table:table-cell>
          <table:table-cell office:value-type="float" office:value="9.232" calcext:value-type="float">
            <text:p>9.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.187" calcext:value-type="float">
            <text:p>1.187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.187" calcext:value-type="float">
            <text:p>1.187</text:p>
          </table:table-cell>
          <table:table-cell office:value-type="float" office:value="9.519" calcext:value-type="float">
            <text:p>9.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  <table:table-cell office:value-type="float" office:value="1.187" calcext:value-type="float">
            <text:p>1.187</text:p>
          </table:table-cell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.187" calcext:value-type="float">
            <text:p>1.187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.283" calcext:value-type="float">
            <text:p>1.283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1.283" calcext:value-type="float">
            <text:p>1.283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1.283" calcext:value-type="float">
            <text:p>1.283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.225" calcext:value-type="float">
            <text:p>1.225</text:p>
          </table:table-cell>
          <table:table-cell office:value-type="float" office:value="9.078" calcext:value-type="float">
            <text:p>9.0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053" calcext:value-type="float">
            <text:p>1.053</text:p>
          </table:table-cell>
          <table:table-cell office:value-type="float" office:value="8.829" calcext:value-type="float">
            <text:p>8.8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302" calcext:value-type="float">
            <text:p>1.302</text:p>
          </table:table-cell>
          <table:table-cell office:value-type="float" office:value="8.714" calcext:value-type="float">
            <text:p>8.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302" calcext:value-type="float">
            <text:p>1.302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359" calcext:value-type="float">
            <text:p>1.359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302" calcext:value-type="float">
            <text:p>1.302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34" calcext:value-type="float">
            <text:p>1.34</text:p>
          </table:table-cell>
          <table:table-cell office:value-type="float" office:value="9.346" calcext:value-type="float">
            <text:p>9.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379" calcext:value-type="float">
            <text:p>1.379</text:p>
          </table:table-cell>
          <table:table-cell office:value-type="float" office:value="9.366" calcext:value-type="float">
            <text:p>9.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379" calcext:value-type="float">
            <text:p>1.379</text:p>
          </table:table-cell>
          <table:table-cell office:value-type="float" office:value="9.289" calcext:value-type="float">
            <text:p>9.2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417" calcext:value-type="float">
            <text:p>1.417</text:p>
          </table:table-cell>
          <table:table-cell office:value-type="float" office:value="9.232" calcext:value-type="float">
            <text:p>9.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25" calcext:value-type="float">
            <text:p>1.225</text:p>
          </table:table-cell>
          <table:table-cell office:value-type="float" office:value="9.308" calcext:value-type="float">
            <text:p>9.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1.206" calcext:value-type="float">
            <text:p>1.206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.264" calcext:value-type="float">
            <text:p>1.264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1.206" calcext:value-type="float">
            <text:p>1.206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321" calcext:value-type="float">
            <text:p>1.321</text:p>
          </table:table-cell>
          <table:table-cell office:value-type="float" office:value="9.289" calcext:value-type="float">
            <text:p>9.2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302" calcext:value-type="float">
            <text:p>1.302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264" calcext:value-type="float">
            <text:p>1.264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206" calcext:value-type="float">
            <text:p>1.206</text:p>
          </table:table-cell>
          <table:table-cell office:value-type="float" office:value="9.404" calcext:value-type="float">
            <text:p>9.4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187" calcext:value-type="float">
            <text:p>1.187</text:p>
          </table:table-cell>
          <table:table-cell office:value-type="float" office:value="9.481" calcext:value-type="float">
            <text:p>9.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13" calcext:value-type="float">
            <text:p>1.13</text:p>
          </table:table-cell>
          <table:table-cell office:value-type="float" office:value="9.538" calcext:value-type="float">
            <text:p>9.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91" calcext:value-type="float">
            <text:p>1.091</text:p>
          </table:table-cell>
          <table:table-cell office:value-type="float" office:value="9.576" calcext:value-type="float">
            <text:p>9.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072" calcext:value-type="float">
            <text:p>1.072</text:p>
          </table:table-cell>
          <table:table-cell office:value-type="float" office:value="9.576" calcext:value-type="float">
            <text:p>9.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91" calcext:value-type="float">
            <text:p>1.091</text:p>
          </table:table-cell>
          <table:table-cell office:value-type="float" office:value="9.481" calcext:value-type="float">
            <text:p>9.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091" calcext:value-type="float">
            <text:p>1.091</text:p>
          </table:table-cell>
          <table:table-cell office:value-type="float" office:value="9.385" calcext:value-type="float">
            <text:p>9.3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091" calcext:value-type="float">
            <text:p>1.091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13" calcext:value-type="float">
            <text:p>1.13</text:p>
          </table:table-cell>
          <table:table-cell office:value-type="float" office:value="9.27" calcext:value-type="float">
            <text:p>9.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1.149" calcext:value-type="float">
            <text:p>1.149</text:p>
          </table:table-cell>
          <table:table-cell office:value-type="float" office:value="9.059" calcext:value-type="float">
            <text:p>9.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1.187" calcext:value-type="float">
            <text:p>1.187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.168" calcext:value-type="float">
            <text:p>1.168</text:p>
          </table:table-cell>
          <table:table-cell office:value-type="float" office:value="9.155" calcext:value-type="float">
            <text:p>9.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187" calcext:value-type="float">
            <text:p>1.187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168" calcext:value-type="float">
            <text:p>1.168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06" calcext:value-type="float">
            <text:p>1.206</text:p>
          </table:table-cell>
          <table:table-cell office:value-type="float" office:value="9.059" calcext:value-type="float">
            <text:p>9.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44" calcext:value-type="float">
            <text:p>1.244</text:p>
          </table:table-cell>
          <table:table-cell office:value-type="float" office:value="9.097" calcext:value-type="float">
            <text:p>9.0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302" calcext:value-type="float">
            <text:p>1.302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34" calcext:value-type="float">
            <text:p>1.34</text:p>
          </table:table-cell>
          <table:table-cell office:value-type="float" office:value="9.059" calcext:value-type="float">
            <text:p>9.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398" calcext:value-type="float">
            <text:p>1.398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79" calcext:value-type="float">
            <text:p>1.379</text:p>
          </table:table-cell>
          <table:table-cell office:value-type="float" office:value="8.906" calcext:value-type="float">
            <text:p>8.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379" calcext:value-type="float">
            <text:p>1.379</text:p>
          </table:table-cell>
          <table:table-cell office:value-type="float" office:value="8.829" calcext:value-type="float">
            <text:p>8.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398" calcext:value-type="float">
            <text:p>1.398</text:p>
          </table:table-cell>
          <table:table-cell office:value-type="float" office:value="8.906" calcext:value-type="float">
            <text:p>8.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379" calcext:value-type="float">
            <text:p>1.379</text:p>
          </table:table-cell>
          <table:table-cell office:value-type="float" office:value="8.868" calcext:value-type="float">
            <text:p>8.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4" calcext:value-type="float">
            <text:p>1.34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321" calcext:value-type="float">
            <text:p>1.321</text:p>
          </table:table-cell>
          <table:table-cell office:value-type="float" office:value="9.021" calcext:value-type="float">
            <text:p>9.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64" calcext:value-type="float">
            <text:p>1.264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225" calcext:value-type="float">
            <text:p>1.225</text:p>
          </table:table-cell>
          <table:table-cell office:value-type="float" office:value="9.117" calcext:value-type="float">
            <text:p>9.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206" calcext:value-type="float">
            <text:p>1.206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206" calcext:value-type="float">
            <text:p>1.206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206" calcext:value-type="float">
            <text:p>1.206</text:p>
          </table:table-cell>
          <table:table-cell office:value-type="float" office:value="9.423" calcext:value-type="float">
            <text:p>9.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206" calcext:value-type="float">
            <text:p>1.206</text:p>
          </table:table-cell>
          <table:table-cell office:value-type="float" office:value="9.289" calcext:value-type="float">
            <text:p>9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225" calcext:value-type="float">
            <text:p>1.225</text:p>
          </table:table-cell>
          <table:table-cell office:value-type="float" office:value="9.232" calcext:value-type="float">
            <text:p>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244" calcext:value-type="float">
            <text:p>1.244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187" calcext:value-type="float">
            <text:p>1.187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13" calcext:value-type="float">
            <text:p>1.13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13" calcext:value-type="float">
            <text:p>1.13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3" calcext:value-type="float">
            <text:p>1.13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.072" calcext:value-type="float">
            <text:p>1.072</text:p>
          </table:table-cell>
          <table:table-cell office:value-type="float" office:value="9.404" calcext:value-type="float">
            <text:p>9.4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13" calcext:value-type="float">
            <text:p>1.13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.11" calcext:value-type="float">
            <text:p>1.11</text:p>
          </table:table-cell>
          <table:table-cell office:value-type="float" office:value="9.059" calcext:value-type="float">
            <text:p>9.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.13" calcext:value-type="float">
            <text:p>1.13</text:p>
          </table:table-cell>
          <table:table-cell office:value-type="float" office:value="8.887" calcext:value-type="float">
            <text:p>8.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1.13" calcext:value-type="float">
            <text:p>1.13</text:p>
          </table:table-cell>
          <table:table-cell office:value-type="float" office:value="8.944" calcext:value-type="float">
            <text:p>8.9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11" calcext:value-type="float">
            <text:p>1.11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149" calcext:value-type="float">
            <text:p>1.149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11" calcext:value-type="float">
            <text:p>1.11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034" calcext:value-type="float">
            <text:p>1.034</text:p>
          </table:table-cell>
          <table:table-cell office:value-type="float" office:value="9.136" calcext:value-type="float">
            <text:p>9.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072" calcext:value-type="float">
            <text:p>1.072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072" calcext:value-type="float">
            <text:p>1.072</text:p>
          </table:table-cell>
          <table:table-cell office:value-type="float" office:value="9.366" calcext:value-type="float">
            <text:p>9.3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091" calcext:value-type="float">
            <text:p>1.091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11" calcext:value-type="float">
            <text:p>1.11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072" calcext:value-type="float">
            <text:p>1.072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149" calcext:value-type="float">
            <text:p>1.149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11" calcext:value-type="float">
            <text:p>1.11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13" calcext:value-type="float">
            <text:p>1.13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13" calcext:value-type="float">
            <text:p>1.13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49" calcext:value-type="float">
            <text:p>1.149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149" calcext:value-type="float">
            <text:p>1.149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149" calcext:value-type="float">
            <text:p>1.149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49" calcext:value-type="float">
            <text:p>1.149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149" calcext:value-type="float">
            <text:p>1.149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49" calcext:value-type="float">
            <text:p>1.149</text:p>
          </table:table-cell>
          <table:table-cell office:value-type="float" office:value="9.289" calcext:value-type="float">
            <text:p>9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091" calcext:value-type="float">
            <text:p>1.091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053" calcext:value-type="float">
            <text:p>1.053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034" calcext:value-type="float">
            <text:p>1.034</text:p>
          </table:table-cell>
          <table:table-cell office:value-type="float" office:value="9.385" calcext:value-type="float">
            <text:p>9.3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015" calcext:value-type="float">
            <text:p>1.015</text:p>
          </table:table-cell>
          <table:table-cell office:value-type="float" office:value="9.423" calcext:value-type="float">
            <text:p>9.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9" calcext:value-type="float">
            <text:p>0.9</text:p>
          </table:table-cell>
          <table:table-cell office:value-type="float" office:value="9.461" calcext:value-type="float">
            <text:p>9.4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938" calcext:value-type="float">
            <text:p>0.938</text:p>
          </table:table-cell>
          <table:table-cell office:value-type="float" office:value="9.615" calcext:value-type="float">
            <text:p>9.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919" calcext:value-type="float">
            <text:p>0.919</text:p>
          </table:table-cell>
          <table:table-cell office:value-type="float" office:value="9.615" calcext:value-type="float">
            <text:p>9.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919" calcext:value-type="float">
            <text:p>0.91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57" calcext:value-type="float">
            <text:p>0.957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995" calcext:value-type="float">
            <text:p>0.995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957" calcext:value-type="float">
            <text:p>0.957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938" calcext:value-type="float">
            <text:p>0.938</text:p>
          </table:table-cell>
          <table:table-cell office:value-type="float" office:value="9.289" calcext:value-type="float">
            <text:p>9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938" calcext:value-type="float">
            <text:p>0.938</text:p>
          </table:table-cell>
          <table:table-cell office:value-type="float" office:value="9.27" calcext:value-type="float">
            <text:p>9.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919" calcext:value-type="float">
            <text:p>0.919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957" calcext:value-type="float">
            <text:p>0.957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57" calcext:value-type="float">
            <text:p>0.957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976" calcext:value-type="float">
            <text:p>0.976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015" calcext:value-type="float">
            <text:p>1.015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15" calcext:value-type="float">
            <text:p>1.015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995" calcext:value-type="float">
            <text:p>0.995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976" calcext:value-type="float">
            <text:p>0.976</text:p>
          </table:table-cell>
          <table:table-cell office:value-type="float" office:value="9.155" calcext:value-type="float">
            <text:p>9.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0.938" calcext:value-type="float">
            <text:p>0.938</text:p>
          </table:table-cell>
          <table:table-cell office:value-type="float" office:value="9.174" calcext:value-type="float">
            <text:p>9.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38" calcext:value-type="float">
            <text:p>0.938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938" calcext:value-type="float">
            <text:p>0.938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34" calcext:value-type="float">
            <text:p>1.034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34" calcext:value-type="float">
            <text:p>1.034</text:p>
          </table:table-cell>
          <table:table-cell office:value-type="float" office:value="9.117" calcext:value-type="float">
            <text:p>9.1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053" calcext:value-type="float">
            <text:p>1.053</text:p>
          </table:table-cell>
          <table:table-cell office:value-type="float" office:value="9.04" calcext:value-type="float">
            <text:p>9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091" calcext:value-type="float">
            <text:p>1.091</text:p>
          </table:table-cell>
          <table:table-cell office:value-type="float" office:value="8.925" calcext:value-type="float">
            <text:p>8.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091" calcext:value-type="float">
            <text:p>1.091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11" calcext:value-type="float">
            <text:p>1.11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11" calcext:value-type="float">
            <text:p>1.11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91" calcext:value-type="float">
            <text:p>1.091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53" calcext:value-type="float">
            <text:p>1.053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11" calcext:value-type="float">
            <text:p>1.11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1" calcext:value-type="float">
            <text:p>1.11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13" calcext:value-type="float">
            <text:p>1.13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168" calcext:value-type="float">
            <text:p>1.168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13" calcext:value-type="float">
            <text:p>1.13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1" calcext:value-type="float">
            <text:p>1.11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091" calcext:value-type="float">
            <text:p>1.091</text:p>
          </table:table-cell>
          <table:table-cell office:value-type="float" office:value="9.404" calcext:value-type="float">
            <text:p>9.4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053" calcext:value-type="float">
            <text:p>1.053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15" calcext:value-type="float">
            <text:p>1.015</text:p>
          </table:table-cell>
          <table:table-cell office:value-type="float" office:value="9.481" calcext:value-type="float">
            <text:p>9.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015" calcext:value-type="float">
            <text:p>1.015</text:p>
          </table:table-cell>
          <table:table-cell office:value-type="float" office:value="9.615" calcext:value-type="float">
            <text:p>9.6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76" calcext:value-type="float">
            <text:p>0.976</text:p>
          </table:table-cell>
          <table:table-cell office:value-type="float" office:value="9.615" calcext:value-type="float">
            <text:p>9.6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95" calcext:value-type="float">
            <text:p>0.995</text:p>
          </table:table-cell>
          <table:table-cell office:value-type="float" office:value="9.672" calcext:value-type="float">
            <text:p>9.6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995" calcext:value-type="float">
            <text:p>0.995</text:p>
          </table:table-cell>
          <table:table-cell office:value-type="float" office:value="9.595" calcext:value-type="float">
            <text:p>9.5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995" calcext:value-type="float">
            <text:p>0.995</text:p>
          </table:table-cell>
          <table:table-cell office:value-type="float" office:value="9.595" calcext:value-type="float">
            <text:p>9.5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034" calcext:value-type="float">
            <text:p>1.034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15" calcext:value-type="float">
            <text:p>1.015</text:p>
          </table:table-cell>
          <table:table-cell office:value-type="float" office:value="9.481" calcext:value-type="float">
            <text:p>9.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034" calcext:value-type="float">
            <text:p>1.034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091" calcext:value-type="float">
            <text:p>1.091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91" calcext:value-type="float">
            <text:p>1.091</text:p>
          </table:table-cell>
          <table:table-cell office:value-type="float" office:value="9.155" calcext:value-type="float">
            <text:p>9.1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11" calcext:value-type="float">
            <text:p>1.11</text:p>
          </table:table-cell>
          <table:table-cell office:value-type="float" office:value="9.155" calcext:value-type="float">
            <text:p>9.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13" calcext:value-type="float">
            <text:p>1.13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13" calcext:value-type="float">
            <text:p>1.13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68" calcext:value-type="float">
            <text:p>1.168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68" calcext:value-type="float">
            <text:p>1.168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13" calcext:value-type="float">
            <text:p>1.13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168" calcext:value-type="float">
            <text:p>1.168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13" calcext:value-type="float">
            <text:p>1.13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168" calcext:value-type="float">
            <text:p>1.168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11" calcext:value-type="float">
            <text:p>1.11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13" calcext:value-type="float">
            <text:p>1.13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13" calcext:value-type="float">
            <text:p>1.13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11" calcext:value-type="float">
            <text:p>1.11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13" calcext:value-type="float">
            <text:p>1.13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11" calcext:value-type="float">
            <text:p>1.11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091" calcext:value-type="float">
            <text:p>1.091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11" calcext:value-type="float">
            <text:p>1.11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995" calcext:value-type="float">
            <text:p>0.995</text:p>
          </table:table-cell>
          <table:table-cell office:value-type="float" office:value="8.829" calcext:value-type="float">
            <text:p>8.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957" calcext:value-type="float">
            <text:p>0.957</text:p>
          </table:table-cell>
          <table:table-cell office:value-type="float" office:value="8.446" calcext:value-type="float">
            <text:p>8.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497" calcext:value-type="float">
            <text:p>-0.497</text:p>
          </table:table-cell>
          <table:table-cell office:value-type="float" office:value="0.823" calcext:value-type="float">
            <text:p>0.823</text:p>
          </table:table-cell>
          <table:table-cell office:value-type="float" office:value="8.35" calcext:value-type="float">
            <text:p>8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168" calcext:value-type="float">
            <text:p>-1.168</text:p>
          </table:table-cell>
          <table:table-cell office:value-type="float" office:value="0.67" calcext:value-type="float">
            <text:p>0.67</text:p>
          </table:table-cell>
          <table:table-cell office:value-type="float" office:value="8.485" calcext:value-type="float">
            <text:p>8.4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.853" calcext:value-type="float">
            <text:p>-2.853</text:p>
          </table:table-cell>
          <table:table-cell office:value-type="float" office:value="0.421" calcext:value-type="float">
            <text:p>0.421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3.658" calcext:value-type="float">
            <text:p>-3.658</text:p>
          </table:table-cell>
          <table:table-cell office:value-type="float" office:value="0.095" calcext:value-type="float">
            <text:p>0.095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4.501" calcext:value-type="float">
            <text:p>-4.501</text:p>
          </table:table-cell>
          <table:table-cell office:value-type="float" office:value="-0.478" calcext:value-type="float">
            <text:p>-0.478</text:p>
          </table:table-cell>
          <table:table-cell office:value-type="float" office:value="9.806" calcext:value-type="float">
            <text:p>9.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7.508" calcext:value-type="float">
            <text:p>-7.508</text:p>
          </table:table-cell>
          <table:table-cell office:value-type="float" office:value="-1.589" calcext:value-type="float">
            <text:p>-1.589</text:p>
          </table:table-cell>
          <table:table-cell office:value-type="float" office:value="11.128" calcext:value-type="float">
            <text:p>11.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.055" calcext:value-type="float">
            <text:p>-10.055</text:p>
          </table:table-cell>
          <table:table-cell office:value-type="float" office:value="-2.164" calcext:value-type="float">
            <text:p>-2.164</text:p>
          </table:table-cell>
          <table:table-cell office:value-type="float" office:value="12.449" calcext:value-type="float">
            <text:p>12.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.522" calcext:value-type="float">
            <text:p>-13.522</text:p>
          </table:table-cell>
          <table:table-cell office:value-type="float" office:value="-2.509" calcext:value-type="float">
            <text:p>-2.509</text:p>
          </table:table-cell>
          <table:table-cell office:value-type="float" office:value="13.733" calcext:value-type="float">
            <text:p>13.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8.061" calcext:value-type="float">
            <text:p>-18.061</text:p>
          </table:table-cell>
          <table:table-cell office:value-type="float" office:value="-2.394" calcext:value-type="float">
            <text:p>-2.394</text:p>
          </table:table-cell>
          <table:table-cell office:value-type="float" office:value="14.978" calcext:value-type="float">
            <text:p>14.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.448" calcext:value-type="float">
            <text:p>-22.448</text:p>
          </table:table-cell>
          <table:table-cell office:value-type="float" office:value="-3.313" calcext:value-type="float">
            <text:p>-3.313</text:p>
          </table:table-cell>
          <table:table-cell office:value-type="float" office:value="14.997" calcext:value-type="float">
            <text:p>14.9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1.183" calcext:value-type="float">
            <text:p>-21.183</text:p>
          </table:table-cell>
          <table:table-cell office:value-type="float" office:value="-5.324" calcext:value-type="float">
            <text:p>-5.324</text:p>
          </table:table-cell>
          <table:table-cell office:value-type="float" office:value="12.392" calcext:value-type="float">
            <text:p>12.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1.452" calcext:value-type="float">
            <text:p>-21.452</text:p>
          </table:table-cell>
          <table:table-cell office:value-type="float" office:value="-8.868" calcext:value-type="float">
            <text:p>-8.868</text:p>
          </table:table-cell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.179" calcext:value-type="float">
            <text:p>-22.179</text:p>
          </table:table-cell>
          <table:table-cell office:value-type="float" office:value="-13.024" calcext:value-type="float">
            <text:p>-13.024</text:p>
          </table:table-cell>
          <table:table-cell office:value-type="float" office:value="8.542" calcext:value-type="float">
            <text:p>8.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1.317" calcext:value-type="float">
            <text:p>-21.317</text:p>
          </table:table-cell>
          <table:table-cell office:value-type="float" office:value="-25.838" calcext:value-type="float">
            <text:p>-25.838</text:p>
          </table:table-cell>
          <table:table-cell office:value-type="float" office:value="15.782" calcext:value-type="float">
            <text:p>15.7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2.448" calcext:value-type="float">
            <text:p>-22.448</text:p>
          </table:table-cell>
          <table:table-cell office:value-type="float" office:value="-31.986" calcext:value-type="float">
            <text:p>-31.986</text:p>
          </table:table-cell>
          <table:table-cell office:value-type="float" office:value="21.126" calcext:value-type="float">
            <text:p>21.1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0.015" calcext:value-type="float">
            <text:p>-20.015</text:p>
          </table:table-cell>
          <table:table-cell office:value-type="float" office:value="-34.974" calcext:value-type="float">
            <text:p>-34.974</text:p>
          </table:table-cell>
          <table:table-cell office:value-type="float" office:value="22.677" calcext:value-type="float">
            <text:p>22.6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.35" calcext:value-type="float">
            <text:p>-13.35</text:p>
          </table:table-cell>
          <table:table-cell office:value-type="float" office:value="-35.261" calcext:value-type="float">
            <text:p>-35.261</text:p>
          </table:table-cell>
          <table:table-cell office:value-type="float" office:value="20.417" calcext:value-type="float">
            <text:p>20.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547" calcext:value-type="float">
            <text:p>2.547</text:p>
          </table:table-cell>
          <table:table-cell office:value-type="float" office:value="-30.128" calcext:value-type="float">
            <text:p>-30.128</text:p>
          </table:table-cell>
          <table:table-cell office:value-type="float" office:value="11.817" calcext:value-type="float">
            <text:p>11.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.879" calcext:value-type="float">
            <text:p>10.879</text:p>
          </table:table-cell>
          <table:table-cell office:value-type="float" office:value="-23.118" calcext:value-type="float">
            <text:p>-23.118</text:p>
          </table:table-cell>
          <table:table-cell office:value-type="float" office:value="7.316" calcext:value-type="float">
            <text:p>7.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.455" calcext:value-type="float">
            <text:p>25.455</text:p>
          </table:table-cell>
          <table:table-cell office:value-type="float" office:value="-17.87" calcext:value-type="float">
            <text:p>-17.87</text:p>
          </table:table-cell>
          <table:table-cell office:value-type="float" office:value="3.466" calcext:value-type="float">
            <text:p>3.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.301" calcext:value-type="float">
            <text:p>30.301</text:p>
          </table:table-cell>
          <table:table-cell office:value-type="float" office:value="-17.41" calcext:value-type="float">
            <text:p>-17.41</text:p>
          </table:table-cell>
          <table:table-cell office:value-type="float" office:value="2.336" calcext:value-type="float">
            <text:p>2.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.226" calcext:value-type="float">
            <text:p>39.226</text:p>
          </table:table-cell>
          <table:table-cell office:value-type="float" office:value="-3.696" calcext:value-type="float">
            <text:p>-3.696</text:p>
          </table:table-cell>
          <table:table-cell office:value-type="float" office:value="15.016" calcext:value-type="float">
            <text:p>15.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.149" calcext:value-type="float">
            <text:p>39.149</text:p>
          </table:table-cell>
          <table:table-cell office:value-type="float" office:value="-6.224" calcext:value-type="float">
            <text:p>-6.224</text:p>
          </table:table-cell>
          <table:table-cell office:value-type="float" office:value="12.545" calcext:value-type="float">
            <text:p>12.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.956" calcext:value-type="float">
            <text:p>29.956</text:p>
          </table:table-cell>
          <table:table-cell office:value-type="float" office:value="-5.267" calcext:value-type="float">
            <text:p>-5.267</text:p>
          </table:table-cell>
          <table:table-cell office:value-type="float" office:value="-0.9" calcext:value-type="float">
            <text:p>-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.977" calcext:value-type="float">
            <text:p>19.977</text:p>
          </table:table-cell>
          <table:table-cell office:value-type="float" office:value="-4.75" calcext:value-type="float">
            <text:p>-4.75</text:p>
          </table:table-cell>
          <table:table-cell office:value-type="float" office:value="-8.848" calcext:value-type="float">
            <text:p>-8.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.081" calcext:value-type="float">
            <text:p>13.081</text:p>
          </table:table-cell>
          <table:table-cell office:value-type="float" office:value="-5.918" calcext:value-type="float">
            <text:p>-5.918</text:p>
          </table:table-cell>
          <table:table-cell office:value-type="float" office:value="-6.952" calcext:value-type="float">
            <text:p>-6.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.779" calcext:value-type="float">
            <text:p>11.779</text:p>
          </table:table-cell>
          <table:table-cell office:value-type="float" office:value="-4.75" calcext:value-type="float">
            <text:p>-4.75</text:p>
          </table:table-cell>
          <table:table-cell office:value-type="float" office:value="0.21" calcext:value-type="float">
            <text:p>0.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.032" calcext:value-type="float">
            <text:p>11.032</text:p>
          </table:table-cell>
          <table:table-cell office:value-type="float" office:value="-3.639" calcext:value-type="float">
            <text:p>-3.639</text:p>
          </table:table-cell>
          <table:table-cell office:value-type="float" office:value="4.424" calcext:value-type="float">
            <text:p>4.4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.338" calcext:value-type="float">
            <text:p>11.338</text:p>
          </table:table-cell>
          <table:table-cell office:value-type="float" office:value="-1.551" calcext:value-type="float">
            <text:p>-1.551</text:p>
          </table:table-cell>
          <table:table-cell office:value-type="float" office:value="5.228" calcext:value-type="float">
            <text:p>5.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861" calcext:value-type="float">
            <text:p>0.861</text:p>
          </table:table-cell>
          <table:table-cell office:value-type="float" office:value="5.305" calcext:value-type="float">
            <text:p>5.3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.799" calcext:value-type="float">
            <text:p>6.799</text:p>
          </table:table-cell>
          <table:table-cell office:value-type="float" office:value="1.091" calcext:value-type="float">
            <text:p>1.091</text:p>
          </table:table-cell>
          <table:table-cell office:value-type="float" office:value="4.118" calcext:value-type="float">
            <text:p>4.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964" calcext:value-type="float">
            <text:p>3.964</text:p>
          </table:table-cell>
          <table:table-cell office:value-type="float" office:value="0.153" calcext:value-type="float">
            <text:p>0.153</text:p>
          </table:table-cell>
          <table:table-cell office:value-type="float" office:value="3.849" calcext:value-type="float">
            <text:p>3.8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-0.555" calcext:value-type="float">
            <text:p>-0.555</text:p>
          </table:table-cell>
          <table:table-cell office:value-type="float" office:value="4.367" calcext:value-type="float">
            <text:p>4.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53" calcext:value-type="float">
            <text:p>-0.153</text:p>
          </table:table-cell>
          <table:table-cell office:value-type="float" office:value="-1.877" calcext:value-type="float">
            <text:p>-1.877</text:p>
          </table:table-cell>
          <table:table-cell office:value-type="float" office:value="7.833" calcext:value-type="float">
            <text:p>7.8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-2.24" calcext:value-type="float">
            <text:p>-2.24</text:p>
          </table:table-cell>
          <table:table-cell office:value-type="float" office:value="9.921" calcext:value-type="float">
            <text:p>9.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-2.336" calcext:value-type="float">
            <text:p>-2.336</text:p>
          </table:table-cell>
          <table:table-cell office:value-type="float" office:value="11.013" calcext:value-type="float">
            <text:p>11.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-2.202" calcext:value-type="float">
            <text:p>-2.202</text:p>
          </table:table-cell>
          <table:table-cell office:value-type="float" office:value="11.453" calcext:value-type="float">
            <text:p>11.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393" calcext:value-type="float">
            <text:p>7.393</text:p>
          </table:table-cell>
          <table:table-cell office:value-type="float" office:value="-2.317" calcext:value-type="float">
            <text:p>-2.317</text:p>
          </table:table-cell>
          <table:table-cell office:value-type="float" office:value="11.53" calcext:value-type="float">
            <text:p>11.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-2.777" calcext:value-type="float">
            <text:p>-2.777</text:p>
          </table:table-cell>
          <table:table-cell office:value-type="float" office:value="11.99" calcext:value-type="float">
            <text:p>11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 office:value-type="float" office:value="-3.696" calcext:value-type="float">
            <text:p>-3.696</text:p>
          </table:table-cell>
          <table:table-cell office:value-type="float" office:value="12.354" calcext:value-type="float">
            <text:p>12.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861" calcext:value-type="float">
            <text:p>5.861</text:p>
          </table:table-cell>
          <table:table-cell office:value-type="float" office:value="-5.152" calcext:value-type="float">
            <text:p>-5.152</text:p>
          </table:table-cell>
          <table:table-cell office:value-type="float" office:value="13.024" calcext:value-type="float">
            <text:p>13.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5.573" calcext:value-type="float">
            <text:p>-5.573</text:p>
          </table:table-cell>
          <table:table-cell office:value-type="float" office:value="13.024" calcext:value-type="float">
            <text:p>13.0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-5.899" calcext:value-type="float">
            <text:p>-5.899</text:p>
          </table:table-cell>
          <table:table-cell office:value-type="float" office:value="12.641" calcext:value-type="float">
            <text:p>12.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-5.669" calcext:value-type="float">
            <text:p>-5.669</text:p>
          </table:table-cell>
          <table:table-cell office:value-type="float" office:value="11.817" calcext:value-type="float">
            <text:p>11.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-4.769" calcext:value-type="float">
            <text:p>-4.769</text:p>
          </table:table-cell>
          <table:table-cell office:value-type="float" office:value="10.304" calcext:value-type="float">
            <text:p>10.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  <table:table-cell office:value-type="float" office:value="-4.022" calcext:value-type="float">
            <text:p>-4.022</text:p>
          </table:table-cell>
          <table:table-cell office:value-type="float" office:value="9.385" calcext:value-type="float">
            <text:p>9.3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3.505" calcext:value-type="float">
            <text:p>-3.505</text:p>
          </table:table-cell>
          <table:table-cell office:value-type="float" office:value="8.791" calcext:value-type="float">
            <text:p>8.7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-2.949" calcext:value-type="float">
            <text:p>-2.949</text:p>
          </table:table-cell>
          <table:table-cell office:value-type="float" office:value="8.734" calcext:value-type="float">
            <text:p>8.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881" calcext:value-type="float">
            <text:p>-0.881</text:p>
          </table:table-cell>
          <table:table-cell office:value-type="float" office:value="-2.7" calcext:value-type="float">
            <text:p>-2.7</text:p>
          </table:table-cell>
          <table:table-cell office:value-type="float" office:value="7.603" calcext:value-type="float">
            <text:p>7.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436" calcext:value-type="float">
            <text:p>-1.436</text:p>
          </table:table-cell>
          <table:table-cell office:value-type="float" office:value="-2.738" calcext:value-type="float">
            <text:p>-2.738</text:p>
          </table:table-cell>
          <table:table-cell office:value-type="float" office:value="7.24" calcext:value-type="float">
            <text:p>7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.106" calcext:value-type="float">
            <text:p>-2.106</text:p>
          </table:table-cell>
          <table:table-cell office:value-type="float" office:value="-2.509" calcext:value-type="float">
            <text:p>-2.509</text:p>
          </table:table-cell>
          <table:table-cell office:value-type="float" office:value="7.469" calcext:value-type="float">
            <text:p>7.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3.064" calcext:value-type="float">
            <text:p>-3.064</text:p>
          </table:table-cell>
          <table:table-cell office:value-type="float" office:value="-2.221" calcext:value-type="float">
            <text:p>-2.221</text:p>
          </table:table-cell>
          <table:table-cell office:value-type="float" office:value="7.412" calcext:value-type="float">
            <text:p>7.4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4.003" calcext:value-type="float">
            <text:p>-4.003</text:p>
          </table:table-cell>
          <table:table-cell office:value-type="float" office:value="-1.666" calcext:value-type="float">
            <text:p>-1.666</text:p>
          </table:table-cell>
          <table:table-cell office:value-type="float" office:value="7.469" calcext:value-type="float">
            <text:p>7.4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.983" calcext:value-type="float">
            <text:p>-3.983</text:p>
          </table:table-cell>
          <table:table-cell office:value-type="float" office:value="-1.225" calcext:value-type="float">
            <text:p>-1.225</text:p>
          </table:table-cell>
          <table:table-cell office:value-type="float" office:value="8.14" calcext:value-type="float">
            <text:p>8.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3.926" calcext:value-type="float">
            <text:p>-3.926</text:p>
          </table:table-cell>
          <table:table-cell office:value-type="float" office:value="-1.302" calcext:value-type="float">
            <text:p>-1.302</text:p>
          </table:table-cell>
          <table:table-cell office:value-type="float" office:value="8.523" calcext:value-type="float">
            <text:p>8.5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4.079" calcext:value-type="float">
            <text:p>-4.079</text:p>
          </table:table-cell>
          <table:table-cell office:value-type="float" office:value="-1.206" calcext:value-type="float">
            <text:p>-1.206</text:p>
          </table:table-cell>
          <table:table-cell office:value-type="float" office:value="8.753" calcext:value-type="float">
            <text:p>8.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4.003" calcext:value-type="float">
            <text:p>-4.003</text:p>
          </table:table-cell>
          <table:table-cell office:value-type="float" office:value="-0.708" calcext:value-type="float">
            <text:p>-0.708</text:p>
          </table:table-cell>
          <table:table-cell office:value-type="float" office:value="7.699" calcext:value-type="float">
            <text:p>7.6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.045" calcext:value-type="float">
            <text:p>-3.045</text:p>
          </table:table-cell>
          <table:table-cell office:value-type="float" office:value="-0.995" calcext:value-type="float">
            <text:p>-0.995</text:p>
          </table:table-cell>
          <table:table-cell office:value-type="float" office:value="6.435" calcext:value-type="float">
            <text:p>6.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877" calcext:value-type="float">
            <text:p>-1.877</text:p>
          </table:table-cell>
          <table:table-cell office:value-type="float" office:value="-1.187" calcext:value-type="float">
            <text:p>-1.187</text:p>
          </table:table-cell>
          <table:table-cell office:value-type="float" office:value="6.435" calcext:value-type="float">
            <text:p>6.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746" calcext:value-type="float">
            <text:p>-0.746</text:p>
          </table:table-cell>
          <table:table-cell office:value-type="float" office:value="-1.379" calcext:value-type="float">
            <text:p>-1.379</text:p>
          </table:table-cell>
          <table:table-cell office:value-type="float" office:value="7.144" calcext:value-type="float">
            <text:p>7.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-2.164" calcext:value-type="float">
            <text:p>-2.164</text:p>
          </table:table-cell>
          <table:table-cell office:value-type="float" office:value="11.032" calcext:value-type="float">
            <text:p>11.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2.298" calcext:value-type="float">
            <text:p>-2.298</text:p>
          </table:table-cell>
          <table:table-cell office:value-type="float" office:value="13.081" calcext:value-type="float">
            <text:p>13.0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-2.47" calcext:value-type="float">
            <text:p>-2.47</text:p>
          </table:table-cell>
          <table:table-cell office:value-type="float" office:value="14.671" calcext:value-type="float">
            <text:p>14.6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-2.585" calcext:value-type="float">
            <text:p>-2.585</text:p>
          </table:table-cell>
          <table:table-cell office:value-type="float" office:value="15.265" calcext:value-type="float">
            <text:p>15.2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-2.777" calcext:value-type="float">
            <text:p>-2.777</text:p>
          </table:table-cell>
          <table:table-cell office:value-type="float" office:value="15.801" calcext:value-type="float">
            <text:p>15.8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777" calcext:value-type="float">
            <text:p>2.777</text:p>
          </table:table-cell>
          <table:table-cell office:value-type="float" office:value="-2.528" calcext:value-type="float">
            <text:p>-2.528</text:p>
          </table:table-cell>
          <table:table-cell office:value-type="float" office:value="14.748" calcext:value-type="float">
            <text:p>14.7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-2.355" calcext:value-type="float">
            <text:p>-2.355</text:p>
          </table:table-cell>
          <table:table-cell office:value-type="float" office:value="12.947" calcext:value-type="float">
            <text:p>12.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1.8" calcext:value-type="float">
            <text:p>-1.8</text:p>
          </table:table-cell>
          <table:table-cell office:value-type="float" office:value="9.672" calcext:value-type="float">
            <text:p>9.6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-1.589" calcext:value-type="float">
            <text:p>-1.589</text:p>
          </table:table-cell>
          <table:table-cell office:value-type="float" office:value="8.848" calcext:value-type="float">
            <text:p>8.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1.379" calcext:value-type="float">
            <text:p>-1.379</text:p>
          </table:table-cell>
          <table:table-cell office:value-type="float" office:value="8.35" calcext:value-type="float">
            <text:p>8.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-1.283" calcext:value-type="float">
            <text:p>-1.283</text:p>
          </table:table-cell>
          <table:table-cell office:value-type="float" office:value="8.255" calcext:value-type="float">
            <text:p>8.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-1.206" calcext:value-type="float">
            <text:p>-1.206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-1.225" calcext:value-type="float">
            <text:p>-1.225</text:p>
          </table:table-cell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-1.206" calcext:value-type="float">
            <text:p>-1.206</text:p>
          </table:table-cell>
          <table:table-cell office:value-type="float" office:value="10.036" calcext:value-type="float">
            <text:p>10.0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-1.244" calcext:value-type="float">
            <text:p>-1.244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1.302" calcext:value-type="float">
            <text:p>-1.302</text:p>
          </table:table-cell>
          <table:table-cell office:value-type="float" office:value="10.093" calcext:value-type="float">
            <text:p>10.0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-1.264" calcext:value-type="float">
            <text:p>-1.264</text:p>
          </table:table-cell>
          <table:table-cell office:value-type="float" office:value="10.093" calcext:value-type="float">
            <text:p>10.0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-1.225" calcext:value-type="float">
            <text:p>-1.225</text:p>
          </table:table-cell>
          <table:table-cell office:value-type="float" office:value="10.074" calcext:value-type="float">
            <text:p>10.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-1.206" calcext:value-type="float">
            <text:p>-1.206</text:p>
          </table:table-cell>
          <table:table-cell office:value-type="float" office:value="10.228" calcext:value-type="float">
            <text:p>10.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-1.302" calcext:value-type="float">
            <text:p>-1.302</text:p>
          </table:table-cell>
          <table:table-cell office:value-type="float" office:value="9.998" calcext:value-type="float">
            <text:p>9.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-1.34" calcext:value-type="float">
            <text:p>-1.34</text:p>
          </table:table-cell>
          <table:table-cell office:value-type="float" office:value="9.844" calcext:value-type="float">
            <text:p>9.8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-1.359" calcext:value-type="float">
            <text:p>-1.359</text:p>
          </table:table-cell>
          <table:table-cell office:value-type="float" office:value="9.691" calcext:value-type="float">
            <text:p>9.6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-1.398" calcext:value-type="float">
            <text:p>-1.398</text:p>
          </table:table-cell>
          <table:table-cell office:value-type="float" office:value="9.787" calcext:value-type="float">
            <text:p>9.7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-1.436" calcext:value-type="float">
            <text:p>-1.436</text:p>
          </table:table-cell>
          <table:table-cell office:value-type="float" office:value="10.285" calcext:value-type="float">
            <text:p>10.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-1.398" calcext:value-type="float">
            <text:p>-1.398</text:p>
          </table:table-cell>
          <table:table-cell office:value-type="float" office:value="10.687" calcext:value-type="float">
            <text:p>10.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19" calcext:value-type="float">
            <text:p>2.719</text:p>
          </table:table-cell>
          <table:table-cell office:value-type="float" office:value="-1.359" calcext:value-type="float">
            <text:p>-1.359</text:p>
          </table:table-cell>
          <table:table-cell office:value-type="float" office:value="10.917" calcext:value-type="float">
            <text:p>10.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256" calcext:value-type="float">
            <text:p>3.256</text:p>
          </table:table-cell>
          <table:table-cell office:value-type="float" office:value="-1.359" calcext:value-type="float">
            <text:p>-1.359</text:p>
          </table:table-cell>
          <table:table-cell office:value-type="float" office:value="10.917" calcext:value-type="float">
            <text:p>10.9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156" calcext:value-type="float">
            <text:p>4.156</text:p>
          </table:table-cell>
          <table:table-cell office:value-type="float" office:value="-1.34" calcext:value-type="float">
            <text:p>-1.34</text:p>
          </table:table-cell>
          <table:table-cell office:value-type="float" office:value="11.032" calcext:value-type="float">
            <text:p>11.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1.302" calcext:value-type="float">
            <text:p>-1.302</text:p>
          </table:table-cell>
          <table:table-cell office:value-type="float" office:value="11.089" calcext:value-type="float">
            <text:p>11.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213" calcext:value-type="float">
            <text:p>4.213</text:p>
          </table:table-cell>
          <table:table-cell office:value-type="float" office:value="-1.244" calcext:value-type="float">
            <text:p>-1.244</text:p>
          </table:table-cell>
          <table:table-cell office:value-type="float" office:value="10.917" calcext:value-type="float">
            <text:p>10.9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252" calcext:value-type="float">
            <text:p>4.252</text:p>
          </table:table-cell>
          <table:table-cell office:value-type="float" office:value="-1.187" calcext:value-type="float">
            <text:p>-1.187</text:p>
          </table:table-cell>
          <table:table-cell office:value-type="float" office:value="10.151" calcext:value-type="float">
            <text:p>10.1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347" calcext:value-type="float">
            <text:p>4.347</text:p>
          </table:table-cell>
          <table:table-cell office:value-type="float" office:value="-0.995" calcext:value-type="float">
            <text:p>-0.995</text:p>
          </table:table-cell>
          <table:table-cell office:value-type="float" office:value="8.714" calcext:value-type="float">
            <text:p>8.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079" calcext:value-type="float">
            <text:p>4.079</text:p>
          </table:table-cell>
          <table:table-cell office:value-type="float" office:value="-0.938" calcext:value-type="float">
            <text:p>-0.938</text:p>
          </table:table-cell>
          <table:table-cell office:value-type="float" office:value="8.312" calcext:value-type="float">
            <text:p>8.3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581" calcext:value-type="float">
            <text:p>3.581</text:p>
          </table:table-cell>
          <table:table-cell office:value-type="float" office:value="-0.919" calcext:value-type="float">
            <text:p>-0.919</text:p>
          </table:table-cell>
          <table:table-cell office:value-type="float" office:value="8.216" calcext:value-type="float">
            <text:p>8.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268" calcext:value-type="float">
            <text:p>-0.268</text:p>
          </table:table-cell>
          <table:table-cell office:value-type="float" office:value="8.331" calcext:value-type="float">
            <text:p>8.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-1.11" calcext:value-type="float">
            <text:p>-1.11</text:p>
          </table:table-cell>
          <table:table-cell office:value-type="float" office:value="8.293" calcext:value-type="float">
            <text:p>8.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-1.532" calcext:value-type="float">
            <text:p>-1.532</text:p>
          </table:table-cell>
          <table:table-cell office:value-type="float" office:value="8.14" calcext:value-type="float">
            <text:p>8.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0.785" calcext:value-type="float">
            <text:p>-0.785</text:p>
          </table:table-cell>
          <table:table-cell office:value-type="float" office:value="8.35" calcext:value-type="float">
            <text:p>8.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-0.67" calcext:value-type="float">
            <text:p>-0.67</text:p>
          </table:table-cell>
          <table:table-cell office:value-type="float" office:value="9.232" calcext:value-type="float">
            <text:p>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-0.497" calcext:value-type="float">
            <text:p>-0.497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758" calcext:value-type="float">
            <text:p>2.758</text:p>
          </table:table-cell>
          <table:table-cell office:value-type="float" office:value="-0.459" calcext:value-type="float">
            <text:p>-0.459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-0.383" calcext:value-type="float">
            <text:p>-0.383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-0.248" calcext:value-type="float">
            <text:p>-0.248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04" calcext:value-type="float">
            <text:p>2.604</text:p>
          </table:table-cell>
          <table:table-cell office:value-type="float" office:value="-0.114" calcext:value-type="float">
            <text:p>-0.114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-0.114" calcext:value-type="float">
            <text:p>-0.114</text:p>
          </table:table-cell>
          <table:table-cell office:value-type="float" office:value="9.021" calcext:value-type="float">
            <text:p>9.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489" calcext:value-type="float">
            <text:p>2.489</text:p>
          </table:table-cell>
          <table:table-cell office:value-type="float" office:value="-0.057" calcext:value-type="float">
            <text:p>-0.057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0.191" calcext:value-type="float">
            <text:p>0.191</text:p>
          </table:table-cell>
          <table:table-cell office:value-type="float" office:value="8.791" calcext:value-type="float">
            <text:p>8.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287" calcext:value-type="float">
            <text:p>0.287</text:p>
          </table:table-cell>
          <table:table-cell office:value-type="float" office:value="8.427" calcext:value-type="float">
            <text:p>8.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459" calcext:value-type="float">
            <text:p>0.459</text:p>
          </table:table-cell>
          <table:table-cell office:value-type="float" office:value="8.331" calcext:value-type="float">
            <text:p>8.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497" calcext:value-type="float">
            <text:p>0.497</text:p>
          </table:table-cell>
          <table:table-cell office:value-type="float" office:value="8.35" calcext:value-type="float">
            <text:p>8.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612" calcext:value-type="float">
            <text:p>0.612</text:p>
          </table:table-cell>
          <table:table-cell office:value-type="float" office:value="8.236" calcext:value-type="float">
            <text:p>8.2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67" calcext:value-type="float">
            <text:p>0.67</text:p>
          </table:table-cell>
          <table:table-cell office:value-type="float" office:value="8.619" calcext:value-type="float">
            <text:p>8.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708" calcext:value-type="float">
            <text:p>0.708</text:p>
          </table:table-cell>
          <table:table-cell office:value-type="float" office:value="8.963" calcext:value-type="float">
            <text:p>8.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593" calcext:value-type="float">
            <text:p>0.593</text:p>
          </table:table-cell>
          <table:table-cell office:value-type="float" office:value="9.519" calcext:value-type="float">
            <text:p>9.5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517" calcext:value-type="float">
            <text:p>0.517</text:p>
          </table:table-cell>
          <table:table-cell office:value-type="float" office:value="9.921" calcext:value-type="float">
            <text:p>9.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459" calcext:value-type="float">
            <text:p>0.459</text:p>
          </table:table-cell>
          <table:table-cell office:value-type="float" office:value="10.132" calcext:value-type="float">
            <text:p>10.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344" calcext:value-type="float">
            <text:p>0.344</text:p>
          </table:table-cell>
          <table:table-cell office:value-type="float" office:value="9.883" calcext:value-type="float">
            <text:p>9.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651" calcext:value-type="float">
            <text:p>0.651</text:p>
          </table:table-cell>
          <table:table-cell office:value-type="float" office:value="9.883" calcext:value-type="float">
            <text:p>9.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804" calcext:value-type="float">
            <text:p>0.804</text:p>
          </table:table-cell>
          <table:table-cell office:value-type="float" office:value="9.615" calcext:value-type="float">
            <text:p>9.6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34" calcext:value-type="float">
            <text:p>1.034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87" calcext:value-type="float">
            <text:p>1.187</text:p>
          </table:table-cell>
          <table:table-cell office:value-type="float" office:value="8.791" calcext:value-type="float">
            <text:p>8.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0.766" calcext:value-type="float">
            <text:p>0.766</text:p>
          </table:table-cell>
          <table:table-cell office:value-type="float" office:value="8.58" calcext:value-type="float">
            <text:p>8.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95" calcext:value-type="float">
            <text:p>0.095</text:p>
          </table:table-cell>
          <table:table-cell office:value-type="float" office:value="8.427" calcext:value-type="float">
            <text:p>8.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402" calcext:value-type="float">
            <text:p>0.402</text:p>
          </table:table-cell>
          <table:table-cell office:value-type="float" office:value="8.753" calcext:value-type="float">
            <text:p>8.7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823" calcext:value-type="float">
            <text:p>0.823</text:p>
          </table:table-cell>
          <table:table-cell office:value-type="float" office:value="9.232" calcext:value-type="float">
            <text:p>9.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919" calcext:value-type="float">
            <text:p>0.919</text:p>
          </table:table-cell>
          <table:table-cell office:value-type="float" office:value="9.481" calcext:value-type="float">
            <text:p>9.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746" calcext:value-type="float">
            <text:p>0.746</text:p>
          </table:table-cell>
          <table:table-cell office:value-type="float" office:value="9.174" calcext:value-type="float">
            <text:p>9.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785" calcext:value-type="float">
            <text:p>0.785</text:p>
          </table:table-cell>
          <table:table-cell office:value-type="float" office:value="8.829" calcext:value-type="float">
            <text:p>8.8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0.842" calcext:value-type="float">
            <text:p>0.842</text:p>
          </table:table-cell>
          <table:table-cell office:value-type="float" office:value="8.638" calcext:value-type="float">
            <text:p>8.6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881" calcext:value-type="float">
            <text:p>0.881</text:p>
          </table:table-cell>
          <table:table-cell office:value-type="float" office:value="8.887" calcext:value-type="float">
            <text:p>8.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15" calcext:value-type="float">
            <text:p>1.015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647" calcext:value-type="float">
            <text:p>1.647</text:p>
          </table:table-cell>
          <table:table-cell office:value-type="float" office:value="9.519" calcext:value-type="float">
            <text:p>9.5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972" calcext:value-type="float">
            <text:p>1.972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.758" calcext:value-type="float">
            <text:p>2.758</text:p>
          </table:table-cell>
          <table:table-cell office:value-type="float" office:value="11.932" calcext:value-type="float">
            <text:p>11.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651" calcext:value-type="float">
            <text:p>-0.651</text:p>
          </table:table-cell>
          <table:table-cell office:value-type="float" office:value="2.968" calcext:value-type="float">
            <text:p>2.968</text:p>
          </table:table-cell>
          <table:table-cell office:value-type="float" office:value="15.38" calcext:value-type="float">
            <text:p>15.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.915" calcext:value-type="float">
            <text:p>-1.915</text:p>
          </table:table-cell>
          <table:table-cell office:value-type="float" office:value="1.915" calcext:value-type="float">
            <text:p>1.915</text:p>
          </table:table-cell>
          <table:table-cell office:value-type="float" office:value="9.749" calcext:value-type="float">
            <text:p>9.7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842" calcext:value-type="float">
            <text:p>-0.842</text:p>
          </table:table-cell>
          <table:table-cell office:value-type="float" office:value="1.359" calcext:value-type="float">
            <text:p>1.359</text:p>
          </table:table-cell>
          <table:table-cell office:value-type="float" office:value="8.485" calcext:value-type="float">
            <text:p>8.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2.26" calcext:value-type="float">
            <text:p>2.26</text:p>
          </table:table-cell>
          <table:table-cell office:value-type="float" office:value="9.04" calcext:value-type="float">
            <text:p>9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068" calcext:value-type="float">
            <text:p>2.068</text:p>
          </table:table-cell>
          <table:table-cell office:value-type="float" office:value="8.485" calcext:value-type="float">
            <text:p>8.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704" calcext:value-type="float">
            <text:p>1.704</text:p>
          </table:table-cell>
          <table:table-cell office:value-type="float" office:value="8.58" calcext:value-type="float">
            <text:p>8.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264" calcext:value-type="float">
            <text:p>1.264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.106" calcext:value-type="float">
            <text:p>2.106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877" calcext:value-type="float">
            <text:p>1.877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1" calcext:value-type="float">
            <text:p>2.221</text:p>
          </table:table-cell>
          <table:table-cell office:value-type="float" office:value="8.906" calcext:value-type="float">
            <text:p>8.9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2.738" calcext:value-type="float">
            <text:p>2.738</text:p>
          </table:table-cell>
          <table:table-cell office:value-type="float" office:value="8.944" calcext:value-type="float">
            <text:p>8.9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2.604" calcext:value-type="float">
            <text:p>2.604</text:p>
          </table:table-cell>
          <table:table-cell office:value-type="float" office:value="8.485" calcext:value-type="float">
            <text:p>8.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2.624" calcext:value-type="float">
            <text:p>2.624</text:p>
          </table:table-cell>
          <table:table-cell office:value-type="float" office:value="8.082" calcext:value-type="float">
            <text:p>8.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2.489" calcext:value-type="float">
            <text:p>2.489</text:p>
          </table:table-cell>
          <table:table-cell office:value-type="float" office:value="7.623" calcext:value-type="float">
            <text:p>7.6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007" calcext:value-type="float">
            <text:p>3.007</text:p>
          </table:table-cell>
          <table:table-cell office:value-type="float" office:value="2.432" calcext:value-type="float">
            <text:p>2.432</text:p>
          </table:table-cell>
          <table:table-cell office:value-type="float" office:value="7.354" calcext:value-type="float">
            <text:p>7.3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428" calcext:value-type="float">
            <text:p>3.428</text:p>
          </table:table-cell>
          <table:table-cell office:value-type="float" office:value="2.47" calcext:value-type="float">
            <text:p>2.47</text:p>
          </table:table-cell>
          <table:table-cell office:value-type="float" office:value="7.201" calcext:value-type="float">
            <text:p>7.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81" calcext:value-type="float">
            <text:p>3.581</text:p>
          </table:table-cell>
          <table:table-cell office:value-type="float" office:value="2.604" calcext:value-type="float">
            <text:p>2.604</text:p>
          </table:table-cell>
          <table:table-cell office:value-type="float" office:value="5.554" calcext:value-type="float">
            <text:p>5.5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083" calcext:value-type="float">
            <text:p>3.083</text:p>
          </table:table-cell>
          <table:table-cell office:value-type="float" office:value="1.953" calcext:value-type="float">
            <text:p>1.953</text:p>
          </table:table-cell>
          <table:table-cell office:value-type="float" office:value="6.703" calcext:value-type="float">
            <text:p>6.7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2.566" calcext:value-type="float">
            <text:p>2.566</text:p>
          </table:table-cell>
          <table:table-cell office:value-type="float" office:value="8.178" calcext:value-type="float">
            <text:p>8.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2.145" calcext:value-type="float">
            <text:p>2.145</text:p>
          </table:table-cell>
          <table:table-cell office:value-type="float" office:value="8.695" calcext:value-type="float">
            <text:p>8.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2.068" calcext:value-type="float">
            <text:p>2.068</text:p>
          </table:table-cell>
          <table:table-cell office:value-type="float" office:value="9.27" calcext:value-type="float">
            <text:p>9.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2.049" calcext:value-type="float">
            <text:p>2.049</text:p>
          </table:table-cell>
          <table:table-cell office:value-type="float" office:value="9.998" calcext:value-type="float">
            <text:p>9.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877" calcext:value-type="float">
            <text:p>1.877</text:p>
          </table:table-cell>
          <table:table-cell office:value-type="float" office:value="10.572" calcext:value-type="float">
            <text:p>10.5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1.685" calcext:value-type="float">
            <text:p>1.685</text:p>
          </table:table-cell>
          <table:table-cell office:value-type="float" office:value="10.496" calcext:value-type="float">
            <text:p>10.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1.647" calcext:value-type="float">
            <text:p>1.647</text:p>
          </table:table-cell>
          <table:table-cell office:value-type="float" office:value="10.362" calcext:value-type="float">
            <text:p>10.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1.723" calcext:value-type="float">
            <text:p>1.723</text:p>
          </table:table-cell>
          <table:table-cell office:value-type="float" office:value="10.017" calcext:value-type="float">
            <text:p>10.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2.068" calcext:value-type="float">
            <text:p>2.068</text:p>
          </table:table-cell>
          <table:table-cell office:value-type="float" office:value="8.465" calcext:value-type="float">
            <text:p>8.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2.221" calcext:value-type="float">
            <text:p>2.221</text:p>
          </table:table-cell>
          <table:table-cell office:value-type="float" office:value="8.159" calcext:value-type="float">
            <text:p>8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2.413" calcext:value-type="float">
            <text:p>2.413</text:p>
          </table:table-cell>
          <table:table-cell office:value-type="float" office:value="8.082" calcext:value-type="float">
            <text:p>8.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2.413" calcext:value-type="float">
            <text:p>2.413</text:p>
          </table:table-cell>
          <table:table-cell office:value-type="float" office:value="7.45" calcext:value-type="float">
            <text:p>7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47" calcext:value-type="float">
            <text:p>2.47</text:p>
          </table:table-cell>
          <table:table-cell office:value-type="float" office:value="6.837" calcext:value-type="float">
            <text:p>6.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2.47" calcext:value-type="float">
            <text:p>2.47</text:p>
          </table:table-cell>
          <table:table-cell office:value-type="float" office:value="6.742" calcext:value-type="float">
            <text:p>6.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2.298" calcext:value-type="float">
            <text:p>2.298</text:p>
          </table:table-cell>
          <table:table-cell office:value-type="float" office:value="7.048" calcext:value-type="float">
            <text:p>7.0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2.279" calcext:value-type="float">
            <text:p>2.279</text:p>
          </table:table-cell>
          <table:table-cell office:value-type="float" office:value="7.833" calcext:value-type="float">
            <text:p>7.8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2.011" calcext:value-type="float">
            <text:p>2.011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1.455" calcext:value-type="float">
            <text:p>1.455</text:p>
          </table:table-cell>
          <table:table-cell office:value-type="float" office:value="9.461" calcext:value-type="float">
            <text:p>9.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.915" calcext:value-type="float">
            <text:p>1.915</text:p>
          </table:table-cell>
          <table:table-cell office:value-type="float" office:value="9.94" calcext:value-type="float">
            <text:p>9.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1.915" calcext:value-type="float">
            <text:p>1.915</text:p>
          </table:table-cell>
          <table:table-cell office:value-type="float" office:value="10.151" calcext:value-type="float">
            <text:p>10.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1.742" calcext:value-type="float">
            <text:p>1.742</text:p>
          </table:table-cell>
          <table:table-cell office:value-type="float" office:value="10.323" calcext:value-type="float">
            <text:p>10.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1.857" calcext:value-type="float">
            <text:p>1.857</text:p>
          </table:table-cell>
          <table:table-cell office:value-type="float" office:value="10.093" calcext:value-type="float">
            <text:p>10.0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643" calcext:value-type="float">
            <text:p>2.643</text:p>
          </table:table-cell>
          <table:table-cell office:value-type="float" office:value="2.202" calcext:value-type="float">
            <text:p>2.202</text:p>
          </table:table-cell>
          <table:table-cell office:value-type="float" office:value="9.576" calcext:value-type="float">
            <text:p>9.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317" calcext:value-type="float">
            <text:p>2.317</text:p>
          </table:table-cell>
          <table:table-cell office:value-type="float" office:value="9.078" calcext:value-type="float">
            <text:p>9.0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773" calcext:value-type="float">
            <text:p>3.773</text:p>
          </table:table-cell>
          <table:table-cell office:value-type="float" office:value="2.26" calcext:value-type="float">
            <text:p>2.26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81" calcext:value-type="float">
            <text:p>3.581</text:p>
          </table:table-cell>
          <table:table-cell office:value-type="float" office:value="2.355" calcext:value-type="float">
            <text:p>2.355</text:p>
          </table:table-cell>
          <table:table-cell office:value-type="float" office:value="8.58" calcext:value-type="float">
            <text:p>8.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447" calcext:value-type="float">
            <text:p>3.447</text:p>
          </table:table-cell>
          <table:table-cell office:value-type="float" office:value="2.489" calcext:value-type="float">
            <text:p>2.489</text:p>
          </table:table-cell>
          <table:table-cell office:value-type="float" office:value="8.465" calcext:value-type="float">
            <text:p>8.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451" calcext:value-type="float">
            <text:p>2.451</text:p>
          </table:table-cell>
          <table:table-cell office:value-type="float" office:value="2.528" calcext:value-type="float">
            <text:p>2.528</text:p>
          </table:table-cell>
          <table:table-cell office:value-type="float" office:value="8.197" calcext:value-type="float">
            <text:p>8.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2.604" calcext:value-type="float">
            <text:p>2.604</text:p>
          </table:table-cell>
          <table:table-cell office:value-type="float" office:value="8.197" calcext:value-type="float">
            <text:p>8.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2.432" calcext:value-type="float">
            <text:p>2.432</text:p>
          </table:table-cell>
          <table:table-cell office:value-type="float" office:value="8.734" calcext:value-type="float">
            <text:p>8.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2.336" calcext:value-type="float">
            <text:p>2.336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2.336" calcext:value-type="float">
            <text:p>2.336</text:p>
          </table:table-cell>
          <table:table-cell office:value-type="float" office:value="9.059" calcext:value-type="float">
            <text:p>9.0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2.279" calcext:value-type="float">
            <text:p>2.279</text:p>
          </table:table-cell>
          <table:table-cell office:value-type="float" office:value="8.963" calcext:value-type="float">
            <text:p>8.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.24" calcext:value-type="float">
            <text:p>2.24</text:p>
          </table:table-cell>
          <table:table-cell office:value-type="float" office:value="8.638" calcext:value-type="float">
            <text:p>8.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2.26" calcext:value-type="float">
            <text:p>2.26</text:p>
          </table:table-cell>
          <table:table-cell office:value-type="float" office:value="8.542" calcext:value-type="float">
            <text:p>8.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2.126" calcext:value-type="float">
            <text:p>2.126</text:p>
          </table:table-cell>
          <table:table-cell office:value-type="float" office:value="8.427" calcext:value-type="float">
            <text:p>8.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.03" calcext:value-type="float">
            <text:p>2.03</text:p>
          </table:table-cell>
          <table:table-cell office:value-type="float" office:value="8.485" calcext:value-type="float">
            <text:p>8.4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2.068" calcext:value-type="float">
            <text:p>2.068</text:p>
          </table:table-cell>
          <table:table-cell office:value-type="float" office:value="8.312" calcext:value-type="float">
            <text:p>8.3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1.991" calcext:value-type="float">
            <text:p>1.991</text:p>
          </table:table-cell>
          <table:table-cell office:value-type="float" office:value="8.37" calcext:value-type="float">
            <text:p>8.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2.24" calcext:value-type="float">
            <text:p>2.24</text:p>
          </table:table-cell>
          <table:table-cell office:value-type="float" office:value="8.197" calcext:value-type="float">
            <text:p>8.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2.164" calcext:value-type="float">
            <text:p>2.164</text:p>
          </table:table-cell>
          <table:table-cell office:value-type="float" office:value="8.159" calcext:value-type="float">
            <text:p>8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1.781" calcext:value-type="float">
            <text:p>1.781</text:p>
          </table:table-cell>
          <table:table-cell office:value-type="float" office:value="8.178" calcext:value-type="float">
            <text:p>8.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1.896" calcext:value-type="float">
            <text:p>1.896</text:p>
          </table:table-cell>
          <table:table-cell office:value-type="float" office:value="8.638" calcext:value-type="float">
            <text:p>8.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.781" calcext:value-type="float">
            <text:p>1.781</text:p>
          </table:table-cell>
          <table:table-cell office:value-type="float" office:value="8.714" calcext:value-type="float">
            <text:p>8.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1.762" calcext:value-type="float">
            <text:p>1.762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1.819" calcext:value-type="float">
            <text:p>1.819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723" calcext:value-type="float">
            <text:p>1.723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1.857" calcext:value-type="float">
            <text:p>1.857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2.145" calcext:value-type="float">
            <text:p>2.145</text:p>
          </table:table-cell>
          <table:table-cell office:value-type="float" office:value="9.634" calcext:value-type="float">
            <text:p>9.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2.03" calcext:value-type="float">
            <text:p>2.03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2.26" calcext:value-type="float">
            <text:p>2.26</text:p>
          </table:table-cell>
          <table:table-cell office:value-type="float" office:value="9.691" calcext:value-type="float">
            <text:p>9.6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413" calcext:value-type="float">
            <text:p>2.413</text:p>
          </table:table-cell>
          <table:table-cell office:value-type="float" office:value="2.279" calcext:value-type="float">
            <text:p>2.279</text:p>
          </table:table-cell>
          <table:table-cell office:value-type="float" office:value="9.404" calcext:value-type="float">
            <text:p>9.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43" calcext:value-type="float">
            <text:p>2.643</text:p>
          </table:table-cell>
          <table:table-cell office:value-type="float" office:value="2.375" calcext:value-type="float">
            <text:p>2.375</text:p>
          </table:table-cell>
          <table:table-cell office:value-type="float" office:value="9.749" calcext:value-type="float">
            <text:p>9.7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873" calcext:value-type="float">
            <text:p>2.873</text:p>
          </table:table-cell>
          <table:table-cell office:value-type="float" office:value="2.451" calcext:value-type="float">
            <text:p>2.451</text:p>
          </table:table-cell>
          <table:table-cell office:value-type="float" office:value="10.017" calcext:value-type="float">
            <text:p>10.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2.662" calcext:value-type="float">
            <text:p>2.662</text:p>
          </table:table-cell>
          <table:table-cell office:value-type="float" office:value="10.955" calcext:value-type="float">
            <text:p>10.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892" calcext:value-type="float">
            <text:p>2.892</text:p>
          </table:table-cell>
          <table:table-cell office:value-type="float" office:value="11.913" calcext:value-type="float">
            <text:p>11.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256" calcext:value-type="float">
            <text:p>3.256</text:p>
          </table:table-cell>
          <table:table-cell office:value-type="float" office:value="13.445" calcext:value-type="float">
            <text:p>13.4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581" calcext:value-type="float">
            <text:p>3.581</text:p>
          </table:table-cell>
          <table:table-cell office:value-type="float" office:value="3.256" calcext:value-type="float">
            <text:p>3.256</text:p>
          </table:table-cell>
          <table:table-cell office:value-type="float" office:value="14.652" calcext:value-type="float">
            <text:p>14.6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343" calcext:value-type="float">
            <text:p>5.343</text:p>
          </table:table-cell>
          <table:table-cell office:value-type="float" office:value="2.106" calcext:value-type="float">
            <text:p>2.106</text:p>
          </table:table-cell>
          <table:table-cell office:value-type="float" office:value="19.057" calcext:value-type="float">
            <text:p>19.0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497" calcext:value-type="float">
            <text:p>5.497</text:p>
          </table:table-cell>
          <table:table-cell office:value-type="float" office:value="2.509" calcext:value-type="float">
            <text:p>2.509</text:p>
          </table:table-cell>
          <table:table-cell office:value-type="float" office:value="19.9" calcext:value-type="float">
            <text:p>19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669" calcext:value-type="float">
            <text:p>5.669</text:p>
          </table:table-cell>
          <table:table-cell office:value-type="float" office:value="2.394" calcext:value-type="float">
            <text:p>2.394</text:p>
          </table:table-cell>
          <table:table-cell office:value-type="float" office:value="20.896" calcext:value-type="float">
            <text:p>20.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2.566" calcext:value-type="float">
            <text:p>2.566</text:p>
          </table:table-cell>
          <table:table-cell office:value-type="float" office:value="22.045" calcext:value-type="float">
            <text:p>22.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3.524" calcext:value-type="float">
            <text:p>3.524</text:p>
          </table:table-cell>
          <table:table-cell office:value-type="float" office:value="23.405" calcext:value-type="float">
            <text:p>23.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976" calcext:value-type="float">
            <text:p>0.976</text:p>
          </table:table-cell>
          <table:table-cell office:value-type="float" office:value="22.294" calcext:value-type="float">
            <text:p>22.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.167" calcext:value-type="float">
            <text:p>6.167</text:p>
          </table:table-cell>
          <table:table-cell office:value-type="float" office:value="0.919" calcext:value-type="float">
            <text:p>0.919</text:p>
          </table:table-cell>
          <table:table-cell office:value-type="float" office:value="21.375" calcext:value-type="float">
            <text:p>21.3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1.953" calcext:value-type="float">
            <text:p>1.953</text:p>
          </table:table-cell>
          <table:table-cell office:value-type="float" office:value="20.973" calcext:value-type="float">
            <text:p>20.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443" calcext:value-type="float">
            <text:p>4.443</text:p>
          </table:table-cell>
          <table:table-cell office:value-type="float" office:value="1.34" calcext:value-type="float">
            <text:p>1.34</text:p>
          </table:table-cell>
          <table:table-cell office:value-type="float" office:value="21.375" calcext:value-type="float">
            <text:p>21.3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1.857" calcext:value-type="float">
            <text:p>1.857</text:p>
          </table:table-cell>
          <table:table-cell office:value-type="float" office:value="21.471" calcext:value-type="float">
            <text:p>21.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96" calcext:value-type="float">
            <text:p>2.796</text:p>
          </table:table-cell>
          <table:table-cell office:value-type="float" office:value="0.497" calcext:value-type="float">
            <text:p>0.497</text:p>
          </table:table-cell>
          <table:table-cell office:value-type="float" office:value="20.59" calcext:value-type="float">
            <text:p>20.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428" calcext:value-type="float">
            <text:p>3.428</text:p>
          </table:table-cell>
          <table:table-cell office:value-type="float" office:value="-1.13" calcext:value-type="float">
            <text:p>-1.13</text:p>
          </table:table-cell>
          <table:table-cell office:value-type="float" office:value="19.958" calcext:value-type="float">
            <text:p>19.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-1.321" calcext:value-type="float">
            <text:p>-1.321</text:p>
          </table:table-cell>
          <table:table-cell office:value-type="float" office:value="13.694" calcext:value-type="float">
            <text:p>13.6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-1.934" calcext:value-type="float">
            <text:p>-1.934</text:p>
          </table:table-cell>
          <table:table-cell office:value-type="float" office:value="9.806" calcext:value-type="float">
            <text:p>9.8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-2.03" calcext:value-type="float">
            <text:p>-2.03</text:p>
          </table:table-cell>
          <table:table-cell office:value-type="float" office:value="6.052" calcext:value-type="float">
            <text:p>6.0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-2.24" calcext:value-type="float">
            <text:p>-2.24</text:p>
          </table:table-cell>
          <table:table-cell office:value-type="float" office:value="-3.447" calcext:value-type="float">
            <text:p>-3.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-2.279" calcext:value-type="float">
            <text:p>-2.279</text:p>
          </table:table-cell>
          <table:table-cell office:value-type="float" office:value="-5.937" calcext:value-type="float">
            <text:p>-5.9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-1.34" calcext:value-type="float">
            <text:p>-1.34</text:p>
          </table:table-cell>
          <table:table-cell office:value-type="float" office:value="-7.489" calcext:value-type="float">
            <text:p>-7.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-1.072" calcext:value-type="float">
            <text:p>-1.072</text:p>
          </table:table-cell>
          <table:table-cell office:value-type="float" office:value="-8.063" calcext:value-type="float">
            <text:p>-8.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842" calcext:value-type="float">
            <text:p>-0.842</text:p>
          </table:table-cell>
          <table:table-cell office:value-type="float" office:value="-9.653" calcext:value-type="float">
            <text:p>-9.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501" calcext:value-type="float">
            <text:p>4.501</text:p>
          </table:table-cell>
          <table:table-cell office:value-type="float" office:value="-1.302" calcext:value-type="float">
            <text:p>-1.302</text:p>
          </table:table-cell>
          <table:table-cell office:value-type="float" office:value="-11.741" calcext:value-type="float">
            <text:p>-11.7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481" calcext:value-type="float">
            <text:p>4.481</text:p>
          </table:table-cell>
          <table:table-cell office:value-type="float" office:value="-2.106" calcext:value-type="float">
            <text:p>-2.106</text:p>
          </table:table-cell>
          <table:table-cell office:value-type="float" office:value="-13.675" calcext:value-type="float">
            <text:p>-13.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3.236" calcext:value-type="float">
            <text:p>-3.236</text:p>
          </table:table-cell>
          <table:table-cell office:value-type="float" office:value="-15.935" calcext:value-type="float">
            <text:p>-15.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3.62" calcext:value-type="float">
            <text:p>-3.62</text:p>
          </table:table-cell>
          <table:table-cell office:value-type="float" office:value="-19.479" calcext:value-type="float">
            <text:p>-19.4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118" calcext:value-type="float">
            <text:p>4.118</text:p>
          </table:table-cell>
          <table:table-cell office:value-type="float" office:value="-3.715" calcext:value-type="float">
            <text:p>-3.715</text:p>
          </table:table-cell>
          <table:table-cell office:value-type="float" office:value="-20.092" calcext:value-type="float">
            <text:p>-20.0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409" calcext:value-type="float">
            <text:p>3.409</text:p>
          </table:table-cell>
          <table:table-cell office:value-type="float" office:value="-3.447" calcext:value-type="float">
            <text:p>-3.447</text:p>
          </table:table-cell>
          <table:table-cell office:value-type="float" office:value="-20.149" calcext:value-type="float">
            <text:p>-20.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-1.991" calcext:value-type="float">
            <text:p>-1.991</text:p>
          </table:table-cell>
          <table:table-cell office:value-type="float" office:value="-19.555" calcext:value-type="float">
            <text:p>-19.5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-0.153" calcext:value-type="float">
            <text:p>-0.153</text:p>
          </table:table-cell>
          <table:table-cell office:value-type="float" office:value="-16.759" calcext:value-type="float">
            <text:p>-16.7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0.861" calcext:value-type="float">
            <text:p>0.861</text:p>
          </table:table-cell>
          <table:table-cell office:value-type="float" office:value="-15.342" calcext:value-type="float">
            <text:p>-15.3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723" calcext:value-type="float">
            <text:p>1.723</text:p>
          </table:table-cell>
          <table:table-cell office:value-type="float" office:value="-14.25" calcext:value-type="float">
            <text:p>-14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2.47" calcext:value-type="float">
            <text:p>2.47</text:p>
          </table:table-cell>
          <table:table-cell office:value-type="float" office:value="-12.564" calcext:value-type="float">
            <text:p>-12.5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141" calcext:value-type="float">
            <text:p>3.141</text:p>
          </table:table-cell>
          <table:table-cell office:value-type="float" office:value="3.696" calcext:value-type="float">
            <text:p>3.696</text:p>
          </table:table-cell>
          <table:table-cell office:value-type="float" office:value="-9.442" calcext:value-type="float">
            <text:p>-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24" calcext:value-type="float">
            <text:p>3.524</text:p>
          </table:table-cell>
          <table:table-cell office:value-type="float" office:value="4.003" calcext:value-type="float">
            <text:p>4.003</text:p>
          </table:table-cell>
          <table:table-cell office:value-type="float" office:value="-8.082" calcext:value-type="float">
            <text:p>-8.0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964" calcext:value-type="float">
            <text:p>3.964</text:p>
          </table:table-cell>
          <table:table-cell office:value-type="float" office:value="4.003" calcext:value-type="float">
            <text:p>4.003</text:p>
          </table:table-cell>
          <table:table-cell office:value-type="float" office:value="-7.125" calcext:value-type="float">
            <text:p>-7.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232" calcext:value-type="float">
            <text:p>4.232</text:p>
          </table:table-cell>
          <table:table-cell office:value-type="float" office:value="3.945" calcext:value-type="float">
            <text:p>3.945</text:p>
          </table:table-cell>
          <table:table-cell office:value-type="float" office:value="-6.742" calcext:value-type="float">
            <text:p>-6.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213" calcext:value-type="float">
            <text:p>4.213</text:p>
          </table:table-cell>
          <table:table-cell office:value-type="float" office:value="3.869" calcext:value-type="float">
            <text:p>3.869</text:p>
          </table:table-cell>
          <table:table-cell office:value-type="float" office:value="-7.24" calcext:value-type="float">
            <text:p>-7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869" calcext:value-type="float">
            <text:p>3.869</text:p>
          </table:table-cell>
          <table:table-cell office:value-type="float" office:value="4.213" calcext:value-type="float">
            <text:p>4.213</text:p>
          </table:table-cell>
          <table:table-cell office:value-type="float" office:value="-7.527" calcext:value-type="float">
            <text:p>-7.5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371" calcext:value-type="float">
            <text:p>3.371</text:p>
          </table:table-cell>
          <table:table-cell office:value-type="float" office:value="4.443" calcext:value-type="float">
            <text:p>4.443</text:p>
          </table:table-cell>
          <table:table-cell office:value-type="float" office:value="-7.872" calcext:value-type="float">
            <text:p>-7.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4.692" calcext:value-type="float">
            <text:p>4.692</text:p>
          </table:table-cell>
          <table:table-cell office:value-type="float" office:value="-8.159" calcext:value-type="float">
            <text:p>-8.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4.692" calcext:value-type="float">
            <text:p>4.692</text:p>
          </table:table-cell>
          <table:table-cell office:value-type="float" office:value="-7.374" calcext:value-type="float">
            <text:p>-7.3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4.252" calcext:value-type="float">
            <text:p>4.252</text:p>
          </table:table-cell>
          <table:table-cell office:value-type="float" office:value="-5.65" calcext:value-type="float">
            <text:p>-5.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3.485" calcext:value-type="float">
            <text:p>3.485</text:p>
          </table:table-cell>
          <table:table-cell office:value-type="float" office:value="-3.869" calcext:value-type="float">
            <text:p>-3.8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  <table:table-cell office:value-type="float" office:value="2.892" calcext:value-type="float">
            <text:p>2.892</text:p>
          </table:table-cell>
          <table:table-cell office:value-type="float" office:value="-1.359" calcext:value-type="float">
            <text:p>-1.3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.455" calcext:value-type="float">
            <text:p>1.455</text:p>
          </table:table-cell>
          <table:table-cell office:value-type="float" office:value="-1.11" calcext:value-type="float">
            <text:p>-1.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53" calcext:value-type="float">
            <text:p>-0.153</text:p>
          </table:table-cell>
          <table:table-cell office:value-type="float" office:value="0.67" calcext:value-type="float">
            <text:p>0.67</text:p>
          </table:table-cell>
          <table:table-cell office:value-type="float" office:value="-1.187" calcext:value-type="float">
            <text:p>-1.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766" calcext:value-type="float">
            <text:p>-0.766</text:p>
          </table:table-cell>
          <table:table-cell office:value-type="float" office:value="0.363" calcext:value-type="float">
            <text:p>0.363</text:p>
          </table:table-cell>
          <table:table-cell office:value-type="float" office:value="-1.34" calcext:value-type="float">
            <text:p>-1.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.493" calcext:value-type="float">
            <text:p>-1.493</text:p>
          </table:table-cell>
          <table:table-cell office:value-type="float" office:value="-0.593" calcext:value-type="float">
            <text:p>-0.593</text:p>
          </table:table-cell>
          <table:table-cell office:value-type="float" office:value="-0.287" calcext:value-type="float">
            <text:p>-0.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-1.091" calcext:value-type="float">
            <text:p>-1.091</text:p>
          </table:table-cell>
          <table:table-cell office:value-type="float" office:value="1.608" calcext:value-type="float">
            <text:p>1.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957" calcext:value-type="float">
            <text:p>-0.957</text:p>
          </table:table-cell>
          <table:table-cell office:value-type="float" office:value="-2.26" calcext:value-type="float">
            <text:p>-2.26</text:p>
          </table:table-cell>
          <table:table-cell office:value-type="float" office:value="4.539" calcext:value-type="float">
            <text:p>4.5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478" calcext:value-type="float">
            <text:p>-0.478</text:p>
          </table:table-cell>
          <table:table-cell office:value-type="float" office:value="-3.256" calcext:value-type="float">
            <text:p>-3.256</text:p>
          </table:table-cell>
          <table:table-cell office:value-type="float" office:value="8.197" calcext:value-type="float">
            <text:p>8.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153" calcext:value-type="float">
            <text:p>-0.153</text:p>
          </table:table-cell>
          <table:table-cell office:value-type="float" office:value="-2.643" calcext:value-type="float">
            <text:p>-2.643</text:p>
          </table:table-cell>
          <table:table-cell office:value-type="float" office:value="14.729" calcext:value-type="float">
            <text:p>14.7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2.451" calcext:value-type="float">
            <text:p>-2.451</text:p>
          </table:table-cell>
          <table:table-cell office:value-type="float" office:value="16.529" calcext:value-type="float">
            <text:p>16.5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-1.857" calcext:value-type="float">
            <text:p>-1.857</text:p>
          </table:table-cell>
          <table:table-cell office:value-type="float" office:value="16.548" calcext:value-type="float">
            <text:p>16.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248" calcext:value-type="float">
            <text:p>-0.248</text:p>
          </table:table-cell>
          <table:table-cell office:value-type="float" office:value="-1.225" calcext:value-type="float">
            <text:p>-1.225</text:p>
          </table:table-cell>
          <table:table-cell office:value-type="float" office:value="15.705" calcext:value-type="float">
            <text:p>15.7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995" calcext:value-type="float">
            <text:p>-0.995</text:p>
          </table:table-cell>
          <table:table-cell office:value-type="float" office:value="-1.034" calcext:value-type="float">
            <text:p>-1.034</text:p>
          </table:table-cell>
          <table:table-cell office:value-type="float" office:value="12.698" calcext:value-type="float">
            <text:p>12.6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.283" calcext:value-type="float">
            <text:p>-1.283</text:p>
          </table:table-cell>
          <table:table-cell office:value-type="float" office:value="-0.842" calcext:value-type="float">
            <text:p>-0.842</text:p>
          </table:table-cell>
          <table:table-cell office:value-type="float" office:value="12.373" calcext:value-type="float">
            <text:p>12.3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.168" calcext:value-type="float">
            <text:p>-1.168</text:p>
          </table:table-cell>
          <table:table-cell office:value-type="float" office:value="-0.612" calcext:value-type="float">
            <text:p>-0.612</text:p>
          </table:table-cell>
          <table:table-cell office:value-type="float" office:value="14.346" calcext:value-type="float">
            <text:p>14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517" calcext:value-type="float">
            <text:p>-0.517</text:p>
          </table:table-cell>
          <table:table-cell office:value-type="float" office:value="-1.034" calcext:value-type="float">
            <text:p>-1.034</text:p>
          </table:table-cell>
          <table:table-cell office:value-type="float" office:value="15.514" calcext:value-type="float">
            <text:p>15.5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-1.436" calcext:value-type="float">
            <text:p>-1.436</text:p>
          </table:table-cell>
          <table:table-cell office:value-type="float" office:value="15.667" calcext:value-type="float">
            <text:p>15.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.359" calcext:value-type="float">
            <text:p>-1.359</text:p>
          </table:table-cell>
          <table:table-cell office:value-type="float" office:value="15.303" calcext:value-type="float">
            <text:p>15.3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-1.283" calcext:value-type="float">
            <text:p>-1.283</text:p>
          </table:table-cell>
          <table:table-cell office:value-type="float" office:value="15.169" calcext:value-type="float">
            <text:p>15.1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-0.957" calcext:value-type="float">
            <text:p>-0.957</text:p>
          </table:table-cell>
          <table:table-cell office:value-type="float" office:value="15.533" calcext:value-type="float">
            <text:p>15.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1.053" calcext:value-type="float">
            <text:p>-1.053</text:p>
          </table:table-cell>
          <table:table-cell office:value-type="float" office:value="16.606" calcext:value-type="float">
            <text:p>16.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-0.919" calcext:value-type="float">
            <text:p>-0.919</text:p>
          </table:table-cell>
          <table:table-cell office:value-type="float" office:value="17.142" calcext:value-type="float">
            <text:p>17.1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  <table:table-cell office:value-type="float" office:value="-0.9" calcext:value-type="float">
            <text:p>-0.9</text:p>
          </table:table-cell>
          <table:table-cell office:value-type="float" office:value="17.161" calcext:value-type="float">
            <text:p>17.1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229" calcext:value-type="float">
            <text:p>-0.229</text:p>
          </table:table-cell>
          <table:table-cell office:value-type="float" office:value="-0.766" calcext:value-type="float">
            <text:p>-0.766</text:p>
          </table:table-cell>
          <table:table-cell office:value-type="float" office:value="17.199" calcext:value-type="float">
            <text:p>17.1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287" calcext:value-type="float">
            <text:p>-0.287</text:p>
          </table:table-cell>
          <table:table-cell office:value-type="float" office:value="-0.612" calcext:value-type="float">
            <text:p>-0.612</text:p>
          </table:table-cell>
          <table:table-cell office:value-type="float" office:value="16.05" calcext:value-type="float">
            <text:p>16.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325" calcext:value-type="float">
            <text:p>-0.325</text:p>
          </table:table-cell>
          <table:table-cell office:value-type="float" office:value="-0.459" calcext:value-type="float">
            <text:p>-0.459</text:p>
          </table:table-cell>
          <table:table-cell office:value-type="float" office:value="15.437" calcext:value-type="float">
            <text:p>15.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095" calcext:value-type="float">
            <text:p>-0.095</text:p>
          </table:table-cell>
          <table:table-cell office:value-type="float" office:value="-0.44" calcext:value-type="float">
            <text:p>-0.44</text:p>
          </table:table-cell>
          <table:table-cell office:value-type="float" office:value="14.69" calcext:value-type="float">
            <text:p>14.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0.229" calcext:value-type="float">
            <text:p>-0.229</text:p>
          </table:table-cell>
          <table:table-cell office:value-type="float" office:value="13.426" calcext:value-type="float">
            <text:p>13.4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-0.134" calcext:value-type="float">
            <text:p>-0.134</text:p>
          </table:table-cell>
          <table:table-cell office:value-type="float" office:value="13.158" calcext:value-type="float">
            <text:p>13.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0.057" calcext:value-type="float">
            <text:p>-0.057</text:p>
          </table:table-cell>
          <table:table-cell office:value-type="float" office:value="13.005" calcext:value-type="float">
            <text:p>13.0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19" calcext:value-type="float">
            <text:p>0.019</text:p>
          </table:table-cell>
          <table:table-cell office:value-type="float" office:value="12.966" calcext:value-type="float">
            <text:p>12.9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29" calcext:value-type="float">
            <text:p>0.229</text:p>
          </table:table-cell>
          <table:table-cell office:value-type="float" office:value="12.871" calcext:value-type="float">
            <text:p>12.8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287" calcext:value-type="float">
            <text:p>0.287</text:p>
          </table:table-cell>
          <table:table-cell office:value-type="float" office:value="12.564" calcext:value-type="float">
            <text:p>12.5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344" calcext:value-type="float">
            <text:p>0.344</text:p>
          </table:table-cell>
          <table:table-cell office:value-type="float" office:value="12.22" calcext:value-type="float">
            <text:p>12.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306" calcext:value-type="float">
            <text:p>0.306</text:p>
          </table:table-cell>
          <table:table-cell office:value-type="float" office:value="11.607" calcext:value-type="float">
            <text:p>11.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497" calcext:value-type="float">
            <text:p>0.497</text:p>
          </table:table-cell>
          <table:table-cell office:value-type="float" office:value="10.342" calcext:value-type="float">
            <text:p>10.3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593" calcext:value-type="float">
            <text:p>0.593</text:p>
          </table:table-cell>
          <table:table-cell office:value-type="float" office:value="9.806" calcext:value-type="float">
            <text:p>9.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766" calcext:value-type="float">
            <text:p>0.766</text:p>
          </table:table-cell>
          <table:table-cell office:value-type="float" office:value="9.519" calcext:value-type="float">
            <text:p>9.5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804" calcext:value-type="float">
            <text:p>0.804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957" calcext:value-type="float">
            <text:p>0.957</text:p>
          </table:table-cell>
          <table:table-cell office:value-type="float" office:value="8.791" calcext:value-type="float">
            <text:p>8.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976" calcext:value-type="float">
            <text:p>0.976</text:p>
          </table:table-cell>
          <table:table-cell office:value-type="float" office:value="8.504" calcext:value-type="float">
            <text:p>8.5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9" calcext:value-type="float">
            <text:p>0.9</text:p>
          </table:table-cell>
          <table:table-cell office:value-type="float" office:value="8.446" calcext:value-type="float">
            <text:p>8.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.938" calcext:value-type="float">
            <text:p>0.938</text:p>
          </table:table-cell>
          <table:table-cell office:value-type="float" office:value="8.599" calcext:value-type="float">
            <text:p>8.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804" calcext:value-type="float">
            <text:p>0.804</text:p>
          </table:table-cell>
          <table:table-cell office:value-type="float" office:value="8.695" calcext:value-type="float">
            <text:p>8.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881" calcext:value-type="float">
            <text:p>0.881</text:p>
          </table:table-cell>
          <table:table-cell office:value-type="float" office:value="8.734" calcext:value-type="float">
            <text:p>8.7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919" calcext:value-type="float">
            <text:p>0.919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881" calcext:value-type="float">
            <text:p>0.881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766" calcext:value-type="float">
            <text:p>0.766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67" calcext:value-type="float">
            <text:p>0.67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651" calcext:value-type="float">
            <text:p>0.651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32" calcext:value-type="float">
            <text:p>0.632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555" calcext:value-type="float">
            <text:p>0.555</text:p>
          </table:table-cell>
          <table:table-cell office:value-type="float" office:value="8.925" calcext:value-type="float">
            <text:p>8.9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612" calcext:value-type="float">
            <text:p>0.612</text:p>
          </table:table-cell>
          <table:table-cell office:value-type="float" office:value="8.887" calcext:value-type="float">
            <text:p>8.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574" calcext:value-type="float">
            <text:p>0.574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536" calcext:value-type="float">
            <text:p>0.536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44" calcext:value-type="float">
            <text:p>0.44</text:p>
          </table:table-cell>
          <table:table-cell office:value-type="float" office:value="9.481" calcext:value-type="float">
            <text:p>9.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478" calcext:value-type="float">
            <text:p>0.478</text:p>
          </table:table-cell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44" calcext:value-type="float">
            <text:p>0.44</text:p>
          </table:table-cell>
          <table:table-cell office:value-type="float" office:value="9.423" calcext:value-type="float">
            <text:p>9.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517" calcext:value-type="float">
            <text:p>0.517</text:p>
          </table:table-cell>
          <table:table-cell office:value-type="float" office:value="9.404" calcext:value-type="float">
            <text:p>9.4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497" calcext:value-type="float">
            <text:p>0.497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517" calcext:value-type="float">
            <text:p>0.517</text:p>
          </table:table-cell>
          <table:table-cell office:value-type="float" office:value="9.346" calcext:value-type="float">
            <text:p>9.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536" calcext:value-type="float">
            <text:p>0.536</text:p>
          </table:table-cell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.44" calcext:value-type="float">
            <text:p>0.44</text:p>
          </table:table-cell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497" calcext:value-type="float">
            <text:p>0.497</text:p>
          </table:table-cell>
          <table:table-cell office:value-type="float" office:value="9.864" calcext:value-type="float">
            <text:p>9.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459" calcext:value-type="float">
            <text:p>0.459</text:p>
          </table:table-cell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.478" calcext:value-type="float">
            <text:p>0.478</text:p>
          </table:table-cell>
          <table:table-cell office:value-type="float" office:value="9.959" calcext:value-type="float">
            <text:p>9.9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497" calcext:value-type="float">
            <text:p>0.497</text:p>
          </table:table-cell>
          <table:table-cell office:value-type="float" office:value="9.921" calcext:value-type="float">
            <text:p>9.9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497" calcext:value-type="float">
            <text:p>0.497</text:p>
          </table:table-cell>
          <table:table-cell office:value-type="float" office:value="9.787" calcext:value-type="float">
            <text:p>9.7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478" calcext:value-type="float">
            <text:p>0.478</text:p>
          </table:table-cell>
          <table:table-cell office:value-type="float" office:value="9.71" calcext:value-type="float">
            <text:p>9.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536" calcext:value-type="float">
            <text:p>0.536</text:p>
          </table:table-cell>
          <table:table-cell office:value-type="float" office:value="9.959" calcext:value-type="float">
            <text:p>9.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517" calcext:value-type="float">
            <text:p>0.517</text:p>
          </table:table-cell>
          <table:table-cell office:value-type="float" office:value="10.553" calcext:value-type="float">
            <text:p>10.5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497" calcext:value-type="float">
            <text:p>0.497</text:p>
          </table:table-cell>
          <table:table-cell office:value-type="float" office:value="10.917" calcext:value-type="float">
            <text:p>10.9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574" calcext:value-type="float">
            <text:p>0.574</text:p>
          </table:table-cell>
          <table:table-cell office:value-type="float" office:value="11.358" calcext:value-type="float">
            <text:p>11.3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632" calcext:value-type="float">
            <text:p>0.632</text:p>
          </table:table-cell>
          <table:table-cell office:value-type="float" office:value="11.913" calcext:value-type="float">
            <text:p>11.9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574" calcext:value-type="float">
            <text:p>0.574</text:p>
          </table:table-cell>
          <table:table-cell office:value-type="float" office:value="13.273" calcext:value-type="float">
            <text:p>13.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421" calcext:value-type="float">
            <text:p>0.421</text:p>
          </table:table-cell>
          <table:table-cell office:value-type="float" office:value="13.733" calcext:value-type="float">
            <text:p>13.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229" calcext:value-type="float">
            <text:p>0.229</text:p>
          </table:table-cell>
          <table:table-cell office:value-type="float" office:value="14.077" calcext:value-type="float">
            <text:p>14.0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248" calcext:value-type="float">
            <text:p>0.248</text:p>
          </table:table-cell>
          <table:table-cell office:value-type="float" office:value="15.571" calcext:value-type="float">
            <text:p>15.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114" calcext:value-type="float">
            <text:p>0.114</text:p>
          </table:table-cell>
          <table:table-cell office:value-type="float" office:value="16.644" calcext:value-type="float">
            <text:p>16.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-0.095" calcext:value-type="float">
            <text:p>-0.095</text:p>
          </table:table-cell>
          <table:table-cell office:value-type="float" office:value="17.448" calcext:value-type="float">
            <text:p>17.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-0.248" calcext:value-type="float">
            <text:p>-0.248</text:p>
          </table:table-cell>
          <table:table-cell office:value-type="float" office:value="17.908" calcext:value-type="float">
            <text:p>17.9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566" calcext:value-type="float">
            <text:p>2.566</text:p>
          </table:table-cell>
          <table:table-cell office:value-type="float" office:value="-0.44" calcext:value-type="float">
            <text:p>-0.44</text:p>
          </table:table-cell>
          <table:table-cell office:value-type="float" office:value="18.444" calcext:value-type="float">
            <text:p>18.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-0.555" calcext:value-type="float">
            <text:p>-0.555</text:p>
          </table:table-cell>
          <table:table-cell office:value-type="float" office:value="18.904" calcext:value-type="float">
            <text:p>18.9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428" calcext:value-type="float">
            <text:p>3.428</text:p>
          </table:table-cell>
          <table:table-cell office:value-type="float" office:value="-0.651" calcext:value-type="float">
            <text:p>-0.651</text:p>
          </table:table-cell>
          <table:table-cell office:value-type="float" office:value="19.517" calcext:value-type="float">
            <text:p>19.5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727" calcext:value-type="float">
            <text:p>-0.727</text:p>
          </table:table-cell>
          <table:table-cell office:value-type="float" office:value="19.651" calcext:value-type="float">
            <text:p>19.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0.766" calcext:value-type="float">
            <text:p>-0.766</text:p>
          </table:table-cell>
          <table:table-cell office:value-type="float" office:value="17.985" calcext:value-type="float">
            <text:p>17.9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-0.497" calcext:value-type="float">
            <text:p>-0.497</text:p>
          </table:table-cell>
          <table:table-cell office:value-type="float" office:value="16.299" calcext:value-type="float">
            <text:p>16.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-0.248" calcext:value-type="float">
            <text:p>-0.248</text:p>
          </table:table-cell>
          <table:table-cell office:value-type="float" office:value="15.476" calcext:value-type="float">
            <text:p>15.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0.325" calcext:value-type="float">
            <text:p>0.325</text:p>
          </table:table-cell>
          <table:table-cell office:value-type="float" office:value="15.533" calcext:value-type="float">
            <text:p>15.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248" calcext:value-type="float">
            <text:p>0.248</text:p>
          </table:table-cell>
          <table:table-cell office:value-type="float" office:value="15.054" calcext:value-type="float">
            <text:p>15.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517" calcext:value-type="float">
            <text:p>0.517</text:p>
          </table:table-cell>
          <table:table-cell office:value-type="float" office:value="14.518" calcext:value-type="float">
            <text:p>14.5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555" calcext:value-type="float">
            <text:p>0.555</text:p>
          </table:table-cell>
          <table:table-cell office:value-type="float" office:value="12.986" calcext:value-type="float">
            <text:p>12.9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536" calcext:value-type="float">
            <text:p>-0.536</text:p>
          </table:table-cell>
          <table:table-cell office:value-type="float" office:value="0.287" calcext:value-type="float">
            <text:p>0.287</text:p>
          </table:table-cell>
          <table:table-cell office:value-type="float" office:value="11.779" calcext:value-type="float">
            <text:p>11.7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593" calcext:value-type="float">
            <text:p>-0.593</text:p>
          </table:table-cell>
          <table:table-cell office:value-type="float" office:value="0.114" calcext:value-type="float">
            <text:p>0.114</text:p>
          </table:table-cell>
          <table:table-cell office:value-type="float" office:value="9.864" calcext:value-type="float">
            <text:p>9.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363" calcext:value-type="float">
            <text:p>-0.363</text:p>
          </table:table-cell>
          <table:table-cell office:value-type="float" office:value="-0.114" calcext:value-type="float">
            <text:p>-0.114</text:p>
          </table:table-cell>
          <table:table-cell office:value-type="float" office:value="7.91" calcext:value-type="float">
            <text:p>7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632" calcext:value-type="float">
            <text:p>-0.632</text:p>
          </table:table-cell>
          <table:table-cell office:value-type="float" office:value="0.038" calcext:value-type="float">
            <text:p>0.038</text:p>
          </table:table-cell>
          <table:table-cell office:value-type="float" office:value="5.784" calcext:value-type="float">
            <text:p>5.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881" calcext:value-type="float">
            <text:p>-0.881</text:p>
          </table:table-cell>
          <table:table-cell office:value-type="float" office:value="0.172" calcext:value-type="float">
            <text:p>0.172</text:p>
          </table:table-cell>
          <table:table-cell office:value-type="float" office:value="4.96" calcext:value-type="float">
            <text:p>4.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383" calcext:value-type="float">
            <text:p>-0.383</text:p>
          </table:table-cell>
          <table:table-cell office:value-type="float" office:value="-0.919" calcext:value-type="float">
            <text:p>-0.919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-1.034" calcext:value-type="float">
            <text:p>-1.034</text:p>
          </table:table-cell>
          <table:table-cell office:value-type="float" office:value="-0.421" calcext:value-type="float">
            <text:p>-0.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.244" calcext:value-type="float">
            <text:p>-1.244</text:p>
          </table:table-cell>
          <table:table-cell office:value-type="float" office:value="-2.432" calcext:value-type="float">
            <text:p>-2.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-0.651" calcext:value-type="float">
            <text:p>-0.651</text:p>
          </table:table-cell>
          <table:table-cell office:value-type="float" office:value="-4.213" calcext:value-type="float">
            <text:p>-4.2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681" calcext:value-type="float">
            <text:p>2.681</text:p>
          </table:table-cell>
          <table:table-cell office:value-type="float" office:value="-0.689" calcext:value-type="float">
            <text:p>-0.689</text:p>
          </table:table-cell>
          <table:table-cell office:value-type="float" office:value="-8.044" calcext:value-type="float">
            <text:p>-8.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217" calcext:value-type="float">
            <text:p>3.217</text:p>
          </table:table-cell>
          <table:table-cell office:value-type="float" office:value="-0.114" calcext:value-type="float">
            <text:p>-0.114</text:p>
          </table:table-cell>
          <table:table-cell office:value-type="float" office:value="-9.232" calcext:value-type="float">
            <text:p>-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715" calcext:value-type="float">
            <text:p>3.715</text:p>
          </table:table-cell>
          <table:table-cell office:value-type="float" office:value="0.019" calcext:value-type="float">
            <text:p>0.019</text:p>
          </table:table-cell>
          <table:table-cell office:value-type="float" office:value="-9.902" calcext:value-type="float">
            <text:p>-9.9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979" calcext:value-type="float">
            <text:p>4.979</text:p>
          </table:table-cell>
          <table:table-cell office:value-type="float" office:value="-0.191" calcext:value-type="float">
            <text:p>-0.191</text:p>
          </table:table-cell>
          <table:table-cell office:value-type="float" office:value="-11.434" calcext:value-type="float">
            <text:p>-11.4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0.134" calcext:value-type="float">
            <text:p>0.134</text:p>
          </table:table-cell>
          <table:table-cell office:value-type="float" office:value="-12.143" calcext:value-type="float">
            <text:p>-12.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-0.363" calcext:value-type="float">
            <text:p>-0.363</text:p>
          </table:table-cell>
          <table:table-cell office:value-type="float" office:value="-12.986" calcext:value-type="float">
            <text:p>-12.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0.651" calcext:value-type="float">
            <text:p>-0.651</text:p>
          </table:table-cell>
          <table:table-cell office:value-type="float" office:value="-14.441" calcext:value-type="float">
            <text:p>-14.4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826" calcext:value-type="float">
            <text:p>4.826</text:p>
          </table:table-cell>
          <table:table-cell office:value-type="float" office:value="0.689" calcext:value-type="float">
            <text:p>0.689</text:p>
          </table:table-cell>
          <table:table-cell office:value-type="float" office:value="-16.663" calcext:value-type="float">
            <text:p>-16.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367" calcext:value-type="float">
            <text:p>4.367</text:p>
          </table:table-cell>
          <table:table-cell office:value-type="float" office:value="0.919" calcext:value-type="float">
            <text:p>0.919</text:p>
          </table:table-cell>
          <table:table-cell office:value-type="float" office:value="-16.606" calcext:value-type="float">
            <text:p>-16.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213" calcext:value-type="float">
            <text:p>4.213</text:p>
          </table:table-cell>
          <table:table-cell office:value-type="float" office:value="1.11" calcext:value-type="float">
            <text:p>1.11</text:p>
          </table:table-cell>
          <table:table-cell office:value-type="float" office:value="-16.165" calcext:value-type="float">
            <text:p>-16.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041" calcext:value-type="float">
            <text:p>4.041</text:p>
          </table:table-cell>
          <table:table-cell office:value-type="float" office:value="1.762" calcext:value-type="float">
            <text:p>1.762</text:p>
          </table:table-cell>
          <table:table-cell office:value-type="float" office:value="-15.456" calcext:value-type="float">
            <text:p>-15.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2.528" calcext:value-type="float">
            <text:p>2.528</text:p>
          </table:table-cell>
          <table:table-cell office:value-type="float" office:value="-14.173" calcext:value-type="float">
            <text:p>-14.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3.141" calcext:value-type="float">
            <text:p>3.141</text:p>
          </table:table-cell>
          <table:table-cell office:value-type="float" office:value="-13.311" calcext:value-type="float">
            <text:p>-13.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447" calcext:value-type="float">
            <text:p>3.447</text:p>
          </table:table-cell>
          <table:table-cell office:value-type="float" office:value="3.409" calcext:value-type="float">
            <text:p>3.409</text:p>
          </table:table-cell>
          <table:table-cell office:value-type="float" office:value="-13.12" calcext:value-type="float">
            <text:p>-13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.658" calcext:value-type="float">
            <text:p>3.658</text:p>
          </table:table-cell>
          <table:table-cell office:value-type="float" office:value="-12.315" calcext:value-type="float">
            <text:p>-12.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734" calcext:value-type="float">
            <text:p>3.734</text:p>
          </table:table-cell>
          <table:table-cell office:value-type="float" office:value="4.826" calcext:value-type="float">
            <text:p>4.826</text:p>
          </table:table-cell>
          <table:table-cell office:value-type="float" office:value="-8.829" calcext:value-type="float">
            <text:p>-8.8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983" calcext:value-type="float">
            <text:p>3.983</text:p>
          </table:table-cell>
          <table:table-cell office:value-type="float" office:value="5.018" calcext:value-type="float">
            <text:p>5.018</text:p>
          </table:table-cell>
          <table:table-cell office:value-type="float" office:value="-6.952" calcext:value-type="float">
            <text:p>-6.9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041" calcext:value-type="float">
            <text:p>4.041</text:p>
          </table:table-cell>
          <table:table-cell office:value-type="float" office:value="5.171" calcext:value-type="float">
            <text:p>5.171</text:p>
          </table:table-cell>
          <table:table-cell office:value-type="float" office:value="-5.956" calcext:value-type="float">
            <text:p>-5.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964" calcext:value-type="float">
            <text:p>3.964</text:p>
          </table:table-cell>
          <table:table-cell office:value-type="float" office:value="5.497" calcext:value-type="float">
            <text:p>5.497</text:p>
          </table:table-cell>
          <table:table-cell office:value-type="float" office:value="-5.209" calcext:value-type="float">
            <text:p>-5.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447" calcext:value-type="float">
            <text:p>3.447</text:p>
          </table:table-cell>
          <table:table-cell office:value-type="float" office:value="5.42" calcext:value-type="float">
            <text:p>5.42</text:p>
          </table:table-cell>
          <table:table-cell office:value-type="float" office:value="-5.573" calcext:value-type="float">
            <text:p>-5.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083" calcext:value-type="float">
            <text:p>3.083</text:p>
          </table:table-cell>
          <table:table-cell office:value-type="float" office:value="5.267" calcext:value-type="float">
            <text:p>5.267</text:p>
          </table:table-cell>
          <table:table-cell office:value-type="float" office:value="-6.071" calcext:value-type="float">
            <text:p>-6.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5.19" calcext:value-type="float">
            <text:p>5.19</text:p>
          </table:table-cell>
          <table:table-cell office:value-type="float" office:value="-6.684" calcext:value-type="float">
            <text:p>-6.6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5.094" calcext:value-type="float">
            <text:p>5.094</text:p>
          </table:table-cell>
          <table:table-cell office:value-type="float" office:value="-6.722" calcext:value-type="float">
            <text:p>-6.7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5.612" calcext:value-type="float">
            <text:p>5.612</text:p>
          </table:table-cell>
          <table:table-cell office:value-type="float" office:value="-6.55" calcext:value-type="float">
            <text:p>-6.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3.888" calcext:value-type="float">
            <text:p>3.888</text:p>
          </table:table-cell>
          <table:table-cell office:value-type="float" office:value="-5.209" calcext:value-type="float">
            <text:p>-5.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2.968" calcext:value-type="float">
            <text:p>2.968</text:p>
          </table:table-cell>
          <table:table-cell office:value-type="float" office:value="-5.267" calcext:value-type="float">
            <text:p>-5.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3.217" calcext:value-type="float">
            <text:p>3.217</text:p>
          </table:table-cell>
          <table:table-cell office:value-type="float" office:value="-3.294" calcext:value-type="float">
            <text:p>-3.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.972" calcext:value-type="float">
            <text:p>1.972</text:p>
          </table:table-cell>
          <table:table-cell office:value-type="float" office:value="-2.604" calcext:value-type="float">
            <text:p>-2.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168" calcext:value-type="float">
            <text:p>1.168</text:p>
          </table:table-cell>
          <table:table-cell office:value-type="float" office:value="-1.723" calcext:value-type="float">
            <text:p>-1.7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823" calcext:value-type="float">
            <text:p>-0.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302" calcext:value-type="float">
            <text:p>-1.302</text:p>
          </table:table-cell>
          <table:table-cell office:value-type="float" office:value="-0.421" calcext:value-type="float">
            <text:p>-0.421</text:p>
          </table:table-cell>
          <table:table-cell office:value-type="float" office:value="3.332" calcext:value-type="float">
            <text:p>3.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532" calcext:value-type="float">
            <text:p>-1.532</text:p>
          </table:table-cell>
          <table:table-cell office:value-type="float" office:value="-1.149" calcext:value-type="float">
            <text:p>-1.149</text:p>
          </table:table-cell>
          <table:table-cell office:value-type="float" office:value="5.401" calcext:value-type="float">
            <text:p>5.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781" calcext:value-type="float">
            <text:p>-1.781</text:p>
          </table:table-cell>
          <table:table-cell office:value-type="float" office:value="-1.513" calcext:value-type="float">
            <text:p>-1.513</text:p>
          </table:table-cell>
          <table:table-cell office:value-type="float" office:value="7.527" calcext:value-type="float">
            <text:p>7.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.742" calcext:value-type="float">
            <text:p>-1.742</text:p>
          </table:table-cell>
          <table:table-cell office:value-type="float" office:value="-1.455" calcext:value-type="float">
            <text:p>-1.455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976" calcext:value-type="float">
            <text:p>-0.976</text:p>
          </table:table-cell>
          <table:table-cell office:value-type="float" office:value="-1.991" calcext:value-type="float">
            <text:p>-1.991</text:p>
          </table:table-cell>
          <table:table-cell office:value-type="float" office:value="11.032" calcext:value-type="float">
            <text:p>11.0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-1.685" calcext:value-type="float">
            <text:p>-1.685</text:p>
          </table:table-cell>
          <table:table-cell office:value-type="float" office:value="11.204" calcext:value-type="float">
            <text:p>11.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574" calcext:value-type="float">
            <text:p>-0.574</text:p>
          </table:table-cell>
          <table:table-cell office:value-type="float" office:value="-1.302" calcext:value-type="float">
            <text:p>-1.302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517" calcext:value-type="float">
            <text:p>-0.517</text:p>
          </table:table-cell>
          <table:table-cell office:value-type="float" office:value="-1.359" calcext:value-type="float">
            <text:p>-1.359</text:p>
          </table:table-cell>
          <table:table-cell office:value-type="float" office:value="11.204" calcext:value-type="float">
            <text:p>11.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478" calcext:value-type="float">
            <text:p>-0.478</text:p>
          </table:table-cell>
          <table:table-cell office:value-type="float" office:value="-1.455" calcext:value-type="float">
            <text:p>-1.455</text:p>
          </table:table-cell>
          <table:table-cell office:value-type="float" office:value="15.782" calcext:value-type="float">
            <text:p>15.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0.478" calcext:value-type="float">
            <text:p>-0.478</text:p>
          </table:table-cell>
          <table:table-cell office:value-type="float" office:value="-1.34" calcext:value-type="float">
            <text:p>-1.34</text:p>
          </table:table-cell>
          <table:table-cell office:value-type="float" office:value="17.525" calcext:value-type="float">
            <text:p>17.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-2.738" calcext:value-type="float">
            <text:p>-2.738</text:p>
          </table:table-cell>
          <table:table-cell office:value-type="float" office:value="17.64" calcext:value-type="float">
            <text:p>17.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1.149" calcext:value-type="float">
            <text:p>-1.149</text:p>
          </table:table-cell>
          <table:table-cell office:value-type="float" office:value="18.004" calcext:value-type="float">
            <text:p>18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-1.072" calcext:value-type="float">
            <text:p>-1.072</text:p>
          </table:table-cell>
          <table:table-cell office:value-type="float" office:value="16.587" calcext:value-type="float">
            <text:p>16.5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-0.957" calcext:value-type="float">
            <text:p>-0.957</text:p>
          </table:table-cell>
          <table:table-cell office:value-type="float" office:value="15.284" calcext:value-type="float">
            <text:p>15.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-0.574" calcext:value-type="float">
            <text:p>-0.574</text:p>
          </table:table-cell>
          <table:table-cell office:value-type="float" office:value="13.848" calcext:value-type="float">
            <text:p>13.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-0.363" calcext:value-type="float">
            <text:p>-0.363</text:p>
          </table:table-cell>
          <table:table-cell office:value-type="float" office:value="12.526" calcext:value-type="float">
            <text:p>12.5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-0.134" calcext:value-type="float">
            <text:p>-0.134</text:p>
          </table:table-cell>
          <table:table-cell office:value-type="float" office:value="12.564" calcext:value-type="float">
            <text:p>12.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-0.248" calcext:value-type="float">
            <text:p>-0.248</text:p>
          </table:table-cell>
          <table:table-cell office:value-type="float" office:value="13.618" calcext:value-type="float">
            <text:p>13.6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-0.574" calcext:value-type="float">
            <text:p>-0.574</text:p>
          </table:table-cell>
          <table:table-cell office:value-type="float" office:value="14.499" calcext:value-type="float">
            <text:p>14.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-0.67" calcext:value-type="float">
            <text:p>-0.67</text:p>
          </table:table-cell>
          <table:table-cell office:value-type="float" office:value="15.705" calcext:value-type="float">
            <text:p>15.7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-0.555" calcext:value-type="float">
            <text:p>-0.555</text:p>
          </table:table-cell>
          <table:table-cell office:value-type="float" office:value="15.801" calcext:value-type="float">
            <text:p>15.8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413" calcext:value-type="float">
            <text:p>2.413</text:p>
          </table:table-cell>
          <table:table-cell office:value-type="float" office:value="-0.44" calcext:value-type="float">
            <text:p>-0.44</text:p>
          </table:table-cell>
          <table:table-cell office:value-type="float" office:value="15.437" calcext:value-type="float">
            <text:p>15.4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413" calcext:value-type="float">
            <text:p>2.413</text:p>
          </table:table-cell>
          <table:table-cell office:value-type="float" office:value="-0.306" calcext:value-type="float">
            <text:p>-0.306</text:p>
          </table:table-cell>
          <table:table-cell office:value-type="float" office:value="15.112" calcext:value-type="float">
            <text:p>15.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-0.172" calcext:value-type="float">
            <text:p>-0.172</text:p>
          </table:table-cell>
          <table:table-cell office:value-type="float" office:value="14.786" calcext:value-type="float">
            <text:p>14.7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-0.038" calcext:value-type="float">
            <text:p>-0.038</text:p>
          </table:table-cell>
          <table:table-cell office:value-type="float" office:value="13.924" calcext:value-type="float">
            <text:p>13.9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0.019" calcext:value-type="float">
            <text:p>0.019</text:p>
          </table:table-cell>
          <table:table-cell office:value-type="float" office:value="13.35" calcext:value-type="float">
            <text:p>13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153" calcext:value-type="float">
            <text:p>0.153</text:p>
          </table:table-cell>
          <table:table-cell office:value-type="float" office:value="12.756" calcext:value-type="float">
            <text:p>12.7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363" calcext:value-type="float">
            <text:p>0.363</text:p>
          </table:table-cell>
          <table:table-cell office:value-type="float" office:value="12.181" calcext:value-type="float">
            <text:p>12.1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0.574" calcext:value-type="float">
            <text:p>0.574</text:p>
          </table:table-cell>
          <table:table-cell office:value-type="float" office:value="10.84" calcext:value-type="float">
            <text:p>10.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0.785" calcext:value-type="float">
            <text:p>0.785</text:p>
          </table:table-cell>
          <table:table-cell office:value-type="float" office:value="10.496" calcext:value-type="float">
            <text:p>10.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842" calcext:value-type="float">
            <text:p>0.842</text:p>
          </table:table-cell>
          <table:table-cell office:value-type="float" office:value="10.342" calcext:value-type="float">
            <text:p>10.3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0.976" calcext:value-type="float">
            <text:p>0.976</text:p>
          </table:table-cell>
          <table:table-cell office:value-type="float" office:value="10.477" calcext:value-type="float">
            <text:p>10.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995" calcext:value-type="float">
            <text:p>0.995</text:p>
          </table:table-cell>
          <table:table-cell office:value-type="float" office:value="10.285" calcext:value-type="float">
            <text:p>10.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0.919" calcext:value-type="float">
            <text:p>0.919</text:p>
          </table:table-cell>
          <table:table-cell office:value-type="float" office:value="10.074" calcext:value-type="float">
            <text:p>10.0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0.938" calcext:value-type="float">
            <text:p>0.938</text:p>
          </table:table-cell>
          <table:table-cell office:value-type="float" office:value="9.94" calcext:value-type="float">
            <text:p>9.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995" calcext:value-type="float">
            <text:p>0.995</text:p>
          </table:table-cell>
          <table:table-cell office:value-type="float" office:value="9.864" calcext:value-type="float">
            <text:p>9.8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976" calcext:value-type="float">
            <text:p>0.976</text:p>
          </table:table-cell>
          <table:table-cell office:value-type="float" office:value="9.825" calcext:value-type="float">
            <text:p>9.8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957" calcext:value-type="float">
            <text:p>0.957</text:p>
          </table:table-cell>
          <table:table-cell office:value-type="float" office:value="9.576" calcext:value-type="float">
            <text:p>9.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976" calcext:value-type="float">
            <text:p>0.976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72" calcext:value-type="float">
            <text:p>1.072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.976" calcext:value-type="float">
            <text:p>0.976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9" calcext:value-type="float">
            <text:p>0.9</text:p>
          </table:table-cell>
          <table:table-cell office:value-type="float" office:value="9.346" calcext:value-type="float">
            <text:p>9.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881" calcext:value-type="float">
            <text:p>0.881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842" calcext:value-type="float">
            <text:p>0.842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881" calcext:value-type="float">
            <text:p>0.881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842" calcext:value-type="float">
            <text:p>0.842</text:p>
          </table:table-cell>
          <table:table-cell office:value-type="float" office:value="9.481" calcext:value-type="float">
            <text:p>9.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804" calcext:value-type="float">
            <text:p>0.804</text:p>
          </table:table-cell>
          <table:table-cell office:value-type="float" office:value="9.481" calcext:value-type="float">
            <text:p>9.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95" calcext:value-type="float">
            <text:p>9.5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46" calcext:value-type="float">
            <text:p>0.746</text:p>
          </table:table-cell>
          <table:table-cell office:value-type="float" office:value="9.806" calcext:value-type="float">
            <text:p>9.8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746" calcext:value-type="float">
            <text:p>0.746</text:p>
          </table:table-cell>
          <table:table-cell office:value-type="float" office:value="9.94" calcext:value-type="float">
            <text:p>9.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708" calcext:value-type="float">
            <text:p>0.708</text:p>
          </table:table-cell>
          <table:table-cell office:value-type="float" office:value="9.768" calcext:value-type="float">
            <text:p>9.7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861" calcext:value-type="float">
            <text:p>0.861</text:p>
          </table:table-cell>
          <table:table-cell office:value-type="float" office:value="9.749" calcext:value-type="float">
            <text:p>9.7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861" calcext:value-type="float">
            <text:p>0.861</text:p>
          </table:table-cell>
          <table:table-cell office:value-type="float" office:value="9.71" calcext:value-type="float">
            <text:p>9.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881" calcext:value-type="float">
            <text:p>0.881</text:p>
          </table:table-cell>
          <table:table-cell office:value-type="float" office:value="9.691" calcext:value-type="float">
            <text:p>9.6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" calcext:value-type="float">
            <text:p>0.9</text:p>
          </table:table-cell>
          <table:table-cell office:value-type="float" office:value="9.327" calcext:value-type="float">
            <text:p>9.3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1.053" calcext:value-type="float">
            <text:p>1.053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.11" calcext:value-type="float">
            <text:p>1.11</text:p>
          </table:table-cell>
          <table:table-cell office:value-type="float" office:value="9.423" calcext:value-type="float">
            <text:p>9.4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1.149" calcext:value-type="float">
            <text:p>1.149</text:p>
          </table:table-cell>
          <table:table-cell office:value-type="float" office:value="9.634" calcext:value-type="float">
            <text:p>9.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244" calcext:value-type="float">
            <text:p>1.244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283" calcext:value-type="float">
            <text:p>1.283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398" calcext:value-type="float">
            <text:p>1.398</text:p>
          </table:table-cell>
          <table:table-cell office:value-type="float" office:value="9.232" calcext:value-type="float">
            <text:p>9.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436" calcext:value-type="float">
            <text:p>1.436</text:p>
          </table:table-cell>
          <table:table-cell office:value-type="float" office:value="9.308" calcext:value-type="float">
            <text:p>9.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455" calcext:value-type="float">
            <text:p>1.455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493" calcext:value-type="float">
            <text:p>1.493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513" calcext:value-type="float">
            <text:p>1.513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.532" calcext:value-type="float">
            <text:p>1.532</text:p>
          </table:table-cell>
          <table:table-cell office:value-type="float" office:value="9.442" calcext:value-type="float">
            <text:p>9.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1.685" calcext:value-type="float">
            <text:p>1.685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1.762" calcext:value-type="float">
            <text:p>1.762</text:p>
          </table:table-cell>
          <table:table-cell office:value-type="float" office:value="8.791" calcext:value-type="float">
            <text:p>8.7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1.762" calcext:value-type="float">
            <text:p>1.762</text:p>
          </table:table-cell>
          <table:table-cell office:value-type="float" office:value="8.427" calcext:value-type="float">
            <text:p>8.4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1.857" calcext:value-type="float">
            <text:p>1.857</text:p>
          </table:table-cell>
          <table:table-cell office:value-type="float" office:value="8.408" calcext:value-type="float">
            <text:p>8.4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1.953" calcext:value-type="float">
            <text:p>1.953</text:p>
          </table:table-cell>
          <table:table-cell office:value-type="float" office:value="8.485" calcext:value-type="float">
            <text:p>8.4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1.972" calcext:value-type="float">
            <text:p>1.972</text:p>
          </table:table-cell>
          <table:table-cell office:value-type="float" office:value="8.619" calcext:value-type="float">
            <text:p>8.6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1.991" calcext:value-type="float">
            <text:p>1.991</text:p>
          </table:table-cell>
          <table:table-cell office:value-type="float" office:value="8.619" calcext:value-type="float">
            <text:p>8.6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2.068" calcext:value-type="float">
            <text:p>2.068</text:p>
          </table:table-cell>
          <table:table-cell office:value-type="float" office:value="8.657" calcext:value-type="float">
            <text:p>8.6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2.03" calcext:value-type="float">
            <text:p>2.03</text:p>
          </table:table-cell>
          <table:table-cell office:value-type="float" office:value="8.485" calcext:value-type="float">
            <text:p>8.4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2.03" calcext:value-type="float">
            <text:p>2.03</text:p>
          </table:table-cell>
          <table:table-cell office:value-type="float" office:value="8.446" calcext:value-type="float">
            <text:p>8.4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2.087" calcext:value-type="float">
            <text:p>2.087</text:p>
          </table:table-cell>
          <table:table-cell office:value-type="float" office:value="8.523" calcext:value-type="float">
            <text:p>8.5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.087" calcext:value-type="float">
            <text:p>2.087</text:p>
          </table:table-cell>
          <table:table-cell office:value-type="float" office:value="8.734" calcext:value-type="float">
            <text:p>8.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2.049" calcext:value-type="float">
            <text:p>2.049</text:p>
          </table:table-cell>
          <table:table-cell office:value-type="float" office:value="8.599" calcext:value-type="float">
            <text:p>8.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2.068" calcext:value-type="float">
            <text:p>2.068</text:p>
          </table:table-cell>
          <table:table-cell office:value-type="float" office:value="8.599" calcext:value-type="float">
            <text:p>8.5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049" calcext:value-type="float">
            <text:p>2.049</text:p>
          </table:table-cell>
          <table:table-cell office:value-type="float" office:value="8.465" calcext:value-type="float">
            <text:p>8.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2.049" calcext:value-type="float">
            <text:p>2.049</text:p>
          </table:table-cell>
          <table:table-cell office:value-type="float" office:value="8.408" calcext:value-type="float">
            <text:p>8.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.991" calcext:value-type="float">
            <text:p>1.991</text:p>
          </table:table-cell>
          <table:table-cell office:value-type="float" office:value="8.58" calcext:value-type="float">
            <text:p>8.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896" calcext:value-type="float">
            <text:p>1.896</text:p>
          </table:table-cell>
          <table:table-cell office:value-type="float" office:value="8.695" calcext:value-type="float">
            <text:p>8.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953" calcext:value-type="float">
            <text:p>1.953</text:p>
          </table:table-cell>
          <table:table-cell office:value-type="float" office:value="8.848" calcext:value-type="float">
            <text:p>8.8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915" calcext:value-type="float">
            <text:p>1.915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972" calcext:value-type="float">
            <text:p>1.972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991" calcext:value-type="float">
            <text:p>1.991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991" calcext:value-type="float">
            <text:p>1.991</text:p>
          </table:table-cell>
          <table:table-cell office:value-type="float" office:value="8.753" calcext:value-type="float">
            <text:p>8.7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2.03" calcext:value-type="float">
            <text:p>2.03</text:p>
          </table:table-cell>
          <table:table-cell office:value-type="float" office:value="8.599" calcext:value-type="float">
            <text:p>8.5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049" calcext:value-type="float">
            <text:p>2.049</text:p>
          </table:table-cell>
          <table:table-cell office:value-type="float" office:value="8.638" calcext:value-type="float">
            <text:p>8.6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2.126" calcext:value-type="float">
            <text:p>2.126</text:p>
          </table:table-cell>
          <table:table-cell office:value-type="float" office:value="8.906" calcext:value-type="float">
            <text:p>8.9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2.126" calcext:value-type="float">
            <text:p>2.126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106" calcext:value-type="float">
            <text:p>2.106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126" calcext:value-type="float">
            <text:p>2.126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2.106" calcext:value-type="float">
            <text:p>2.106</text:p>
          </table:table-cell>
          <table:table-cell office:value-type="float" office:value="9.04" calcext:value-type="float">
            <text:p>9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2.145" calcext:value-type="float">
            <text:p>2.145</text:p>
          </table:table-cell>
          <table:table-cell office:value-type="float" office:value="8.887" calcext:value-type="float">
            <text:p>8.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2.202" calcext:value-type="float">
            <text:p>2.202</text:p>
          </table:table-cell>
          <table:table-cell office:value-type="float" office:value="8.657" calcext:value-type="float">
            <text:p>8.6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.164" calcext:value-type="float">
            <text:p>2.164</text:p>
          </table:table-cell>
          <table:table-cell office:value-type="float" office:value="8.504" calcext:value-type="float">
            <text:p>8.5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2.106" calcext:value-type="float">
            <text:p>2.106</text:p>
          </table:table-cell>
          <table:table-cell office:value-type="float" office:value="8.542" calcext:value-type="float">
            <text:p>8.5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2.183" calcext:value-type="float">
            <text:p>2.183</text:p>
          </table:table-cell>
          <table:table-cell office:value-type="float" office:value="8.523" calcext:value-type="float">
            <text:p>8.5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2.049" calcext:value-type="float">
            <text:p>2.049</text:p>
          </table:table-cell>
          <table:table-cell office:value-type="float" office:value="8.944" calcext:value-type="float">
            <text:p>8.9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2.03" calcext:value-type="float">
            <text:p>2.03</text:p>
          </table:table-cell>
          <table:table-cell office:value-type="float" office:value="8.983" calcext:value-type="float">
            <text:p>8.9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2.087" calcext:value-type="float">
            <text:p>2.087</text:p>
          </table:table-cell>
          <table:table-cell office:value-type="float" office:value="9.021" calcext:value-type="float">
            <text:p>9.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2.03" calcext:value-type="float">
            <text:p>2.03</text:p>
          </table:table-cell>
          <table:table-cell office:value-type="float" office:value="8.848" calcext:value-type="float">
            <text:p>8.8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2.049" calcext:value-type="float">
            <text:p>2.049</text:p>
          </table:table-cell>
          <table:table-cell office:value-type="float" office:value="8.676" calcext:value-type="float">
            <text:p>8.6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2.049" calcext:value-type="float">
            <text:p>2.049</text:p>
          </table:table-cell>
          <table:table-cell office:value-type="float" office:value="8.561" calcext:value-type="float">
            <text:p>8.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2.011" calcext:value-type="float">
            <text:p>2.011</text:p>
          </table:table-cell>
          <table:table-cell office:value-type="float" office:value="8.58" calcext:value-type="float">
            <text:p>8.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2.011" calcext:value-type="float">
            <text:p>2.011</text:p>
          </table:table-cell>
          <table:table-cell office:value-type="float" office:value="8.504" calcext:value-type="float">
            <text:p>8.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1.915" calcext:value-type="float">
            <text:p>1.915</text:p>
          </table:table-cell>
          <table:table-cell office:value-type="float" office:value="8.657" calcext:value-type="float">
            <text:p>8.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877" calcext:value-type="float">
            <text:p>1.877</text:p>
          </table:table-cell>
          <table:table-cell office:value-type="float" office:value="8.791" calcext:value-type="float">
            <text:p>8.7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877" calcext:value-type="float">
            <text:p>1.877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762" calcext:value-type="float">
            <text:p>1.762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819" calcext:value-type="float">
            <text:p>1.819</text:p>
          </table:table-cell>
          <table:table-cell office:value-type="float" office:value="9.557" calcext:value-type="float">
            <text:p>9.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857" calcext:value-type="float">
            <text:p>1.857</text:p>
          </table:table-cell>
          <table:table-cell office:value-type="float" office:value="9.423" calcext:value-type="float">
            <text:p>9.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915" calcext:value-type="float">
            <text:p>1.915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953" calcext:value-type="float">
            <text:p>1.953</text:p>
          </table:table-cell>
          <table:table-cell office:value-type="float" office:value="8.925" calcext:value-type="float">
            <text:p>8.9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972" calcext:value-type="float">
            <text:p>1.972</text:p>
          </table:table-cell>
          <table:table-cell office:value-type="float" office:value="8.868" calcext:value-type="float">
            <text:p>8.8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2.03" calcext:value-type="float">
            <text:p>2.03</text:p>
          </table:table-cell>
          <table:table-cell office:value-type="float" office:value="8.81" calcext:value-type="float">
            <text:p>8.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2.03" calcext:value-type="float">
            <text:p>2.03</text:p>
          </table:table-cell>
          <table:table-cell office:value-type="float" office:value="8.887" calcext:value-type="float">
            <text:p>8.8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2.03" calcext:value-type="float">
            <text:p>2.03</text:p>
          </table:table-cell>
          <table:table-cell office:value-type="float" office:value="8.887" calcext:value-type="float">
            <text:p>8.8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.087" calcext:value-type="float">
            <text:p>2.087</text:p>
          </table:table-cell>
          <table:table-cell office:value-type="float" office:value="8.963" calcext:value-type="float">
            <text:p>8.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2.106" calcext:value-type="float">
            <text:p>2.106</text:p>
          </table:table-cell>
          <table:table-cell office:value-type="float" office:value="8.887" calcext:value-type="float">
            <text:p>8.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2.145" calcext:value-type="float">
            <text:p>2.145</text:p>
          </table:table-cell>
          <table:table-cell office:value-type="float" office:value="8.925" calcext:value-type="float">
            <text:p>8.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2.106" calcext:value-type="float">
            <text:p>2.106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126" calcext:value-type="float">
            <text:p>2.126</text:p>
          </table:table-cell>
          <table:table-cell office:value-type="float" office:value="8.906" calcext:value-type="float">
            <text:p>8.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2.145" calcext:value-type="float">
            <text:p>2.145</text:p>
          </table:table-cell>
          <table:table-cell office:value-type="float" office:value="8.791" calcext:value-type="float">
            <text:p>8.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2.106" calcext:value-type="float">
            <text:p>2.106</text:p>
          </table:table-cell>
          <table:table-cell office:value-type="float" office:value="8.829" calcext:value-type="float">
            <text:p>8.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2.106" calcext:value-type="float">
            <text:p>2.106</text:p>
          </table:table-cell>
          <table:table-cell office:value-type="float" office:value="8.772" calcext:value-type="float">
            <text:p>8.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2.068" calcext:value-type="float">
            <text:p>2.068</text:p>
          </table:table-cell>
          <table:table-cell office:value-type="float" office:value="8.906" calcext:value-type="float">
            <text:p>8.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2.049" calcext:value-type="float">
            <text:p>2.049</text:p>
          </table:table-cell>
          <table:table-cell office:value-type="float" office:value="8.829" calcext:value-type="float">
            <text:p>8.8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2.03" calcext:value-type="float">
            <text:p>2.03</text:p>
          </table:table-cell>
          <table:table-cell office:value-type="float" office:value="8.81" calcext:value-type="float">
            <text:p>8.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991" calcext:value-type="float">
            <text:p>1.991</text:p>
          </table:table-cell>
          <table:table-cell office:value-type="float" office:value="8.906" calcext:value-type="float">
            <text:p>8.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953" calcext:value-type="float">
            <text:p>1.953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934" calcext:value-type="float">
            <text:p>1.934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934" calcext:value-type="float">
            <text:p>1.934</text:p>
          </table:table-cell>
          <table:table-cell office:value-type="float" office:value="9.327" calcext:value-type="float">
            <text:p>9.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934" calcext:value-type="float">
            <text:p>1.934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934" calcext:value-type="float">
            <text:p>1.934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953" calcext:value-type="float">
            <text:p>1.953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915" calcext:value-type="float">
            <text:p>1.915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934" calcext:value-type="float">
            <text:p>1.934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953" calcext:value-type="float">
            <text:p>1.953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953" calcext:value-type="float">
            <text:p>1.953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915" calcext:value-type="float">
            <text:p>1.915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915" calcext:value-type="float">
            <text:p>1.915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934" calcext:value-type="float">
            <text:p>1.934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953" calcext:value-type="float">
            <text:p>1.953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972" calcext:value-type="float">
            <text:p>1.972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991" calcext:value-type="float">
            <text:p>1.991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991" calcext:value-type="float">
            <text:p>1.991</text:p>
          </table:table-cell>
          <table:table-cell office:value-type="float" office:value="9.078" calcext:value-type="float">
            <text:p>9.0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2.011" calcext:value-type="float">
            <text:p>2.011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991" calcext:value-type="float">
            <text:p>1.991</text:p>
          </table:table-cell>
          <table:table-cell office:value-type="float" office:value="8.791" calcext:value-type="float">
            <text:p>8.7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2.03" calcext:value-type="float">
            <text:p>2.03</text:p>
          </table:table-cell>
          <table:table-cell office:value-type="float" office:value="8.58" calcext:value-type="float">
            <text:p>8.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2.011" calcext:value-type="float">
            <text:p>2.011</text:p>
          </table:table-cell>
          <table:table-cell office:value-type="float" office:value="8.638" calcext:value-type="float">
            <text:p>8.6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2.011" calcext:value-type="float">
            <text:p>2.011</text:p>
          </table:table-cell>
          <table:table-cell office:value-type="float" office:value="8.734" calcext:value-type="float">
            <text:p>8.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2.011" calcext:value-type="float">
            <text:p>2.011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2.011" calcext:value-type="float">
            <text:p>2.011</text:p>
          </table:table-cell>
          <table:table-cell office:value-type="float" office:value="9.155" calcext:value-type="float">
            <text:p>9.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972" calcext:value-type="float">
            <text:p>1.972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972" calcext:value-type="float">
            <text:p>1.972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972" calcext:value-type="float">
            <text:p>1.972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896" calcext:value-type="float">
            <text:p>1.896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896" calcext:value-type="float">
            <text:p>1.896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877" calcext:value-type="float">
            <text:p>1.877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819" calcext:value-type="float">
            <text:p>1.819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877" calcext:value-type="float">
            <text:p>1.877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819" calcext:value-type="float">
            <text:p>1.819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8" calcext:value-type="float">
            <text:p>1.8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781" calcext:value-type="float">
            <text:p>1.781</text:p>
          </table:table-cell>
          <table:table-cell office:value-type="float" office:value="9.404" calcext:value-type="float">
            <text:p>9.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762" calcext:value-type="float">
            <text:p>1.762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8" calcext:value-type="float">
            <text:p>1.8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857" calcext:value-type="float">
            <text:p>1.857</text:p>
          </table:table-cell>
          <table:table-cell office:value-type="float" office:value="8.772" calcext:value-type="float">
            <text:p>8.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857" calcext:value-type="float">
            <text:p>1.857</text:p>
          </table:table-cell>
          <table:table-cell office:value-type="float" office:value="8.734" calcext:value-type="float">
            <text:p>8.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877" calcext:value-type="float">
            <text:p>1.877</text:p>
          </table:table-cell>
          <table:table-cell office:value-type="float" office:value="8.714" calcext:value-type="float">
            <text:p>8.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877" calcext:value-type="float">
            <text:p>1.877</text:p>
          </table:table-cell>
          <table:table-cell office:value-type="float" office:value="8.772" calcext:value-type="float">
            <text:p>8.7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896" calcext:value-type="float">
            <text:p>1.896</text:p>
          </table:table-cell>
          <table:table-cell office:value-type="float" office:value="8.906" calcext:value-type="float">
            <text:p>8.9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896" calcext:value-type="float">
            <text:p>1.896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877" calcext:value-type="float">
            <text:p>1.877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857" calcext:value-type="float">
            <text:p>1.857</text:p>
          </table:table-cell>
          <table:table-cell office:value-type="float" office:value="9.212" calcext:value-type="float">
            <text:p>9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8" calcext:value-type="float">
            <text:p>1.8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838" calcext:value-type="float">
            <text:p>1.838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877" calcext:value-type="float">
            <text:p>1.877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819" calcext:value-type="float">
            <text:p>1.819</text:p>
          </table:table-cell>
          <table:table-cell office:value-type="float" office:value="9.251" calcext:value-type="float">
            <text:p>9.2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877" calcext:value-type="float">
            <text:p>1.877</text:p>
          </table:table-cell>
          <table:table-cell office:value-type="float" office:value="9.174" calcext:value-type="float">
            <text:p>9.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838" calcext:value-type="float">
            <text:p>1.838</text:p>
          </table:table-cell>
          <table:table-cell office:value-type="float" office:value="9.289" calcext:value-type="float">
            <text:p>9.2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8" calcext:value-type="float">
            <text:p>1.8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1.896" calcext:value-type="float">
            <text:p>1.896</text:p>
          </table:table-cell>
          <table:table-cell office:value-type="float" office:value="3.198" calcext:value-type="float">
            <text:p>3.1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1.493" calcext:value-type="float">
            <text:p>1.493</text:p>
          </table:table-cell>
          <table:table-cell office:value-type="float" office:value="6.933" calcext:value-type="float">
            <text:p>6.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838" calcext:value-type="float">
            <text:p>1.838</text:p>
          </table:table-cell>
          <table:table-cell office:value-type="float" office:value="7.738" calcext:value-type="float">
            <text:p>7.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.8" calcext:value-type="float">
            <text:p>1.8</text:p>
          </table:table-cell>
          <table:table-cell office:value-type="float" office:value="9.423" calcext:value-type="float">
            <text:p>9.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.57" calcext:value-type="float">
            <text:p>1.57</text:p>
          </table:table-cell>
          <table:table-cell office:value-type="float" office:value="10.898" calcext:value-type="float">
            <text:p>10.8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34" calcext:value-type="float">
            <text:p>1.34</text:p>
          </table:table-cell>
          <table:table-cell office:value-type="float" office:value="11.568" calcext:value-type="float">
            <text:p>11.5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608" calcext:value-type="float">
            <text:p>1.608</text:p>
          </table:table-cell>
          <table:table-cell office:value-type="float" office:value="10.745" calcext:value-type="float">
            <text:p>10.7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1.589" calcext:value-type="float">
            <text:p>1.589</text:p>
          </table:table-cell>
          <table:table-cell office:value-type="float" office:value="9.73" calcext:value-type="float">
            <text:p>9.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1.628" calcext:value-type="float">
            <text:p>1.628</text:p>
          </table:table-cell>
          <table:table-cell office:value-type="float" office:value="8.887" calcext:value-type="float">
            <text:p>8.8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762" calcext:value-type="float">
            <text:p>1.762</text:p>
          </table:table-cell>
          <table:table-cell office:value-type="float" office:value="8.772" calcext:value-type="float">
            <text:p>8.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1.762" calcext:value-type="float">
            <text:p>1.762</text:p>
          </table:table-cell>
          <table:table-cell office:value-type="float" office:value="8.734" calcext:value-type="float">
            <text:p>8.7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1.819" calcext:value-type="float">
            <text:p>1.819</text:p>
          </table:table-cell>
          <table:table-cell office:value-type="float" office:value="8.829" calcext:value-type="float">
            <text:p>8.8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762" calcext:value-type="float">
            <text:p>1.762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781" calcext:value-type="float">
            <text:p>1.781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838" calcext:value-type="float">
            <text:p>1.838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781" calcext:value-type="float">
            <text:p>1.781</text:p>
          </table:table-cell>
          <table:table-cell office:value-type="float" office:value="9.595" calcext:value-type="float">
            <text:p>9.5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513" calcext:value-type="float">
            <text:p>1.513</text:p>
          </table:table-cell>
          <table:table-cell office:value-type="float" office:value="9.806" calcext:value-type="float">
            <text:p>9.8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532" calcext:value-type="float">
            <text:p>1.532</text:p>
          </table:table-cell>
          <table:table-cell office:value-type="float" office:value="9.844" calcext:value-type="float">
            <text:p>9.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436" calcext:value-type="float">
            <text:p>1.436</text:p>
          </table:table-cell>
          <table:table-cell office:value-type="float" office:value="9.749" calcext:value-type="float">
            <text:p>9.7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436" calcext:value-type="float">
            <text:p>1.436</text:p>
          </table:table-cell>
          <table:table-cell office:value-type="float" office:value="9.653" calcext:value-type="float">
            <text:p>9.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379" calcext:value-type="float">
            <text:p>1.379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417" calcext:value-type="float">
            <text:p>1.417</text:p>
          </table:table-cell>
          <table:table-cell office:value-type="float" office:value="8.963" calcext:value-type="float">
            <text:p>8.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493" calcext:value-type="float">
            <text:p>1.493</text:p>
          </table:table-cell>
          <table:table-cell office:value-type="float" office:value="8.772" calcext:value-type="float">
            <text:p>8.7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.513" calcext:value-type="float">
            <text:p>1.513</text:p>
          </table:table-cell>
          <table:table-cell office:value-type="float" office:value="8.944" calcext:value-type="float">
            <text:p>8.9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455" calcext:value-type="float">
            <text:p>1.455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.455" calcext:value-type="float">
            <text:p>1.455</text:p>
          </table:table-cell>
          <table:table-cell office:value-type="float" office:value="9.251" calcext:value-type="float">
            <text:p>9.2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455" calcext:value-type="float">
            <text:p>1.455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474" calcext:value-type="float">
            <text:p>1.474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513" calcext:value-type="float">
            <text:p>1.513</text:p>
          </table:table-cell>
          <table:table-cell office:value-type="float" office:value="9.481" calcext:value-type="float">
            <text:p>9.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493" calcext:value-type="float">
            <text:p>1.493</text:p>
          </table:table-cell>
          <table:table-cell office:value-type="float" office:value="9.481" calcext:value-type="float">
            <text:p>9.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551" calcext:value-type="float">
            <text:p>1.551</text:p>
          </table:table-cell>
          <table:table-cell office:value-type="float" office:value="9.308" calcext:value-type="float">
            <text:p>9.3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28" calcext:value-type="float">
            <text:p>1.628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08" calcext:value-type="float">
            <text:p>1.608</text:p>
          </table:table-cell>
          <table:table-cell office:value-type="float" office:value="9.021" calcext:value-type="float">
            <text:p>9.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47" calcext:value-type="float">
            <text:p>1.647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628" calcext:value-type="float">
            <text:p>1.628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608" calcext:value-type="float">
            <text:p>1.608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647" calcext:value-type="float">
            <text:p>1.647</text:p>
          </table:table-cell>
          <table:table-cell office:value-type="float" office:value="9.002" calcext:value-type="float">
            <text:p>9.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608" calcext:value-type="float">
            <text:p>1.608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608" calcext:value-type="float">
            <text:p>1.608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47" calcext:value-type="float">
            <text:p>1.647</text:p>
          </table:table-cell>
          <table:table-cell office:value-type="float" office:value="9.212" calcext:value-type="float">
            <text:p>9.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66" calcext:value-type="float">
            <text:p>1.666</text:p>
          </table:table-cell>
          <table:table-cell office:value-type="float" office:value="9.289" calcext:value-type="float">
            <text:p>9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28" calcext:value-type="float">
            <text:p>1.628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608" calcext:value-type="float">
            <text:p>1.608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628" calcext:value-type="float">
            <text:p>1.628</text:p>
          </table:table-cell>
          <table:table-cell office:value-type="float" office:value="8.868" calcext:value-type="float">
            <text:p>8.8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647" calcext:value-type="float">
            <text:p>1.647</text:p>
          </table:table-cell>
          <table:table-cell office:value-type="float" office:value="8.906" calcext:value-type="float">
            <text:p>8.9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647" calcext:value-type="float">
            <text:p>1.647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647" calcext:value-type="float">
            <text:p>1.647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608" calcext:value-type="float">
            <text:p>1.608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628" calcext:value-type="float">
            <text:p>1.628</text:p>
          </table:table-cell>
          <table:table-cell office:value-type="float" office:value="9.232" calcext:value-type="float">
            <text:p>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589" calcext:value-type="float">
            <text:p>1.589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608" calcext:value-type="float">
            <text:p>1.608</text:p>
          </table:table-cell>
          <table:table-cell office:value-type="float" office:value="9.136" calcext:value-type="float">
            <text:p>9.1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608" calcext:value-type="float">
            <text:p>1.608</text:p>
          </table:table-cell>
          <table:table-cell office:value-type="float" office:value="8.944" calcext:value-type="float">
            <text:p>8.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608" calcext:value-type="float">
            <text:p>1.608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628" calcext:value-type="float">
            <text:p>1.628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628" calcext:value-type="float">
            <text:p>1.628</text:p>
          </table:table-cell>
          <table:table-cell office:value-type="float" office:value="8.983" calcext:value-type="float">
            <text:p>8.9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647" calcext:value-type="float">
            <text:p>1.647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647" calcext:value-type="float">
            <text:p>1.647</text:p>
          </table:table-cell>
          <table:table-cell office:value-type="float" office:value="8.963" calcext:value-type="float">
            <text:p>8.9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628" calcext:value-type="float">
            <text:p>1.628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628" calcext:value-type="float">
            <text:p>1.628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28" calcext:value-type="float">
            <text:p>1.628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28" calcext:value-type="float">
            <text:p>1.628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66" calcext:value-type="float">
            <text:p>1.666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08" calcext:value-type="float">
            <text:p>1.608</text:p>
          </table:table-cell>
          <table:table-cell office:value-type="float" office:value="9.327" calcext:value-type="float">
            <text:p>9.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47" calcext:value-type="float">
            <text:p>1.647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47" calcext:value-type="float">
            <text:p>1.647</text:p>
          </table:table-cell>
          <table:table-cell office:value-type="float" office:value="9.193" calcext:value-type="float">
            <text:p>9.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66" calcext:value-type="float">
            <text:p>1.666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66" calcext:value-type="float">
            <text:p>1.666</text:p>
          </table:table-cell>
          <table:table-cell office:value-type="float" office:value="9.059" calcext:value-type="float">
            <text:p>9.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85" calcext:value-type="float">
            <text:p>1.685</text:p>
          </table:table-cell>
          <table:table-cell office:value-type="float" office:value="9.174" calcext:value-type="float">
            <text:p>9.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723" calcext:value-type="float">
            <text:p>1.723</text:p>
          </table:table-cell>
          <table:table-cell office:value-type="float" office:value="9.059" calcext:value-type="float">
            <text:p>9.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704" calcext:value-type="float">
            <text:p>1.704</text:p>
          </table:table-cell>
          <table:table-cell office:value-type="float" office:value="9.059" calcext:value-type="float">
            <text:p>9.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85" calcext:value-type="float">
            <text:p>1.685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723" calcext:value-type="float">
            <text:p>1.723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685" calcext:value-type="float">
            <text:p>1.685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704" calcext:value-type="float">
            <text:p>1.704</text:p>
          </table:table-cell>
          <table:table-cell office:value-type="float" office:value="9.346" calcext:value-type="float">
            <text:p>9.3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666" calcext:value-type="float">
            <text:p>1.666</text:p>
          </table:table-cell>
          <table:table-cell office:value-type="float" office:value="9.27" calcext:value-type="float">
            <text:p>9.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666" calcext:value-type="float">
            <text:p>1.666</text:p>
          </table:table-cell>
          <table:table-cell office:value-type="float" office:value="9.289" calcext:value-type="float">
            <text:p>9.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666" calcext:value-type="float">
            <text:p>1.666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647" calcext:value-type="float">
            <text:p>1.647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66" calcext:value-type="float">
            <text:p>1.666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666" calcext:value-type="float">
            <text:p>1.666</text:p>
          </table:table-cell>
          <table:table-cell office:value-type="float" office:value="9.002" calcext:value-type="float">
            <text:p>9.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66" calcext:value-type="float">
            <text:p>1.666</text:p>
          </table:table-cell>
          <table:table-cell office:value-type="float" office:value="9.002" calcext:value-type="float">
            <text:p>9.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66" calcext:value-type="float">
            <text:p>1.666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704" calcext:value-type="float">
            <text:p>1.704</text:p>
          </table:table-cell>
          <table:table-cell office:value-type="float" office:value="8.868" calcext:value-type="float">
            <text:p>8.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685" calcext:value-type="float">
            <text:p>1.685</text:p>
          </table:table-cell>
          <table:table-cell office:value-type="float" office:value="8.944" calcext:value-type="float">
            <text:p>8.9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685" calcext:value-type="float">
            <text:p>1.685</text:p>
          </table:table-cell>
          <table:table-cell office:value-type="float" office:value="8.925" calcext:value-type="float">
            <text:p>8.9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85" calcext:value-type="float">
            <text:p>1.685</text:p>
          </table:table-cell>
          <table:table-cell office:value-type="float" office:value="9.04" calcext:value-type="float">
            <text:p>9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.685" calcext:value-type="float">
            <text:p>1.685</text:p>
          </table:table-cell>
          <table:table-cell office:value-type="float" office:value="8.963" calcext:value-type="float">
            <text:p>8.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85" calcext:value-type="float">
            <text:p>1.685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85" calcext:value-type="float">
            <text:p>1.685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666" calcext:value-type="float">
            <text:p>1.666</text:p>
          </table:table-cell>
          <table:table-cell office:value-type="float" office:value="9.193" calcext:value-type="float">
            <text:p>9.1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742" calcext:value-type="float">
            <text:p>1.742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742" calcext:value-type="float">
            <text:p>1.742</text:p>
          </table:table-cell>
          <table:table-cell office:value-type="float" office:value="8.983" calcext:value-type="float">
            <text:p>8.9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742" calcext:value-type="float">
            <text:p>1.742</text:p>
          </table:table-cell>
          <table:table-cell office:value-type="float" office:value="8.963" calcext:value-type="float">
            <text:p>8.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762" calcext:value-type="float">
            <text:p>1.762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742" calcext:value-type="float">
            <text:p>1.742</text:p>
          </table:table-cell>
          <table:table-cell office:value-type="float" office:value="9.174" calcext:value-type="float">
            <text:p>9.1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742" calcext:value-type="float">
            <text:p>1.742</text:p>
          </table:table-cell>
          <table:table-cell office:value-type="float" office:value="9.232" calcext:value-type="float">
            <text:p>9.2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781" calcext:value-type="float">
            <text:p>1.781</text:p>
          </table:table-cell>
          <table:table-cell office:value-type="float" office:value="9.27" calcext:value-type="float">
            <text:p>9.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742" calcext:value-type="float">
            <text:p>1.742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762" calcext:value-type="float">
            <text:p>1.762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742" calcext:value-type="float">
            <text:p>1.742</text:p>
          </table:table-cell>
          <table:table-cell office:value-type="float" office:value="9.136" calcext:value-type="float">
            <text:p>9.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1.781" calcext:value-type="float">
            <text:p>1.781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781" calcext:value-type="float">
            <text:p>1.781</text:p>
          </table:table-cell>
          <table:table-cell office:value-type="float" office:value="9.059" calcext:value-type="float">
            <text:p>9.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781" calcext:value-type="float">
            <text:p>1.781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762" calcext:value-type="float">
            <text:p>1.762</text:p>
          </table:table-cell>
          <table:table-cell office:value-type="float" office:value="9.117" calcext:value-type="float">
            <text:p>9.1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781" calcext:value-type="float">
            <text:p>1.781</text:p>
          </table:table-cell>
          <table:table-cell office:value-type="float" office:value="9.27" calcext:value-type="float">
            <text:p>9.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762" calcext:value-type="float">
            <text:p>1.762</text:p>
          </table:table-cell>
          <table:table-cell office:value-type="float" office:value="9.327" calcext:value-type="float">
            <text:p>9.3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781" calcext:value-type="float">
            <text:p>1.781</text:p>
          </table:table-cell>
          <table:table-cell office:value-type="float" office:value="9.366" calcext:value-type="float">
            <text:p>9.3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8" calcext:value-type="float">
            <text:p>1.8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1.762" calcext:value-type="float">
            <text:p>1.762</text:p>
          </table:table-cell>
          <table:table-cell office:value-type="float" office:value="9.308" calcext:value-type="float">
            <text:p>9.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.742" calcext:value-type="float">
            <text:p>1.74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762" calcext:value-type="float">
            <text:p>1.762</text:p>
          </table:table-cell>
          <table:table-cell office:value-type="float" office:value="8.963" calcext:value-type="float">
            <text:p>8.9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781" calcext:value-type="float">
            <text:p>1.781</text:p>
          </table:table-cell>
          <table:table-cell office:value-type="float" office:value="8.791" calcext:value-type="float">
            <text:p>8.7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762" calcext:value-type="float">
            <text:p>1.762</text:p>
          </table:table-cell>
          <table:table-cell office:value-type="float" office:value="8.772" calcext:value-type="float">
            <text:p>8.7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819" calcext:value-type="float">
            <text:p>1.819</text:p>
          </table:table-cell>
          <table:table-cell office:value-type="float" office:value="8.772" calcext:value-type="float">
            <text:p>8.7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857" calcext:value-type="float">
            <text:p>1.857</text:p>
          </table:table-cell>
          <table:table-cell office:value-type="float" office:value="8.81" calcext:value-type="float">
            <text:p>8.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877" calcext:value-type="float">
            <text:p>1.877</text:p>
          </table:table-cell>
          <table:table-cell office:value-type="float" office:value="8.81" calcext:value-type="float">
            <text:p>8.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877" calcext:value-type="float">
            <text:p>1.877</text:p>
          </table:table-cell>
          <table:table-cell office:value-type="float" office:value="8.906" calcext:value-type="float">
            <text:p>8.9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857" calcext:value-type="float">
            <text:p>1.857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8" calcext:value-type="float">
            <text:p>1.8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838" calcext:value-type="float">
            <text:p>1.838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8" calcext:value-type="float">
            <text:p>1.8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781" calcext:value-type="float">
            <text:p>1.781</text:p>
          </table:table-cell>
          <table:table-cell office:value-type="float" office:value="9.155" calcext:value-type="float">
            <text:p>9.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781" calcext:value-type="float">
            <text:p>1.781</text:p>
          </table:table-cell>
          <table:table-cell office:value-type="float" office:value="9.136" calcext:value-type="float">
            <text:p>9.1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8" calcext:value-type="float">
            <text:p>1.8</text:p>
          </table:table-cell>
          <table:table-cell office:value-type="float" office:value="9.059" calcext:value-type="float">
            <text:p>9.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781" calcext:value-type="float">
            <text:p>1.781</text:p>
          </table:table-cell>
          <table:table-cell office:value-type="float" office:value="8.963" calcext:value-type="float">
            <text:p>8.9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819" calcext:value-type="float">
            <text:p>1.819</text:p>
          </table:table-cell>
          <table:table-cell office:value-type="float" office:value="8.983" calcext:value-type="float">
            <text:p>8.9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781" calcext:value-type="float">
            <text:p>1.781</text:p>
          </table:table-cell>
          <table:table-cell office:value-type="float" office:value="9.097" calcext:value-type="float">
            <text:p>9.0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8" calcext:value-type="float">
            <text:p>1.8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819" calcext:value-type="float">
            <text:p>1.819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838" calcext:value-type="float">
            <text:p>1.838</text:p>
          </table:table-cell>
          <table:table-cell office:value-type="float" office:value="9.251" calcext:value-type="float">
            <text:p>9.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838" calcext:value-type="float">
            <text:p>1.838</text:p>
          </table:table-cell>
          <table:table-cell office:value-type="float" office:value="9.193" calcext:value-type="float">
            <text:p>9.1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838" calcext:value-type="float">
            <text:p>1.838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877" calcext:value-type="float">
            <text:p>1.877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857" calcext:value-type="float">
            <text:p>1.857</text:p>
          </table:table-cell>
          <table:table-cell office:value-type="float" office:value="9.021" calcext:value-type="float">
            <text:p>9.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877" calcext:value-type="float">
            <text:p>1.877</text:p>
          </table:table-cell>
          <table:table-cell office:value-type="float" office:value="9.059" calcext:value-type="float">
            <text:p>9.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915" calcext:value-type="float">
            <text:p>1.915</text:p>
          </table:table-cell>
          <table:table-cell office:value-type="float" office:value="9.021" calcext:value-type="float">
            <text:p>9.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857" calcext:value-type="float">
            <text:p>1.857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896" calcext:value-type="float">
            <text:p>1.896</text:p>
          </table:table-cell>
          <table:table-cell office:value-type="float" office:value="8.983" calcext:value-type="float">
            <text:p>8.9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934" calcext:value-type="float">
            <text:p>1.934</text:p>
          </table:table-cell>
          <table:table-cell office:value-type="float" office:value="8.063" calcext:value-type="float">
            <text:p>8.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2.087" calcext:value-type="float">
            <text:p>2.087</text:p>
          </table:table-cell>
          <table:table-cell office:value-type="float" office:value="7.335" calcext:value-type="float">
            <text:p>7.3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1.838" calcext:value-type="float">
            <text:p>1.838</text:p>
          </table:table-cell>
          <table:table-cell office:value-type="float" office:value="8.178" calcext:value-type="float">
            <text:p>8.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2.011" calcext:value-type="float">
            <text:p>2.011</text:p>
          </table:table-cell>
          <table:table-cell office:value-type="float" office:value="8.619" calcext:value-type="float">
            <text:p>8.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8" calcext:value-type="float">
            <text:p>1.8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742" calcext:value-type="float">
            <text:p>1.742</text:p>
          </table:table-cell>
          <table:table-cell office:value-type="float" office:value="9.232" calcext:value-type="float">
            <text:p>9.2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685" calcext:value-type="float">
            <text:p>1.685</text:p>
          </table:table-cell>
          <table:table-cell office:value-type="float" office:value="9.461" calcext:value-type="float">
            <text:p>9.4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628" calcext:value-type="float">
            <text:p>1.628</text:p>
          </table:table-cell>
          <table:table-cell office:value-type="float" office:value="9.423" calcext:value-type="float">
            <text:p>9.4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628" calcext:value-type="float">
            <text:p>1.628</text:p>
          </table:table-cell>
          <table:table-cell office:value-type="float" office:value="9.423" calcext:value-type="float">
            <text:p>9.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1.608" calcext:value-type="float">
            <text:p>1.608</text:p>
          </table:table-cell>
          <table:table-cell office:value-type="float" office:value="9.27" calcext:value-type="float">
            <text:p>9.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628" calcext:value-type="float">
            <text:p>1.628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666" calcext:value-type="float">
            <text:p>1.666</text:p>
          </table:table-cell>
          <table:table-cell office:value-type="float" office:value="9.059" calcext:value-type="float">
            <text:p>9.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685" calcext:value-type="float">
            <text:p>1.685</text:p>
          </table:table-cell>
          <table:table-cell office:value-type="float" office:value="9.117" calcext:value-type="float">
            <text:p>9.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8" calcext:value-type="float">
            <text:p>1.8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819" calcext:value-type="float">
            <text:p>1.819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877" calcext:value-type="float">
            <text:p>1.877</text:p>
          </table:table-cell>
          <table:table-cell office:value-type="float" office:value="8.868" calcext:value-type="float">
            <text:p>8.8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896" calcext:value-type="float">
            <text:p>1.896</text:p>
          </table:table-cell>
          <table:table-cell office:value-type="float" office:value="8.963" calcext:value-type="float">
            <text:p>8.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819" calcext:value-type="float">
            <text:p>1.819</text:p>
          </table:table-cell>
          <table:table-cell office:value-type="float" office:value="9.04" calcext:value-type="float">
            <text:p>9.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8" calcext:value-type="float">
            <text:p>1.8</text:p>
          </table:table-cell>
          <table:table-cell office:value-type="float" office:value="9.232" calcext:value-type="float">
            <text:p>9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.8" calcext:value-type="float">
            <text:p>1.8</text:p>
          </table:table-cell>
          <table:table-cell office:value-type="float" office:value="9.212" calcext:value-type="float">
            <text:p>9.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1.781" calcext:value-type="float">
            <text:p>1.781</text:p>
          </table:table-cell>
          <table:table-cell office:value-type="float" office:value="9.27" calcext:value-type="float">
            <text:p>9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666" calcext:value-type="float">
            <text:p>1.666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704" calcext:value-type="float">
            <text:p>1.704</text:p>
          </table:table-cell>
          <table:table-cell office:value-type="float" office:value="9.385" calcext:value-type="float">
            <text:p>9.3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704" calcext:value-type="float">
            <text:p>1.704</text:p>
          </table:table-cell>
          <table:table-cell office:value-type="float" office:value="9.366" calcext:value-type="float">
            <text:p>9.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647" calcext:value-type="float">
            <text:p>1.647</text:p>
          </table:table-cell>
          <table:table-cell office:value-type="float" office:value="9.232" calcext:value-type="float">
            <text:p>9.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1.589" calcext:value-type="float">
            <text:p>1.589</text:p>
          </table:table-cell>
          <table:table-cell office:value-type="float" office:value="9.097" calcext:value-type="float">
            <text:p>9.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1.647" calcext:value-type="float">
            <text:p>1.647</text:p>
          </table:table-cell>
          <table:table-cell office:value-type="float" office:value="9.078" calcext:value-type="float">
            <text:p>9.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647" calcext:value-type="float">
            <text:p>1.647</text:p>
          </table:table-cell>
          <table:table-cell office:value-type="float" office:value="9.059" calcext:value-type="float">
            <text:p>9.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628" calcext:value-type="float">
            <text:p>1.628</text:p>
          </table:table-cell>
          <table:table-cell office:value-type="float" office:value="9.097" calcext:value-type="float">
            <text:p>9.0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.723" calcext:value-type="float">
            <text:p>1.723</text:p>
          </table:table-cell>
          <table:table-cell office:value-type="float" office:value="9.806" calcext:value-type="float">
            <text:p>9.8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.704" calcext:value-type="float">
            <text:p>1.704</text:p>
          </table:table-cell>
          <table:table-cell office:value-type="float" office:value="10.113" calcext:value-type="float">
            <text:p>10.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1.474" calcext:value-type="float">
            <text:p>1.474</text:p>
          </table:table-cell>
          <table:table-cell office:value-type="float" office:value="10.228" calcext:value-type="float">
            <text:p>10.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.628" calcext:value-type="float">
            <text:p>1.628</text:p>
          </table:table-cell>
          <table:table-cell office:value-type="float" office:value="9.615" calcext:value-type="float">
            <text:p>9.6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.742" calcext:value-type="float">
            <text:p>1.742</text:p>
          </table:table-cell>
          <table:table-cell office:value-type="float" office:value="8.427" calcext:value-type="float">
            <text:p>8.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1.8" calcext:value-type="float">
            <text:p>1.8</text:p>
          </table:table-cell>
          <table:table-cell office:value-type="float" office:value="8.063" calcext:value-type="float">
            <text:p>8.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1.857" calcext:value-type="float">
            <text:p>1.857</text:p>
          </table:table-cell>
          <table:table-cell office:value-type="float" office:value="8.044" calcext:value-type="float">
            <text:p>8.0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1.857" calcext:value-type="float">
            <text:p>1.857</text:p>
          </table:table-cell>
          <table:table-cell office:value-type="float" office:value="8.37" calcext:value-type="float">
            <text:p>8.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819" calcext:value-type="float">
            <text:p>1.819</text:p>
          </table:table-cell>
          <table:table-cell office:value-type="float" office:value="8.619" calcext:value-type="float">
            <text:p>8.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.762" calcext:value-type="float">
            <text:p>1.762</text:p>
          </table:table-cell>
          <table:table-cell office:value-type="float" office:value="8.714" calcext:value-type="float">
            <text:p>8.7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1.742" calcext:value-type="float">
            <text:p>1.742</text:p>
          </table:table-cell>
          <table:table-cell office:value-type="float" office:value="8.925" calcext:value-type="float">
            <text:p>8.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1.781" calcext:value-type="float">
            <text:p>1.781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1.608" calcext:value-type="float">
            <text:p>1.608</text:p>
          </table:table-cell>
          <table:table-cell office:value-type="float" office:value="9.423" calcext:value-type="float">
            <text:p>9.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1.532" calcext:value-type="float">
            <text:p>1.532</text:p>
          </table:table-cell>
          <table:table-cell office:value-type="float" office:value="9.308" calcext:value-type="float">
            <text:p>9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628" calcext:value-type="float">
            <text:p>1.628</text:p>
          </table:table-cell>
          <table:table-cell office:value-type="float" office:value="9.346" calcext:value-type="float">
            <text:p>9.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1.57" calcext:value-type="float">
            <text:p>1.57</text:p>
          </table:table-cell>
          <table:table-cell office:value-type="float" office:value="8.925" calcext:value-type="float">
            <text:p>8.9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608" calcext:value-type="float">
            <text:p>1.608</text:p>
          </table:table-cell>
          <table:table-cell office:value-type="float" office:value="8.944" calcext:value-type="float">
            <text:p>8.9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628" calcext:value-type="float">
            <text:p>1.628</text:p>
          </table:table-cell>
          <table:table-cell office:value-type="float" office:value="8.848" calcext:value-type="float">
            <text:p>8.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589" calcext:value-type="float">
            <text:p>1.589</text:p>
          </table:table-cell>
          <table:table-cell office:value-type="float" office:value="8.925" calcext:value-type="float">
            <text:p>8.9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628" calcext:value-type="float">
            <text:p>1.628</text:p>
          </table:table-cell>
          <table:table-cell office:value-type="float" office:value="9.174" calcext:value-type="float">
            <text:p>9.1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628" calcext:value-type="float">
            <text:p>1.628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608" calcext:value-type="float">
            <text:p>1.608</text:p>
          </table:table-cell>
          <table:table-cell office:value-type="float" office:value="9.423" calcext:value-type="float">
            <text:p>9.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647" calcext:value-type="float">
            <text:p>1.647</text:p>
          </table:table-cell>
          <table:table-cell office:value-type="float" office:value="9.404" calcext:value-type="float">
            <text:p>9.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666" calcext:value-type="float">
            <text:p>1.666</text:p>
          </table:table-cell>
          <table:table-cell office:value-type="float" office:value="9.385" calcext:value-type="float">
            <text:p>9.38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4T01:14:12.386437921</dc:date>
    <dc:creator>Marios Papachristou</dc:creator>
    <meta:document-statistic meta:table-count="1" meta:cell-count="471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14cm" svg:height="14.24cm" xlink:href=".." xlink:type="simple" chart:class="chart:line" chart:style-name="ch1">
        <chart:legend chart:legend-position="end" svg:x="23.282cm" svg:y="6.311cm" style:legend-expansion="high" chart:style-name="ch2"/>
        <chart:plot-area chart:style-name="ch3" table:cell-range-address="Sheet1.A1:Sheet1.C1178" svg:x="0.524cm" svg:y="0.284cm" svg:width="22.234cm" svg:height="13.672cm">
          <chartooo:coordinate-region svg:x="1.295cm" svg:y="0.487cm" svg:width="21.409cm" svg:height="13.2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178" chart:class="chart:line">
            <chart:data-point chart:repeated="1178"/>
          </chart:series>
          <chart:series chart:style-name="ch7" chart:values-cell-range-address="Sheet1.B1:Sheet1.B1178" chart:class="chart:line">
            <chart:data-point chart:repeated="1178"/>
          </chart:series>
          <chart:series chart:style-name="ch8" chart:values-cell-range-address="Sheet1.C1:Sheet1.C1178" chart:class="chart:line">
            <chart:data-point chart:repeated="11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">
                <text:p>1.11</text:p>
                <draw:g>
                  <svg:desc>Sheet1.A1:Sheet1.A1178</svg:desc>
                </draw:g>
              </table:table-cell>
              <table:table-cell office:value-type="float" office:value="1.244">
                <text:p>1.244</text:p>
                <draw:g>
                  <svg:desc>Sheet1.B1:Sheet1.B1178</svg:desc>
                </draw:g>
              </table:table-cell>
              <table:table-cell office:value-type="float" office:value="9.193">
                <text:p>9.193</text:p>
                <draw:g>
                  <svg:desc>Sheet1.C1:Sheet1.C1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">
                <text:p>1.11</text:p>
              </table:table-cell>
              <table:table-cell office:value-type="float" office:value="1.225">
                <text:p>1.225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2">
                <text:p>1.072</text:p>
              </table:table-cell>
              <table:table-cell office:value-type="float" office:value="1.225">
                <text:p>1.22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1">
                <text:p>1.091</text:p>
              </table:table-cell>
              <table:table-cell office:value-type="float" office:value="1.225">
                <text:p>1.225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">
                <text:p>1.13</text:p>
              </table:table-cell>
              <table:table-cell office:value-type="float" office:value="1.206">
                <text:p>1.20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9">
                <text:p>1.149</text:p>
              </table:table-cell>
              <table:table-cell office:value-type="float" office:value="1.244">
                <text:p>1.244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06">
                <text:p>1.206</text:p>
              </table:table-cell>
              <table:table-cell office:value-type="float" office:value="1.225">
                <text:p>1.225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44">
                <text:p>1.244</text:p>
              </table:table-cell>
              <table:table-cell office:value-type="float" office:value="1.244">
                <text:p>1.244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6">
                <text:p>1.206</text:p>
              </table:table-cell>
              <table:table-cell office:value-type="float" office:value="1.264">
                <text:p>1.264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5">
                <text:p>1.225</text:p>
              </table:table-cell>
              <table:table-cell office:value-type="float" office:value="1.244">
                <text:p>1.244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6">
                <text:p>1.206</text:p>
              </table:table-cell>
              <table:table-cell office:value-type="float" office:value="1.225">
                <text:p>1.225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06">
                <text:p>1.206</text:p>
              </table:table-cell>
              <table:table-cell office:value-type="float" office:value="1.244">
                <text:p>1.244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64">
                <text:p>1.264</text:p>
              </table:table-cell>
              <table:table-cell office:value-type="float" office:value="1.244">
                <text:p>1.244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1">
                <text:p>1.321</text:p>
              </table:table-cell>
              <table:table-cell office:value-type="float" office:value="1.244">
                <text:p>1.24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1">
                <text:p>1.321</text:p>
              </table:table-cell>
              <table:table-cell office:value-type="float" office:value="1.264">
                <text:p>1.264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9">
                <text:p>1.359</text:p>
              </table:table-cell>
              <table:table-cell office:value-type="float" office:value="1.283">
                <text:p>1.283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">
                <text:p>1.34</text:p>
              </table:table-cell>
              <table:table-cell office:value-type="float" office:value="1.264">
                <text:p>1.264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1">
                <text:p>1.321</text:p>
              </table:table-cell>
              <table:table-cell office:value-type="float" office:value="1.264">
                <text:p>1.264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02">
                <text:p>1.302</text:p>
              </table:table-cell>
              <table:table-cell office:value-type="float" office:value="1.264">
                <text:p>1.264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02">
                <text:p>1.302</text:p>
              </table:table-cell>
              <table:table-cell office:value-type="float" office:value="1.244">
                <text:p>1.244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4">
                <text:p>1.244</text:p>
              </table:table-cell>
              <table:table-cell office:value-type="float" office:value="1.283">
                <text:p>1.283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25">
                <text:p>1.225</text:p>
              </table:table-cell>
              <table:table-cell office:value-type="float" office:value="1.264">
                <text:p>1.264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4">
                <text:p>1.264</text:p>
              </table:table-cell>
              <table:table-cell office:value-type="float" office:value="1.244">
                <text:p>1.244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3">
                <text:p>1.283</text:p>
              </table:table-cell>
              <table:table-cell office:value-type="float" office:value="1.283">
                <text:p>1.283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44">
                <text:p>1.244</text:p>
              </table:table-cell>
              <table:table-cell office:value-type="float" office:value="1.264">
                <text:p>1.264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7">
                <text:p>1.187</text:p>
              </table:table-cell>
              <table:table-cell office:value-type="float" office:value="1.264">
                <text:p>1.264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87">
                <text:p>1.187</text:p>
              </table:table-cell>
              <table:table-cell office:value-type="float" office:value="1.283">
                <text:p>1.283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">
                <text:p>1.13</text:p>
              </table:table-cell>
              <table:table-cell office:value-type="float" office:value="1.244">
                <text:p>1.244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3">
                <text:p>1.13</text:p>
              </table:table-cell>
              <table:table-cell office:value-type="float" office:value="1.244">
                <text:p>1.24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49">
                <text:p>1.149</text:p>
              </table:table-cell>
              <table:table-cell office:value-type="float" office:value="1.244">
                <text:p>1.24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68">
                <text:p>1.168</text:p>
              </table:table-cell>
              <table:table-cell office:value-type="float" office:value="1.225">
                <text:p>1.225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87">
                <text:p>1.187</text:p>
              </table:table-cell>
              <table:table-cell office:value-type="float" office:value="1.264">
                <text:p>1.264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8">
                <text:p>1.168</text:p>
              </table:table-cell>
              <table:table-cell office:value-type="float" office:value="1.225">
                <text:p>1.225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49">
                <text:p>1.149</text:p>
              </table:table-cell>
              <table:table-cell office:value-type="float" office:value="1.244">
                <text:p>1.244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3">
                <text:p>1.13</text:p>
              </table:table-cell>
              <table:table-cell office:value-type="float" office:value="1.225">
                <text:p>1.225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1">
                <text:p>1.11</text:p>
              </table:table-cell>
              <table:table-cell office:value-type="float" office:value="1.206">
                <text:p>1.206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1">
                <text:p>1.091</text:p>
              </table:table-cell>
              <table:table-cell office:value-type="float" office:value="1.225">
                <text:p>1.225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1">
                <text:p>1.11</text:p>
              </table:table-cell>
              <table:table-cell office:value-type="float" office:value="1.206">
                <text:p>1.206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">
                <text:p>1.11</text:p>
              </table:table-cell>
              <table:table-cell office:value-type="float" office:value="1.206">
                <text:p>1.206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91">
                <text:p>1.091</text:p>
              </table:table-cell>
              <table:table-cell office:value-type="float" office:value="1.187">
                <text:p>1.18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1">
                <text:p>1.091</text:p>
              </table:table-cell>
              <table:table-cell office:value-type="float" office:value="1.187">
                <text:p>1.187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1">
                <text:p>1.091</text:p>
              </table:table-cell>
              <table:table-cell office:value-type="float" office:value="1.187">
                <text:p>1.18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1">
                <text:p>1.091</text:p>
              </table:table-cell>
              <table:table-cell office:value-type="float" office:value="1.206">
                <text:p>1.206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1.168">
                <text:p>1.168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3">
                <text:p>1.13</text:p>
              </table:table-cell>
              <table:table-cell office:value-type="float" office:value="1.187">
                <text:p>1.187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49">
                <text:p>1.149</text:p>
              </table:table-cell>
              <table:table-cell office:value-type="float" office:value="1.225">
                <text:p>1.225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5">
                <text:p>1.225</text:p>
              </table:table-cell>
              <table:table-cell office:value-type="float" office:value="1.187">
                <text:p>1.18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6">
                <text:p>1.206</text:p>
              </table:table-cell>
              <table:table-cell office:value-type="float" office:value="1.187">
                <text:p>1.187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06">
                <text:p>1.206</text:p>
              </table:table-cell>
              <table:table-cell office:value-type="float" office:value="1.187">
                <text:p>1.187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06">
                <text:p>1.206</text:p>
              </table:table-cell>
              <table:table-cell office:value-type="float" office:value="1.206">
                <text:p>1.206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25">
                <text:p>1.225</text:p>
              </table:table-cell>
              <table:table-cell office:value-type="float" office:value="1.187">
                <text:p>1.187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83">
                <text:p>1.283</text:p>
              </table:table-cell>
              <table:table-cell office:value-type="float" office:value="1.187">
                <text:p>1.187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64">
                <text:p>1.264</text:p>
              </table:table-cell>
              <table:table-cell office:value-type="float" office:value="1.206">
                <text:p>1.206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02">
                <text:p>1.302</text:p>
              </table:table-cell>
              <table:table-cell office:value-type="float" office:value="1.206">
                <text:p>1.20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21">
                <text:p>1.321</text:p>
              </table:table-cell>
              <table:table-cell office:value-type="float" office:value="1.187">
                <text:p>1.187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">
                <text:p>1.34</text:p>
              </table:table-cell>
              <table:table-cell office:value-type="float" office:value="1.206">
                <text:p>1.20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4">
                <text:p>1.34</text:p>
              </table:table-cell>
              <table:table-cell office:value-type="float" office:value="1.168">
                <text:p>1.16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9">
                <text:p>1.359</text:p>
              </table:table-cell>
              <table:table-cell office:value-type="float" office:value="1.168">
                <text:p>1.168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">
                <text:p>1.34</text:p>
              </table:table-cell>
              <table:table-cell office:value-type="float" office:value="1.168">
                <text:p>1.168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17">
                <text:p>1.417</text:p>
              </table:table-cell>
              <table:table-cell office:value-type="float" office:value="1.264">
                <text:p>1.264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98">
                <text:p>1.398</text:p>
              </table:table-cell>
              <table:table-cell office:value-type="float" office:value="1.149">
                <text:p>1.149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98">
                <text:p>1.398</text:p>
              </table:table-cell>
              <table:table-cell office:value-type="float" office:value="1.264">
                <text:p>1.264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3">
                <text:p>1.493</text:p>
              </table:table-cell>
              <table:table-cell office:value-type="float" office:value="1.283">
                <text:p>1.283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17">
                <text:p>1.417</text:p>
              </table:table-cell>
              <table:table-cell office:value-type="float" office:value="1.244">
                <text:p>1.244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44">
                <text:p>1.244</text:p>
              </table:table-cell>
              <table:table-cell office:value-type="float" office:value="1.206">
                <text:p>1.206</text:p>
              </table:table-cell>
              <table:table-cell office:value-type="float" office:value="9.002">
                <text:p>9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4">
                <text:p>1.244</text:p>
              </table:table-cell>
              <table:table-cell office:value-type="float" office:value="1.187">
                <text:p>1.187</text:p>
              </table:table-cell>
              <table:table-cell office:value-type="float" office:value="9.902">
                <text:p>9.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87">
                <text:p>1.187</text:p>
              </table:table-cell>
              <table:table-cell office:value-type="float" office:value="1.11">
                <text:p>1.11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1">
                <text:p>1.321</text:p>
              </table:table-cell>
              <table:table-cell office:value-type="float" office:value="1.225">
                <text:p>1.225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2">
                <text:p>1.072</text:p>
              </table:table-cell>
              <table:table-cell office:value-type="float" office:value="1.091">
                <text:p>1.091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72">
                <text:p>1.072</text:p>
              </table:table-cell>
              <table:table-cell office:value-type="float" office:value="1.11">
                <text:p>1.11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3">
                <text:p>1.13</text:p>
              </table:table-cell>
              <table:table-cell office:value-type="float" office:value="1.091">
                <text:p>1.091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7">
                <text:p>1.187</text:p>
              </table:table-cell>
              <table:table-cell office:value-type="float" office:value="1.091">
                <text:p>1.091</text:p>
              </table:table-cell>
              <table:table-cell office:value-type="float" office:value="9.519">
                <text:p>9.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44">
                <text:p>1.244</text:p>
              </table:table-cell>
              <table:table-cell office:value-type="float" office:value="1.11">
                <text:p>1.11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3">
                <text:p>1.13</text:p>
              </table:table-cell>
              <table:table-cell office:value-type="float" office:value="1.11">
                <text:p>1.11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2">
                <text:p>1.072</text:p>
              </table:table-cell>
              <table:table-cell office:value-type="float" office:value="1.149">
                <text:p>1.149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34">
                <text:p>1.034</text:p>
              </table:table-cell>
              <table:table-cell office:value-type="float" office:value="1.11">
                <text:p>1.1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34">
                <text:p>1.034</text:p>
              </table:table-cell>
              <table:table-cell office:value-type="float" office:value="1.13">
                <text:p>1.13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">
                <text:p>1.11</text:p>
              </table:table-cell>
              <table:table-cell office:value-type="float" office:value="1.091">
                <text:p>1.091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49">
                <text:p>1.149</text:p>
              </table:table-cell>
              <table:table-cell office:value-type="float" office:value="1.11">
                <text:p>1.11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68">
                <text:p>1.168</text:p>
              </table:table-cell>
              <table:table-cell office:value-type="float" office:value="1.11">
                <text:p>1.11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">
                <text:p>1.11</text:p>
              </table:table-cell>
              <table:table-cell office:value-type="float" office:value="1.091">
                <text:p>1.09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3">
                <text:p>1.13</text:p>
              </table:table-cell>
              <table:table-cell office:value-type="float" office:value="1.091">
                <text:p>1.091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1">
                <text:p>1.11</text:p>
              </table:table-cell>
              <table:table-cell office:value-type="float" office:value="1.072">
                <text:p>1.072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7">
                <text:p>1.187</text:p>
              </table:table-cell>
              <table:table-cell office:value-type="float" office:value="1.091">
                <text:p>1.09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25">
                <text:p>1.225</text:p>
              </table:table-cell>
              <table:table-cell office:value-type="float" office:value="1.091">
                <text:p>1.09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44">
                <text:p>1.244</text:p>
              </table:table-cell>
              <table:table-cell office:value-type="float" office:value="1.072">
                <text:p>1.07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83">
                <text:p>1.283</text:p>
              </table:table-cell>
              <table:table-cell office:value-type="float" office:value="1.072">
                <text:p>1.072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02">
                <text:p>1.302</text:p>
              </table:table-cell>
              <table:table-cell office:value-type="float" office:value="1.072">
                <text:p>1.072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44">
                <text:p>1.244</text:p>
              </table:table-cell>
              <table:table-cell office:value-type="float" office:value="1.072">
                <text:p>1.072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44">
                <text:p>1.244</text:p>
              </table:table-cell>
              <table:table-cell office:value-type="float" office:value="1.053">
                <text:p>1.053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64">
                <text:p>1.264</text:p>
              </table:table-cell>
              <table:table-cell office:value-type="float" office:value="1.015">
                <text:p>1.015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64">
                <text:p>1.264</text:p>
              </table:table-cell>
              <table:table-cell office:value-type="float" office:value="1.034">
                <text:p>1.034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83">
                <text:p>1.283</text:p>
              </table:table-cell>
              <table:table-cell office:value-type="float" office:value="0.995">
                <text:p>0.995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02">
                <text:p>1.302</text:p>
              </table:table-cell>
              <table:table-cell office:value-type="float" office:value="1.015">
                <text:p>1.015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59">
                <text:p>1.359</text:p>
              </table:table-cell>
              <table:table-cell office:value-type="float" office:value="1.053">
                <text:p>1.053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74">
                <text:p>1.474</text:p>
              </table:table-cell>
              <table:table-cell office:value-type="float" office:value="1.015">
                <text:p>1.015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74">
                <text:p>1.474</text:p>
              </table:table-cell>
              <table:table-cell office:value-type="float" office:value="1.034">
                <text:p>1.034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98">
                <text:p>1.398</text:p>
              </table:table-cell>
              <table:table-cell office:value-type="float" office:value="1.072">
                <text:p>1.072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21">
                <text:p>1.321</text:p>
              </table:table-cell>
              <table:table-cell office:value-type="float" office:value="1.015">
                <text:p>1.015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21">
                <text:p>1.321</text:p>
              </table:table-cell>
              <table:table-cell office:value-type="float" office:value="1.11">
                <text:p>1.11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59">
                <text:p>1.359</text:p>
              </table:table-cell>
              <table:table-cell office:value-type="float" office:value="1.053">
                <text:p>1.053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83">
                <text:p>1.283</text:p>
              </table:table-cell>
              <table:table-cell office:value-type="float" office:value="1.149">
                <text:p>1.149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17">
                <text:p>1.417</text:p>
              </table:table-cell>
              <table:table-cell office:value-type="float" office:value="1.053">
                <text:p>1.053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4">
                <text:p>1.34</text:p>
              </table:table-cell>
              <table:table-cell office:value-type="float" office:value="1.091">
                <text:p>1.091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44">
                <text:p>1.244</text:p>
              </table:table-cell>
              <table:table-cell office:value-type="float" office:value="1.034">
                <text:p>1.034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44">
                <text:p>1.244</text:p>
              </table:table-cell>
              <table:table-cell office:value-type="float" office:value="1.015">
                <text:p>1.01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7">
                <text:p>1.187</text:p>
              </table:table-cell>
              <table:table-cell office:value-type="float" office:value="1.187">
                <text:p>1.187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3">
                <text:p>1.13</text:p>
              </table:table-cell>
              <table:table-cell office:value-type="float" office:value="1.225">
                <text:p>1.22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3">
                <text:p>1.13</text:p>
              </table:table-cell>
              <table:table-cell office:value-type="float" office:value="1.168">
                <text:p>1.168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49">
                <text:p>1.149</text:p>
              </table:table-cell>
              <table:table-cell office:value-type="float" office:value="1.13">
                <text:p>1.13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5">
                <text:p>0.995</text:p>
              </table:table-cell>
              <table:table-cell office:value-type="float" office:value="1.302">
                <text:p>1.302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15">
                <text:p>1.015</text:p>
              </table:table-cell>
              <table:table-cell office:value-type="float" office:value="1.302">
                <text:p>1.302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9">
                <text:p>0.919</text:p>
              </table:table-cell>
              <table:table-cell office:value-type="float" office:value="1.149">
                <text:p>1.149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62">
                <text:p>1.762</text:p>
              </table:table-cell>
              <table:table-cell office:value-type="float" office:value="0.325">
                <text:p>0.325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3">
                <text:p>0.383</text:p>
              </table:table-cell>
              <table:table-cell office:value-type="float" office:value="2.183">
                <text:p>2.18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44">
                <text:p>1.244</text:p>
              </table:table-cell>
              <table:table-cell office:value-type="float" office:value="1.034">
                <text:p>1.034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25">
                <text:p>1.225</text:p>
              </table:table-cell>
              <table:table-cell office:value-type="float" office:value="1.168">
                <text:p>1.168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91">
                <text:p>1.091</text:p>
              </table:table-cell>
              <table:table-cell office:value-type="float" office:value="1.244">
                <text:p>1.244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81">
                <text:p>1.781</text:p>
              </table:table-cell>
              <table:table-cell office:value-type="float" office:value="0.421">
                <text:p>0.421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93">
                <text:p>0.593</text:p>
              </table:table-cell>
              <table:table-cell office:value-type="float" office:value="1.991">
                <text:p>1.991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19">
                <text:p>0.919</text:p>
              </table:table-cell>
              <table:table-cell office:value-type="float" office:value="1.359">
                <text:p>1.359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02">
                <text:p>1.302</text:p>
              </table:table-cell>
              <table:table-cell office:value-type="float" office:value="0.957">
                <text:p>0.957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64">
                <text:p>1.264</text:p>
              </table:table-cell>
              <table:table-cell office:value-type="float" office:value="1.053">
                <text:p>1.053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4">
                <text:p>1.34</text:p>
              </table:table-cell>
              <table:table-cell office:value-type="float" office:value="1.053">
                <text:p>1.053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2">
                <text:p>1.302</text:p>
              </table:table-cell>
              <table:table-cell office:value-type="float" office:value="0.976">
                <text:p>0.976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72">
                <text:p>1.972</text:p>
              </table:table-cell>
              <table:table-cell office:value-type="float" office:value="0.172">
                <text:p>0.17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">
                <text:p>0.842</text:p>
              </table:table-cell>
              <table:table-cell office:value-type="float" office:value="1.532">
                <text:p>1.532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06">
                <text:p>1.206</text:p>
              </table:table-cell>
              <table:table-cell office:value-type="float" office:value="0.785">
                <text:p>0.785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3">
                <text:p>1.13</text:p>
              </table:table-cell>
              <table:table-cell office:value-type="float" office:value="1.072">
                <text:p>1.072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25">
                <text:p>1.225</text:p>
              </table:table-cell>
              <table:table-cell office:value-type="float" office:value="1.11">
                <text:p>1.11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55">
                <text:p>1.455</text:p>
              </table:table-cell>
              <table:table-cell office:value-type="float" office:value="1.015">
                <text:p>1.015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74">
                <text:p>1.474</text:p>
              </table:table-cell>
              <table:table-cell office:value-type="float" office:value="1.034">
                <text:p>1.034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79">
                <text:p>1.379</text:p>
              </table:table-cell>
              <table:table-cell office:value-type="float" office:value="0.957">
                <text:p>0.957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">
                <text:p>0.9</text:p>
              </table:table-cell>
              <table:table-cell office:value-type="float" office:value="1.417">
                <text:p>1.417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5">
                <text:p>0.555</text:p>
              </table:table-cell>
              <table:table-cell office:value-type="float" office:value="1.608">
                <text:p>1.608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9">
                <text:p>0.919</text:p>
              </table:table-cell>
              <table:table-cell office:value-type="float" office:value="0.785">
                <text:p>0.785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57">
                <text:p>0.957</text:p>
              </table:table-cell>
              <table:table-cell office:value-type="float" office:value="0.938">
                <text:p>0.938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25">
                <text:p>1.225</text:p>
              </table:table-cell>
              <table:table-cell office:value-type="float" office:value="0.9">
                <text:p>0.9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">
                <text:p>1.34</text:p>
              </table:table-cell>
              <table:table-cell office:value-type="float" office:value="0.938">
                <text:p>0.938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">
                <text:p>1.34</text:p>
              </table:table-cell>
              <table:table-cell office:value-type="float" office:value="0.9">
                <text:p>0.9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02">
                <text:p>1.302</text:p>
              </table:table-cell>
              <table:table-cell office:value-type="float" office:value="0.9">
                <text:p>0.9</text:p>
              </table:table-cell>
              <table:table-cell office:value-type="float" office:value="9.519">
                <text:p>9.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64">
                <text:p>1.264</text:p>
              </table:table-cell>
              <table:table-cell office:value-type="float" office:value="0.881">
                <text:p>0.881</text:p>
              </table:table-cell>
              <table:table-cell office:value-type="float" office:value="9.557">
                <text:p>9.5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59">
                <text:p>1.359</text:p>
              </table:table-cell>
              <table:table-cell office:value-type="float" office:value="0.9">
                <text:p>0.9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17">
                <text:p>1.417</text:p>
              </table:table-cell>
              <table:table-cell office:value-type="float" office:value="0.861">
                <text:p>0.861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55">
                <text:p>1.455</text:p>
              </table:table-cell>
              <table:table-cell office:value-type="float" office:value="0.976">
                <text:p>0.976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21">
                <text:p>1.321</text:p>
              </table:table-cell>
              <table:table-cell office:value-type="float" office:value="1.053">
                <text:p>1.053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06">
                <text:p>1.206</text:p>
              </table:table-cell>
              <table:table-cell office:value-type="float" office:value="1.091">
                <text:p>1.091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44">
                <text:p>1.244</text:p>
              </table:table-cell>
              <table:table-cell office:value-type="float" office:value="1.225">
                <text:p>1.225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87">
                <text:p>1.187</text:p>
              </table:table-cell>
              <table:table-cell office:value-type="float" office:value="1.225">
                <text:p>1.225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4">
                <text:p>1.34</text:p>
              </table:table-cell>
              <table:table-cell office:value-type="float" office:value="1.149">
                <text:p>1.149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17">
                <text:p>1.417</text:p>
              </table:table-cell>
              <table:table-cell office:value-type="float" office:value="1.11">
                <text:p>1.1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17">
                <text:p>1.417</text:p>
              </table:table-cell>
              <table:table-cell office:value-type="float" office:value="1.149">
                <text:p>1.149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32">
                <text:p>1.532</text:p>
              </table:table-cell>
              <table:table-cell office:value-type="float" office:value="1.168">
                <text:p>1.168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">
                <text:p>1.8</text:p>
              </table:table-cell>
              <table:table-cell office:value-type="float" office:value="1.091">
                <text:p>1.091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55">
                <text:p>2.355</text:p>
              </table:table-cell>
              <table:table-cell office:value-type="float" office:value="0.478">
                <text:p>0.47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17">
                <text:p>1.417</text:p>
              </table:table-cell>
              <table:table-cell office:value-type="float" office:value="1.819">
                <text:p>1.819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77">
                <text:p>1.877</text:p>
              </table:table-cell>
              <table:table-cell office:value-type="float" office:value="1.436">
                <text:p>1.436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66">
                <text:p>1.666</text:p>
              </table:table-cell>
              <table:table-cell office:value-type="float" office:value="1.168">
                <text:p>1.168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42">
                <text:p>1.742</text:p>
              </table:table-cell>
              <table:table-cell office:value-type="float" office:value="1.13">
                <text:p>1.13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81">
                <text:p>1.781</text:p>
              </table:table-cell>
              <table:table-cell office:value-type="float" office:value="1.034">
                <text:p>1.034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79">
                <text:p>1.379</text:p>
              </table:table-cell>
              <table:table-cell office:value-type="float" office:value="1.187">
                <text:p>1.187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3">
                <text:p>1.13</text:p>
              </table:table-cell>
              <table:table-cell office:value-type="float" office:value="1.608">
                <text:p>1.608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21">
                <text:p>1.321</text:p>
              </table:table-cell>
              <table:table-cell office:value-type="float" office:value="0.823">
                <text:p>0.823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06">
                <text:p>1.206</text:p>
              </table:table-cell>
              <table:table-cell office:value-type="float" office:value="0.919">
                <text:p>0.919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83">
                <text:p>1.283</text:p>
              </table:table-cell>
              <table:table-cell office:value-type="float" office:value="0.976">
                <text:p>0.976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02">
                <text:p>1.302</text:p>
              </table:table-cell>
              <table:table-cell office:value-type="float" office:value="0.938">
                <text:p>0.93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21">
                <text:p>1.321</text:p>
              </table:table-cell>
              <table:table-cell office:value-type="float" office:value="0.938">
                <text:p>0.93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42">
                <text:p>1.742</text:p>
              </table:table-cell>
              <table:table-cell office:value-type="float" office:value="0.248">
                <text:p>0.248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3">
                <text:p>1.13</text:p>
              </table:table-cell>
              <table:table-cell office:value-type="float" office:value="1.551">
                <text:p>1.551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44">
                <text:p>1.244</text:p>
              </table:table-cell>
              <table:table-cell office:value-type="float" office:value="0.861">
                <text:p>0.861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87">
                <text:p>1.187</text:p>
              </table:table-cell>
              <table:table-cell office:value-type="float" office:value="0.823">
                <text:p>0.823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06">
                <text:p>1.206</text:p>
              </table:table-cell>
              <table:table-cell office:value-type="float" office:value="0.957">
                <text:p>0.957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98">
                <text:p>1.398</text:p>
              </table:table-cell>
              <table:table-cell office:value-type="float" office:value="1.264">
                <text:p>1.264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98">
                <text:p>1.398</text:p>
              </table:table-cell>
              <table:table-cell office:value-type="float" office:value="1.359">
                <text:p>1.359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74">
                <text:p>1.474</text:p>
              </table:table-cell>
              <table:table-cell office:value-type="float" office:value="1.053">
                <text:p>1.053</text:p>
              </table:table-cell>
              <table:table-cell office:value-type="float" office:value="9.002">
                <text:p>9.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13">
                <text:p>1.513</text:p>
              </table:table-cell>
              <table:table-cell office:value-type="float" office:value="1.072">
                <text:p>1.072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83">
                <text:p>1.283</text:p>
              </table:table-cell>
              <table:table-cell office:value-type="float" office:value="1.723">
                <text:p>1.72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55">
                <text:p>1.455</text:p>
              </table:table-cell>
              <table:table-cell office:value-type="float" office:value="1.513">
                <text:p>1.513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51">
                <text:p>1.551</text:p>
              </table:table-cell>
              <table:table-cell office:value-type="float" office:value="1.13">
                <text:p>1.13</text:p>
              </table:table-cell>
              <table:table-cell office:value-type="float" office:value="8.599">
                <text:p>8.5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55">
                <text:p>1.455</text:p>
              </table:table-cell>
              <table:table-cell office:value-type="float" office:value="2.106">
                <text:p>2.106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74">
                <text:p>1.474</text:p>
              </table:table-cell>
              <table:table-cell office:value-type="float" office:value="1.991">
                <text:p>1.991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21">
                <text:p>1.321</text:p>
              </table:table-cell>
              <table:table-cell office:value-type="float" office:value="1.934">
                <text:p>1.934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57">
                <text:p>0.957</text:p>
              </table:table-cell>
              <table:table-cell office:value-type="float" office:value="2.068">
                <text:p>2.068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4">
                <text:p>0.44</text:p>
              </table:table-cell>
              <table:table-cell office:value-type="float" office:value="1.915">
                <text:p>1.915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742">
                <text:p>-1.742</text:p>
              </table:table-cell>
              <table:table-cell office:value-type="float" office:value="1.264">
                <text:p>1.264</text:p>
              </table:table-cell>
              <table:table-cell office:value-type="float" office:value="11.109">
                <text:p>11.1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968">
                <text:p>-2.968</text:p>
              </table:table-cell>
              <table:table-cell office:value-type="float" office:value="1.13">
                <text:p>1.13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232">
                <text:p>-4.232</text:p>
              </table:table-cell>
              <table:table-cell office:value-type="float" office:value="0.632">
                <text:p>0.632</text:p>
              </table:table-cell>
              <table:table-cell office:value-type="float" office:value="12.162">
                <text:p>12.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.393">
                <text:p>-7.393</text:p>
              </table:table-cell>
              <table:table-cell office:value-type="float" office:value="-1.704">
                <text:p>-1.704</text:p>
              </table:table-cell>
              <table:table-cell office:value-type="float" office:value="12.928">
                <text:p>12.9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.691">
                <text:p>-9.691</text:p>
              </table:table-cell>
              <table:table-cell office:value-type="float" office:value="-2.93">
                <text:p>-2.93</text:p>
              </table:table-cell>
              <table:table-cell office:value-type="float" office:value="14.001">
                <text:p>14.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2.488">
                <text:p>-12.488</text:p>
              </table:table-cell>
              <table:table-cell office:value-type="float" office:value="-4.424">
                <text:p>-4.424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.686">
                <text:p>-15.686</text:p>
              </table:table-cell>
              <table:table-cell office:value-type="float" office:value="-5.784">
                <text:p>-5.784</text:p>
              </table:table-cell>
              <table:table-cell office:value-type="float" office:value="15.303">
                <text:p>15.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2.946">
                <text:p>-22.946</text:p>
              </table:table-cell>
              <table:table-cell office:value-type="float" office:value="-6.665">
                <text:p>-6.665</text:p>
              </table:table-cell>
              <table:table-cell office:value-type="float" office:value="12.066">
                <text:p>12.0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4.478">
                <text:p>-24.478</text:p>
              </table:table-cell>
              <table:table-cell office:value-type="float" office:value="-8.293">
                <text:p>-8.293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4.133">
                <text:p>-24.133</text:p>
              </table:table-cell>
              <table:table-cell office:value-type="float" office:value="-10.266">
                <text:p>-10.26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2.237">
                <text:p>-22.237</text:p>
              </table:table-cell>
              <table:table-cell office:value-type="float" office:value="-13.12">
                <text:p>-13.12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3.043">
                <text:p>-13.043</text:p>
              </table:table-cell>
              <table:table-cell office:value-type="float" office:value="-19.479">
                <text:p>-19.479</text:p>
              </table:table-cell>
              <table:table-cell office:value-type="float" office:value="12.928">
                <text:p>12.9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.393">
                <text:p>-7.393</text:p>
              </table:table-cell>
              <table:table-cell office:value-type="float" office:value="-22.294">
                <text:p>-22.294</text:p>
              </table:table-cell>
              <table:table-cell office:value-type="float" office:value="14.709">
                <text:p>14.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807">
                <text:p>-4.807</text:p>
              </table:table-cell>
              <table:table-cell office:value-type="float" office:value="-24.267">
                <text:p>-24.267</text:p>
              </table:table-cell>
              <table:table-cell office:value-type="float" office:value="16.452">
                <text:p>16.4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47">
                <text:p>-2.47</text:p>
              </table:table-cell>
              <table:table-cell office:value-type="float" office:value="-24.976">
                <text:p>-24.976</text:p>
              </table:table-cell>
              <table:table-cell office:value-type="float" office:value="17.046">
                <text:p>17.0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841">
                <text:p>5.841</text:p>
              </table:table-cell>
              <table:table-cell office:value-type="float" office:value="-23.348">
                <text:p>-23.348</text:p>
              </table:table-cell>
              <table:table-cell office:value-type="float" office:value="14.058">
                <text:p>14.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385">
                <text:p>9.385</text:p>
              </table:table-cell>
              <table:table-cell office:value-type="float" office:value="-22.562">
                <text:p>-22.562</text:p>
              </table:table-cell>
              <table:table-cell office:value-type="float" office:value="12.124">
                <text:p>12.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86">
                <text:p>10.86</text:p>
              </table:table-cell>
              <table:table-cell office:value-type="float" office:value="-20.494">
                <text:p>-20.494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832">
                <text:p>12.832</text:p>
              </table:table-cell>
              <table:table-cell office:value-type="float" office:value="-17.219">
                <text:p>-17.219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103">
                <text:p>22.103</text:p>
              </table:table-cell>
              <table:table-cell office:value-type="float" office:value="-13.752">
                <text:p>-13.752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593">
                <text:p>24.593</text:p>
              </table:table-cell>
              <table:table-cell office:value-type="float" office:value="-10.457">
                <text:p>-10.457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244">
                <text:p>25.244</text:p>
              </table:table-cell>
              <table:table-cell office:value-type="float" office:value="-8.121">
                <text:p>-8.121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.067">
                <text:p>31.067</text:p>
              </table:table-cell>
              <table:table-cell office:value-type="float" office:value="-8.638">
                <text:p>-8.638</text:p>
              </table:table-cell>
              <table:table-cell office:value-type="float" office:value="6.186">
                <text:p>6.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838">
                <text:p>25.838</text:p>
              </table:table-cell>
              <table:table-cell office:value-type="float" office:value="-1.723">
                <text:p>-1.723</text:p>
              </table:table-cell>
              <table:table-cell office:value-type="float" office:value="-0.268">
                <text:p>-0.2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363">
                <text:p>24.363</text:p>
              </table:table-cell>
              <table:table-cell office:value-type="float" office:value="-1.685">
                <text:p>-1.685</text:p>
              </table:table-cell>
              <table:table-cell office:value-type="float" office:value="-4.041">
                <text:p>-4.0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713">
                <text:p>18.713</text:p>
              </table:table-cell>
              <table:table-cell office:value-type="float" office:value="-1.225">
                <text:p>-1.225</text:p>
              </table:table-cell>
              <table:table-cell office:value-type="float" office:value="-4.788">
                <text:p>-4.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077">
                <text:p>14.077</text:p>
              </table:table-cell>
              <table:table-cell office:value-type="float" office:value="-3.217">
                <text:p>-3.217</text:p>
              </table:table-cell>
              <table:table-cell office:value-type="float" office:value="-3.562">
                <text:p>-3.5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714">
                <text:p>8.714</text:p>
              </table:table-cell>
              <table:table-cell office:value-type="float" office:value="-3.811">
                <text:p>-3.811</text:p>
              </table:table-cell>
              <table:table-cell office:value-type="float" office:value="4.596">
                <text:p>4.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086">
                <text:p>7.086</text:p>
              </table:table-cell>
              <table:table-cell office:value-type="float" office:value="-3.696">
                <text:p>-3.696</text:p>
              </table:table-cell>
              <table:table-cell office:value-type="float" office:value="7.929">
                <text:p>7.9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573">
                <text:p>5.573</text:p>
              </table:table-cell>
              <table:table-cell office:value-type="float" office:value="-3.371">
                <text:p>-3.371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62">
                <text:p>3.562</text:p>
              </table:table-cell>
              <table:table-cell office:value-type="float" office:value="-2.317">
                <text:p>-2.317</text:p>
              </table:table-cell>
              <table:table-cell office:value-type="float" office:value="13.809">
                <text:p>13.8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485">
                <text:p>3.485</text:p>
              </table:table-cell>
              <table:table-cell office:value-type="float" office:value="-1.915">
                <text:p>-1.915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62">
                <text:p>3.562</text:p>
              </table:table-cell>
              <table:table-cell office:value-type="float" office:value="-1.723">
                <text:p>-1.723</text:p>
              </table:table-cell>
              <table:table-cell office:value-type="float" office:value="12.641">
                <text:p>12.6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524">
                <text:p>3.524</text:p>
              </table:table-cell>
              <table:table-cell office:value-type="float" office:value="-1.628">
                <text:p>-1.628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49">
                <text:p>3.849</text:p>
              </table:table-cell>
              <table:table-cell office:value-type="float" office:value="-1.819">
                <text:p>-1.81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06">
                <text:p>4.06</text:p>
              </table:table-cell>
              <table:table-cell office:value-type="float" office:value="-2.164">
                <text:p>-2.164</text:p>
              </table:table-cell>
              <table:table-cell office:value-type="float" office:value="11.492">
                <text:p>11.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62">
                <text:p>4.462</text:p>
              </table:table-cell>
              <table:table-cell office:value-type="float" office:value="-2.489">
                <text:p>-2.489</text:p>
              </table:table-cell>
              <table:table-cell office:value-type="float" office:value="11.932">
                <text:p>11.9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209">
                <text:p>5.209</text:p>
              </table:table-cell>
              <table:table-cell office:value-type="float" office:value="-2.758">
                <text:p>-2.758</text:p>
              </table:table-cell>
              <table:table-cell office:value-type="float" office:value="12.564">
                <text:p>12.5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446">
                <text:p>8.446</text:p>
              </table:table-cell>
              <table:table-cell office:value-type="float" office:value="-3.256">
                <text:p>-3.256</text:p>
              </table:table-cell>
              <table:table-cell office:value-type="float" office:value="13.809">
                <text:p>13.8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055">
                <text:p>10.055</text:p>
              </table:table-cell>
              <table:table-cell office:value-type="float" office:value="-3.428">
                <text:p>-3.428</text:p>
              </table:table-cell>
              <table:table-cell office:value-type="float" office:value="14.097">
                <text:p>14.0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358">
                <text:p>11.358</text:p>
              </table:table-cell>
              <table:table-cell office:value-type="float" office:value="-3.639">
                <text:p>-3.639</text:p>
              </table:table-cell>
              <table:table-cell office:value-type="float" office:value="14.077">
                <text:p>14.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081">
                <text:p>13.081</text:p>
              </table:table-cell>
              <table:table-cell office:value-type="float" office:value="-4.118">
                <text:p>-4.118</text:p>
              </table:table-cell>
              <table:table-cell office:value-type="float" office:value="13.694">
                <text:p>13.6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503">
                <text:p>13.503</text:p>
              </table:table-cell>
              <table:table-cell office:value-type="float" office:value="-4.73">
                <text:p>-4.73</text:p>
              </table:table-cell>
              <table:table-cell office:value-type="float" office:value="13.043">
                <text:p>13.0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603">
                <text:p>12.603</text:p>
              </table:table-cell>
              <table:table-cell office:value-type="float" office:value="-5.707">
                <text:p>-5.707</text:p>
              </table:table-cell>
              <table:table-cell office:value-type="float" office:value="11.894">
                <text:p>11.8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783">
                <text:p>10.783</text:p>
              </table:table-cell>
              <table:table-cell office:value-type="float" office:value="-6.244">
                <text:p>-6.244</text:p>
              </table:table-cell>
              <table:table-cell office:value-type="float" office:value="10.113">
                <text:p>10.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002">
                <text:p>9.002</text:p>
              </table:table-cell>
              <table:table-cell office:value-type="float" office:value="-6.799">
                <text:p>-6.799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96">
                <text:p>4.96</text:p>
              </table:table-cell>
              <table:table-cell office:value-type="float" office:value="-8.159">
                <text:p>-8.159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87">
                <text:p>2.987</text:p>
              </table:table-cell>
              <table:table-cell office:value-type="float" office:value="-8.178">
                <text:p>-8.178</text:p>
              </table:table-cell>
              <table:table-cell office:value-type="float" office:value="5.324">
                <text:p>5.3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74">
                <text:p>1.474</text:p>
              </table:table-cell>
              <table:table-cell office:value-type="float" office:value="-8.063">
                <text:p>-8.063</text:p>
              </table:table-cell>
              <table:table-cell office:value-type="float" office:value="5.094">
                <text:p>5.0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74">
                <text:p>-0.574</text:p>
              </table:table-cell>
              <table:table-cell office:value-type="float" office:value="-8.025">
                <text:p>-8.025</text:p>
              </table:table-cell>
              <table:table-cell office:value-type="float" office:value="5.899">
                <text:p>5.8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551">
                <text:p>-1.551</text:p>
              </table:table-cell>
              <table:table-cell office:value-type="float" office:value="-7.699">
                <text:p>-7.699</text:p>
              </table:table-cell>
              <table:table-cell office:value-type="float" office:value="5.956">
                <text:p>5.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47">
                <text:p>-2.47</text:p>
              </table:table-cell>
              <table:table-cell office:value-type="float" office:value="-7.067">
                <text:p>-7.067</text:p>
              </table:table-cell>
              <table:table-cell office:value-type="float" office:value="6.224">
                <text:p>6.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62">
                <text:p>-3.62</text:p>
              </table:table-cell>
              <table:table-cell office:value-type="float" office:value="-6.607">
                <text:p>-6.607</text:p>
              </table:table-cell>
              <table:table-cell office:value-type="float" office:value="6.129">
                <text:p>6.1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6.435">
                <text:p>-6.435</text:p>
              </table:table-cell>
              <table:table-cell office:value-type="float" office:value="-5.726">
                <text:p>-5.726</text:p>
              </table:table-cell>
              <table:table-cell office:value-type="float" office:value="5.573">
                <text:p>5.5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.259">
                <text:p>-7.259</text:p>
              </table:table-cell>
              <table:table-cell office:value-type="float" office:value="-5.056">
                <text:p>-5.056</text:p>
              </table:table-cell>
              <table:table-cell office:value-type="float" office:value="5.707">
                <text:p>5.7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.082">
                <text:p>-8.082</text:p>
              </table:table-cell>
              <table:table-cell office:value-type="float" office:value="-4.347">
                <text:p>-4.347</text:p>
              </table:table-cell>
              <table:table-cell office:value-type="float" office:value="6.569">
                <text:p>6.5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.734">
                <text:p>-8.734</text:p>
              </table:table-cell>
              <table:table-cell office:value-type="float" office:value="-3.658">
                <text:p>-3.658</text:p>
              </table:table-cell>
              <table:table-cell office:value-type="float" office:value="7.814">
                <text:p>7.8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.963">
                <text:p>-8.963</text:p>
              </table:table-cell>
              <table:table-cell office:value-type="float" office:value="-2.738">
                <text:p>-2.738</text:p>
              </table:table-cell>
              <table:table-cell office:value-type="float" office:value="10.477">
                <text:p>10.4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8.676">
                <text:p>-8.676</text:p>
              </table:table-cell>
              <table:table-cell office:value-type="float" office:value="-2.049">
                <text:p>-2.049</text:p>
              </table:table-cell>
              <table:table-cell office:value-type="float" office:value="11.664">
                <text:p>11.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.197">
                <text:p>-8.197</text:p>
              </table:table-cell>
              <table:table-cell office:value-type="float" office:value="-1.685">
                <text:p>-1.685</text:p>
              </table:table-cell>
              <table:table-cell office:value-type="float" office:value="12.124">
                <text:p>12.1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.508">
                <text:p>-7.508</text:p>
              </table:table-cell>
              <table:table-cell office:value-type="float" office:value="-1.379">
                <text:p>-1.379</text:p>
              </table:table-cell>
              <table:table-cell office:value-type="float" office:value="12.066">
                <text:p>12.0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.803">
                <text:p>-5.803</text:p>
              </table:table-cell>
              <table:table-cell office:value-type="float" office:value="-0.938">
                <text:p>-0.938</text:p>
              </table:table-cell>
              <table:table-cell office:value-type="float" office:value="11.128">
                <text:p>11.1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.133">
                <text:p>-5.133</text:p>
              </table:table-cell>
              <table:table-cell office:value-type="float" office:value="-0.593">
                <text:p>-0.593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539">
                <text:p>-4.539</text:p>
              </table:table-cell>
              <table:table-cell office:value-type="float" office:value="-0.306">
                <text:p>-0.306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.041">
                <text:p>-4.041</text:p>
              </table:table-cell>
              <table:table-cell office:value-type="float" office:value="-0.038">
                <text:p>-0.03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7">
                <text:p>-2.7</text:p>
              </table:table-cell>
              <table:table-cell office:value-type="float" office:value="0.44">
                <text:p>0.44</text:p>
              </table:table-cell>
              <table:table-cell office:value-type="float" office:value="11.051">
                <text:p>11.0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106">
                <text:p>-2.106</text:p>
              </table:table-cell>
              <table:table-cell office:value-type="float" office:value="0.555">
                <text:p>0.555</text:p>
              </table:table-cell>
              <table:table-cell office:value-type="float" office:value="11.243">
                <text:p>11.2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7">
                <text:p>-1.57</text:p>
              </table:table-cell>
              <table:table-cell office:value-type="float" office:value="0.689">
                <text:p>0.689</text:p>
              </table:table-cell>
              <table:table-cell office:value-type="float" office:value="11.243">
                <text:p>11.2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225">
                <text:p>-1.225</text:p>
              </table:table-cell>
              <table:table-cell office:value-type="float" office:value="0.804">
                <text:p>0.804</text:p>
              </table:table-cell>
              <table:table-cell office:value-type="float" office:value="11.147">
                <text:p>11.1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727">
                <text:p>-0.727</text:p>
              </table:table-cell>
              <table:table-cell office:value-type="float" office:value="0.938">
                <text:p>0.938</text:p>
              </table:table-cell>
              <table:table-cell office:value-type="float" office:value="11.051">
                <text:p>11.0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97">
                <text:p>-0.497</text:p>
              </table:table-cell>
              <table:table-cell office:value-type="float" office:value="1.034">
                <text:p>1.034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306">
                <text:p>-0.306</text:p>
              </table:table-cell>
              <table:table-cell office:value-type="float" office:value="1.13">
                <text:p>1.13</text:p>
              </table:table-cell>
              <table:table-cell office:value-type="float" office:value="10.247">
                <text:p>10.2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229">
                <text:p>-0.229</text:p>
              </table:table-cell>
              <table:table-cell office:value-type="float" office:value="1.187">
                <text:p>1.187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8">
                <text:p>0.038</text:p>
              </table:table-cell>
              <table:table-cell office:value-type="float" office:value="1.149">
                <text:p>1.149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87">
                <text:p>0.287</text:p>
              </table:table-cell>
              <table:table-cell office:value-type="float" office:value="1.168">
                <text:p>1.16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06">
                <text:p>0.306</text:p>
              </table:table-cell>
              <table:table-cell office:value-type="float" office:value="1.187">
                <text:p>1.187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91">
                <text:p>0.191</text:p>
              </table:table-cell>
              <table:table-cell office:value-type="float" office:value="1.187">
                <text:p>1.187</text:p>
              </table:table-cell>
              <table:table-cell office:value-type="float" office:value="9.519">
                <text:p>9.5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19">
                <text:p>-0.019</text:p>
              </table:table-cell>
              <table:table-cell office:value-type="float" office:value="1.187">
                <text:p>1.187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4">
                <text:p>0.134</text:p>
              </table:table-cell>
              <table:table-cell office:value-type="float" office:value="1.187">
                <text:p>1.187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44">
                <text:p>0.344</text:p>
              </table:table-cell>
              <table:table-cell office:value-type="float" office:value="1.283">
                <text:p>1.283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7">
                <text:p>0.497</text:p>
              </table:table-cell>
              <table:table-cell office:value-type="float" office:value="1.283">
                <text:p>1.28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78">
                <text:p>0.478</text:p>
              </table:table-cell>
              <table:table-cell office:value-type="float" office:value="1.283">
                <text:p>1.28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12">
                <text:p>0.612</text:p>
              </table:table-cell>
              <table:table-cell office:value-type="float" office:value="1.225">
                <text:p>1.225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49">
                <text:p>1.149</text:p>
              </table:table-cell>
              <table:table-cell office:value-type="float" office:value="1.053">
                <text:p>1.053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08">
                <text:p>1.608</text:p>
              </table:table-cell>
              <table:table-cell office:value-type="float" office:value="1.302">
                <text:p>1.302</text:p>
              </table:table-cell>
              <table:table-cell office:value-type="float" office:value="8.714">
                <text:p>8.7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493">
                <text:p>1.493</text:p>
              </table:table-cell>
              <table:table-cell office:value-type="float" office:value="1.302">
                <text:p>1.302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06">
                <text:p>1.206</text:p>
              </table:table-cell>
              <table:table-cell office:value-type="float" office:value="1.359">
                <text:p>1.359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15">
                <text:p>1.015</text:p>
              </table:table-cell>
              <table:table-cell office:value-type="float" office:value="1.302">
                <text:p>1.302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1">
                <text:p>1.11</text:p>
              </table:table-cell>
              <table:table-cell office:value-type="float" office:value="1.34">
                <text:p>1.34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3">
                <text:p>1.13</text:p>
              </table:table-cell>
              <table:table-cell office:value-type="float" office:value="1.379">
                <text:p>1.379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3">
                <text:p>1.13</text:p>
              </table:table-cell>
              <table:table-cell office:value-type="float" office:value="1.379">
                <text:p>1.379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34">
                <text:p>1.034</text:p>
              </table:table-cell>
              <table:table-cell office:value-type="float" office:value="1.417">
                <text:p>1.41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1">
                <text:p>1.11</text:p>
              </table:table-cell>
              <table:table-cell office:value-type="float" office:value="1.225">
                <text:p>1.225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36">
                <text:p>1.436</text:p>
              </table:table-cell>
              <table:table-cell office:value-type="float" office:value="1.206">
                <text:p>1.20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4">
                <text:p>1.704</text:p>
              </table:table-cell>
              <table:table-cell office:value-type="float" office:value="1.264">
                <text:p>1.26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838">
                <text:p>1.838</text:p>
              </table:table-cell>
              <table:table-cell office:value-type="float" office:value="1.206">
                <text:p>1.206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98">
                <text:p>1.398</text:p>
              </table:table-cell>
              <table:table-cell office:value-type="float" office:value="1.321">
                <text:p>1.321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25">
                <text:p>1.225</text:p>
              </table:table-cell>
              <table:table-cell office:value-type="float" office:value="1.302">
                <text:p>1.302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68">
                <text:p>1.168</text:p>
              </table:table-cell>
              <table:table-cell office:value-type="float" office:value="1.264">
                <text:p>1.264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53">
                <text:p>1.053</text:p>
              </table:table-cell>
              <table:table-cell office:value-type="float" office:value="1.206">
                <text:p>1.206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6">
                <text:p>0.976</text:p>
              </table:table-cell>
              <table:table-cell office:value-type="float" office:value="1.187">
                <text:p>1.187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8">
                <text:p>0.938</text:p>
              </table:table-cell>
              <table:table-cell office:value-type="float" office:value="1.13">
                <text:p>1.13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38">
                <text:p>0.938</text:p>
              </table:table-cell>
              <table:table-cell office:value-type="float" office:value="1.091">
                <text:p>1.091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15">
                <text:p>1.015</text:p>
              </table:table-cell>
              <table:table-cell office:value-type="float" office:value="1.072">
                <text:p>1.072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3">
                <text:p>1.13</text:p>
              </table:table-cell>
              <table:table-cell office:value-type="float" office:value="1.091">
                <text:p>1.091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72">
                <text:p>1.072</text:p>
              </table:table-cell>
              <table:table-cell office:value-type="float" office:value="1.091">
                <text:p>1.091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53">
                <text:p>1.053</text:p>
              </table:table-cell>
              <table:table-cell office:value-type="float" office:value="1.091">
                <text:p>1.091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7">
                <text:p>0.957</text:p>
              </table:table-cell>
              <table:table-cell office:value-type="float" office:value="1.13">
                <text:p>1.13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3">
                <text:p>0.823</text:p>
              </table:table-cell>
              <table:table-cell office:value-type="float" office:value="1.149">
                <text:p>1.149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66">
                <text:p>0.766</text:p>
              </table:table-cell>
              <table:table-cell office:value-type="float" office:value="1.187">
                <text:p>1.18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27">
                <text:p>0.727</text:p>
              </table:table-cell>
              <table:table-cell office:value-type="float" office:value="1.168">
                <text:p>1.168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46">
                <text:p>0.746</text:p>
              </table:table-cell>
              <table:table-cell office:value-type="float" office:value="1.187">
                <text:p>1.187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19">
                <text:p>0.919</text:p>
              </table:table-cell>
              <table:table-cell office:value-type="float" office:value="1.168">
                <text:p>1.16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3">
                <text:p>1.13</text:p>
              </table:table-cell>
              <table:table-cell office:value-type="float" office:value="1.206">
                <text:p>1.206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06">
                <text:p>1.206</text:p>
              </table:table-cell>
              <table:table-cell office:value-type="float" office:value="1.244">
                <text:p>1.244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34">
                <text:p>1.034</text:p>
              </table:table-cell>
              <table:table-cell office:value-type="float" office:value="1.302">
                <text:p>1.30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7">
                <text:p>0.957</text:p>
              </table:table-cell>
              <table:table-cell office:value-type="float" office:value="1.34">
                <text:p>1.34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38">
                <text:p>0.938</text:p>
              </table:table-cell>
              <table:table-cell office:value-type="float" office:value="1.398">
                <text:p>1.398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">
                <text:p>0.9</text:p>
              </table:table-cell>
              <table:table-cell office:value-type="float" office:value="1.379">
                <text:p>1.379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81">
                <text:p>0.881</text:p>
              </table:table-cell>
              <table:table-cell office:value-type="float" office:value="1.379">
                <text:p>1.379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61">
                <text:p>0.861</text:p>
              </table:table-cell>
              <table:table-cell office:value-type="float" office:value="1.398">
                <text:p>1.398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1">
                <text:p>0.881</text:p>
              </table:table-cell>
              <table:table-cell office:value-type="float" office:value="1.379">
                <text:p>1.379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">
                <text:p>0.9</text:p>
              </table:table-cell>
              <table:table-cell office:value-type="float" office:value="1.34">
                <text:p>1.34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34">
                <text:p>1.034</text:p>
              </table:table-cell>
              <table:table-cell office:value-type="float" office:value="1.321">
                <text:p>1.321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1">
                <text:p>1.11</text:p>
              </table:table-cell>
              <table:table-cell office:value-type="float" office:value="1.264">
                <text:p>1.264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87">
                <text:p>1.187</text:p>
              </table:table-cell>
              <table:table-cell office:value-type="float" office:value="1.225">
                <text:p>1.225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87">
                <text:p>1.187</text:p>
              </table:table-cell>
              <table:table-cell office:value-type="float" office:value="1.206">
                <text:p>1.206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91">
                <text:p>1.091</text:p>
              </table:table-cell>
              <table:table-cell office:value-type="float" office:value="1.206">
                <text:p>1.206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15">
                <text:p>1.015</text:p>
              </table:table-cell>
              <table:table-cell office:value-type="float" office:value="1.206">
                <text:p>1.206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6">
                <text:p>0.976</text:p>
              </table:table-cell>
              <table:table-cell office:value-type="float" office:value="1.206">
                <text:p>1.206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57">
                <text:p>0.957</text:p>
              </table:table-cell>
              <table:table-cell office:value-type="float" office:value="1.225">
                <text:p>1.225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81">
                <text:p>0.881</text:p>
              </table:table-cell>
              <table:table-cell office:value-type="float" office:value="1.244">
                <text:p>1.244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38">
                <text:p>0.938</text:p>
              </table:table-cell>
              <table:table-cell office:value-type="float" office:value="1.187">
                <text:p>1.187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34">
                <text:p>1.034</text:p>
              </table:table-cell>
              <table:table-cell office:value-type="float" office:value="1.13">
                <text:p>1.13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72">
                <text:p>1.072</text:p>
              </table:table-cell>
              <table:table-cell office:value-type="float" office:value="1.13">
                <text:p>1.13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">
                <text:p>0.9</text:p>
              </table:table-cell>
              <table:table-cell office:value-type="float" office:value="1.13">
                <text:p>1.13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27">
                <text:p>0.727</text:p>
              </table:table-cell>
              <table:table-cell office:value-type="float" office:value="1.072">
                <text:p>1.072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8">
                <text:p>0.708</text:p>
              </table:table-cell>
              <table:table-cell office:value-type="float" office:value="1.13">
                <text:p>1.13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89">
                <text:p>0.689</text:p>
              </table:table-cell>
              <table:table-cell office:value-type="float" office:value="1.11">
                <text:p>1.11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1">
                <text:p>0.651</text:p>
              </table:table-cell>
              <table:table-cell office:value-type="float" office:value="1.13">
                <text:p>1.13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32">
                <text:p>0.632</text:p>
              </table:table-cell>
              <table:table-cell office:value-type="float" office:value="1.13">
                <text:p>1.13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08">
                <text:p>0.708</text:p>
              </table:table-cell>
              <table:table-cell office:value-type="float" office:value="1.11">
                <text:p>1.11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1">
                <text:p>0.861</text:p>
              </table:table-cell>
              <table:table-cell office:value-type="float" office:value="1.149">
                <text:p>1.149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38">
                <text:p>0.938</text:p>
              </table:table-cell>
              <table:table-cell office:value-type="float" office:value="1.11">
                <text:p>1.11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72">
                <text:p>1.072</text:p>
              </table:table-cell>
              <table:table-cell office:value-type="float" office:value="1.034">
                <text:p>1.034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49">
                <text:p>1.149</text:p>
              </table:table-cell>
              <table:table-cell office:value-type="float" office:value="1.072">
                <text:p>1.072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34">
                <text:p>1.034</text:p>
              </table:table-cell>
              <table:table-cell office:value-type="float" office:value="1.072">
                <text:p>1.072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15">
                <text:p>1.015</text:p>
              </table:table-cell>
              <table:table-cell office:value-type="float" office:value="1.091">
                <text:p>1.091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15">
                <text:p>1.015</text:p>
              </table:table-cell>
              <table:table-cell office:value-type="float" office:value="1.11">
                <text:p>1.11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15">
                <text:p>1.015</text:p>
              </table:table-cell>
              <table:table-cell office:value-type="float" office:value="1.072">
                <text:p>1.072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15">
                <text:p>1.015</text:p>
              </table:table-cell>
              <table:table-cell office:value-type="float" office:value="1.149">
                <text:p>1.149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91">
                <text:p>1.091</text:p>
              </table:table-cell>
              <table:table-cell office:value-type="float" office:value="1.11">
                <text:p>1.11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68">
                <text:p>1.168</text:p>
              </table:table-cell>
              <table:table-cell office:value-type="float" office:value="1.13">
                <text:p>1.13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44">
                <text:p>1.244</text:p>
              </table:table-cell>
              <table:table-cell office:value-type="float" office:value="1.13">
                <text:p>1.13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4">
                <text:p>1.34</text:p>
              </table:table-cell>
              <table:table-cell office:value-type="float" office:value="1.149">
                <text:p>1.149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98">
                <text:p>1.398</text:p>
              </table:table-cell>
              <table:table-cell office:value-type="float" office:value="1.149">
                <text:p>1.149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79">
                <text:p>1.379</text:p>
              </table:table-cell>
              <table:table-cell office:value-type="float" office:value="1.149">
                <text:p>1.149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4">
                <text:p>1.34</text:p>
              </table:table-cell>
              <table:table-cell office:value-type="float" office:value="1.149">
                <text:p>1.149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06">
                <text:p>1.206</text:p>
              </table:table-cell>
              <table:table-cell office:value-type="float" office:value="1.149">
                <text:p>1.149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1">
                <text:p>1.11</text:p>
              </table:table-cell>
              <table:table-cell office:value-type="float" office:value="1.13">
                <text:p>1.13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1">
                <text:p>1.11</text:p>
              </table:table-cell>
              <table:table-cell office:value-type="float" office:value="1.149">
                <text:p>1.149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06">
                <text:p>1.206</text:p>
              </table:table-cell>
              <table:table-cell office:value-type="float" office:value="1.091">
                <text:p>1.09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264">
                <text:p>1.264</text:p>
              </table:table-cell>
              <table:table-cell office:value-type="float" office:value="1.053">
                <text:p>1.053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25">
                <text:p>1.225</text:p>
              </table:table-cell>
              <table:table-cell office:value-type="float" office:value="1.034">
                <text:p>1.034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25">
                <text:p>1.225</text:p>
              </table:table-cell>
              <table:table-cell office:value-type="float" office:value="1.015">
                <text:p>1.015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225">
                <text:p>1.225</text:p>
              </table:table-cell>
              <table:table-cell office:value-type="float" office:value="0.9">
                <text:p>0.9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68">
                <text:p>1.168</text:p>
              </table:table-cell>
              <table:table-cell office:value-type="float" office:value="0.938">
                <text:p>0.938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1">
                <text:p>1.11</text:p>
              </table:table-cell>
              <table:table-cell office:value-type="float" office:value="0.919">
                <text:p>0.919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72">
                <text:p>1.072</text:p>
              </table:table-cell>
              <table:table-cell office:value-type="float" office:value="0.919">
                <text:p>0.9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3">
                <text:p>1.13</text:p>
              </table:table-cell>
              <table:table-cell office:value-type="float" office:value="0.957">
                <text:p>0.957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91">
                <text:p>1.091</text:p>
              </table:table-cell>
              <table:table-cell office:value-type="float" office:value="0.995">
                <text:p>0.995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34">
                <text:p>1.034</text:p>
              </table:table-cell>
              <table:table-cell office:value-type="float" office:value="0.957">
                <text:p>0.957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91">
                <text:p>1.091</text:p>
              </table:table-cell>
              <table:table-cell office:value-type="float" office:value="0.938">
                <text:p>0.938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91">
                <text:p>1.091</text:p>
              </table:table-cell>
              <table:table-cell office:value-type="float" office:value="0.938">
                <text:p>0.93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72">
                <text:p>1.072</text:p>
              </table:table-cell>
              <table:table-cell office:value-type="float" office:value="0.919">
                <text:p>0.919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91">
                <text:p>1.091</text:p>
              </table:table-cell>
              <table:table-cell office:value-type="float" office:value="0.957">
                <text:p>0.957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3">
                <text:p>1.13</text:p>
              </table:table-cell>
              <table:table-cell office:value-type="float" office:value="0.957">
                <text:p>0.957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53">
                <text:p>1.053</text:p>
              </table:table-cell>
              <table:table-cell office:value-type="float" office:value="0.976">
                <text:p>0.976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6">
                <text:p>0.976</text:p>
              </table:table-cell>
              <table:table-cell office:value-type="float" office:value="1.015">
                <text:p>1.015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38">
                <text:p>0.938</text:p>
              </table:table-cell>
              <table:table-cell office:value-type="float" office:value="1.015">
                <text:p>1.015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6">
                <text:p>0.976</text:p>
              </table:table-cell>
              <table:table-cell office:value-type="float" office:value="0.995">
                <text:p>0.995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1">
                <text:p>1.11</text:p>
              </table:table-cell>
              <table:table-cell office:value-type="float" office:value="0.976">
                <text:p>0.976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49">
                <text:p>1.149</text:p>
              </table:table-cell>
              <table:table-cell office:value-type="float" office:value="0.938">
                <text:p>0.938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3">
                <text:p>1.13</text:p>
              </table:table-cell>
              <table:table-cell office:value-type="float" office:value="0.938">
                <text:p>0.93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72">
                <text:p>1.072</text:p>
              </table:table-cell>
              <table:table-cell office:value-type="float" office:value="0.938">
                <text:p>0.93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38">
                <text:p>0.938</text:p>
              </table:table-cell>
              <table:table-cell office:value-type="float" office:value="1.034">
                <text:p>1.034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">
                <text:p>0.9</text:p>
              </table:table-cell>
              <table:table-cell office:value-type="float" office:value="1.034">
                <text:p>1.034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19">
                <text:p>0.919</text:p>
              </table:table-cell>
              <table:table-cell office:value-type="float" office:value="1.053">
                <text:p>1.05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6">
                <text:p>0.976</text:p>
              </table:table-cell>
              <table:table-cell office:value-type="float" office:value="1.091">
                <text:p>1.091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53">
                <text:p>1.053</text:p>
              </table:table-cell>
              <table:table-cell office:value-type="float" office:value="1.091">
                <text:p>1.09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72">
                <text:p>1.072</text:p>
              </table:table-cell>
              <table:table-cell office:value-type="float" office:value="1.11">
                <text:p>1.11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53">
                <text:p>1.053</text:p>
              </table:table-cell>
              <table:table-cell office:value-type="float" office:value="1.11">
                <text:p>1.11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1">
                <text:p>1.11</text:p>
              </table:table-cell>
              <table:table-cell office:value-type="float" office:value="1.091">
                <text:p>1.091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3">
                <text:p>1.13</text:p>
              </table:table-cell>
              <table:table-cell office:value-type="float" office:value="1.053">
                <text:p>1.053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49">
                <text:p>1.149</text:p>
              </table:table-cell>
              <table:table-cell office:value-type="float" office:value="1.11">
                <text:p>1.11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3">
                <text:p>1.13</text:p>
              </table:table-cell>
              <table:table-cell office:value-type="float" office:value="1.11">
                <text:p>1.11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72">
                <text:p>1.072</text:p>
              </table:table-cell>
              <table:table-cell office:value-type="float" office:value="1.13">
                <text:p>1.1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15">
                <text:p>1.015</text:p>
              </table:table-cell>
              <table:table-cell office:value-type="float" office:value="1.168">
                <text:p>1.16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57">
                <text:p>0.957</text:p>
              </table:table-cell>
              <table:table-cell office:value-type="float" office:value="1.13">
                <text:p>1.13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">
                <text:p>0.9</text:p>
              </table:table-cell>
              <table:table-cell office:value-type="float" office:value="1.11">
                <text:p>1.11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81">
                <text:p>0.881</text:p>
              </table:table-cell>
              <table:table-cell office:value-type="float" office:value="1.091">
                <text:p>1.091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81">
                <text:p>0.881</text:p>
              </table:table-cell>
              <table:table-cell office:value-type="float" office:value="1.053">
                <text:p>1.05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">
                <text:p>0.9</text:p>
              </table:table-cell>
              <table:table-cell office:value-type="float" office:value="1.015">
                <text:p>1.015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61">
                <text:p>0.861</text:p>
              </table:table-cell>
              <table:table-cell office:value-type="float" office:value="1.015">
                <text:p>1.015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5">
                <text:p>0.785</text:p>
              </table:table-cell>
              <table:table-cell office:value-type="float" office:value="0.976">
                <text:p>0.976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85">
                <text:p>0.785</text:p>
              </table:table-cell>
              <table:table-cell office:value-type="float" office:value="0.995">
                <text:p>0.995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04">
                <text:p>0.804</text:p>
              </table:table-cell>
              <table:table-cell office:value-type="float" office:value="0.995">
                <text:p>0.995</text:p>
              </table:table-cell>
              <table:table-cell office:value-type="float" office:value="9.595">
                <text:p>9.5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42">
                <text:p>0.842</text:p>
              </table:table-cell>
              <table:table-cell office:value-type="float" office:value="0.995">
                <text:p>0.995</text:p>
              </table:table-cell>
              <table:table-cell office:value-type="float" office:value="9.595">
                <text:p>9.5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61">
                <text:p>0.861</text:p>
              </table:table-cell>
              <table:table-cell office:value-type="float" office:value="1.034">
                <text:p>1.034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">
                <text:p>0.9</text:p>
              </table:table-cell>
              <table:table-cell office:value-type="float" office:value="1.015">
                <text:p>1.015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6">
                <text:p>0.976</text:p>
              </table:table-cell>
              <table:table-cell office:value-type="float" office:value="1.034">
                <text:p>1.034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34">
                <text:p>1.034</text:p>
              </table:table-cell>
              <table:table-cell office:value-type="float" office:value="1.091">
                <text:p>1.091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1">
                <text:p>1.11</text:p>
              </table:table-cell>
              <table:table-cell office:value-type="float" office:value="1.091">
                <text:p>1.09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68">
                <text:p>1.168</text:p>
              </table:table-cell>
              <table:table-cell office:value-type="float" office:value="1.11">
                <text:p>1.1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68">
                <text:p>1.168</text:p>
              </table:table-cell>
              <table:table-cell office:value-type="float" office:value="1.13">
                <text:p>1.13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49">
                <text:p>1.149</text:p>
              </table:table-cell>
              <table:table-cell office:value-type="float" office:value="1.13">
                <text:p>1.13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11">
                <text:p>1.11</text:p>
              </table:table-cell>
              <table:table-cell office:value-type="float" office:value="1.168">
                <text:p>1.168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1">
                <text:p>1.11</text:p>
              </table:table-cell>
              <table:table-cell office:value-type="float" office:value="1.13">
                <text:p>1.13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3">
                <text:p>1.13</text:p>
              </table:table-cell>
              <table:table-cell office:value-type="float" office:value="1.168">
                <text:p>1.168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87">
                <text:p>1.187</text:p>
              </table:table-cell>
              <table:table-cell office:value-type="float" office:value="1.13">
                <text:p>1.13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06">
                <text:p>1.206</text:p>
              </table:table-cell>
              <table:table-cell office:value-type="float" office:value="1.168">
                <text:p>1.168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06">
                <text:p>1.206</text:p>
              </table:table-cell>
              <table:table-cell office:value-type="float" office:value="1.13">
                <text:p>1.1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25">
                <text:p>1.225</text:p>
              </table:table-cell>
              <table:table-cell office:value-type="float" office:value="1.168">
                <text:p>1.16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44">
                <text:p>1.244</text:p>
              </table:table-cell>
              <table:table-cell office:value-type="float" office:value="1.11">
                <text:p>1.11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44">
                <text:p>1.244</text:p>
              </table:table-cell>
              <table:table-cell office:value-type="float" office:value="1.13">
                <text:p>1.13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44">
                <text:p>1.244</text:p>
              </table:table-cell>
              <table:table-cell office:value-type="float" office:value="1.13">
                <text:p>1.13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64">
                <text:p>1.264</text:p>
              </table:table-cell>
              <table:table-cell office:value-type="float" office:value="1.11">
                <text:p>1.11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02">
                <text:p>1.302</text:p>
              </table:table-cell>
              <table:table-cell office:value-type="float" office:value="1.13">
                <text:p>1.1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02">
                <text:p>1.302</text:p>
              </table:table-cell>
              <table:table-cell office:value-type="float" office:value="1.11">
                <text:p>1.11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64">
                <text:p>1.264</text:p>
              </table:table-cell>
              <table:table-cell office:value-type="float" office:value="1.091">
                <text:p>1.09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53">
                <text:p>1.053</text:p>
              </table:table-cell>
              <table:table-cell office:value-type="float" office:value="1.11">
                <text:p>1.11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78">
                <text:p>0.478</text:p>
              </table:table-cell>
              <table:table-cell office:value-type="float" office:value="0.995">
                <text:p>0.995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8">
                <text:p>0.038</text:p>
              </table:table-cell>
              <table:table-cell office:value-type="float" office:value="0.957">
                <text:p>0.957</text:p>
              </table:table-cell>
              <table:table-cell office:value-type="float" office:value="8.446">
                <text:p>8.4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97">
                <text:p>-0.497</text:p>
              </table:table-cell>
              <table:table-cell office:value-type="float" office:value="0.823">
                <text:p>0.823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168">
                <text:p>-1.168</text:p>
              </table:table-cell>
              <table:table-cell office:value-type="float" office:value="0.67">
                <text:p>0.67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853">
                <text:p>-2.853</text:p>
              </table:table-cell>
              <table:table-cell office:value-type="float" office:value="0.421">
                <text:p>0.421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.658">
                <text:p>-3.658</text:p>
              </table:table-cell>
              <table:table-cell office:value-type="float" office:value="0.095">
                <text:p>0.09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.501">
                <text:p>-4.501</text:p>
              </table:table-cell>
              <table:table-cell office:value-type="float" office:value="-0.478">
                <text:p>-0.478</text:p>
              </table:table-cell>
              <table:table-cell office:value-type="float" office:value="9.806">
                <text:p>9.8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7.508">
                <text:p>-7.508</text:p>
              </table:table-cell>
              <table:table-cell office:value-type="float" office:value="-1.589">
                <text:p>-1.589</text:p>
              </table:table-cell>
              <table:table-cell office:value-type="float" office:value="11.128">
                <text:p>11.1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0.055">
                <text:p>-10.055</text:p>
              </table:table-cell>
              <table:table-cell office:value-type="float" office:value="-2.164">
                <text:p>-2.164</text:p>
              </table:table-cell>
              <table:table-cell office:value-type="float" office:value="12.449">
                <text:p>12.4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3.522">
                <text:p>-13.522</text:p>
              </table:table-cell>
              <table:table-cell office:value-type="float" office:value="-2.509">
                <text:p>-2.509</text:p>
              </table:table-cell>
              <table:table-cell office:value-type="float" office:value="13.733">
                <text:p>13.7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8.061">
                <text:p>-18.061</text:p>
              </table:table-cell>
              <table:table-cell office:value-type="float" office:value="-2.394">
                <text:p>-2.394</text:p>
              </table:table-cell>
              <table:table-cell office:value-type="float" office:value="14.978">
                <text:p>14.9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2.448">
                <text:p>-22.448</text:p>
              </table:table-cell>
              <table:table-cell office:value-type="float" office:value="-3.313">
                <text:p>-3.313</text:p>
              </table:table-cell>
              <table:table-cell office:value-type="float" office:value="14.997">
                <text:p>14.9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1.183">
                <text:p>-21.183</text:p>
              </table:table-cell>
              <table:table-cell office:value-type="float" office:value="-5.324">
                <text:p>-5.324</text:p>
              </table:table-cell>
              <table:table-cell office:value-type="float" office:value="12.392">
                <text:p>12.3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1.452">
                <text:p>-21.452</text:p>
              </table:table-cell>
              <table:table-cell office:value-type="float" office:value="-8.868">
                <text:p>-8.868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2.179">
                <text:p>-22.179</text:p>
              </table:table-cell>
              <table:table-cell office:value-type="float" office:value="-13.024">
                <text:p>-13.024</text:p>
              </table:table-cell>
              <table:table-cell office:value-type="float" office:value="8.542">
                <text:p>8.5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1.317">
                <text:p>-21.317</text:p>
              </table:table-cell>
              <table:table-cell office:value-type="float" office:value="-25.838">
                <text:p>-25.838</text:p>
              </table:table-cell>
              <table:table-cell office:value-type="float" office:value="15.782">
                <text:p>15.7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2.448">
                <text:p>-22.448</text:p>
              </table:table-cell>
              <table:table-cell office:value-type="float" office:value="-31.986">
                <text:p>-31.986</text:p>
              </table:table-cell>
              <table:table-cell office:value-type="float" office:value="21.126">
                <text:p>21.1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0.015">
                <text:p>-20.015</text:p>
              </table:table-cell>
              <table:table-cell office:value-type="float" office:value="-34.974">
                <text:p>-34.974</text:p>
              </table:table-cell>
              <table:table-cell office:value-type="float" office:value="22.677">
                <text:p>22.6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3.35">
                <text:p>-13.35</text:p>
              </table:table-cell>
              <table:table-cell office:value-type="float" office:value="-35.261">
                <text:p>-35.261</text:p>
              </table:table-cell>
              <table:table-cell office:value-type="float" office:value="20.417">
                <text:p>20.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547">
                <text:p>2.547</text:p>
              </table:table-cell>
              <table:table-cell office:value-type="float" office:value="-30.128">
                <text:p>-30.128</text:p>
              </table:table-cell>
              <table:table-cell office:value-type="float" office:value="11.817">
                <text:p>11.8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879">
                <text:p>10.879</text:p>
              </table:table-cell>
              <table:table-cell office:value-type="float" office:value="-23.118">
                <text:p>-23.118</text:p>
              </table:table-cell>
              <table:table-cell office:value-type="float" office:value="7.316">
                <text:p>7.3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455">
                <text:p>25.455</text:p>
              </table:table-cell>
              <table:table-cell office:value-type="float" office:value="-17.87">
                <text:p>-17.87</text:p>
              </table:table-cell>
              <table:table-cell office:value-type="float" office:value="3.466">
                <text:p>3.4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.301">
                <text:p>30.301</text:p>
              </table:table-cell>
              <table:table-cell office:value-type="float" office:value="-17.41">
                <text:p>-17.41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9.226">
                <text:p>39.226</text:p>
              </table:table-cell>
              <table:table-cell office:value-type="float" office:value="-3.696">
                <text:p>-3.696</text:p>
              </table:table-cell>
              <table:table-cell office:value-type="float" office:value="15.016">
                <text:p>15.0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.149">
                <text:p>39.149</text:p>
              </table:table-cell>
              <table:table-cell office:value-type="float" office:value="-6.224">
                <text:p>-6.224</text:p>
              </table:table-cell>
              <table:table-cell office:value-type="float" office:value="12.545">
                <text:p>12.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.956">
                <text:p>29.956</text:p>
              </table:table-cell>
              <table:table-cell office:value-type="float" office:value="-5.267">
                <text:p>-5.26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977">
                <text:p>19.977</text:p>
              </table:table-cell>
              <table:table-cell office:value-type="float" office:value="-4.75">
                <text:p>-4.75</text:p>
              </table:table-cell>
              <table:table-cell office:value-type="float" office:value="-8.848">
                <text:p>-8.8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081">
                <text:p>13.081</text:p>
              </table:table-cell>
              <table:table-cell office:value-type="float" office:value="-5.918">
                <text:p>-5.918</text:p>
              </table:table-cell>
              <table:table-cell office:value-type="float" office:value="-6.952">
                <text:p>-6.9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779">
                <text:p>11.779</text:p>
              </table:table-cell>
              <table:table-cell office:value-type="float" office:value="-4.75">
                <text:p>-4.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.032">
                <text:p>11.032</text:p>
              </table:table-cell>
              <table:table-cell office:value-type="float" office:value="-3.639">
                <text:p>-3.639</text:p>
              </table:table-cell>
              <table:table-cell office:value-type="float" office:value="4.424">
                <text:p>4.4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338">
                <text:p>11.338</text:p>
              </table:table-cell>
              <table:table-cell office:value-type="float" office:value="-1.551">
                <text:p>-1.551</text:p>
              </table:table-cell>
              <table:table-cell office:value-type="float" office:value="5.228">
                <text:p>5.2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71">
                <text:p>9.71</text:p>
              </table:table-cell>
              <table:table-cell office:value-type="float" office:value="0.861">
                <text:p>0.861</text:p>
              </table:table-cell>
              <table:table-cell office:value-type="float" office:value="5.305">
                <text:p>5.3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799">
                <text:p>6.799</text:p>
              </table:table-cell>
              <table:table-cell office:value-type="float" office:value="1.091">
                <text:p>1.091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964">
                <text:p>3.964</text:p>
              </table:table-cell>
              <table:table-cell office:value-type="float" office:value="0.153">
                <text:p>0.153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628">
                <text:p>1.628</text:p>
              </table:table-cell>
              <table:table-cell office:value-type="float" office:value="-0.555">
                <text:p>-0.555</text:p>
              </table:table-cell>
              <table:table-cell office:value-type="float" office:value="4.367">
                <text:p>4.3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53">
                <text:p>-0.153</text:p>
              </table:table-cell>
              <table:table-cell office:value-type="float" office:value="-1.877">
                <text:p>-1.877</text:p>
              </table:table-cell>
              <table:table-cell office:value-type="float" office:value="7.833">
                <text:p>7.8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87">
                <text:p>0.287</text:p>
              </table:table-cell>
              <table:table-cell office:value-type="float" office:value="-2.24">
                <text:p>-2.24</text:p>
              </table:table-cell>
              <table:table-cell office:value-type="float" office:value="9.921">
                <text:p>9.9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32">
                <text:p>1.532</text:p>
              </table:table-cell>
              <table:table-cell office:value-type="float" office:value="-2.336">
                <text:p>-2.336</text:p>
              </table:table-cell>
              <table:table-cell office:value-type="float" office:value="11.013">
                <text:p>11.0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765">
                <text:p>5.765</text:p>
              </table:table-cell>
              <table:table-cell office:value-type="float" office:value="-2.202">
                <text:p>-2.202</text:p>
              </table:table-cell>
              <table:table-cell office:value-type="float" office:value="11.453">
                <text:p>11.4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393">
                <text:p>7.393</text:p>
              </table:table-cell>
              <table:table-cell office:value-type="float" office:value="-2.317">
                <text:p>-2.317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14">
                <text:p>8.14</text:p>
              </table:table-cell>
              <table:table-cell office:value-type="float" office:value="-2.777">
                <text:p>-2.777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274">
                <text:p>8.274</text:p>
              </table:table-cell>
              <table:table-cell office:value-type="float" office:value="-3.696">
                <text:p>-3.696</text:p>
              </table:table-cell>
              <table:table-cell office:value-type="float" office:value="12.354">
                <text:p>12.3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861">
                <text:p>5.861</text:p>
              </table:table-cell>
              <table:table-cell office:value-type="float" office:value="-5.152">
                <text:p>-5.152</text:p>
              </table:table-cell>
              <table:table-cell office:value-type="float" office:value="13.024">
                <text:p>13.0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73">
                <text:p>4.73</text:p>
              </table:table-cell>
              <table:table-cell office:value-type="float" office:value="-5.573">
                <text:p>-5.573</text:p>
              </table:table-cell>
              <table:table-cell office:value-type="float" office:value="13.024">
                <text:p>13.0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505">
                <text:p>3.505</text:p>
              </table:table-cell>
              <table:table-cell office:value-type="float" office:value="-5.899">
                <text:p>-5.899</text:p>
              </table:table-cell>
              <table:table-cell office:value-type="float" office:value="12.641">
                <text:p>12.6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72">
                <text:p>1.972</text:p>
              </table:table-cell>
              <table:table-cell office:value-type="float" office:value="-5.669">
                <text:p>-5.669</text:p>
              </table:table-cell>
              <table:table-cell office:value-type="float" office:value="11.817">
                <text:p>11.8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76">
                <text:p>0.076</text:p>
              </table:table-cell>
              <table:table-cell office:value-type="float" office:value="-4.769">
                <text:p>-4.769</text:p>
              </table:table-cell>
              <table:table-cell office:value-type="float" office:value="10.304">
                <text:p>10.3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95">
                <text:p>-0.095</text:p>
              </table:table-cell>
              <table:table-cell office:value-type="float" office:value="-4.022">
                <text:p>-4.022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29">
                <text:p>0.229</text:p>
              </table:table-cell>
              <table:table-cell office:value-type="float" office:value="-3.505">
                <text:p>-3.505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34">
                <text:p>0.134</text:p>
              </table:table-cell>
              <table:table-cell office:value-type="float" office:value="-2.949">
                <text:p>-2.949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881">
                <text:p>-0.881</text:p>
              </table:table-cell>
              <table:table-cell office:value-type="float" office:value="-2.7">
                <text:p>-2.7</text:p>
              </table:table-cell>
              <table:table-cell office:value-type="float" office:value="7.603">
                <text:p>7.6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436">
                <text:p>-1.436</text:p>
              </table:table-cell>
              <table:table-cell office:value-type="float" office:value="-2.738">
                <text:p>-2.73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.106">
                <text:p>-2.106</text:p>
              </table:table-cell>
              <table:table-cell office:value-type="float" office:value="-2.509">
                <text:p>-2.509</text:p>
              </table:table-cell>
              <table:table-cell office:value-type="float" office:value="7.469">
                <text:p>7.4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064">
                <text:p>-3.064</text:p>
              </table:table-cell>
              <table:table-cell office:value-type="float" office:value="-2.221">
                <text:p>-2.221</text:p>
              </table:table-cell>
              <table:table-cell office:value-type="float" office:value="7.412">
                <text:p>7.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.003">
                <text:p>-4.003</text:p>
              </table:table-cell>
              <table:table-cell office:value-type="float" office:value="-1.666">
                <text:p>-1.666</text:p>
              </table:table-cell>
              <table:table-cell office:value-type="float" office:value="7.469">
                <text:p>7.4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983">
                <text:p>-3.983</text:p>
              </table:table-cell>
              <table:table-cell office:value-type="float" office:value="-1.225">
                <text:p>-1.225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.926">
                <text:p>-3.926</text:p>
              </table:table-cell>
              <table:table-cell office:value-type="float" office:value="-1.302">
                <text:p>-1.302</text:p>
              </table:table-cell>
              <table:table-cell office:value-type="float" office:value="8.523">
                <text:p>8.5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.079">
                <text:p>-4.079</text:p>
              </table:table-cell>
              <table:table-cell office:value-type="float" office:value="-1.206">
                <text:p>-1.206</text:p>
              </table:table-cell>
              <table:table-cell office:value-type="float" office:value="8.753">
                <text:p>8.7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.003">
                <text:p>-4.003</text:p>
              </table:table-cell>
              <table:table-cell office:value-type="float" office:value="-0.708">
                <text:p>-0.708</text:p>
              </table:table-cell>
              <table:table-cell office:value-type="float" office:value="7.699">
                <text:p>7.6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.045">
                <text:p>-3.045</text:p>
              </table:table-cell>
              <table:table-cell office:value-type="float" office:value="-0.995">
                <text:p>-0.995</text:p>
              </table:table-cell>
              <table:table-cell office:value-type="float" office:value="6.435">
                <text:p>6.4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877">
                <text:p>-1.877</text:p>
              </table:table-cell>
              <table:table-cell office:value-type="float" office:value="-1.187">
                <text:p>-1.187</text:p>
              </table:table-cell>
              <table:table-cell office:value-type="float" office:value="6.435">
                <text:p>6.4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746">
                <text:p>-0.746</text:p>
              </table:table-cell>
              <table:table-cell office:value-type="float" office:value="-1.379">
                <text:p>-1.379</text:p>
              </table:table-cell>
              <table:table-cell office:value-type="float" office:value="7.144">
                <text:p>7.1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17">
                <text:p>0.517</text:p>
              </table:table-cell>
              <table:table-cell office:value-type="float" office:value="-2.164">
                <text:p>-2.164</text:p>
              </table:table-cell>
              <table:table-cell office:value-type="float" office:value="11.032">
                <text:p>11.0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">
                <text:p>0.9</text:p>
              </table:table-cell>
              <table:table-cell office:value-type="float" office:value="-2.298">
                <text:p>-2.298</text:p>
              </table:table-cell>
              <table:table-cell office:value-type="float" office:value="13.081">
                <text:p>13.0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55">
                <text:p>1.455</text:p>
              </table:table-cell>
              <table:table-cell office:value-type="float" office:value="-2.47">
                <text:p>-2.47</text:p>
              </table:table-cell>
              <table:table-cell office:value-type="float" office:value="14.671">
                <text:p>14.6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049">
                <text:p>2.049</text:p>
              </table:table-cell>
              <table:table-cell office:value-type="float" office:value="-2.585">
                <text:p>-2.585</text:p>
              </table:table-cell>
              <table:table-cell office:value-type="float" office:value="15.265">
                <text:p>15.2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738">
                <text:p>2.738</text:p>
              </table:table-cell>
              <table:table-cell office:value-type="float" office:value="-2.777">
                <text:p>-2.777</text:p>
              </table:table-cell>
              <table:table-cell office:value-type="float" office:value="15.801">
                <text:p>15.8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777">
                <text:p>2.777</text:p>
              </table:table-cell>
              <table:table-cell office:value-type="float" office:value="-2.528">
                <text:p>-2.528</text:p>
              </table:table-cell>
              <table:table-cell office:value-type="float" office:value="14.748">
                <text:p>14.7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815">
                <text:p>2.815</text:p>
              </table:table-cell>
              <table:table-cell office:value-type="float" office:value="-2.355">
                <text:p>-2.355</text:p>
              </table:table-cell>
              <table:table-cell office:value-type="float" office:value="12.947">
                <text:p>12.9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7">
                <text:p>2.7</text:p>
              </table:table-cell>
              <table:table-cell office:value-type="float" office:value="-1.8">
                <text:p>-1.8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432">
                <text:p>2.432</text:p>
              </table:table-cell>
              <table:table-cell office:value-type="float" office:value="-1.589">
                <text:p>-1.589</text:p>
              </table:table-cell>
              <table:table-cell office:value-type="float" office:value="8.848">
                <text:p>8.8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24">
                <text:p>2.24</text:p>
              </table:table-cell>
              <table:table-cell office:value-type="float" office:value="-1.379">
                <text:p>-1.379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202">
                <text:p>2.202</text:p>
              </table:table-cell>
              <table:table-cell office:value-type="float" office:value="-1.283">
                <text:p>-1.283</text:p>
              </table:table-cell>
              <table:table-cell office:value-type="float" office:value="8.255">
                <text:p>8.2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106">
                <text:p>2.106</text:p>
              </table:table-cell>
              <table:table-cell office:value-type="float" office:value="-1.206">
                <text:p>-1.206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34">
                <text:p>1.934</text:p>
              </table:table-cell>
              <table:table-cell office:value-type="float" office:value="-1.225">
                <text:p>-1.225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77">
                <text:p>1.877</text:p>
              </table:table-cell>
              <table:table-cell office:value-type="float" office:value="-1.206">
                <text:p>-1.206</text:p>
              </table:table-cell>
              <table:table-cell office:value-type="float" office:value="10.036">
                <text:p>10.0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96">
                <text:p>1.896</text:p>
              </table:table-cell>
              <table:table-cell office:value-type="float" office:value="-1.244">
                <text:p>-1.244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">
                <text:p>1.8</text:p>
              </table:table-cell>
              <table:table-cell office:value-type="float" office:value="-1.302">
                <text:p>-1.302</text:p>
              </table:table-cell>
              <table:table-cell office:value-type="float" office:value="10.093">
                <text:p>10.0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04">
                <text:p>1.704</text:p>
              </table:table-cell>
              <table:table-cell office:value-type="float" office:value="-1.264">
                <text:p>-1.264</text:p>
              </table:table-cell>
              <table:table-cell office:value-type="float" office:value="10.093">
                <text:p>10.0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66">
                <text:p>1.666</text:p>
              </table:table-cell>
              <table:table-cell office:value-type="float" office:value="-1.225">
                <text:p>-1.225</text:p>
              </table:table-cell>
              <table:table-cell office:value-type="float" office:value="10.074">
                <text:p>10.0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62">
                <text:p>1.762</text:p>
              </table:table-cell>
              <table:table-cell office:value-type="float" office:value="-1.206">
                <text:p>-1.206</text:p>
              </table:table-cell>
              <table:table-cell office:value-type="float" office:value="10.228">
                <text:p>10.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85">
                <text:p>1.685</text:p>
              </table:table-cell>
              <table:table-cell office:value-type="float" office:value="-1.302">
                <text:p>-1.302</text:p>
              </table:table-cell>
              <table:table-cell office:value-type="float" office:value="9.998">
                <text:p>9.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685">
                <text:p>1.685</text:p>
              </table:table-cell>
              <table:table-cell office:value-type="float" office:value="-1.34">
                <text:p>-1.34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32">
                <text:p>1.532</text:p>
              </table:table-cell>
              <table:table-cell office:value-type="float" office:value="-1.359">
                <text:p>-1.359</text:p>
              </table:table-cell>
              <table:table-cell office:value-type="float" office:value="9.691">
                <text:p>9.6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21">
                <text:p>1.321</text:p>
              </table:table-cell>
              <table:table-cell office:value-type="float" office:value="-1.398">
                <text:p>-1.398</text:p>
              </table:table-cell>
              <table:table-cell office:value-type="float" office:value="9.787">
                <text:p>9.7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47">
                <text:p>1.647</text:p>
              </table:table-cell>
              <table:table-cell office:value-type="float" office:value="-1.436">
                <text:p>-1.436</text:p>
              </table:table-cell>
              <table:table-cell office:value-type="float" office:value="10.285">
                <text:p>10.28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202">
                <text:p>2.202</text:p>
              </table:table-cell>
              <table:table-cell office:value-type="float" office:value="-1.398">
                <text:p>-1.398</text:p>
              </table:table-cell>
              <table:table-cell office:value-type="float" office:value="10.687">
                <text:p>10.6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719">
                <text:p>2.719</text:p>
              </table:table-cell>
              <table:table-cell office:value-type="float" office:value="-1.359">
                <text:p>-1.359</text:p>
              </table:table-cell>
              <table:table-cell office:value-type="float" office:value="10.917">
                <text:p>10.9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256">
                <text:p>3.256</text:p>
              </table:table-cell>
              <table:table-cell office:value-type="float" office:value="-1.359">
                <text:p>-1.359</text:p>
              </table:table-cell>
              <table:table-cell office:value-type="float" office:value="10.917">
                <text:p>10.9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156">
                <text:p>4.156</text:p>
              </table:table-cell>
              <table:table-cell office:value-type="float" office:value="-1.34">
                <text:p>-1.34</text:p>
              </table:table-cell>
              <table:table-cell office:value-type="float" office:value="11.032">
                <text:p>11.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29">
                <text:p>4.29</text:p>
              </table:table-cell>
              <table:table-cell office:value-type="float" office:value="-1.302">
                <text:p>-1.302</text:p>
              </table:table-cell>
              <table:table-cell office:value-type="float" office:value="11.089">
                <text:p>11.0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213">
                <text:p>4.213</text:p>
              </table:table-cell>
              <table:table-cell office:value-type="float" office:value="-1.244">
                <text:p>-1.244</text:p>
              </table:table-cell>
              <table:table-cell office:value-type="float" office:value="10.917">
                <text:p>10.9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252">
                <text:p>4.252</text:p>
              </table:table-cell>
              <table:table-cell office:value-type="float" office:value="-1.187">
                <text:p>-1.187</text:p>
              </table:table-cell>
              <table:table-cell office:value-type="float" office:value="10.151">
                <text:p>10.1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347">
                <text:p>4.347</text:p>
              </table:table-cell>
              <table:table-cell office:value-type="float" office:value="-0.995">
                <text:p>-0.995</text:p>
              </table:table-cell>
              <table:table-cell office:value-type="float" office:value="8.714">
                <text:p>8.7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079">
                <text:p>4.079</text:p>
              </table:table-cell>
              <table:table-cell office:value-type="float" office:value="-0.938">
                <text:p>-0.938</text:p>
              </table:table-cell>
              <table:table-cell office:value-type="float" office:value="8.312">
                <text:p>8.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81">
                <text:p>3.581</text:p>
              </table:table-cell>
              <table:table-cell office:value-type="float" office:value="-0.919">
                <text:p>-0.919</text:p>
              </table:table-cell>
              <table:table-cell office:value-type="float" office:value="8.216">
                <text:p>8.2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8">
                <text:p>1.8</text:p>
              </table:table-cell>
              <table:table-cell office:value-type="float" office:value="-0.268">
                <text:p>-0.268</text:p>
              </table:table-cell>
              <table:table-cell office:value-type="float" office:value="8.331">
                <text:p>8.3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04">
                <text:p>1.704</text:p>
              </table:table-cell>
              <table:table-cell office:value-type="float" office:value="-1.11">
                <text:p>-1.11</text:p>
              </table:table-cell>
              <table:table-cell office:value-type="float" office:value="8.293">
                <text:p>8.2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126">
                <text:p>2.126</text:p>
              </table:table-cell>
              <table:table-cell office:value-type="float" office:value="-1.532">
                <text:p>-1.532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24">
                <text:p>2.24</text:p>
              </table:table-cell>
              <table:table-cell office:value-type="float" office:value="-0.785">
                <text:p>-0.78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624">
                <text:p>2.624</text:p>
              </table:table-cell>
              <table:table-cell office:value-type="float" office:value="-0.67">
                <text:p>-0.6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624">
                <text:p>2.624</text:p>
              </table:table-cell>
              <table:table-cell office:value-type="float" office:value="-0.497">
                <text:p>-0.497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758">
                <text:p>2.758</text:p>
              </table:table-cell>
              <table:table-cell office:value-type="float" office:value="-0.459">
                <text:p>-0.459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738">
                <text:p>2.738</text:p>
              </table:table-cell>
              <table:table-cell office:value-type="float" office:value="-0.383">
                <text:p>-0.383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624">
                <text:p>2.624</text:p>
              </table:table-cell>
              <table:table-cell office:value-type="float" office:value="-0.248">
                <text:p>-0.248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604">
                <text:p>2.604</text:p>
              </table:table-cell>
              <table:table-cell office:value-type="float" office:value="-0.114">
                <text:p>-0.114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585">
                <text:p>2.585</text:p>
              </table:table-cell>
              <table:table-cell office:value-type="float" office:value="-0.114">
                <text:p>-0.114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489">
                <text:p>2.489</text:p>
              </table:table-cell>
              <table:table-cell office:value-type="float" office:value="-0.057">
                <text:p>-0.057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64">
                <text:p>2.164</text:p>
              </table:table-cell>
              <table:table-cell office:value-type="float" office:value="0.191">
                <text:p>0.191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03">
                <text:p>2.03</text:p>
              </table:table-cell>
              <table:table-cell office:value-type="float" office:value="0.287">
                <text:p>0.287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72">
                <text:p>1.972</text:p>
              </table:table-cell>
              <table:table-cell office:value-type="float" office:value="0.459">
                <text:p>0.459</text:p>
              </table:table-cell>
              <table:table-cell office:value-type="float" office:value="8.331">
                <text:p>8.3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15">
                <text:p>1.915</text:p>
              </table:table-cell>
              <table:table-cell office:value-type="float" office:value="0.497">
                <text:p>0.49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32">
                <text:p>1.532</text:p>
              </table:table-cell>
              <table:table-cell office:value-type="float" office:value="0.612">
                <text:p>0.612</text:p>
              </table:table-cell>
              <table:table-cell office:value-type="float" office:value="8.236">
                <text:p>8.2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359">
                <text:p>1.359</text:p>
              </table:table-cell>
              <table:table-cell office:value-type="float" office:value="0.67">
                <text:p>0.67</text:p>
              </table:table-cell>
              <table:table-cell office:value-type="float" office:value="8.619">
                <text:p>8.6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44">
                <text:p>1.244</text:p>
              </table:table-cell>
              <table:table-cell office:value-type="float" office:value="0.708">
                <text:p>0.708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64">
                <text:p>1.264</text:p>
              </table:table-cell>
              <table:table-cell office:value-type="float" office:value="0.593">
                <text:p>0.593</text:p>
              </table:table-cell>
              <table:table-cell office:value-type="float" office:value="9.519">
                <text:p>9.5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608">
                <text:p>1.608</text:p>
              </table:table-cell>
              <table:table-cell office:value-type="float" office:value="0.517">
                <text:p>0.517</text:p>
              </table:table-cell>
              <table:table-cell office:value-type="float" office:value="9.921">
                <text:p>9.9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628">
                <text:p>1.628</text:p>
              </table:table-cell>
              <table:table-cell office:value-type="float" office:value="0.459">
                <text:p>0.459</text:p>
              </table:table-cell>
              <table:table-cell office:value-type="float" office:value="10.132">
                <text:p>10.1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608">
                <text:p>1.608</text:p>
              </table:table-cell>
              <table:table-cell office:value-type="float" office:value="0.344">
                <text:p>0.344</text:p>
              </table:table-cell>
              <table:table-cell office:value-type="float" office:value="9.883">
                <text:p>9.8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68">
                <text:p>1.168</text:p>
              </table:table-cell>
              <table:table-cell office:value-type="float" office:value="0.651">
                <text:p>0.651</text:p>
              </table:table-cell>
              <table:table-cell office:value-type="float" office:value="9.883">
                <text:p>9.8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">
                <text:p>0.995</text:p>
              </table:table-cell>
              <table:table-cell office:value-type="float" office:value="0.804">
                <text:p>0.804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3">
                <text:p>1.13</text:p>
              </table:table-cell>
              <table:table-cell office:value-type="float" office:value="1.034">
                <text:p>1.034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4">
                <text:p>1.34</text:p>
              </table:table-cell>
              <table:table-cell office:value-type="float" office:value="1.187">
                <text:p>1.187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436">
                <text:p>1.436</text:p>
              </table:table-cell>
              <table:table-cell office:value-type="float" office:value="0.766">
                <text:p>0.766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57">
                <text:p>1.57</text:p>
              </table:table-cell>
              <table:table-cell office:value-type="float" office:value="0.095">
                <text:p>0.095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628">
                <text:p>1.628</text:p>
              </table:table-cell>
              <table:table-cell office:value-type="float" office:value="0.402">
                <text:p>0.402</text:p>
              </table:table-cell>
              <table:table-cell office:value-type="float" office:value="8.753">
                <text:p>8.7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647">
                <text:p>1.647</text:p>
              </table:table-cell>
              <table:table-cell office:value-type="float" office:value="0.823">
                <text:p>0.823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647">
                <text:p>1.647</text:p>
              </table:table-cell>
              <table:table-cell office:value-type="float" office:value="0.919">
                <text:p>0.919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379">
                <text:p>1.379</text:p>
              </table:table-cell>
              <table:table-cell office:value-type="float" office:value="0.746">
                <text:p>0.746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1">
                <text:p>1.11</text:p>
              </table:table-cell>
              <table:table-cell office:value-type="float" office:value="0.785">
                <text:p>0.785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49">
                <text:p>1.149</text:p>
              </table:table-cell>
              <table:table-cell office:value-type="float" office:value="0.842">
                <text:p>0.842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72">
                <text:p>1.072</text:p>
              </table:table-cell>
              <table:table-cell office:value-type="float" office:value="0.881">
                <text:p>0.881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38">
                <text:p>0.938</text:p>
              </table:table-cell>
              <table:table-cell office:value-type="float" office:value="1.015">
                <text:p>1.015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25">
                <text:p>1.225</text:p>
              </table:table-cell>
              <table:table-cell office:value-type="float" office:value="1.647">
                <text:p>1.647</text:p>
              </table:table-cell>
              <table:table-cell office:value-type="float" office:value="9.519">
                <text:p>9.5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89">
                <text:p>1.589</text:p>
              </table:table-cell>
              <table:table-cell office:value-type="float" office:value="1.972">
                <text:p>1.972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4">
                <text:p>1.704</text:p>
              </table:table-cell>
              <table:table-cell office:value-type="float" office:value="2.758">
                <text:p>2.758</text:p>
              </table:table-cell>
              <table:table-cell office:value-type="float" office:value="11.932">
                <text:p>11.9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651">
                <text:p>-0.651</text:p>
              </table:table-cell>
              <table:table-cell office:value-type="float" office:value="2.968">
                <text:p>2.968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915">
                <text:p>-1.915</text:p>
              </table:table-cell>
              <table:table-cell office:value-type="float" office:value="1.915">
                <text:p>1.915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842">
                <text:p>-0.842</text:p>
              </table:table-cell>
              <table:table-cell office:value-type="float" office:value="1.359">
                <text:p>1.359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7">
                <text:p>0.057</text:p>
              </table:table-cell>
              <table:table-cell office:value-type="float" office:value="2.26">
                <text:p>2.2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59">
                <text:p>0.459</text:p>
              </table:table-cell>
              <table:table-cell office:value-type="float" office:value="2.068">
                <text:p>2.068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15">
                <text:p>1.015</text:p>
              </table:table-cell>
              <table:table-cell office:value-type="float" office:value="1.704">
                <text:p>1.704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21">
                <text:p>1.321</text:p>
              </table:table-cell>
              <table:table-cell office:value-type="float" office:value="1.264">
                <text:p>1.264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3">
                <text:p>1.13</text:p>
              </table:table-cell>
              <table:table-cell office:value-type="float" office:value="2.106">
                <text:p>2.106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46">
                <text:p>0.746</text:p>
              </table:table-cell>
              <table:table-cell office:value-type="float" office:value="1.877">
                <text:p>1.87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2.221">
                <text:p>2.221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21">
                <text:p>-0.21</text:p>
              </table:table-cell>
              <table:table-cell office:value-type="float" office:value="2.738">
                <text:p>2.738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48">
                <text:p>0.248</text:p>
              </table:table-cell>
              <table:table-cell office:value-type="float" office:value="2.604">
                <text:p>2.604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19">
                <text:p>0.919</text:p>
              </table:table-cell>
              <table:table-cell office:value-type="float" office:value="2.624">
                <text:p>2.624</text:p>
              </table:table-cell>
              <table:table-cell office:value-type="float" office:value="8.082">
                <text:p>8.0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685">
                <text:p>1.685</text:p>
              </table:table-cell>
              <table:table-cell office:value-type="float" office:value="2.489">
                <text:p>2.489</text:p>
              </table:table-cell>
              <table:table-cell office:value-type="float" office:value="7.623">
                <text:p>7.6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007">
                <text:p>3.007</text:p>
              </table:table-cell>
              <table:table-cell office:value-type="float" office:value="2.432">
                <text:p>2.432</text:p>
              </table:table-cell>
              <table:table-cell office:value-type="float" office:value="7.354">
                <text:p>7.3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428">
                <text:p>3.428</text:p>
              </table:table-cell>
              <table:table-cell office:value-type="float" office:value="2.47">
                <text:p>2.47</text:p>
              </table:table-cell>
              <table:table-cell office:value-type="float" office:value="7.201">
                <text:p>7.2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581">
                <text:p>3.581</text:p>
              </table:table-cell>
              <table:table-cell office:value-type="float" office:value="2.604">
                <text:p>2.604</text:p>
              </table:table-cell>
              <table:table-cell office:value-type="float" office:value="5.554">
                <text:p>5.5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83">
                <text:p>3.083</text:p>
              </table:table-cell>
              <table:table-cell office:value-type="float" office:value="1.953">
                <text:p>1.953</text:p>
              </table:table-cell>
              <table:table-cell office:value-type="float" office:value="6.703">
                <text:p>6.7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72">
                <text:p>1.972</text:p>
              </table:table-cell>
              <table:table-cell office:value-type="float" office:value="2.566">
                <text:p>2.566</text:p>
              </table:table-cell>
              <table:table-cell office:value-type="float" office:value="8.178">
                <text:p>8.1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89">
                <text:p>1.589</text:p>
              </table:table-cell>
              <table:table-cell office:value-type="float" office:value="2.145">
                <text:p>2.145</text:p>
              </table:table-cell>
              <table:table-cell office:value-type="float" office:value="8.695">
                <text:p>8.6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25">
                <text:p>1.225</text:p>
              </table:table-cell>
              <table:table-cell office:value-type="float" office:value="2.068">
                <text:p>2.06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72">
                <text:p>1.072</text:p>
              </table:table-cell>
              <table:table-cell office:value-type="float" office:value="2.049">
                <text:p>2.049</text:p>
              </table:table-cell>
              <table:table-cell office:value-type="float" office:value="9.998">
                <text:p>9.9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17">
                <text:p>1.417</text:p>
              </table:table-cell>
              <table:table-cell office:value-type="float" office:value="1.877">
                <text:p>1.877</text:p>
              </table:table-cell>
              <table:table-cell office:value-type="float" office:value="10.572">
                <text:p>10.5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781">
                <text:p>1.781</text:p>
              </table:table-cell>
              <table:table-cell office:value-type="float" office:value="1.685">
                <text:p>1.685</text:p>
              </table:table-cell>
              <table:table-cell office:value-type="float" office:value="10.496">
                <text:p>10.4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087">
                <text:p>2.087</text:p>
              </table:table-cell>
              <table:table-cell office:value-type="float" office:value="1.647">
                <text:p>1.647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83">
                <text:p>2.183</text:p>
              </table:table-cell>
              <table:table-cell office:value-type="float" office:value="1.723">
                <text:p>1.723</text:p>
              </table:table-cell>
              <table:table-cell office:value-type="float" office:value="10.017">
                <text:p>10.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762">
                <text:p>1.762</text:p>
              </table:table-cell>
              <table:table-cell office:value-type="float" office:value="2.068">
                <text:p>2.068</text:p>
              </table:table-cell>
              <table:table-cell office:value-type="float" office:value="8.465">
                <text:p>8.4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74">
                <text:p>1.474</text:p>
              </table:table-cell>
              <table:table-cell office:value-type="float" office:value="2.221">
                <text:p>2.221</text:p>
              </table:table-cell>
              <table:table-cell office:value-type="float" office:value="8.159">
                <text:p>8.1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589">
                <text:p>1.589</text:p>
              </table:table-cell>
              <table:table-cell office:value-type="float" office:value="2.413">
                <text:p>2.413</text:p>
              </table:table-cell>
              <table:table-cell office:value-type="float" office:value="8.082">
                <text:p>8.0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666">
                <text:p>1.666</text:p>
              </table:table-cell>
              <table:table-cell office:value-type="float" office:value="2.413">
                <text:p>2.41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">
                <text:p>1.8</text:p>
              </table:table-cell>
              <table:table-cell office:value-type="float" office:value="2.47">
                <text:p>2.47</text:p>
              </table:table-cell>
              <table:table-cell office:value-type="float" office:value="6.837">
                <text:p>6.8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81">
                <text:p>1.781</text:p>
              </table:table-cell>
              <table:table-cell office:value-type="float" office:value="2.47">
                <text:p>2.47</text:p>
              </table:table-cell>
              <table:table-cell office:value-type="float" office:value="6.742">
                <text:p>6.7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666">
                <text:p>1.666</text:p>
              </table:table-cell>
              <table:table-cell office:value-type="float" office:value="2.298">
                <text:p>2.298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379">
                <text:p>1.379</text:p>
              </table:table-cell>
              <table:table-cell office:value-type="float" office:value="2.279">
                <text:p>2.279</text:p>
              </table:table-cell>
              <table:table-cell office:value-type="float" office:value="7.833">
                <text:p>7.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66">
                <text:p>0.766</text:p>
              </table:table-cell>
              <table:table-cell office:value-type="float" office:value="2.011">
                <text:p>2.011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7">
                <text:p>0.057</text:p>
              </table:table-cell>
              <table:table-cell office:value-type="float" office:value="1.455">
                <text:p>1.455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36">
                <text:p>0.536</text:p>
              </table:table-cell>
              <table:table-cell office:value-type="float" office:value="1.915">
                <text:p>1.915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85">
                <text:p>1.685</text:p>
              </table:table-cell>
              <table:table-cell office:value-type="float" office:value="1.915">
                <text:p>1.915</text:p>
              </table:table-cell>
              <table:table-cell office:value-type="float" office:value="10.151">
                <text:p>10.1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34">
                <text:p>1.934</text:p>
              </table:table-cell>
              <table:table-cell office:value-type="float" office:value="1.742">
                <text:p>1.742</text:p>
              </table:table-cell>
              <table:table-cell office:value-type="float" office:value="10.323">
                <text:p>10.3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126">
                <text:p>2.126</text:p>
              </table:table-cell>
              <table:table-cell office:value-type="float" office:value="1.857">
                <text:p>1.857</text:p>
              </table:table-cell>
              <table:table-cell office:value-type="float" office:value="10.093">
                <text:p>10.0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643">
                <text:p>2.643</text:p>
              </table:table-cell>
              <table:table-cell office:value-type="float" office:value="2.202">
                <text:p>2.202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6">
                <text:p>3.6</text:p>
              </table:table-cell>
              <table:table-cell office:value-type="float" office:value="2.317">
                <text:p>2.317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773">
                <text:p>3.773</text:p>
              </table:table-cell>
              <table:table-cell office:value-type="float" office:value="2.26">
                <text:p>2.26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581">
                <text:p>3.581</text:p>
              </table:table-cell>
              <table:table-cell office:value-type="float" office:value="2.355">
                <text:p>2.355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447">
                <text:p>3.447</text:p>
              </table:table-cell>
              <table:table-cell office:value-type="float" office:value="2.489">
                <text:p>2.489</text:p>
              </table:table-cell>
              <table:table-cell office:value-type="float" office:value="8.465">
                <text:p>8.4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451">
                <text:p>2.451</text:p>
              </table:table-cell>
              <table:table-cell office:value-type="float" office:value="2.528">
                <text:p>2.528</text:p>
              </table:table-cell>
              <table:table-cell office:value-type="float" office:value="8.197">
                <text:p>8.1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91">
                <text:p>1.991</text:p>
              </table:table-cell>
              <table:table-cell office:value-type="float" office:value="2.604">
                <text:p>2.604</text:p>
              </table:table-cell>
              <table:table-cell office:value-type="float" office:value="8.197">
                <text:p>8.1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72">
                <text:p>1.972</text:p>
              </table:table-cell>
              <table:table-cell office:value-type="float" office:value="2.432">
                <text:p>2.432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38">
                <text:p>1.838</text:p>
              </table:table-cell>
              <table:table-cell office:value-type="float" office:value="2.336">
                <text:p>2.336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628">
                <text:p>1.628</text:p>
              </table:table-cell>
              <table:table-cell office:value-type="float" office:value="2.336">
                <text:p>2.336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89">
                <text:p>1.589</text:p>
              </table:table-cell>
              <table:table-cell office:value-type="float" office:value="2.279">
                <text:p>2.279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7">
                <text:p>1.57</text:p>
              </table:table-cell>
              <table:table-cell office:value-type="float" office:value="2.24">
                <text:p>2.24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13">
                <text:p>1.513</text:p>
              </table:table-cell>
              <table:table-cell office:value-type="float" office:value="2.26">
                <text:p>2.26</text:p>
              </table:table-cell>
              <table:table-cell office:value-type="float" office:value="8.542">
                <text:p>8.5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474">
                <text:p>1.474</text:p>
              </table:table-cell>
              <table:table-cell office:value-type="float" office:value="2.126">
                <text:p>2.126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608">
                <text:p>1.608</text:p>
              </table:table-cell>
              <table:table-cell office:value-type="float" office:value="2.03">
                <text:p>2.03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47">
                <text:p>1.647</text:p>
              </table:table-cell>
              <table:table-cell office:value-type="float" office:value="2.068">
                <text:p>2.068</text:p>
              </table:table-cell>
              <table:table-cell office:value-type="float" office:value="8.312">
                <text:p>8.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742">
                <text:p>1.742</text:p>
              </table:table-cell>
              <table:table-cell office:value-type="float" office:value="1.991">
                <text:p>1.991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762">
                <text:p>1.762</text:p>
              </table:table-cell>
              <table:table-cell office:value-type="float" office:value="2.24">
                <text:p>2.24</text:p>
              </table:table-cell>
              <table:table-cell office:value-type="float" office:value="8.197">
                <text:p>8.1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62">
                <text:p>1.762</text:p>
              </table:table-cell>
              <table:table-cell office:value-type="float" office:value="2.164">
                <text:p>2.164</text:p>
              </table:table-cell>
              <table:table-cell office:value-type="float" office:value="8.159">
                <text:p>8.15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19">
                <text:p>1.819</text:p>
              </table:table-cell>
              <table:table-cell office:value-type="float" office:value="1.781">
                <text:p>1.781</text:p>
              </table:table-cell>
              <table:table-cell office:value-type="float" office:value="8.178">
                <text:p>8.17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89">
                <text:p>1.589</text:p>
              </table:table-cell>
              <table:table-cell office:value-type="float" office:value="1.896">
                <text:p>1.896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608">
                <text:p>1.608</text:p>
              </table:table-cell>
              <table:table-cell office:value-type="float" office:value="1.781">
                <text:p>1.781</text:p>
              </table:table-cell>
              <table:table-cell office:value-type="float" office:value="8.714">
                <text:p>8.7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13">
                <text:p>1.513</text:p>
              </table:table-cell>
              <table:table-cell office:value-type="float" office:value="1.762">
                <text:p>1.762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36">
                <text:p>1.436</text:p>
              </table:table-cell>
              <table:table-cell office:value-type="float" office:value="1.819">
                <text:p>1.819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74">
                <text:p>1.474</text:p>
              </table:table-cell>
              <table:table-cell office:value-type="float" office:value="1.723">
                <text:p>1.72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32">
                <text:p>1.532</text:p>
              </table:table-cell>
              <table:table-cell office:value-type="float" office:value="1.857">
                <text:p>1.85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628">
                <text:p>1.628</text:p>
              </table:table-cell>
              <table:table-cell office:value-type="float" office:value="2.145">
                <text:p>2.145</text:p>
              </table:table-cell>
              <table:table-cell office:value-type="float" office:value="9.634">
                <text:p>9.6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685">
                <text:p>1.685</text:p>
              </table:table-cell>
              <table:table-cell office:value-type="float" office:value="2.03">
                <text:p>2.03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64">
                <text:p>2.164</text:p>
              </table:table-cell>
              <table:table-cell office:value-type="float" office:value="2.26">
                <text:p>2.26</text:p>
              </table:table-cell>
              <table:table-cell office:value-type="float" office:value="9.691">
                <text:p>9.6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413">
                <text:p>2.413</text:p>
              </table:table-cell>
              <table:table-cell office:value-type="float" office:value="2.279">
                <text:p>2.279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643">
                <text:p>2.643</text:p>
              </table:table-cell>
              <table:table-cell office:value-type="float" office:value="2.375">
                <text:p>2.375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873">
                <text:p>2.873</text:p>
              </table:table-cell>
              <table:table-cell office:value-type="float" office:value="2.451">
                <text:p>2.451</text:p>
              </table:table-cell>
              <table:table-cell office:value-type="float" office:value="10.017">
                <text:p>10.0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026">
                <text:p>3.026</text:p>
              </table:table-cell>
              <table:table-cell office:value-type="float" office:value="2.662">
                <text:p>2.662</text:p>
              </table:table-cell>
              <table:table-cell office:value-type="float" office:value="10.955">
                <text:p>10.9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16">
                <text:p>3.16</text:p>
              </table:table-cell>
              <table:table-cell office:value-type="float" office:value="2.892">
                <text:p>2.892</text:p>
              </table:table-cell>
              <table:table-cell office:value-type="float" office:value="11.913">
                <text:p>11.9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16">
                <text:p>3.16</text:p>
              </table:table-cell>
              <table:table-cell office:value-type="float" office:value="3.256">
                <text:p>3.256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581">
                <text:p>3.581</text:p>
              </table:table-cell>
              <table:table-cell office:value-type="float" office:value="3.256">
                <text:p>3.256</text:p>
              </table:table-cell>
              <table:table-cell office:value-type="float" office:value="14.652">
                <text:p>14.6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343">
                <text:p>5.343</text:p>
              </table:table-cell>
              <table:table-cell office:value-type="float" office:value="2.106">
                <text:p>2.106</text:p>
              </table:table-cell>
              <table:table-cell office:value-type="float" office:value="19.057">
                <text:p>19.0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497">
                <text:p>5.497</text:p>
              </table:table-cell>
              <table:table-cell office:value-type="float" office:value="2.509">
                <text:p>2.50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669">
                <text:p>5.669</text:p>
              </table:table-cell>
              <table:table-cell office:value-type="float" office:value="2.394">
                <text:p>2.394</text:p>
              </table:table-cell>
              <table:table-cell office:value-type="float" office:value="20.896">
                <text:p>20.8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19">
                <text:p>5.19</text:p>
              </table:table-cell>
              <table:table-cell office:value-type="float" office:value="2.566">
                <text:p>2.566</text:p>
              </table:table-cell>
              <table:table-cell office:value-type="float" office:value="22.045">
                <text:p>22.0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635">
                <text:p>4.635</text:p>
              </table:table-cell>
              <table:table-cell office:value-type="float" office:value="3.524">
                <text:p>3.524</text:p>
              </table:table-cell>
              <table:table-cell office:value-type="float" office:value="23.405">
                <text:p>23.4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11">
                <text:p>6.11</text:p>
              </table:table-cell>
              <table:table-cell office:value-type="float" office:value="0.976">
                <text:p>0.976</text:p>
              </table:table-cell>
              <table:table-cell office:value-type="float" office:value="22.294">
                <text:p>22.2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167">
                <text:p>6.167</text:p>
              </table:table-cell>
              <table:table-cell office:value-type="float" office:value="0.919">
                <text:p>0.919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995">
                <text:p>5.995</text:p>
              </table:table-cell>
              <table:table-cell office:value-type="float" office:value="1.953">
                <text:p>1.953</text:p>
              </table:table-cell>
              <table:table-cell office:value-type="float" office:value="20.973">
                <text:p>20.9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443">
                <text:p>4.443</text:p>
              </table:table-cell>
              <table:table-cell office:value-type="float" office:value="1.34">
                <text:p>1.34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26">
                <text:p>3.026</text:p>
              </table:table-cell>
              <table:table-cell office:value-type="float" office:value="1.857">
                <text:p>1.857</text:p>
              </table:table-cell>
              <table:table-cell office:value-type="float" office:value="21.471">
                <text:p>21.4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796">
                <text:p>2.796</text:p>
              </table:table-cell>
              <table:table-cell office:value-type="float" office:value="0.497">
                <text:p>0.497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428">
                <text:p>3.428</text:p>
              </table:table-cell>
              <table:table-cell office:value-type="float" office:value="-1.13">
                <text:p>-1.13</text:p>
              </table:table-cell>
              <table:table-cell office:value-type="float" office:value="19.958">
                <text:p>19.9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815">
                <text:p>2.815</text:p>
              </table:table-cell>
              <table:table-cell office:value-type="float" office:value="-1.321">
                <text:p>-1.321</text:p>
              </table:table-cell>
              <table:table-cell office:value-type="float" office:value="13.694">
                <text:p>13.6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164">
                <text:p>2.164</text:p>
              </table:table-cell>
              <table:table-cell office:value-type="float" office:value="-1.934">
                <text:p>-1.934</text:p>
              </table:table-cell>
              <table:table-cell office:value-type="float" office:value="9.806">
                <text:p>9.8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89">
                <text:p>1.589</text:p>
              </table:table-cell>
              <table:table-cell office:value-type="float" office:value="-2.03">
                <text:p>-2.03</text:p>
              </table:table-cell>
              <table:table-cell office:value-type="float" office:value="6.052">
                <text:p>6.0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38">
                <text:p>0.938</text:p>
              </table:table-cell>
              <table:table-cell office:value-type="float" office:value="-2.24">
                <text:p>-2.24</text:p>
              </table:table-cell>
              <table:table-cell office:value-type="float" office:value="-3.447">
                <text:p>-3.4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608">
                <text:p>1.608</text:p>
              </table:table-cell>
              <table:table-cell office:value-type="float" office:value="-2.279">
                <text:p>-2.279</text:p>
              </table:table-cell>
              <table:table-cell office:value-type="float" office:value="-5.937">
                <text:p>-5.9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96">
                <text:p>1.896</text:p>
              </table:table-cell>
              <table:table-cell office:value-type="float" office:value="-1.34">
                <text:p>-1.34</text:p>
              </table:table-cell>
              <table:table-cell office:value-type="float" office:value="-7.489">
                <text:p>-7.4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738">
                <text:p>2.738</text:p>
              </table:table-cell>
              <table:table-cell office:value-type="float" office:value="-1.072">
                <text:p>-1.072</text:p>
              </table:table-cell>
              <table:table-cell office:value-type="float" office:value="-8.063">
                <text:p>-8.0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29">
                <text:p>4.29</text:p>
              </table:table-cell>
              <table:table-cell office:value-type="float" office:value="-0.842">
                <text:p>-0.842</text:p>
              </table:table-cell>
              <table:table-cell office:value-type="float" office:value="-9.653">
                <text:p>-9.6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501">
                <text:p>4.501</text:p>
              </table:table-cell>
              <table:table-cell office:value-type="float" office:value="-1.302">
                <text:p>-1.302</text:p>
              </table:table-cell>
              <table:table-cell office:value-type="float" office:value="-11.741">
                <text:p>-11.7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481">
                <text:p>4.481</text:p>
              </table:table-cell>
              <table:table-cell office:value-type="float" office:value="-2.106">
                <text:p>-2.106</text:p>
              </table:table-cell>
              <table:table-cell office:value-type="float" office:value="-13.675">
                <text:p>-13.6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73">
                <text:p>4.73</text:p>
              </table:table-cell>
              <table:table-cell office:value-type="float" office:value="-3.236">
                <text:p>-3.236</text:p>
              </table:table-cell>
              <table:table-cell office:value-type="float" office:value="-15.935">
                <text:p>-15.9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29">
                <text:p>4.29</text:p>
              </table:table-cell>
              <table:table-cell office:value-type="float" office:value="-3.62">
                <text:p>-3.62</text:p>
              </table:table-cell>
              <table:table-cell office:value-type="float" office:value="-19.479">
                <text:p>-19.4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118">
                <text:p>4.118</text:p>
              </table:table-cell>
              <table:table-cell office:value-type="float" office:value="-3.715">
                <text:p>-3.715</text:p>
              </table:table-cell>
              <table:table-cell office:value-type="float" office:value="-20.092">
                <text:p>-20.0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409">
                <text:p>3.409</text:p>
              </table:table-cell>
              <table:table-cell office:value-type="float" office:value="-3.447">
                <text:p>-3.447</text:p>
              </table:table-cell>
              <table:table-cell office:value-type="float" office:value="-20.149">
                <text:p>-20.1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585">
                <text:p>2.585</text:p>
              </table:table-cell>
              <table:table-cell office:value-type="float" office:value="-1.991">
                <text:p>-1.991</text:p>
              </table:table-cell>
              <table:table-cell office:value-type="float" office:value="-19.555">
                <text:p>-19.5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742">
                <text:p>1.742</text:p>
              </table:table-cell>
              <table:table-cell office:value-type="float" office:value="-0.153">
                <text:p>-0.153</text:p>
              </table:table-cell>
              <table:table-cell office:value-type="float" office:value="-16.759">
                <text:p>-16.7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398">
                <text:p>1.398</text:p>
              </table:table-cell>
              <table:table-cell office:value-type="float" office:value="0.861">
                <text:p>0.861</text:p>
              </table:table-cell>
              <table:table-cell office:value-type="float" office:value="-15.342">
                <text:p>-15.3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398">
                <text:p>1.398</text:p>
              </table:table-cell>
              <table:table-cell office:value-type="float" office:value="1.723">
                <text:p>1.723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34">
                <text:p>1.934</text:p>
              </table:table-cell>
              <table:table-cell office:value-type="float" office:value="2.47">
                <text:p>2.47</text:p>
              </table:table-cell>
              <table:table-cell office:value-type="float" office:value="-12.564">
                <text:p>-12.5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141">
                <text:p>3.141</text:p>
              </table:table-cell>
              <table:table-cell office:value-type="float" office:value="3.696">
                <text:p>3.696</text:p>
              </table:table-cell>
              <table:table-cell office:value-type="float" office:value="-9.442">
                <text:p>-9.4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524">
                <text:p>3.524</text:p>
              </table:table-cell>
              <table:table-cell office:value-type="float" office:value="4.003">
                <text:p>4.003</text:p>
              </table:table-cell>
              <table:table-cell office:value-type="float" office:value="-8.082">
                <text:p>-8.0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964">
                <text:p>3.964</text:p>
              </table:table-cell>
              <table:table-cell office:value-type="float" office:value="4.003">
                <text:p>4.003</text:p>
              </table:table-cell>
              <table:table-cell office:value-type="float" office:value="-7.125">
                <text:p>-7.1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232">
                <text:p>4.232</text:p>
              </table:table-cell>
              <table:table-cell office:value-type="float" office:value="3.945">
                <text:p>3.945</text:p>
              </table:table-cell>
              <table:table-cell office:value-type="float" office:value="-6.742">
                <text:p>-6.7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213">
                <text:p>4.213</text:p>
              </table:table-cell>
              <table:table-cell office:value-type="float" office:value="3.869">
                <text:p>3.869</text:p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69">
                <text:p>3.869</text:p>
              </table:table-cell>
              <table:table-cell office:value-type="float" office:value="4.213">
                <text:p>4.213</text:p>
              </table:table-cell>
              <table:table-cell office:value-type="float" office:value="-7.527">
                <text:p>-7.5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371">
                <text:p>3.371</text:p>
              </table:table-cell>
              <table:table-cell office:value-type="float" office:value="4.443">
                <text:p>4.443</text:p>
              </table:table-cell>
              <table:table-cell office:value-type="float" office:value="-7.872">
                <text:p>-7.8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93">
                <text:p>2.93</text:p>
              </table:table-cell>
              <table:table-cell office:value-type="float" office:value="4.692">
                <text:p>4.692</text:p>
              </table:table-cell>
              <table:table-cell office:value-type="float" office:value="-8.159">
                <text:p>-8.1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857">
                <text:p>1.857</text:p>
              </table:table-cell>
              <table:table-cell office:value-type="float" office:value="4.692">
                <text:p>4.692</text:p>
              </table:table-cell>
              <table:table-cell office:value-type="float" office:value="-7.374">
                <text:p>-7.3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321">
                <text:p>1.321</text:p>
              </table:table-cell>
              <table:table-cell office:value-type="float" office:value="4.252">
                <text:p>4.252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19">
                <text:p>0.919</text:p>
              </table:table-cell>
              <table:table-cell office:value-type="float" office:value="3.485">
                <text:p>3.485</text:p>
              </table:table-cell>
              <table:table-cell office:value-type="float" office:value="-3.869">
                <text:p>-3.8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19">
                <text:p>-0.019</text:p>
              </table:table-cell>
              <table:table-cell office:value-type="float" office:value="2.892">
                <text:p>2.892</text:p>
              </table:table-cell>
              <table:table-cell office:value-type="float" office:value="-1.359">
                <text:p>-1.3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48">
                <text:p>0.248</text:p>
              </table:table-cell>
              <table:table-cell office:value-type="float" office:value="1.455">
                <text:p>1.45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53">
                <text:p>-0.153</text:p>
              </table:table-cell>
              <table:table-cell office:value-type="float" office:value="0.67">
                <text:p>0.67</text:p>
              </table:table-cell>
              <table:table-cell office:value-type="float" office:value="-1.187">
                <text:p>-1.1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766">
                <text:p>-0.766</text:p>
              </table:table-cell>
              <table:table-cell office:value-type="float" office:value="0.363">
                <text:p>0.363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493">
                <text:p>-1.493</text:p>
              </table:table-cell>
              <table:table-cell office:value-type="float" office:value="-0.593">
                <text:p>-0.593</text:p>
              </table:table-cell>
              <table:table-cell office:value-type="float" office:value="-0.287">
                <text:p>-0.2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57">
                <text:p>-1.57</text:p>
              </table:table-cell>
              <table:table-cell office:value-type="float" office:value="-1.091">
                <text:p>-1.09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957">
                <text:p>-0.957</text:p>
              </table:table-cell>
              <table:table-cell office:value-type="float" office:value="-2.26">
                <text:p>-2.26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478">
                <text:p>-0.478</text:p>
              </table:table-cell>
              <table:table-cell office:value-type="float" office:value="-3.256">
                <text:p>-3.256</text:p>
              </table:table-cell>
              <table:table-cell office:value-type="float" office:value="8.197">
                <text:p>8.1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153">
                <text:p>-0.153</text:p>
              </table:table-cell>
              <table:table-cell office:value-type="float" office:value="-2.643">
                <text:p>-2.643</text:p>
              </table:table-cell>
              <table:table-cell office:value-type="float" office:value="14.729">
                <text:p>14.7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1">
                <text:p>0.21</text:p>
              </table:table-cell>
              <table:table-cell office:value-type="float" office:value="-2.451">
                <text:p>-2.451</text:p>
              </table:table-cell>
              <table:table-cell office:value-type="float" office:value="16.529">
                <text:p>16.5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57">
                <text:p>0.057</text:p>
              </table:table-cell>
              <table:table-cell office:value-type="float" office:value="-1.857">
                <text:p>-1.857</text:p>
              </table:table-cell>
              <table:table-cell office:value-type="float" office:value="16.548">
                <text:p>16.5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248">
                <text:p>-0.248</text:p>
              </table:table-cell>
              <table:table-cell office:value-type="float" office:value="-1.225">
                <text:p>-1.225</text:p>
              </table:table-cell>
              <table:table-cell office:value-type="float" office:value="15.705">
                <text:p>15.7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995">
                <text:p>-0.995</text:p>
              </table:table-cell>
              <table:table-cell office:value-type="float" office:value="-1.034">
                <text:p>-1.034</text:p>
              </table:table-cell>
              <table:table-cell office:value-type="float" office:value="12.698">
                <text:p>12.6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283">
                <text:p>-1.283</text:p>
              </table:table-cell>
              <table:table-cell office:value-type="float" office:value="-0.842">
                <text:p>-0.842</text:p>
              </table:table-cell>
              <table:table-cell office:value-type="float" office:value="12.373">
                <text:p>12.37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168">
                <text:p>-1.168</text:p>
              </table:table-cell>
              <table:table-cell office:value-type="float" office:value="-0.612">
                <text:p>-0.612</text:p>
              </table:table-cell>
              <table:table-cell office:value-type="float" office:value="14.346">
                <text:p>14.3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517">
                <text:p>-0.517</text:p>
              </table:table-cell>
              <table:table-cell office:value-type="float" office:value="-1.034">
                <text:p>-1.034</text:p>
              </table:table-cell>
              <table:table-cell office:value-type="float" office:value="15.514">
                <text:p>15.5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44">
                <text:p>0.344</text:p>
              </table:table-cell>
              <table:table-cell office:value-type="float" office:value="-1.436">
                <text:p>-1.436</text:p>
              </table:table-cell>
              <table:table-cell office:value-type="float" office:value="15.667">
                <text:p>15.6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">
                <text:p>0.9</text:p>
              </table:table-cell>
              <table:table-cell office:value-type="float" office:value="-1.359">
                <text:p>-1.359</text:p>
              </table:table-cell>
              <table:table-cell office:value-type="float" office:value="15.303">
                <text:p>15.3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72">
                <text:p>1.072</text:p>
              </table:table-cell>
              <table:table-cell office:value-type="float" office:value="-1.283">
                <text:p>-1.283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">
                <text:p>0.995</text:p>
              </table:table-cell>
              <table:table-cell office:value-type="float" office:value="-0.957">
                <text:p>-0.957</text:p>
              </table:table-cell>
              <table:table-cell office:value-type="float" office:value="15.533">
                <text:p>15.5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593">
                <text:p>0.593</text:p>
              </table:table-cell>
              <table:table-cell office:value-type="float" office:value="-1.053">
                <text:p>-1.053</text:p>
              </table:table-cell>
              <table:table-cell office:value-type="float" office:value="16.606">
                <text:p>16.6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53">
                <text:p>0.153</text:p>
              </table:table-cell>
              <table:table-cell office:value-type="float" office:value="-0.919">
                <text:p>-0.919</text:p>
              </table:table-cell>
              <table:table-cell office:value-type="float" office:value="17.142">
                <text:p>17.1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95">
                <text:p>-0.095</text:p>
              </table:table-cell>
              <table:table-cell office:value-type="float" office:value="-0.9">
                <text:p>-0.9</text:p>
              </table:table-cell>
              <table:table-cell office:value-type="float" office:value="17.161">
                <text:p>17.1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229">
                <text:p>-0.229</text:p>
              </table:table-cell>
              <table:table-cell office:value-type="float" office:value="-0.766">
                <text:p>-0.766</text:p>
              </table:table-cell>
              <table:table-cell office:value-type="float" office:value="17.199">
                <text:p>17.1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287">
                <text:p>-0.287</text:p>
              </table:table-cell>
              <table:table-cell office:value-type="float" office:value="-0.612">
                <text:p>-0.612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325">
                <text:p>-0.325</text:p>
              </table:table-cell>
              <table:table-cell office:value-type="float" office:value="-0.459">
                <text:p>-0.459</text:p>
              </table:table-cell>
              <table:table-cell office:value-type="float" office:value="15.437">
                <text:p>15.4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95">
                <text:p>-0.095</text:p>
              </table:table-cell>
              <table:table-cell office:value-type="float" office:value="-0.44">
                <text:p>-0.44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29">
                <text:p>0.229</text:p>
              </table:table-cell>
              <table:table-cell office:value-type="float" office:value="-0.229">
                <text:p>-0.229</text:p>
              </table:table-cell>
              <table:table-cell office:value-type="float" office:value="13.426">
                <text:p>13.4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68">
                <text:p>0.268</text:p>
              </table:table-cell>
              <table:table-cell office:value-type="float" office:value="-0.134">
                <text:p>-0.134</text:p>
              </table:table-cell>
              <table:table-cell office:value-type="float" office:value="13.158">
                <text:p>13.1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06">
                <text:p>0.306</text:p>
              </table:table-cell>
              <table:table-cell office:value-type="float" office:value="-0.057">
                <text:p>-0.057</text:p>
              </table:table-cell>
              <table:table-cell office:value-type="float" office:value="13.005">
                <text:p>13.0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06">
                <text:p>0.306</text:p>
              </table:table-cell>
              <table:table-cell office:value-type="float" office:value="0.019">
                <text:p>0.019</text:p>
              </table:table-cell>
              <table:table-cell office:value-type="float" office:value="12.966">
                <text:p>12.9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48">
                <text:p>0.248</text:p>
              </table:table-cell>
              <table:table-cell office:value-type="float" office:value="0.229">
                <text:p>0.229</text:p>
              </table:table-cell>
              <table:table-cell office:value-type="float" office:value="12.871">
                <text:p>12.8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14">
                <text:p>0.114</text:p>
              </table:table-cell>
              <table:table-cell office:value-type="float" office:value="0.287">
                <text:p>0.287</text:p>
              </table:table-cell>
              <table:table-cell office:value-type="float" office:value="12.564">
                <text:p>12.5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6">
                <text:p>0.076</text:p>
              </table:table-cell>
              <table:table-cell office:value-type="float" office:value="0.344">
                <text:p>0.344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5">
                <text:p>0.095</text:p>
              </table:table-cell>
              <table:table-cell office:value-type="float" office:value="0.306">
                <text:p>0.306</text:p>
              </table:table-cell>
              <table:table-cell office:value-type="float" office:value="11.607">
                <text:p>11.6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48">
                <text:p>0.248</text:p>
              </table:table-cell>
              <table:table-cell office:value-type="float" office:value="0.497">
                <text:p>0.497</text:p>
              </table:table-cell>
              <table:table-cell office:value-type="float" office:value="10.342">
                <text:p>10.3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29">
                <text:p>0.229</text:p>
              </table:table-cell>
              <table:table-cell office:value-type="float" office:value="0.593">
                <text:p>0.593</text:p>
              </table:table-cell>
              <table:table-cell office:value-type="float" office:value="9.806">
                <text:p>9.8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68">
                <text:p>0.268</text:p>
              </table:table-cell>
              <table:table-cell office:value-type="float" office:value="0.766">
                <text:p>0.766</text:p>
              </table:table-cell>
              <table:table-cell office:value-type="float" office:value="9.519">
                <text:p>9.5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1">
                <text:p>0.21</text:p>
              </table:table-cell>
              <table:table-cell office:value-type="float" office:value="0.804">
                <text:p>0.804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536">
                <text:p>0.536</text:p>
              </table:table-cell>
              <table:table-cell office:value-type="float" office:value="0.957">
                <text:p>0.957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08">
                <text:p>0.708</text:p>
              </table:table-cell>
              <table:table-cell office:value-type="float" office:value="0.976">
                <text:p>0.976</text:p>
              </table:table-cell>
              <table:table-cell office:value-type="float" office:value="8.504">
                <text:p>8.5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23">
                <text:p>0.823</text:p>
              </table:table-cell>
              <table:table-cell office:value-type="float" office:value="0.9">
                <text:p>0.9</text:p>
              </table:table-cell>
              <table:table-cell office:value-type="float" office:value="8.446">
                <text:p>8.4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38">
                <text:p>0.938</text:p>
              </table:table-cell>
              <table:table-cell office:value-type="float" office:value="0.938">
                <text:p>0.938</text:p>
              </table:table-cell>
              <table:table-cell office:value-type="float" office:value="8.599">
                <text:p>8.5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76">
                <text:p>0.976</text:p>
              </table:table-cell>
              <table:table-cell office:value-type="float" office:value="0.804">
                <text:p>0.804</text:p>
              </table:table-cell>
              <table:table-cell office:value-type="float" office:value="8.695">
                <text:p>8.6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04">
                <text:p>0.804</text:p>
              </table:table-cell>
              <table:table-cell office:value-type="float" office:value="0.881">
                <text:p>0.881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46">
                <text:p>0.746</text:p>
              </table:table-cell>
              <table:table-cell office:value-type="float" office:value="0.919">
                <text:p>0.919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32">
                <text:p>0.632</text:p>
              </table:table-cell>
              <table:table-cell office:value-type="float" office:value="0.881">
                <text:p>0.88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74">
                <text:p>0.574</text:p>
              </table:table-cell>
              <table:table-cell office:value-type="float" office:value="0.766">
                <text:p>0.766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12">
                <text:p>0.612</text:p>
              </table:table-cell>
              <table:table-cell office:value-type="float" office:value="0.67">
                <text:p>0.6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12">
                <text:p>0.612</text:p>
              </table:table-cell>
              <table:table-cell office:value-type="float" office:value="0.651">
                <text:p>0.651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574">
                <text:p>0.574</text:p>
              </table:table-cell>
              <table:table-cell office:value-type="float" office:value="0.632">
                <text:p>0.632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97">
                <text:p>0.497</text:p>
              </table:table-cell>
              <table:table-cell office:value-type="float" office:value="0.555">
                <text:p>0.555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02">
                <text:p>0.402</text:p>
              </table:table-cell>
              <table:table-cell office:value-type="float" office:value="0.612">
                <text:p>0.612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44">
                <text:p>0.344</text:p>
              </table:table-cell>
              <table:table-cell office:value-type="float" office:value="0.574">
                <text:p>0.574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29">
                <text:p>0.229</text:p>
              </table:table-cell>
              <table:table-cell office:value-type="float" office:value="0.536">
                <text:p>0.536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68">
                <text:p>0.268</text:p>
              </table:table-cell>
              <table:table-cell office:value-type="float" office:value="0.44">
                <text:p>0.44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87">
                <text:p>0.287</text:p>
              </table:table-cell>
              <table:table-cell office:value-type="float" office:value="0.478">
                <text:p>0.478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63">
                <text:p>0.363</text:p>
              </table:table-cell>
              <table:table-cell office:value-type="float" office:value="0.44">
                <text:p>0.44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48">
                <text:p>0.248</text:p>
              </table:table-cell>
              <table:table-cell office:value-type="float" office:value="0.517">
                <text:p>0.517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48">
                <text:p>0.248</text:p>
              </table:table-cell>
              <table:table-cell office:value-type="float" office:value="0.497">
                <text:p>0.497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68">
                <text:p>0.268</text:p>
              </table:table-cell>
              <table:table-cell office:value-type="float" office:value="0.517">
                <text:p>0.517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44">
                <text:p>0.344</text:p>
              </table:table-cell>
              <table:table-cell office:value-type="float" office:value="0.536">
                <text:p>0.536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78">
                <text:p>0.478</text:p>
              </table:table-cell>
              <table:table-cell office:value-type="float" office:value="0.497">
                <text:p>0.497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517">
                <text:p>0.517</text:p>
              </table:table-cell>
              <table:table-cell office:value-type="float" office:value="0.459">
                <text:p>0.459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78">
                <text:p>0.478</text:p>
              </table:table-cell>
              <table:table-cell office:value-type="float" office:value="0.478">
                <text:p>0.478</text:p>
              </table:table-cell>
              <table:table-cell office:value-type="float" office:value="9.959">
                <text:p>9.9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02">
                <text:p>0.402</text:p>
              </table:table-cell>
              <table:table-cell office:value-type="float" office:value="0.497">
                <text:p>0.497</text:p>
              </table:table-cell>
              <table:table-cell office:value-type="float" office:value="9.921">
                <text:p>9.9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59">
                <text:p>0.459</text:p>
              </table:table-cell>
              <table:table-cell office:value-type="float" office:value="0.497">
                <text:p>0.497</text:p>
              </table:table-cell>
              <table:table-cell office:value-type="float" office:value="9.787">
                <text:p>9.7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12">
                <text:p>0.612</text:p>
              </table:table-cell>
              <table:table-cell office:value-type="float" office:value="0.478">
                <text:p>0.47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51">
                <text:p>0.651</text:p>
              </table:table-cell>
              <table:table-cell office:value-type="float" office:value="0.536">
                <text:p>0.536</text:p>
              </table:table-cell>
              <table:table-cell office:value-type="float" office:value="9.959">
                <text:p>9.9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08">
                <text:p>0.708</text:p>
              </table:table-cell>
              <table:table-cell office:value-type="float" office:value="0.517">
                <text:p>0.517</text:p>
              </table:table-cell>
              <table:table-cell office:value-type="float" office:value="10.553">
                <text:p>10.5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27">
                <text:p>0.727</text:p>
              </table:table-cell>
              <table:table-cell office:value-type="float" office:value="0.497">
                <text:p>0.497</text:p>
              </table:table-cell>
              <table:table-cell office:value-type="float" office:value="10.917">
                <text:p>10.9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23">
                <text:p>0.823</text:p>
              </table:table-cell>
              <table:table-cell office:value-type="float" office:value="0.574">
                <text:p>0.574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23">
                <text:p>0.823</text:p>
              </table:table-cell>
              <table:table-cell office:value-type="float" office:value="0.632">
                <text:p>0.632</text:p>
              </table:table-cell>
              <table:table-cell office:value-type="float" office:value="11.913">
                <text:p>11.9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19">
                <text:p>0.919</text:p>
              </table:table-cell>
              <table:table-cell office:value-type="float" office:value="0.574">
                <text:p>0.574</text:p>
              </table:table-cell>
              <table:table-cell office:value-type="float" office:value="13.273">
                <text:p>13.2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034">
                <text:p>1.034</text:p>
              </table:table-cell>
              <table:table-cell office:value-type="float" office:value="0.421">
                <text:p>0.421</text:p>
              </table:table-cell>
              <table:table-cell office:value-type="float" office:value="13.733">
                <text:p>13.7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225">
                <text:p>1.225</text:p>
              </table:table-cell>
              <table:table-cell office:value-type="float" office:value="0.229">
                <text:p>0.229</text:p>
              </table:table-cell>
              <table:table-cell office:value-type="float" office:value="14.077">
                <text:p>14.0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379">
                <text:p>1.379</text:p>
              </table:table-cell>
              <table:table-cell office:value-type="float" office:value="0.248">
                <text:p>0.248</text:p>
              </table:table-cell>
              <table:table-cell office:value-type="float" office:value="15.571">
                <text:p>15.5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7">
                <text:p>1.57</text:p>
              </table:table-cell>
              <table:table-cell office:value-type="float" office:value="0.114">
                <text:p>0.114</text:p>
              </table:table-cell>
              <table:table-cell office:value-type="float" office:value="16.644">
                <text:p>16.6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781">
                <text:p>1.781</text:p>
              </table:table-cell>
              <table:table-cell office:value-type="float" office:value="-0.095">
                <text:p>-0.095</text:p>
              </table:table-cell>
              <table:table-cell office:value-type="float" office:value="17.448">
                <text:p>17.4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049">
                <text:p>2.049</text:p>
              </table:table-cell>
              <table:table-cell office:value-type="float" office:value="-0.248">
                <text:p>-0.248</text:p>
              </table:table-cell>
              <table:table-cell office:value-type="float" office:value="17.908">
                <text:p>17.9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66">
                <text:p>2.566</text:p>
              </table:table-cell>
              <table:table-cell office:value-type="float" office:value="-0.44">
                <text:p>-0.44</text:p>
              </table:table-cell>
              <table:table-cell office:value-type="float" office:value="18.444">
                <text:p>18.4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045">
                <text:p>3.045</text:p>
              </table:table-cell>
              <table:table-cell office:value-type="float" office:value="-0.555">
                <text:p>-0.555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428">
                <text:p>3.428</text:p>
              </table:table-cell>
              <table:table-cell office:value-type="float" office:value="-0.651">
                <text:p>-0.651</text:p>
              </table:table-cell>
              <table:table-cell office:value-type="float" office:value="19.517">
                <text:p>19.5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6">
                <text:p>3.6</text:p>
              </table:table-cell>
              <table:table-cell office:value-type="float" office:value="-0.727">
                <text:p>-0.727</text:p>
              </table:table-cell>
              <table:table-cell office:value-type="float" office:value="19.651">
                <text:p>19.6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39">
                <text:p>3.39</text:p>
              </table:table-cell>
              <table:table-cell office:value-type="float" office:value="-0.766">
                <text:p>-0.766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93">
                <text:p>2.93</text:p>
              </table:table-cell>
              <table:table-cell office:value-type="float" office:value="-0.497">
                <text:p>-0.497</text:p>
              </table:table-cell>
              <table:table-cell office:value-type="float" office:value="16.299">
                <text:p>16.2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375">
                <text:p>2.375</text:p>
              </table:table-cell>
              <table:table-cell office:value-type="float" office:value="-0.248">
                <text:p>-0.248</text:p>
              </table:table-cell>
              <table:table-cell office:value-type="float" office:value="15.476">
                <text:p>15.4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83">
                <text:p>2.183</text:p>
              </table:table-cell>
              <table:table-cell office:value-type="float" office:value="0.325">
                <text:p>0.325</text:p>
              </table:table-cell>
              <table:table-cell office:value-type="float" office:value="15.533">
                <text:p>15.5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64">
                <text:p>1.264</text:p>
              </table:table-cell>
              <table:table-cell office:value-type="float" office:value="0.248">
                <text:p>0.248</text:p>
              </table:table-cell>
              <table:table-cell office:value-type="float" office:value="15.054">
                <text:p>15.0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9">
                <text:p>0.459</text:p>
              </table:table-cell>
              <table:table-cell office:value-type="float" office:value="0.517">
                <text:p>0.517</text:p>
              </table:table-cell>
              <table:table-cell office:value-type="float" office:value="14.518">
                <text:p>14.5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1">
                <text:p>-0.21</text:p>
              </table:table-cell>
              <table:table-cell office:value-type="float" office:value="0.555">
                <text:p>0.555</text:p>
              </table:table-cell>
              <table:table-cell office:value-type="float" office:value="12.986">
                <text:p>12.9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536">
                <text:p>-0.536</text:p>
              </table:table-cell>
              <table:table-cell office:value-type="float" office:value="0.287">
                <text:p>0.287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593">
                <text:p>-0.593</text:p>
              </table:table-cell>
              <table:table-cell office:value-type="float" office:value="0.114">
                <text:p>0.114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363">
                <text:p>-0.363</text:p>
              </table:table-cell>
              <table:table-cell office:value-type="float" office:value="-0.114">
                <text:p>-0.114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632">
                <text:p>-0.632</text:p>
              </table:table-cell>
              <table:table-cell office:value-type="float" office:value="0.038">
                <text:p>0.038</text:p>
              </table:table-cell>
              <table:table-cell office:value-type="float" office:value="5.784">
                <text:p>5.7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881">
                <text:p>-0.881</text:p>
              </table:table-cell>
              <table:table-cell office:value-type="float" office:value="0.172">
                <text:p>0.1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383">
                <text:p>-0.383</text:p>
              </table:table-cell>
              <table:table-cell office:value-type="float" office:value="-0.919">
                <text:p>-0.91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91">
                <text:p>0.191</text:p>
              </table:table-cell>
              <table:table-cell office:value-type="float" office:value="-1.034">
                <text:p>-1.034</text:p>
              </table:table-cell>
              <table:table-cell office:value-type="float" office:value="-0.421">
                <text:p>-0.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">
                <text:p>0.9</text:p>
              </table:table-cell>
              <table:table-cell office:value-type="float" office:value="-1.244">
                <text:p>-1.244</text:p>
              </table:table-cell>
              <table:table-cell office:value-type="float" office:value="-2.432">
                <text:p>-2.4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34">
                <text:p>1.34</text:p>
              </table:table-cell>
              <table:table-cell office:value-type="float" office:value="-0.651">
                <text:p>-0.651</text:p>
              </table:table-cell>
              <table:table-cell office:value-type="float" office:value="-4.213">
                <text:p>-4.2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681">
                <text:p>2.681</text:p>
              </table:table-cell>
              <table:table-cell office:value-type="float" office:value="-0.689">
                <text:p>-0.689</text:p>
              </table:table-cell>
              <table:table-cell office:value-type="float" office:value="-8.044">
                <text:p>-8.0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217">
                <text:p>3.217</text:p>
              </table:table-cell>
              <table:table-cell office:value-type="float" office:value="-0.114">
                <text:p>-0.114</text:p>
              </table:table-cell>
              <table:table-cell office:value-type="float" office:value="-9.232">
                <text:p>-9.2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715">
                <text:p>3.715</text:p>
              </table:table-cell>
              <table:table-cell office:value-type="float" office:value="0.019">
                <text:p>0.019</text:p>
              </table:table-cell>
              <table:table-cell office:value-type="float" office:value="-9.902">
                <text:p>-9.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979">
                <text:p>4.979</text:p>
              </table:table-cell>
              <table:table-cell office:value-type="float" office:value="-0.191">
                <text:p>-0.191</text:p>
              </table:table-cell>
              <table:table-cell office:value-type="float" office:value="-11.434">
                <text:p>-11.4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.305">
                <text:p>5.305</text:p>
              </table:table-cell>
              <table:table-cell office:value-type="float" office:value="0.134">
                <text:p>0.134</text:p>
              </table:table-cell>
              <table:table-cell office:value-type="float" office:value="-12.143">
                <text:p>-12.1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.592">
                <text:p>5.592</text:p>
              </table:table-cell>
              <table:table-cell office:value-type="float" office:value="-0.363">
                <text:p>-0.363</text:p>
              </table:table-cell>
              <table:table-cell office:value-type="float" office:value="-12.986">
                <text:p>-12.9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42">
                <text:p>5.42</text:p>
              </table:table-cell>
              <table:table-cell office:value-type="float" office:value="-0.651">
                <text:p>-0.651</text:p>
              </table:table-cell>
              <table:table-cell office:value-type="float" office:value="-14.441">
                <text:p>-14.4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826">
                <text:p>4.826</text:p>
              </table:table-cell>
              <table:table-cell office:value-type="float" office:value="0.689">
                <text:p>0.689</text:p>
              </table:table-cell>
              <table:table-cell office:value-type="float" office:value="-16.663">
                <text:p>-16.6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367">
                <text:p>4.367</text:p>
              </table:table-cell>
              <table:table-cell office:value-type="float" office:value="0.919">
                <text:p>0.919</text:p>
              </table:table-cell>
              <table:table-cell office:value-type="float" office:value="-16.606">
                <text:p>-16.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213">
                <text:p>4.213</text:p>
              </table:table-cell>
              <table:table-cell office:value-type="float" office:value="1.11">
                <text:p>1.11</text:p>
              </table:table-cell>
              <table:table-cell office:value-type="float" office:value="-16.165">
                <text:p>-16.1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041">
                <text:p>4.041</text:p>
              </table:table-cell>
              <table:table-cell office:value-type="float" office:value="1.762">
                <text:p>1.762</text:p>
              </table:table-cell>
              <table:table-cell office:value-type="float" office:value="-15.456">
                <text:p>-15.4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562">
                <text:p>3.562</text:p>
              </table:table-cell>
              <table:table-cell office:value-type="float" office:value="2.528">
                <text:p>2.528</text:p>
              </table:table-cell>
              <table:table-cell office:value-type="float" office:value="-14.173">
                <text:p>-14.1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562">
                <text:p>3.562</text:p>
              </table:table-cell>
              <table:table-cell office:value-type="float" office:value="3.141">
                <text:p>3.141</text:p>
              </table:table-cell>
              <table:table-cell office:value-type="float" office:value="-13.311">
                <text:p>-13.3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447">
                <text:p>3.447</text:p>
              </table:table-cell>
              <table:table-cell office:value-type="float" office:value="3.409">
                <text:p>3.409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658">
                <text:p>3.658</text:p>
              </table:table-cell>
              <table:table-cell office:value-type="float" office:value="3.658">
                <text:p>3.658</text:p>
              </table:table-cell>
              <table:table-cell office:value-type="float" office:value="-12.315">
                <text:p>-12.3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734">
                <text:p>3.734</text:p>
              </table:table-cell>
              <table:table-cell office:value-type="float" office:value="4.826">
                <text:p>4.826</text:p>
              </table:table-cell>
              <table:table-cell office:value-type="float" office:value="-8.829">
                <text:p>-8.8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983">
                <text:p>3.983</text:p>
              </table:table-cell>
              <table:table-cell office:value-type="float" office:value="5.018">
                <text:p>5.018</text:p>
              </table:table-cell>
              <table:table-cell office:value-type="float" office:value="-6.952">
                <text:p>-6.9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041">
                <text:p>4.041</text:p>
              </table:table-cell>
              <table:table-cell office:value-type="float" office:value="5.171">
                <text:p>5.171</text:p>
              </table:table-cell>
              <table:table-cell office:value-type="float" office:value="-5.956">
                <text:p>-5.9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964">
                <text:p>3.964</text:p>
              </table:table-cell>
              <table:table-cell office:value-type="float" office:value="5.497">
                <text:p>5.497</text:p>
              </table:table-cell>
              <table:table-cell office:value-type="float" office:value="-5.209">
                <text:p>-5.2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447">
                <text:p>3.447</text:p>
              </table:table-cell>
              <table:table-cell office:value-type="float" office:value="5.42">
                <text:p>5.42</text:p>
              </table:table-cell>
              <table:table-cell office:value-type="float" office:value="-5.573">
                <text:p>-5.5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083">
                <text:p>3.083</text:p>
              </table:table-cell>
              <table:table-cell office:value-type="float" office:value="5.267">
                <text:p>5.267</text:p>
              </table:table-cell>
              <table:table-cell office:value-type="float" office:value="-6.071">
                <text:p>-6.0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09">
                <text:p>2.509</text:p>
              </table:table-cell>
              <table:table-cell office:value-type="float" office:value="5.19">
                <text:p>5.19</text:p>
              </table:table-cell>
              <table:table-cell office:value-type="float" office:value="-6.684">
                <text:p>-6.6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145">
                <text:p>2.145</text:p>
              </table:table-cell>
              <table:table-cell office:value-type="float" office:value="5.094">
                <text:p>5.094</text:p>
              </table:table-cell>
              <table:table-cell office:value-type="float" office:value="-6.722">
                <text:p>-6.7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98">
                <text:p>1.398</text:p>
              </table:table-cell>
              <table:table-cell office:value-type="float" office:value="5.612">
                <text:p>5.612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455">
                <text:p>1.455</text:p>
              </table:table-cell>
              <table:table-cell office:value-type="float" office:value="3.888">
                <text:p>3.888</text:p>
              </table:table-cell>
              <table:table-cell office:value-type="float" office:value="-5.209">
                <text:p>-5.2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838">
                <text:p>1.838</text:p>
              </table:table-cell>
              <table:table-cell office:value-type="float" office:value="2.968">
                <text:p>2.968</text:p>
              </table:table-cell>
              <table:table-cell office:value-type="float" office:value="-5.267">
                <text:p>-5.2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632">
                <text:p>0.632</text:p>
              </table:table-cell>
              <table:table-cell office:value-type="float" office:value="3.217">
                <text:p>3.217</text:p>
              </table:table-cell>
              <table:table-cell office:value-type="float" office:value="-3.294">
                <text:p>-3.2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689">
                <text:p>0.689</text:p>
              </table:table-cell>
              <table:table-cell office:value-type="float" office:value="1.972">
                <text:p>1.972</text:p>
              </table:table-cell>
              <table:table-cell office:value-type="float" office:value="-2.604">
                <text:p>-2.6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4">
                <text:p>0.44</text:p>
              </table:table-cell>
              <table:table-cell office:value-type="float" office:value="1.168">
                <text:p>1.168</text:p>
              </table:table-cell>
              <table:table-cell office:value-type="float" office:value="-1.723">
                <text:p>-1.7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134">
                <text:p>-0.134</text:p>
              </table:table-cell>
              <table:table-cell office:value-type="float" office:value="0.555">
                <text:p>0.555</text:p>
              </table:table-cell>
              <table:table-cell office:value-type="float" office:value="-0.823">
                <text:p>-0.8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302">
                <text:p>-1.302</text:p>
              </table:table-cell>
              <table:table-cell office:value-type="float" office:value="-0.421">
                <text:p>-0.421</text:p>
              </table:table-cell>
              <table:table-cell office:value-type="float" office:value="3.332">
                <text:p>3.3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532">
                <text:p>-1.532</text:p>
              </table:table-cell>
              <table:table-cell office:value-type="float" office:value="-1.149">
                <text:p>-1.149</text:p>
              </table:table-cell>
              <table:table-cell office:value-type="float" office:value="5.401">
                <text:p>5.4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781">
                <text:p>-1.781</text:p>
              </table:table-cell>
              <table:table-cell office:value-type="float" office:value="-1.513">
                <text:p>-1.513</text:p>
              </table:table-cell>
              <table:table-cell office:value-type="float" office:value="7.527">
                <text:p>7.5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742">
                <text:p>-1.742</text:p>
              </table:table-cell>
              <table:table-cell office:value-type="float" office:value="-1.455">
                <text:p>-1.455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976">
                <text:p>-0.976</text:p>
              </table:table-cell>
              <table:table-cell office:value-type="float" office:value="-1.991">
                <text:p>-1.991</text:p>
              </table:table-cell>
              <table:table-cell office:value-type="float" office:value="11.032">
                <text:p>11.0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67">
                <text:p>-0.67</text:p>
              </table:table-cell>
              <table:table-cell office:value-type="float" office:value="-1.685">
                <text:p>-1.685</text:p>
              </table:table-cell>
              <table:table-cell office:value-type="float" office:value="11.204">
                <text:p>11.2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574">
                <text:p>-0.574</text:p>
              </table:table-cell>
              <table:table-cell office:value-type="float" office:value="-1.302">
                <text:p>-1.302</text:p>
              </table:table-cell>
              <table:table-cell office:value-type="float" office:value="11.147">
                <text:p>11.1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517">
                <text:p>-0.517</text:p>
              </table:table-cell>
              <table:table-cell office:value-type="float" office:value="-1.359">
                <text:p>-1.359</text:p>
              </table:table-cell>
              <table:table-cell office:value-type="float" office:value="11.204">
                <text:p>11.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478">
                <text:p>-0.478</text:p>
              </table:table-cell>
              <table:table-cell office:value-type="float" office:value="-1.455">
                <text:p>-1.455</text:p>
              </table:table-cell>
              <table:table-cell office:value-type="float" office:value="15.782">
                <text:p>15.7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478">
                <text:p>-0.478</text:p>
              </table:table-cell>
              <table:table-cell office:value-type="float" office:value="-1.34">
                <text:p>-1.34</text:p>
              </table:table-cell>
              <table:table-cell office:value-type="float" office:value="17.525">
                <text:p>17.5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612">
                <text:p>0.612</text:p>
              </table:table-cell>
              <table:table-cell office:value-type="float" office:value="-2.738">
                <text:p>-2.738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72">
                <text:p>0.172</text:p>
              </table:table-cell>
              <table:table-cell office:value-type="float" office:value="-1.149">
                <text:p>-1.149</text:p>
              </table:table-cell>
              <table:table-cell office:value-type="float" office:value="18.004">
                <text:p>18.0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015">
                <text:p>1.015</text:p>
              </table:table-cell>
              <table:table-cell office:value-type="float" office:value="-1.072">
                <text:p>-1.072</text:p>
              </table:table-cell>
              <table:table-cell office:value-type="float" office:value="16.587">
                <text:p>16.58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149">
                <text:p>1.149</text:p>
              </table:table-cell>
              <table:table-cell office:value-type="float" office:value="-0.957">
                <text:p>-0.957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72">
                <text:p>1.072</text:p>
              </table:table-cell>
              <table:table-cell office:value-type="float" office:value="-0.574">
                <text:p>-0.574</text:p>
              </table:table-cell>
              <table:table-cell office:value-type="float" office:value="13.848">
                <text:p>13.8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64">
                <text:p>1.264</text:p>
              </table:table-cell>
              <table:table-cell office:value-type="float" office:value="-0.363">
                <text:p>-0.363</text:p>
              </table:table-cell>
              <table:table-cell office:value-type="float" office:value="12.526">
                <text:p>12.5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647">
                <text:p>1.647</text:p>
              </table:table-cell>
              <table:table-cell office:value-type="float" office:value="-0.134">
                <text:p>-0.134</text:p>
              </table:table-cell>
              <table:table-cell office:value-type="float" office:value="12.564">
                <text:p>12.5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42">
                <text:p>1.742</text:p>
              </table:table-cell>
              <table:table-cell office:value-type="float" office:value="-0.248">
                <text:p>-0.248</text:p>
              </table:table-cell>
              <table:table-cell office:value-type="float" office:value="13.618">
                <text:p>13.6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896">
                <text:p>1.896</text:p>
              </table:table-cell>
              <table:table-cell office:value-type="float" office:value="-0.574">
                <text:p>-0.574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183">
                <text:p>2.183</text:p>
              </table:table-cell>
              <table:table-cell office:value-type="float" office:value="-0.67">
                <text:p>-0.67</text:p>
              </table:table-cell>
              <table:table-cell office:value-type="float" office:value="15.705">
                <text:p>15.7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298">
                <text:p>2.298</text:p>
              </table:table-cell>
              <table:table-cell office:value-type="float" office:value="-0.555">
                <text:p>-0.555</text:p>
              </table:table-cell>
              <table:table-cell office:value-type="float" office:value="15.801">
                <text:p>15.8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413">
                <text:p>2.413</text:p>
              </table:table-cell>
              <table:table-cell office:value-type="float" office:value="-0.44">
                <text:p>-0.44</text:p>
              </table:table-cell>
              <table:table-cell office:value-type="float" office:value="15.437">
                <text:p>15.4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413">
                <text:p>2.413</text:p>
              </table:table-cell>
              <table:table-cell office:value-type="float" office:value="-0.306">
                <text:p>-0.306</text:p>
              </table:table-cell>
              <table:table-cell office:value-type="float" office:value="15.112">
                <text:p>15.1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375">
                <text:p>2.375</text:p>
              </table:table-cell>
              <table:table-cell office:value-type="float" office:value="-0.172">
                <text:p>-0.172</text:p>
              </table:table-cell>
              <table:table-cell office:value-type="float" office:value="14.786">
                <text:p>14.7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298">
                <text:p>2.298</text:p>
              </table:table-cell>
              <table:table-cell office:value-type="float" office:value="-0.038">
                <text:p>-0.038</text:p>
              </table:table-cell>
              <table:table-cell office:value-type="float" office:value="13.924">
                <text:p>13.9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68">
                <text:p>2.068</text:p>
              </table:table-cell>
              <table:table-cell office:value-type="float" office:value="0.019">
                <text:p>0.019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762">
                <text:p>1.762</text:p>
              </table:table-cell>
              <table:table-cell office:value-type="float" office:value="0.153">
                <text:p>0.153</text:p>
              </table:table-cell>
              <table:table-cell office:value-type="float" office:value="12.756">
                <text:p>12.7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57">
                <text:p>1.57</text:p>
              </table:table-cell>
              <table:table-cell office:value-type="float" office:value="0.363">
                <text:p>0.363</text:p>
              </table:table-cell>
              <table:table-cell office:value-type="float" office:value="12.181">
                <text:p>12.1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474">
                <text:p>1.474</text:p>
              </table:table-cell>
              <table:table-cell office:value-type="float" office:value="0.574">
                <text:p>0.574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493">
                <text:p>1.493</text:p>
              </table:table-cell>
              <table:table-cell office:value-type="float" office:value="0.785">
                <text:p>0.785</text:p>
              </table:table-cell>
              <table:table-cell office:value-type="float" office:value="10.496">
                <text:p>10.4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532">
                <text:p>1.532</text:p>
              </table:table-cell>
              <table:table-cell office:value-type="float" office:value="0.842">
                <text:p>0.842</text:p>
              </table:table-cell>
              <table:table-cell office:value-type="float" office:value="10.342">
                <text:p>10.3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819">
                <text:p>1.819</text:p>
              </table:table-cell>
              <table:table-cell office:value-type="float" office:value="0.976">
                <text:p>0.976</text:p>
              </table:table-cell>
              <table:table-cell office:value-type="float" office:value="10.477">
                <text:p>10.4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972">
                <text:p>1.972</text:p>
              </table:table-cell>
              <table:table-cell office:value-type="float" office:value="0.995">
                <text:p>0.995</text:p>
              </table:table-cell>
              <table:table-cell office:value-type="float" office:value="10.285">
                <text:p>10.2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049">
                <text:p>2.049</text:p>
              </table:table-cell>
              <table:table-cell office:value-type="float" office:value="0.919">
                <text:p>0.919</text:p>
              </table:table-cell>
              <table:table-cell office:value-type="float" office:value="10.074">
                <text:p>10.0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953">
                <text:p>1.953</text:p>
              </table:table-cell>
              <table:table-cell office:value-type="float" office:value="0.938">
                <text:p>0.938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647">
                <text:p>1.647</text:p>
              </table:table-cell>
              <table:table-cell office:value-type="float" office:value="0.995">
                <text:p>0.995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532">
                <text:p>1.532</text:p>
              </table:table-cell>
              <table:table-cell office:value-type="float" office:value="0.976">
                <text:p>0.976</text:p>
              </table:table-cell>
              <table:table-cell office:value-type="float" office:value="9.825">
                <text:p>9.8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4">
                <text:p>1.34</text:p>
              </table:table-cell>
              <table:table-cell office:value-type="float" office:value="0.957">
                <text:p>0.957</text:p>
              </table:table-cell>
              <table:table-cell office:value-type="float" office:value="9.576">
                <text:p>9.5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187">
                <text:p>1.187</text:p>
              </table:table-cell>
              <table:table-cell office:value-type="float" office:value="0.976">
                <text:p>0.976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38">
                <text:p>0.938</text:p>
              </table:table-cell>
              <table:table-cell office:value-type="float" office:value="1.072">
                <text:p>1.072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76">
                <text:p>0.976</text:p>
              </table:table-cell>
              <table:table-cell office:value-type="float" office:value="0.976">
                <text:p>0.976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015">
                <text:p>1.015</text:p>
              </table:table-cell>
              <table:table-cell office:value-type="float" office:value="0.9">
                <text:p>0.9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053">
                <text:p>1.053</text:p>
              </table:table-cell>
              <table:table-cell office:value-type="float" office:value="0.881">
                <text:p>0.881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091">
                <text:p>1.091</text:p>
              </table:table-cell>
              <table:table-cell office:value-type="float" office:value="0.842">
                <text:p>0.842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11">
                <text:p>1.11</text:p>
              </table:table-cell>
              <table:table-cell office:value-type="float" office:value="0.881">
                <text:p>0.881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072">
                <text:p>1.072</text:p>
              </table:table-cell>
              <table:table-cell office:value-type="float" office:value="0.842">
                <text:p>0.842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091">
                <text:p>1.091</text:p>
              </table:table-cell>
              <table:table-cell office:value-type="float" office:value="0.804">
                <text:p>0.804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034">
                <text:p>1.034</text:p>
              </table:table-cell>
              <table:table-cell office:value-type="float" office:value="0.708">
                <text:p>0.708</text:p>
              </table:table-cell>
              <table:table-cell office:value-type="float" office:value="9.595">
                <text:p>9.5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">
                <text:p>0.9</text:p>
              </table:table-cell>
              <table:table-cell office:value-type="float" office:value="0.746">
                <text:p>0.746</text:p>
              </table:table-cell>
              <table:table-cell office:value-type="float" office:value="9.806">
                <text:p>9.80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5">
                <text:p>0.785</text:p>
              </table:table-cell>
              <table:table-cell office:value-type="float" office:value="0.746">
                <text:p>0.74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7">
                <text:p>0.67</text:p>
              </table:table-cell>
              <table:table-cell office:value-type="float" office:value="0.708">
                <text:p>0.708</text:p>
              </table:table-cell>
              <table:table-cell office:value-type="float" office:value="9.768">
                <text:p>9.7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21">
                <text:p>0.421</text:p>
              </table:table-cell>
              <table:table-cell office:value-type="float" office:value="0.861">
                <text:p>0.861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4">
                <text:p>0.344</text:p>
              </table:table-cell>
              <table:table-cell office:value-type="float" office:value="0.861">
                <text:p>0.861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68">
                <text:p>0.268</text:p>
              </table:table-cell>
              <table:table-cell office:value-type="float" office:value="0.881">
                <text:p>0.881</text:p>
              </table:table-cell>
              <table:table-cell office:value-type="float" office:value="9.691">
                <text:p>9.6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25">
                <text:p>0.325</text:p>
              </table:table-cell>
              <table:table-cell office:value-type="float" office:value="0.9">
                <text:p>0.9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517">
                <text:p>0.517</text:p>
              </table:table-cell>
              <table:table-cell office:value-type="float" office:value="1.053">
                <text:p>1.053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51">
                <text:p>0.651</text:p>
              </table:table-cell>
              <table:table-cell office:value-type="float" office:value="1.11">
                <text:p>1.11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66">
                <text:p>0.766</text:p>
              </table:table-cell>
              <table:table-cell office:value-type="float" office:value="1.149">
                <text:p>1.149</text:p>
              </table:table-cell>
              <table:table-cell office:value-type="float" office:value="9.634">
                <text:p>9.6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053">
                <text:p>1.053</text:p>
              </table:table-cell>
              <table:table-cell office:value-type="float" office:value="1.244">
                <text:p>1.244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034">
                <text:p>1.034</text:p>
              </table:table-cell>
              <table:table-cell office:value-type="float" office:value="1.283">
                <text:p>1.283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072">
                <text:p>1.072</text:p>
              </table:table-cell>
              <table:table-cell office:value-type="float" office:value="1.398">
                <text:p>1.39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187">
                <text:p>1.187</text:p>
              </table:table-cell>
              <table:table-cell office:value-type="float" office:value="1.436">
                <text:p>1.436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379">
                <text:p>1.379</text:p>
              </table:table-cell>
              <table:table-cell office:value-type="float" office:value="1.455">
                <text:p>1.455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79">
                <text:p>1.379</text:p>
              </table:table-cell>
              <table:table-cell office:value-type="float" office:value="1.493">
                <text:p>1.493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98">
                <text:p>1.398</text:p>
              </table:table-cell>
              <table:table-cell office:value-type="float" office:value="1.513">
                <text:p>1.513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455">
                <text:p>1.455</text:p>
              </table:table-cell>
              <table:table-cell office:value-type="float" office:value="1.532">
                <text:p>1.532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32">
                <text:p>1.532</text:p>
              </table:table-cell>
              <table:table-cell office:value-type="float" office:value="1.685">
                <text:p>1.685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647">
                <text:p>1.647</text:p>
              </table:table-cell>
              <table:table-cell office:value-type="float" office:value="1.762">
                <text:p>1.762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742">
                <text:p>1.742</text:p>
              </table:table-cell>
              <table:table-cell office:value-type="float" office:value="1.762">
                <text:p>1.762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781">
                <text:p>1.781</text:p>
              </table:table-cell>
              <table:table-cell office:value-type="float" office:value="1.857">
                <text:p>1.857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72">
                <text:p>1.972</text:p>
              </table:table-cell>
              <table:table-cell office:value-type="float" office:value="1.953">
                <text:p>1.953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087">
                <text:p>2.087</text:p>
              </table:table-cell>
              <table:table-cell office:value-type="float" office:value="1.972">
                <text:p>1.972</text:p>
              </table:table-cell>
              <table:table-cell office:value-type="float" office:value="8.619">
                <text:p>8.6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45">
                <text:p>2.145</text:p>
              </table:table-cell>
              <table:table-cell office:value-type="float" office:value="1.991">
                <text:p>1.991</text:p>
              </table:table-cell>
              <table:table-cell office:value-type="float" office:value="8.619">
                <text:p>8.6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145">
                <text:p>2.145</text:p>
              </table:table-cell>
              <table:table-cell office:value-type="float" office:value="2.068">
                <text:p>2.068</text:p>
              </table:table-cell>
              <table:table-cell office:value-type="float" office:value="8.657">
                <text:p>8.65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221">
                <text:p>2.221</text:p>
              </table:table-cell>
              <table:table-cell office:value-type="float" office:value="2.03">
                <text:p>2.03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202">
                <text:p>2.202</text:p>
              </table:table-cell>
              <table:table-cell office:value-type="float" office:value="2.03">
                <text:p>2.03</text:p>
              </table:table-cell>
              <table:table-cell office:value-type="float" office:value="8.446">
                <text:p>8.4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164">
                <text:p>2.164</text:p>
              </table:table-cell>
              <table:table-cell office:value-type="float" office:value="2.087">
                <text:p>2.087</text:p>
              </table:table-cell>
              <table:table-cell office:value-type="float" office:value="8.523">
                <text:p>8.5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087">
                <text:p>2.087</text:p>
              </table:table-cell>
              <table:table-cell office:value-type="float" office:value="2.087">
                <text:p>2.087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991">
                <text:p>1.991</text:p>
              </table:table-cell>
              <table:table-cell office:value-type="float" office:value="2.049">
                <text:p>2.049</text:p>
              </table:table-cell>
              <table:table-cell office:value-type="float" office:value="8.599">
                <text:p>8.5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915">
                <text:p>1.915</text:p>
              </table:table-cell>
              <table:table-cell office:value-type="float" office:value="2.068">
                <text:p>2.068</text:p>
              </table:table-cell>
              <table:table-cell office:value-type="float" office:value="8.599">
                <text:p>8.5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8">
                <text:p>1.8</text:p>
              </table:table-cell>
              <table:table-cell office:value-type="float" office:value="2.049">
                <text:p>2.049</text:p>
              </table:table-cell>
              <table:table-cell office:value-type="float" office:value="8.465">
                <text:p>8.4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666">
                <text:p>1.666</text:p>
              </table:table-cell>
              <table:table-cell office:value-type="float" office:value="2.049">
                <text:p>2.049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55">
                <text:p>1.455</text:p>
              </table:table-cell>
              <table:table-cell office:value-type="float" office:value="1.991">
                <text:p>1.991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244">
                <text:p>1.244</text:p>
              </table:table-cell>
              <table:table-cell office:value-type="float" office:value="1.896">
                <text:p>1.896</text:p>
              </table:table-cell>
              <table:table-cell office:value-type="float" office:value="8.695">
                <text:p>8.6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168">
                <text:p>1.168</text:p>
              </table:table-cell>
              <table:table-cell office:value-type="float" office:value="1.953">
                <text:p>1.953</text:p>
              </table:table-cell>
              <table:table-cell office:value-type="float" office:value="8.848">
                <text:p>8.8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95">
                <text:p>0.995</text:p>
              </table:table-cell>
              <table:table-cell office:value-type="float" office:value="1.915">
                <text:p>1.915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95">
                <text:p>0.995</text:p>
              </table:table-cell>
              <table:table-cell office:value-type="float" office:value="1.972">
                <text:p>1.972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034">
                <text:p>1.034</text:p>
              </table:table-cell>
              <table:table-cell office:value-type="float" office:value="1.991">
                <text:p>1.991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034">
                <text:p>1.034</text:p>
              </table:table-cell>
              <table:table-cell office:value-type="float" office:value="1.991">
                <text:p>1.991</text:p>
              </table:table-cell>
              <table:table-cell office:value-type="float" office:value="8.753">
                <text:p>8.7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95">
                <text:p>0.995</text:p>
              </table:table-cell>
              <table:table-cell office:value-type="float" office:value="2.03">
                <text:p>2.03</text:p>
              </table:table-cell>
              <table:table-cell office:value-type="float" office:value="8.599">
                <text:p>8.5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">
                <text:p>0.9</text:p>
              </table:table-cell>
              <table:table-cell office:value-type="float" office:value="2.049">
                <text:p>2.049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766">
                <text:p>0.766</text:p>
              </table:table-cell>
              <table:table-cell office:value-type="float" office:value="2.126">
                <text:p>2.126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727">
                <text:p>0.727</text:p>
              </table:table-cell>
              <table:table-cell office:value-type="float" office:value="2.126">
                <text:p>2.12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51">
                <text:p>0.651</text:p>
              </table:table-cell>
              <table:table-cell office:value-type="float" office:value="2.106">
                <text:p>2.106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7">
                <text:p>0.67</text:p>
              </table:table-cell>
              <table:table-cell office:value-type="float" office:value="2.126">
                <text:p>2.126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766">
                <text:p>0.766</text:p>
              </table:table-cell>
              <table:table-cell office:value-type="float" office:value="2.106">
                <text:p>2.10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61">
                <text:p>0.861</text:p>
              </table:table-cell>
              <table:table-cell office:value-type="float" office:value="2.145">
                <text:p>2.145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015">
                <text:p>1.015</text:p>
              </table:table-cell>
              <table:table-cell office:value-type="float" office:value="2.202">
                <text:p>2.202</text:p>
              </table:table-cell>
              <table:table-cell office:value-type="float" office:value="8.657">
                <text:p>8.6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13">
                <text:p>1.13</text:p>
              </table:table-cell>
              <table:table-cell office:value-type="float" office:value="2.164">
                <text:p>2.164</text:p>
              </table:table-cell>
              <table:table-cell office:value-type="float" office:value="8.504">
                <text:p>8.5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206">
                <text:p>1.206</text:p>
              </table:table-cell>
              <table:table-cell office:value-type="float" office:value="2.106">
                <text:p>2.106</text:p>
              </table:table-cell>
              <table:table-cell office:value-type="float" office:value="8.542">
                <text:p>8.5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264">
                <text:p>1.264</text:p>
              </table:table-cell>
              <table:table-cell office:value-type="float" office:value="2.183">
                <text:p>2.183</text:p>
              </table:table-cell>
              <table:table-cell office:value-type="float" office:value="8.523">
                <text:p>8.5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17">
                <text:p>1.417</text:p>
              </table:table-cell>
              <table:table-cell office:value-type="float" office:value="2.049">
                <text:p>2.049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93">
                <text:p>1.493</text:p>
              </table:table-cell>
              <table:table-cell office:value-type="float" office:value="2.03">
                <text:p>2.03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589">
                <text:p>1.589</text:p>
              </table:table-cell>
              <table:table-cell office:value-type="float" office:value="2.087">
                <text:p>2.087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685">
                <text:p>1.685</text:p>
              </table:table-cell>
              <table:table-cell office:value-type="float" office:value="2.03">
                <text:p>2.03</text:p>
              </table:table-cell>
              <table:table-cell office:value-type="float" office:value="8.848">
                <text:p>8.8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685">
                <text:p>1.685</text:p>
              </table:table-cell>
              <table:table-cell office:value-type="float" office:value="2.049">
                <text:p>2.049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647">
                <text:p>1.647</text:p>
              </table:table-cell>
              <table:table-cell office:value-type="float" office:value="2.049">
                <text:p>2.049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628">
                <text:p>1.628</text:p>
              </table:table-cell>
              <table:table-cell office:value-type="float" office:value="2.011">
                <text:p>2.011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628">
                <text:p>1.628</text:p>
              </table:table-cell>
              <table:table-cell office:value-type="float" office:value="2.011">
                <text:p>2.011</text:p>
              </table:table-cell>
              <table:table-cell office:value-type="float" office:value="8.504">
                <text:p>8.5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628">
                <text:p>1.628</text:p>
              </table:table-cell>
              <table:table-cell office:value-type="float" office:value="1.915">
                <text:p>1.915</text:p>
              </table:table-cell>
              <table:table-cell office:value-type="float" office:value="8.657">
                <text:p>8.6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57">
                <text:p>1.57</text:p>
              </table:table-cell>
              <table:table-cell office:value-type="float" office:value="1.877">
                <text:p>1.877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474">
                <text:p>1.474</text:p>
              </table:table-cell>
              <table:table-cell office:value-type="float" office:value="1.877">
                <text:p>1.877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283">
                <text:p>1.283</text:p>
              </table:table-cell>
              <table:table-cell office:value-type="float" office:value="1.762">
                <text:p>1.76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13">
                <text:p>1.13</text:p>
              </table:table-cell>
              <table:table-cell office:value-type="float" office:value="1.819">
                <text:p>1.819</text:p>
              </table:table-cell>
              <table:table-cell office:value-type="float" office:value="9.557">
                <text:p>9.5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053">
                <text:p>1.053</text:p>
              </table:table-cell>
              <table:table-cell office:value-type="float" office:value="1.857">
                <text:p>1.857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015">
                <text:p>1.015</text:p>
              </table:table-cell>
              <table:table-cell office:value-type="float" office:value="1.915">
                <text:p>1.915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091">
                <text:p>1.091</text:p>
              </table:table-cell>
              <table:table-cell office:value-type="float" office:value="1.953">
                <text:p>1.953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053">
                <text:p>1.053</text:p>
              </table:table-cell>
              <table:table-cell office:value-type="float" office:value="1.972">
                <text:p>1.972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034">
                <text:p>1.034</text:p>
              </table:table-cell>
              <table:table-cell office:value-type="float" office:value="2.03">
                <text:p>2.0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034">
                <text:p>1.034</text:p>
              </table:table-cell>
              <table:table-cell office:value-type="float" office:value="2.03">
                <text:p>2.03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072">
                <text:p>1.072</text:p>
              </table:table-cell>
              <table:table-cell office:value-type="float" office:value="2.03">
                <text:p>2.03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13">
                <text:p>1.13</text:p>
              </table:table-cell>
              <table:table-cell office:value-type="float" office:value="2.087">
                <text:p>2.087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206">
                <text:p>1.206</text:p>
              </table:table-cell>
              <table:table-cell office:value-type="float" office:value="2.106">
                <text:p>2.106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206">
                <text:p>1.206</text:p>
              </table:table-cell>
              <table:table-cell office:value-type="float" office:value="2.145">
                <text:p>2.145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321">
                <text:p>1.321</text:p>
              </table:table-cell>
              <table:table-cell office:value-type="float" office:value="2.106">
                <text:p>2.10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34">
                <text:p>1.34</text:p>
              </table:table-cell>
              <table:table-cell office:value-type="float" office:value="2.126">
                <text:p>2.126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379">
                <text:p>1.379</text:p>
              </table:table-cell>
              <table:table-cell office:value-type="float" office:value="2.145">
                <text:p>2.145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98">
                <text:p>1.398</text:p>
              </table:table-cell>
              <table:table-cell office:value-type="float" office:value="2.106">
                <text:p>2.106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17">
                <text:p>1.417</text:p>
              </table:table-cell>
              <table:table-cell office:value-type="float" office:value="2.106">
                <text:p>2.106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17">
                <text:p>1.417</text:p>
              </table:table-cell>
              <table:table-cell office:value-type="float" office:value="2.068">
                <text:p>2.068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379">
                <text:p>1.379</text:p>
              </table:table-cell>
              <table:table-cell office:value-type="float" office:value="2.049">
                <text:p>2.049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379">
                <text:p>1.379</text:p>
              </table:table-cell>
              <table:table-cell office:value-type="float" office:value="2.03">
                <text:p>2.0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34">
                <text:p>1.34</text:p>
              </table:table-cell>
              <table:table-cell office:value-type="float" office:value="1.991">
                <text:p>1.991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302">
                <text:p>1.302</text:p>
              </table:table-cell>
              <table:table-cell office:value-type="float" office:value="1.953">
                <text:p>1.953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244">
                <text:p>1.244</text:p>
              </table:table-cell>
              <table:table-cell office:value-type="float" office:value="1.934">
                <text:p>1.934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149">
                <text:p>1.149</text:p>
              </table:table-cell>
              <table:table-cell office:value-type="float" office:value="1.934">
                <text:p>1.934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053">
                <text:p>1.053</text:p>
              </table:table-cell>
              <table:table-cell office:value-type="float" office:value="1.934">
                <text:p>1.934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091">
                <text:p>1.091</text:p>
              </table:table-cell>
              <table:table-cell office:value-type="float" office:value="1.934">
                <text:p>1.934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13">
                <text:p>1.13</text:p>
              </table:table-cell>
              <table:table-cell office:value-type="float" office:value="1.953">
                <text:p>1.953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244">
                <text:p>1.244</text:p>
              </table:table-cell>
              <table:table-cell office:value-type="float" office:value="1.915">
                <text:p>1.915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187">
                <text:p>1.187</text:p>
              </table:table-cell>
              <table:table-cell office:value-type="float" office:value="1.934">
                <text:p>1.934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168">
                <text:p>1.168</text:p>
              </table:table-cell>
              <table:table-cell office:value-type="float" office:value="1.953">
                <text:p>1.953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168">
                <text:p>1.168</text:p>
              </table:table-cell>
              <table:table-cell office:value-type="float" office:value="1.953">
                <text:p>1.95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206">
                <text:p>1.206</text:p>
              </table:table-cell>
              <table:table-cell office:value-type="float" office:value="1.915">
                <text:p>1.915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206">
                <text:p>1.206</text:p>
              </table:table-cell>
              <table:table-cell office:value-type="float" office:value="1.915">
                <text:p>1.915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68">
                <text:p>1.168</text:p>
              </table:table-cell>
              <table:table-cell office:value-type="float" office:value="1.934">
                <text:p>1.934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168">
                <text:p>1.168</text:p>
              </table:table-cell>
              <table:table-cell office:value-type="float" office:value="1.953">
                <text:p>1.953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168">
                <text:p>1.168</text:p>
              </table:table-cell>
              <table:table-cell office:value-type="float" office:value="1.972">
                <text:p>1.972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225">
                <text:p>1.225</text:p>
              </table:table-cell>
              <table:table-cell office:value-type="float" office:value="1.991">
                <text:p>1.99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264">
                <text:p>1.264</text:p>
              </table:table-cell>
              <table:table-cell office:value-type="float" office:value="1.991">
                <text:p>1.991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283">
                <text:p>1.283</text:p>
              </table:table-cell>
              <table:table-cell office:value-type="float" office:value="2.011">
                <text:p>2.011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283">
                <text:p>1.283</text:p>
              </table:table-cell>
              <table:table-cell office:value-type="float" office:value="1.991">
                <text:p>1.991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321">
                <text:p>1.321</text:p>
              </table:table-cell>
              <table:table-cell office:value-type="float" office:value="2.03">
                <text:p>2.03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359">
                <text:p>1.359</text:p>
              </table:table-cell>
              <table:table-cell office:value-type="float" office:value="2.011">
                <text:p>2.011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398">
                <text:p>1.398</text:p>
              </table:table-cell>
              <table:table-cell office:value-type="float" office:value="2.011">
                <text:p>2.011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398">
                <text:p>1.398</text:p>
              </table:table-cell>
              <table:table-cell office:value-type="float" office:value="2.011">
                <text:p>2.011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359">
                <text:p>1.359</text:p>
              </table:table-cell>
              <table:table-cell office:value-type="float" office:value="2.011">
                <text:p>2.01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398">
                <text:p>1.398</text:p>
              </table:table-cell>
              <table:table-cell office:value-type="float" office:value="1.972">
                <text:p>1.972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379">
                <text:p>1.379</text:p>
              </table:table-cell>
              <table:table-cell office:value-type="float" office:value="1.972">
                <text:p>1.972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359">
                <text:p>1.359</text:p>
              </table:table-cell>
              <table:table-cell office:value-type="float" office:value="1.972">
                <text:p>1.972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359">
                <text:p>1.359</text:p>
              </table:table-cell>
              <table:table-cell office:value-type="float" office:value="1.896">
                <text:p>1.896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34">
                <text:p>1.34</text:p>
              </table:table-cell>
              <table:table-cell office:value-type="float" office:value="1.896">
                <text:p>1.896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244">
                <text:p>1.244</text:p>
              </table:table-cell>
              <table:table-cell office:value-type="float" office:value="1.877">
                <text:p>1.877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187">
                <text:p>1.187</text:p>
              </table:table-cell>
              <table:table-cell office:value-type="float" office:value="1.819">
                <text:p>1.819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168">
                <text:p>1.168</text:p>
              </table:table-cell>
              <table:table-cell office:value-type="float" office:value="1.877">
                <text:p>1.877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149">
                <text:p>1.149</text:p>
              </table:table-cell>
              <table:table-cell office:value-type="float" office:value="1.819">
                <text:p>1.819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11">
                <text:p>1.11</text:p>
              </table:table-cell>
              <table:table-cell office:value-type="float" office:value="1.8">
                <text:p>1.8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13">
                <text:p>1.13</text:p>
              </table:table-cell>
              <table:table-cell office:value-type="float" office:value="1.781">
                <text:p>1.781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168">
                <text:p>1.168</text:p>
              </table:table-cell>
              <table:table-cell office:value-type="float" office:value="1.762">
                <text:p>1.762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206">
                <text:p>1.206</text:p>
              </table:table-cell>
              <table:table-cell office:value-type="float" office:value="1.8">
                <text:p>1.8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283">
                <text:p>1.283</text:p>
              </table:table-cell>
              <table:table-cell office:value-type="float" office:value="1.857">
                <text:p>1.857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244">
                <text:p>1.244</text:p>
              </table:table-cell>
              <table:table-cell office:value-type="float" office:value="1.857">
                <text:p>1.857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302">
                <text:p>1.302</text:p>
              </table:table-cell>
              <table:table-cell office:value-type="float" office:value="1.877">
                <text:p>1.877</text:p>
              </table:table-cell>
              <table:table-cell office:value-type="float" office:value="8.714">
                <text:p>8.7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321">
                <text:p>1.321</text:p>
              </table:table-cell>
              <table:table-cell office:value-type="float" office:value="1.877">
                <text:p>1.877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283">
                <text:p>1.283</text:p>
              </table:table-cell>
              <table:table-cell office:value-type="float" office:value="1.896">
                <text:p>1.896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264">
                <text:p>1.264</text:p>
              </table:table-cell>
              <table:table-cell office:value-type="float" office:value="1.896">
                <text:p>1.896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206">
                <text:p>1.206</text:p>
              </table:table-cell>
              <table:table-cell office:value-type="float" office:value="1.877">
                <text:p>1.877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168">
                <text:p>1.168</text:p>
              </table:table-cell>
              <table:table-cell office:value-type="float" office:value="1.857">
                <text:p>1.857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149">
                <text:p>1.149</text:p>
              </table:table-cell>
              <table:table-cell office:value-type="float" office:value="1.8">
                <text:p>1.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11">
                <text:p>1.11</text:p>
              </table:table-cell>
              <table:table-cell office:value-type="float" office:value="1.838">
                <text:p>1.838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13">
                <text:p>1.13</text:p>
              </table:table-cell>
              <table:table-cell office:value-type="float" office:value="1.877">
                <text:p>1.877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187">
                <text:p>1.187</text:p>
              </table:table-cell>
              <table:table-cell office:value-type="float" office:value="1.819">
                <text:p>1.819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187">
                <text:p>1.187</text:p>
              </table:table-cell>
              <table:table-cell office:value-type="float" office:value="1.877">
                <text:p>1.877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187">
                <text:p>1.187</text:p>
              </table:table-cell>
              <table:table-cell office:value-type="float" office:value="1.838">
                <text:p>1.838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206">
                <text:p>1.206</text:p>
              </table:table-cell>
              <table:table-cell office:value-type="float" office:value="1.8">
                <text:p>1.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011">
                <text:p>2.011</text:p>
              </table:table-cell>
              <table:table-cell office:value-type="float" office:value="1.896">
                <text:p>1.896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857">
                <text:p>1.857</text:p>
              </table:table-cell>
              <table:table-cell office:value-type="float" office:value="1.493">
                <text:p>1.493</text:p>
              </table:table-cell>
              <table:table-cell office:value-type="float" office:value="6.933">
                <text:p>6.9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053">
                <text:p>1.053</text:p>
              </table:table-cell>
              <table:table-cell office:value-type="float" office:value="1.838">
                <text:p>1.838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89">
                <text:p>0.689</text:p>
              </table:table-cell>
              <table:table-cell office:value-type="float" office:value="1.8">
                <text:p>1.8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12">
                <text:p>0.612</text:p>
              </table:table-cell>
              <table:table-cell office:value-type="float" office:value="1.57">
                <text:p>1.57</text:p>
              </table:table-cell>
              <table:table-cell office:value-type="float" office:value="10.898">
                <text:p>10.8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244">
                <text:p>1.244</text:p>
              </table:table-cell>
              <table:table-cell office:value-type="float" office:value="1.34">
                <text:p>1.34</text:p>
              </table:table-cell>
              <table:table-cell office:value-type="float" office:value="11.568">
                <text:p>11.5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98">
                <text:p>1.398</text:p>
              </table:table-cell>
              <table:table-cell office:value-type="float" office:value="1.608">
                <text:p>1.608</text:p>
              </table:table-cell>
              <table:table-cell office:value-type="float" office:value="10.745">
                <text:p>10.7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685">
                <text:p>1.685</text:p>
              </table:table-cell>
              <table:table-cell office:value-type="float" office:value="1.589">
                <text:p>1.589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877">
                <text:p>1.877</text:p>
              </table:table-cell>
              <table:table-cell office:value-type="float" office:value="1.628">
                <text:p>1.628</text:p>
              </table:table-cell>
              <table:table-cell office:value-type="float" office:value="8.887">
                <text:p>8.8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8">
                <text:p>1.8</text:p>
              </table:table-cell>
              <table:table-cell office:value-type="float" office:value="1.762">
                <text:p>1.762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685">
                <text:p>1.685</text:p>
              </table:table-cell>
              <table:table-cell office:value-type="float" office:value="1.762">
                <text:p>1.762</text:p>
              </table:table-cell>
              <table:table-cell office:value-type="float" office:value="8.734">
                <text:p>8.7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32">
                <text:p>1.532</text:p>
              </table:table-cell>
              <table:table-cell office:value-type="float" office:value="1.819">
                <text:p>1.819</text:p>
              </table:table-cell>
              <table:table-cell office:value-type="float" office:value="8.829">
                <text:p>8.82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417">
                <text:p>1.417</text:p>
              </table:table-cell>
              <table:table-cell office:value-type="float" office:value="1.762">
                <text:p>1.762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321">
                <text:p>1.321</text:p>
              </table:table-cell>
              <table:table-cell office:value-type="float" office:value="1.781">
                <text:p>1.78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244">
                <text:p>1.244</text:p>
              </table:table-cell>
              <table:table-cell office:value-type="float" office:value="1.838">
                <text:p>1.838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244">
                <text:p>1.244</text:p>
              </table:table-cell>
              <table:table-cell office:value-type="float" office:value="1.781">
                <text:p>1.781</text:p>
              </table:table-cell>
              <table:table-cell office:value-type="float" office:value="9.595">
                <text:p>9.5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264">
                <text:p>1.264</text:p>
              </table:table-cell>
              <table:table-cell office:value-type="float" office:value="1.513">
                <text:p>1.513</text:p>
              </table:table-cell>
              <table:table-cell office:value-type="float" office:value="9.806">
                <text:p>9.8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206">
                <text:p>1.206</text:p>
              </table:table-cell>
              <table:table-cell office:value-type="float" office:value="1.532">
                <text:p>1.532</text:p>
              </table:table-cell>
              <table:table-cell office:value-type="float" office:value="9.844">
                <text:p>9.84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149">
                <text:p>1.149</text:p>
              </table:table-cell>
              <table:table-cell office:value-type="float" office:value="1.436">
                <text:p>1.436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091">
                <text:p>1.091</text:p>
              </table:table-cell>
              <table:table-cell office:value-type="float" office:value="1.436">
                <text:p>1.436</text:p>
              </table:table-cell>
              <table:table-cell office:value-type="float" office:value="9.653">
                <text:p>9.65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015">
                <text:p>1.015</text:p>
              </table:table-cell>
              <table:table-cell office:value-type="float" office:value="1.379">
                <text:p>1.379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76">
                <text:p>0.976</text:p>
              </table:table-cell>
              <table:table-cell office:value-type="float" office:value="1.417">
                <text:p>1.417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861">
                <text:p>0.861</text:p>
              </table:table-cell>
              <table:table-cell office:value-type="float" office:value="1.493">
                <text:p>1.493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85">
                <text:p>0.785</text:p>
              </table:table-cell>
              <table:table-cell office:value-type="float" office:value="1.513">
                <text:p>1.513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746">
                <text:p>0.746</text:p>
              </table:table-cell>
              <table:table-cell office:value-type="float" office:value="1.455">
                <text:p>1.455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04">
                <text:p>0.804</text:p>
              </table:table-cell>
              <table:table-cell office:value-type="float" office:value="1.455">
                <text:p>1.455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61">
                <text:p>0.861</text:p>
              </table:table-cell>
              <table:table-cell office:value-type="float" office:value="1.455">
                <text:p>1.455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">
                <text:p>0.9</text:p>
              </table:table-cell>
              <table:table-cell office:value-type="float" office:value="1.474">
                <text:p>1.474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">
                <text:p>0.9</text:p>
              </table:table-cell>
              <table:table-cell office:value-type="float" office:value="1.513">
                <text:p>1.513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19">
                <text:p>0.919</text:p>
              </table:table-cell>
              <table:table-cell office:value-type="float" office:value="1.493">
                <text:p>1.493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38">
                <text:p>0.938</text:p>
              </table:table-cell>
              <table:table-cell office:value-type="float" office:value="1.551">
                <text:p>1.551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015">
                <text:p>1.015</text:p>
              </table:table-cell>
              <table:table-cell office:value-type="float" office:value="1.628">
                <text:p>1.628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072">
                <text:p>1.072</text:p>
              </table:table-cell>
              <table:table-cell office:value-type="float" office:value="1.608">
                <text:p>1.608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072">
                <text:p>1.072</text:p>
              </table:table-cell>
              <table:table-cell office:value-type="float" office:value="1.647">
                <text:p>1.647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053">
                <text:p>1.053</text:p>
              </table:table-cell>
              <table:table-cell office:value-type="float" office:value="1.628">
                <text:p>1.62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091">
                <text:p>1.091</text:p>
              </table:table-cell>
              <table:table-cell office:value-type="float" office:value="1.608">
                <text:p>1.608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283">
                <text:p>1.283</text:p>
              </table:table-cell>
              <table:table-cell office:value-type="float" office:value="1.647">
                <text:p>1.647</text:p>
              </table:table-cell>
              <table:table-cell office:value-type="float" office:value="9.002">
                <text:p>9.00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302">
                <text:p>1.302</text:p>
              </table:table-cell>
              <table:table-cell office:value-type="float" office:value="1.608">
                <text:p>1.608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264">
                <text:p>1.264</text:p>
              </table:table-cell>
              <table:table-cell office:value-type="float" office:value="1.608">
                <text:p>1.608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072">
                <text:p>1.072</text:p>
              </table:table-cell>
              <table:table-cell office:value-type="float" office:value="1.647">
                <text:p>1.647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015">
                <text:p>1.015</text:p>
              </table:table-cell>
              <table:table-cell office:value-type="float" office:value="1.666">
                <text:p>1.666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034">
                <text:p>1.034</text:p>
              </table:table-cell>
              <table:table-cell office:value-type="float" office:value="1.628">
                <text:p>1.62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11">
                <text:p>1.11</text:p>
              </table:table-cell>
              <table:table-cell office:value-type="float" office:value="1.608">
                <text:p>1.608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149">
                <text:p>1.149</text:p>
              </table:table-cell>
              <table:table-cell office:value-type="float" office:value="1.628">
                <text:p>1.628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11">
                <text:p>1.11</text:p>
              </table:table-cell>
              <table:table-cell office:value-type="float" office:value="1.647">
                <text:p>1.647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053">
                <text:p>1.053</text:p>
              </table:table-cell>
              <table:table-cell office:value-type="float" office:value="1.647">
                <text:p>1.64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053">
                <text:p>1.053</text:p>
              </table:table-cell>
              <table:table-cell office:value-type="float" office:value="1.647">
                <text:p>1.647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091">
                <text:p>1.091</text:p>
              </table:table-cell>
              <table:table-cell office:value-type="float" office:value="1.608">
                <text:p>1.60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091">
                <text:p>1.091</text:p>
              </table:table-cell>
              <table:table-cell office:value-type="float" office:value="1.628">
                <text:p>1.62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072">
                <text:p>1.072</text:p>
              </table:table-cell>
              <table:table-cell office:value-type="float" office:value="1.589">
                <text:p>1.589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13">
                <text:p>1.13</text:p>
              </table:table-cell>
              <table:table-cell office:value-type="float" office:value="1.608">
                <text:p>1.608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206">
                <text:p>1.206</text:p>
              </table:table-cell>
              <table:table-cell office:value-type="float" office:value="1.608">
                <text:p>1.608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187">
                <text:p>1.187</text:p>
              </table:table-cell>
              <table:table-cell office:value-type="float" office:value="1.608">
                <text:p>1.608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187">
                <text:p>1.187</text:p>
              </table:table-cell>
              <table:table-cell office:value-type="float" office:value="1.628">
                <text:p>1.628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168">
                <text:p>1.168</text:p>
              </table:table-cell>
              <table:table-cell office:value-type="float" office:value="1.628">
                <text:p>1.628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149">
                <text:p>1.149</text:p>
              </table:table-cell>
              <table:table-cell office:value-type="float" office:value="1.647">
                <text:p>1.64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187">
                <text:p>1.187</text:p>
              </table:table-cell>
              <table:table-cell office:value-type="float" office:value="1.647">
                <text:p>1.647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149">
                <text:p>1.149</text:p>
              </table:table-cell>
              <table:table-cell office:value-type="float" office:value="1.628">
                <text:p>1.628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11">
                <text:p>1.11</text:p>
              </table:table-cell>
              <table:table-cell office:value-type="float" office:value="1.628">
                <text:p>1.628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034">
                <text:p>1.034</text:p>
              </table:table-cell>
              <table:table-cell office:value-type="float" office:value="1.628">
                <text:p>1.62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034">
                <text:p>1.034</text:p>
              </table:table-cell>
              <table:table-cell office:value-type="float" office:value="1.628">
                <text:p>1.628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034">
                <text:p>1.034</text:p>
              </table:table-cell>
              <table:table-cell office:value-type="float" office:value="1.666">
                <text:p>1.666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034">
                <text:p>1.034</text:p>
              </table:table-cell>
              <table:table-cell office:value-type="float" office:value="1.608">
                <text:p>1.608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015">
                <text:p>1.015</text:p>
              </table:table-cell>
              <table:table-cell office:value-type="float" office:value="1.647">
                <text:p>1.647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034">
                <text:p>1.034</text:p>
              </table:table-cell>
              <table:table-cell office:value-type="float" office:value="1.647">
                <text:p>1.647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072">
                <text:p>1.072</text:p>
              </table:table-cell>
              <table:table-cell office:value-type="float" office:value="1.666">
                <text:p>1.666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072">
                <text:p>1.072</text:p>
              </table:table-cell>
              <table:table-cell office:value-type="float" office:value="1.666">
                <text:p>1.666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034">
                <text:p>1.034</text:p>
              </table:table-cell>
              <table:table-cell office:value-type="float" office:value="1.685">
                <text:p>1.685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072">
                <text:p>1.072</text:p>
              </table:table-cell>
              <table:table-cell office:value-type="float" office:value="1.723">
                <text:p>1.723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091">
                <text:p>1.091</text:p>
              </table:table-cell>
              <table:table-cell office:value-type="float" office:value="1.704">
                <text:p>1.704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015">
                <text:p>1.015</text:p>
              </table:table-cell>
              <table:table-cell office:value-type="float" office:value="1.685">
                <text:p>1.685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57">
                <text:p>0.957</text:p>
              </table:table-cell>
              <table:table-cell office:value-type="float" office:value="1.723">
                <text:p>1.723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38">
                <text:p>0.938</text:p>
              </table:table-cell>
              <table:table-cell office:value-type="float" office:value="1.685">
                <text:p>1.685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19">
                <text:p>0.919</text:p>
              </table:table-cell>
              <table:table-cell office:value-type="float" office:value="1.704">
                <text:p>1.704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76">
                <text:p>0.976</text:p>
              </table:table-cell>
              <table:table-cell office:value-type="float" office:value="1.666">
                <text:p>1.66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76">
                <text:p>0.976</text:p>
              </table:table-cell>
              <table:table-cell office:value-type="float" office:value="1.666">
                <text:p>1.666</text:p>
              </table:table-cell>
              <table:table-cell office:value-type="float" office:value="9.289">
                <text:p>9.2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76">
                <text:p>0.976</text:p>
              </table:table-cell>
              <table:table-cell office:value-type="float" office:value="1.666">
                <text:p>1.666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95">
                <text:p>0.995</text:p>
              </table:table-cell>
              <table:table-cell office:value-type="float" office:value="1.647">
                <text:p>1.647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034">
                <text:p>1.034</text:p>
              </table:table-cell>
              <table:table-cell office:value-type="float" office:value="1.666">
                <text:p>1.666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053">
                <text:p>1.053</text:p>
              </table:table-cell>
              <table:table-cell office:value-type="float" office:value="1.666">
                <text:p>1.666</text:p>
              </table:table-cell>
              <table:table-cell office:value-type="float" office:value="9.002">
                <text:p>9.0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015">
                <text:p>1.015</text:p>
              </table:table-cell>
              <table:table-cell office:value-type="float" office:value="1.666">
                <text:p>1.666</text:p>
              </table:table-cell>
              <table:table-cell office:value-type="float" office:value="9.002">
                <text:p>9.00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015">
                <text:p>1.015</text:p>
              </table:table-cell>
              <table:table-cell office:value-type="float" office:value="1.666">
                <text:p>1.666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034">
                <text:p>1.034</text:p>
              </table:table-cell>
              <table:table-cell office:value-type="float" office:value="1.704">
                <text:p>1.704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995">
                <text:p>0.995</text:p>
              </table:table-cell>
              <table:table-cell office:value-type="float" office:value="1.685">
                <text:p>1.685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76">
                <text:p>0.976</text:p>
              </table:table-cell>
              <table:table-cell office:value-type="float" office:value="1.685">
                <text:p>1.685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034">
                <text:p>1.034</text:p>
              </table:table-cell>
              <table:table-cell office:value-type="float" office:value="1.685">
                <text:p>1.685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034">
                <text:p>1.034</text:p>
              </table:table-cell>
              <table:table-cell office:value-type="float" office:value="1.685">
                <text:p>1.685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072">
                <text:p>1.072</text:p>
              </table:table-cell>
              <table:table-cell office:value-type="float" office:value="1.685">
                <text:p>1.685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072">
                <text:p>1.072</text:p>
              </table:table-cell>
              <table:table-cell office:value-type="float" office:value="1.685">
                <text:p>1.685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091">
                <text:p>1.091</text:p>
              </table:table-cell>
              <table:table-cell office:value-type="float" office:value="1.666">
                <text:p>1.666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187">
                <text:p>1.187</text:p>
              </table:table-cell>
              <table:table-cell office:value-type="float" office:value="1.742">
                <text:p>1.742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187">
                <text:p>1.187</text:p>
              </table:table-cell>
              <table:table-cell office:value-type="float" office:value="1.742">
                <text:p>1.742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168">
                <text:p>1.168</text:p>
              </table:table-cell>
              <table:table-cell office:value-type="float" office:value="1.742">
                <text:p>1.742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149">
                <text:p>1.149</text:p>
              </table:table-cell>
              <table:table-cell office:value-type="float" office:value="1.762">
                <text:p>1.762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168">
                <text:p>1.168</text:p>
              </table:table-cell>
              <table:table-cell office:value-type="float" office:value="1.742">
                <text:p>1.742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187">
                <text:p>1.187</text:p>
              </table:table-cell>
              <table:table-cell office:value-type="float" office:value="1.742">
                <text:p>1.742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187">
                <text:p>1.187</text:p>
              </table:table-cell>
              <table:table-cell office:value-type="float" office:value="1.781">
                <text:p>1.78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168">
                <text:p>1.168</text:p>
              </table:table-cell>
              <table:table-cell office:value-type="float" office:value="1.742">
                <text:p>1.742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206">
                <text:p>1.206</text:p>
              </table:table-cell>
              <table:table-cell office:value-type="float" office:value="1.762">
                <text:p>1.762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187">
                <text:p>1.187</text:p>
              </table:table-cell>
              <table:table-cell office:value-type="float" office:value="1.742">
                <text:p>1.742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149">
                <text:p>1.149</text:p>
              </table:table-cell>
              <table:table-cell office:value-type="float" office:value="1.781">
                <text:p>1.781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11">
                <text:p>1.11</text:p>
              </table:table-cell>
              <table:table-cell office:value-type="float" office:value="1.781">
                <text:p>1.781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13">
                <text:p>1.13</text:p>
              </table:table-cell>
              <table:table-cell office:value-type="float" office:value="1.781">
                <text:p>1.781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13">
                <text:p>1.13</text:p>
              </table:table-cell>
              <table:table-cell office:value-type="float" office:value="1.762">
                <text:p>1.762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13">
                <text:p>1.13</text:p>
              </table:table-cell>
              <table:table-cell office:value-type="float" office:value="1.781">
                <text:p>1.78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11">
                <text:p>1.11</text:p>
              </table:table-cell>
              <table:table-cell office:value-type="float" office:value="1.762">
                <text:p>1.762</text:p>
              </table:table-cell>
              <table:table-cell office:value-type="float" office:value="9.327">
                <text:p>9.3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11">
                <text:p>1.11</text:p>
              </table:table-cell>
              <table:table-cell office:value-type="float" office:value="1.781">
                <text:p>1.781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072">
                <text:p>1.072</text:p>
              </table:table-cell>
              <table:table-cell office:value-type="float" office:value="1.8">
                <text:p>1.8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091">
                <text:p>1.091</text:p>
              </table:table-cell>
              <table:table-cell office:value-type="float" office:value="1.762">
                <text:p>1.762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168">
                <text:p>1.168</text:p>
              </table:table-cell>
              <table:table-cell office:value-type="float" office:value="1.742">
                <text:p>1.74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206">
                <text:p>1.206</text:p>
              </table:table-cell>
              <table:table-cell office:value-type="float" office:value="1.762">
                <text:p>1.762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206">
                <text:p>1.206</text:p>
              </table:table-cell>
              <table:table-cell office:value-type="float" office:value="1.781">
                <text:p>1.781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206">
                <text:p>1.206</text:p>
              </table:table-cell>
              <table:table-cell office:value-type="float" office:value="1.762">
                <text:p>1.762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225">
                <text:p>1.225</text:p>
              </table:table-cell>
              <table:table-cell office:value-type="float" office:value="1.819">
                <text:p>1.819</text:p>
              </table:table-cell>
              <table:table-cell office:value-type="float" office:value="8.772">
                <text:p>8.77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225">
                <text:p>1.225</text:p>
              </table:table-cell>
              <table:table-cell office:value-type="float" office:value="1.857">
                <text:p>1.857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283">
                <text:p>1.283</text:p>
              </table:table-cell>
              <table:table-cell office:value-type="float" office:value="1.877">
                <text:p>1.877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321">
                <text:p>1.321</text:p>
              </table:table-cell>
              <table:table-cell office:value-type="float" office:value="1.877">
                <text:p>1.877</text:p>
              </table:table-cell>
              <table:table-cell office:value-type="float" office:value="8.906">
                <text:p>8.9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302">
                <text:p>1.302</text:p>
              </table:table-cell>
              <table:table-cell office:value-type="float" office:value="1.857">
                <text:p>1.85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321">
                <text:p>1.321</text:p>
              </table:table-cell>
              <table:table-cell office:value-type="float" office:value="1.8">
                <text:p>1.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34">
                <text:p>1.34</text:p>
              </table:table-cell>
              <table:table-cell office:value-type="float" office:value="1.838">
                <text:p>1.838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359">
                <text:p>1.359</text:p>
              </table:table-cell>
              <table:table-cell office:value-type="float" office:value="1.8">
                <text:p>1.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359">
                <text:p>1.359</text:p>
              </table:table-cell>
              <table:table-cell office:value-type="float" office:value="1.781">
                <text:p>1.781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79">
                <text:p>1.379</text:p>
              </table:table-cell>
              <table:table-cell office:value-type="float" office:value="1.781">
                <text:p>1.781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379">
                <text:p>1.379</text:p>
              </table:table-cell>
              <table:table-cell office:value-type="float" office:value="1.8">
                <text:p>1.8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417">
                <text:p>1.417</text:p>
              </table:table-cell>
              <table:table-cell office:value-type="float" office:value="1.781">
                <text:p>1.781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98">
                <text:p>1.398</text:p>
              </table:table-cell>
              <table:table-cell office:value-type="float" office:value="1.819">
                <text:p>1.819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302">
                <text:p>1.302</text:p>
              </table:table-cell>
              <table:table-cell office:value-type="float" office:value="1.781">
                <text:p>1.781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206">
                <text:p>1.206</text:p>
              </table:table-cell>
              <table:table-cell office:value-type="float" office:value="1.8">
                <text:p>1.8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11">
                <text:p>1.11</text:p>
              </table:table-cell>
              <table:table-cell office:value-type="float" office:value="1.819">
                <text:p>1.819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13">
                <text:p>1.13</text:p>
              </table:table-cell>
              <table:table-cell office:value-type="float" office:value="1.838">
                <text:p>1.838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13">
                <text:p>1.13</text:p>
              </table:table-cell>
              <table:table-cell office:value-type="float" office:value="1.838">
                <text:p>1.838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187">
                <text:p>1.187</text:p>
              </table:table-cell>
              <table:table-cell office:value-type="float" office:value="1.838">
                <text:p>1.838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244">
                <text:p>1.244</text:p>
              </table:table-cell>
              <table:table-cell office:value-type="float" office:value="1.877">
                <text:p>1.877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244">
                <text:p>1.244</text:p>
              </table:table-cell>
              <table:table-cell office:value-type="float" office:value="1.857">
                <text:p>1.857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283">
                <text:p>1.283</text:p>
              </table:table-cell>
              <table:table-cell office:value-type="float" office:value="1.877">
                <text:p>1.877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302">
                <text:p>1.302</text:p>
              </table:table-cell>
              <table:table-cell office:value-type="float" office:value="1.915">
                <text:p>1.915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302">
                <text:p>1.302</text:p>
              </table:table-cell>
              <table:table-cell office:value-type="float" office:value="1.857">
                <text:p>1.857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321">
                <text:p>1.321</text:p>
              </table:table-cell>
              <table:table-cell office:value-type="float" office:value="1.896">
                <text:p>1.896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493">
                <text:p>1.493</text:p>
              </table:table-cell>
              <table:table-cell office:value-type="float" office:value="1.934">
                <text:p>1.934</text:p>
              </table:table-cell>
              <table:table-cell office:value-type="float" office:value="8.063">
                <text:p>8.06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42">
                <text:p>1.742</text:p>
              </table:table-cell>
              <table:table-cell office:value-type="float" office:value="2.087">
                <text:p>2.087</text:p>
              </table:table-cell>
              <table:table-cell office:value-type="float" office:value="7.335">
                <text:p>7.3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551">
                <text:p>1.551</text:p>
              </table:table-cell>
              <table:table-cell office:value-type="float" office:value="1.838">
                <text:p>1.838</text:p>
              </table:table-cell>
              <table:table-cell office:value-type="float" office:value="8.178">
                <text:p>8.17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264">
                <text:p>1.264</text:p>
              </table:table-cell>
              <table:table-cell office:value-type="float" office:value="2.011">
                <text:p>2.011</text:p>
              </table:table-cell>
              <table:table-cell office:value-type="float" office:value="8.619">
                <text:p>8.61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13">
                <text:p>1.13</text:p>
              </table:table-cell>
              <table:table-cell office:value-type="float" office:value="1.8">
                <text:p>1.8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072">
                <text:p>1.072</text:p>
              </table:table-cell>
              <table:table-cell office:value-type="float" office:value="1.742">
                <text:p>1.742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072">
                <text:p>1.072</text:p>
              </table:table-cell>
              <table:table-cell office:value-type="float" office:value="1.685">
                <text:p>1.685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13">
                <text:p>1.13</text:p>
              </table:table-cell>
              <table:table-cell office:value-type="float" office:value="1.628">
                <text:p>1.628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13">
                <text:p>1.13</text:p>
              </table:table-cell>
              <table:table-cell office:value-type="float" office:value="1.628">
                <text:p>1.628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187">
                <text:p>1.187</text:p>
              </table:table-cell>
              <table:table-cell office:value-type="float" office:value="1.608">
                <text:p>1.608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244">
                <text:p>1.244</text:p>
              </table:table-cell>
              <table:table-cell office:value-type="float" office:value="1.628">
                <text:p>1.62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02">
                <text:p>1.302</text:p>
              </table:table-cell>
              <table:table-cell office:value-type="float" office:value="1.666">
                <text:p>1.666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34">
                <text:p>1.34</text:p>
              </table:table-cell>
              <table:table-cell office:value-type="float" office:value="1.685">
                <text:p>1.685</text:p>
              </table:table-cell>
              <table:table-cell office:value-type="float" office:value="9.117">
                <text:p>9.1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21">
                <text:p>1.321</text:p>
              </table:table-cell>
              <table:table-cell office:value-type="float" office:value="1.8">
                <text:p>1.8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59">
                <text:p>1.359</text:p>
              </table:table-cell>
              <table:table-cell office:value-type="float" office:value="1.819">
                <text:p>1.819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379">
                <text:p>1.379</text:p>
              </table:table-cell>
              <table:table-cell office:value-type="float" office:value="1.877">
                <text:p>1.877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417">
                <text:p>1.417</text:p>
              </table:table-cell>
              <table:table-cell office:value-type="float" office:value="1.896">
                <text:p>1.896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474">
                <text:p>1.474</text:p>
              </table:table-cell>
              <table:table-cell office:value-type="float" office:value="1.819">
                <text:p>1.819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493">
                <text:p>1.493</text:p>
              </table:table-cell>
              <table:table-cell office:value-type="float" office:value="1.8">
                <text:p>1.8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474">
                <text:p>1.474</text:p>
              </table:table-cell>
              <table:table-cell office:value-type="float" office:value="1.8">
                <text:p>1.8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436">
                <text:p>1.436</text:p>
              </table:table-cell>
              <table:table-cell office:value-type="float" office:value="1.781">
                <text:p>1.78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379">
                <text:p>1.379</text:p>
              </table:table-cell>
              <table:table-cell office:value-type="float" office:value="1.666">
                <text:p>1.666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34">
                <text:p>1.34</text:p>
              </table:table-cell>
              <table:table-cell office:value-type="float" office:value="1.704">
                <text:p>1.704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264">
                <text:p>1.264</text:p>
              </table:table-cell>
              <table:table-cell office:value-type="float" office:value="1.704">
                <text:p>1.704</text:p>
              </table:table-cell>
              <table:table-cell office:value-type="float" office:value="9.366">
                <text:p>9.36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264">
                <text:p>1.264</text:p>
              </table:table-cell>
              <table:table-cell office:value-type="float" office:value="1.647">
                <text:p>1.647</text:p>
              </table:table-cell>
              <table:table-cell office:value-type="float" office:value="9.232">
                <text:p>9.2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359">
                <text:p>1.359</text:p>
              </table:table-cell>
              <table:table-cell office:value-type="float" office:value="1.589">
                <text:p>1.589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379">
                <text:p>1.379</text:p>
              </table:table-cell>
              <table:table-cell office:value-type="float" office:value="1.647">
                <text:p>1.647</text:p>
              </table:table-cell>
              <table:table-cell office:value-type="float" office:value="9.078">
                <text:p>9.0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398">
                <text:p>1.398</text:p>
              </table:table-cell>
              <table:table-cell office:value-type="float" office:value="1.647">
                <text:p>1.647</text:p>
              </table:table-cell>
              <table:table-cell office:value-type="float" office:value="9.059">
                <text:p>9.0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34">
                <text:p>1.34</text:p>
              </table:table-cell>
              <table:table-cell office:value-type="float" office:value="1.628">
                <text:p>1.628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244">
                <text:p>1.244</text:p>
              </table:table-cell>
              <table:table-cell office:value-type="float" office:value="1.723">
                <text:p>1.723</text:p>
              </table:table-cell>
              <table:table-cell office:value-type="float" office:value="9.806">
                <text:p>9.80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264">
                <text:p>1.264</text:p>
              </table:table-cell>
              <table:table-cell office:value-type="float" office:value="1.704">
                <text:p>1.704</text:p>
              </table:table-cell>
              <table:table-cell office:value-type="float" office:value="10.113">
                <text:p>10.1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321">
                <text:p>1.321</text:p>
              </table:table-cell>
              <table:table-cell office:value-type="float" office:value="1.474">
                <text:p>1.474</text:p>
              </table:table-cell>
              <table:table-cell office:value-type="float" office:value="10.228">
                <text:p>10.2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225">
                <text:p>1.225</text:p>
              </table:table-cell>
              <table:table-cell office:value-type="float" office:value="1.628">
                <text:p>1.628</text:p>
              </table:table-cell>
              <table:table-cell office:value-type="float" office:value="9.615">
                <text:p>9.61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455">
                <text:p>1.455</text:p>
              </table:table-cell>
              <table:table-cell office:value-type="float" office:value="1.742">
                <text:p>1.742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551">
                <text:p>1.551</text:p>
              </table:table-cell>
              <table:table-cell office:value-type="float" office:value="1.8">
                <text:p>1.8</text:p>
              </table:table-cell>
              <table:table-cell office:value-type="float" office:value="8.063">
                <text:p>8.06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551">
                <text:p>1.551</text:p>
              </table:table-cell>
              <table:table-cell office:value-type="float" office:value="1.857">
                <text:p>1.857</text:p>
              </table:table-cell>
              <table:table-cell office:value-type="float" office:value="8.044">
                <text:p>8.04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513">
                <text:p>1.513</text:p>
              </table:table-cell>
              <table:table-cell office:value-type="float" office:value="1.857">
                <text:p>1.857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493">
                <text:p>1.493</text:p>
              </table:table-cell>
              <table:table-cell office:value-type="float" office:value="1.819">
                <text:p>1.819</text:p>
              </table:table-cell>
              <table:table-cell office:value-type="float" office:value="8.619">
                <text:p>8.61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493">
                <text:p>1.493</text:p>
              </table:table-cell>
              <table:table-cell office:value-type="float" office:value="1.762">
                <text:p>1.762</text:p>
              </table:table-cell>
              <table:table-cell office:value-type="float" office:value="8.714">
                <text:p>8.7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513">
                <text:p>1.513</text:p>
              </table:table-cell>
              <table:table-cell office:value-type="float" office:value="1.742">
                <text:p>1.742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398">
                <text:p>1.398</text:p>
              </table:table-cell>
              <table:table-cell office:value-type="float" office:value="1.781">
                <text:p>1.781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417">
                <text:p>1.417</text:p>
              </table:table-cell>
              <table:table-cell office:value-type="float" office:value="1.608">
                <text:p>1.608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283">
                <text:p>1.283</text:p>
              </table:table-cell>
              <table:table-cell office:value-type="float" office:value="1.532">
                <text:p>1.532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206">
                <text:p>1.206</text:p>
              </table:table-cell>
              <table:table-cell office:value-type="float" office:value="1.628">
                <text:p>1.628</text:p>
              </table:table-cell>
              <table:table-cell office:value-type="float" office:value="9.346">
                <text:p>9.3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053">
                <text:p>1.053</text:p>
              </table:table-cell>
              <table:table-cell office:value-type="float" office:value="1.57">
                <text:p>1.57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015">
                <text:p>1.015</text:p>
              </table:table-cell>
              <table:table-cell office:value-type="float" office:value="1.608">
                <text:p>1.608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976">
                <text:p>0.976</text:p>
              </table:table-cell>
              <table:table-cell office:value-type="float" office:value="1.628">
                <text:p>1.628</text:p>
              </table:table-cell>
              <table:table-cell office:value-type="float" office:value="8.848">
                <text:p>8.8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995">
                <text:p>0.995</text:p>
              </table:table-cell>
              <table:table-cell office:value-type="float" office:value="1.589">
                <text:p>1.589</text:p>
              </table:table-cell>
              <table:table-cell office:value-type="float" office:value="8.925">
                <text:p>8.9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919">
                <text:p>0.919</text:p>
              </table:table-cell>
              <table:table-cell office:value-type="float" office:value="1.628">
                <text:p>1.628</text:p>
              </table:table-cell>
              <table:table-cell office:value-type="float" office:value="9.174">
                <text:p>9.17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957">
                <text:p>0.957</text:p>
              </table:table-cell>
              <table:table-cell office:value-type="float" office:value="1.628">
                <text:p>1.628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957">
                <text:p>0.957</text:p>
              </table:table-cell>
              <table:table-cell office:value-type="float" office:value="1.608">
                <text:p>1.608</text:p>
              </table:table-cell>
              <table:table-cell office:value-type="float" office:value="9.423">
                <text:p>9.42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957">
                <text:p>0.957</text:p>
              </table:table-cell>
              <table:table-cell office:value-type="float" office:value="1.647">
                <text:p>1.647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995">
                <text:p>0.995</text:p>
              </table:table-cell>
              <table:table-cell office:value-type="float" office:value="1.666">
                <text:p>1.666</text:p>
              </table:table-cell>
              <table:table-cell office:value-type="float" office:value="9.385">
                <text:p>9.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